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3165in"/>
    </style:style>
    <style:style style:name="co2" style:family="table-column">
      <style:table-column-properties fo:break-before="auto" style:column-width="4.9744in"/>
    </style:style>
    <style:style style:name="co3" style:family="table-column">
      <style:table-column-properties fo:break-before="auto" style:column-width="5.402in"/>
    </style:style>
    <style:style style:name="co4" style:family="table-column">
      <style:table-column-properties fo:break-before="auto" style:column-width="0.489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4.8402in" fo:break-before="auto" style:use-optimal-row-height="true"/>
    </style:style>
    <style:style style:name="ro3" style:family="table-row">
      <style:table-row-properties style:row-height="6.55in" fo:break-before="auto" style:use-optimal-row-height="true"/>
    </style:style>
    <style:style style:name="ro4" style:family="table-row">
      <style:table-row-properties style:row-height="4.0626in" fo:break-before="auto" style:use-optimal-row-height="true"/>
    </style:style>
    <style:style style:name="ro5" style:family="table-row">
      <style:table-row-properties style:row-height="3.9071in" fo:break-before="auto" style:use-optimal-row-height="true"/>
    </style:style>
    <style:style style:name="ro6" style:family="table-row">
      <style:table-row-properties style:row-height="4.5291in" fo:break-before="auto" style:use-optimal-row-height="true"/>
    </style:style>
    <style:style style:name="ro7" style:family="table-row">
      <style:table-row-properties style:row-height="3.4409in" fo:break-before="auto" style:use-optimal-row-height="true"/>
    </style:style>
    <style:style style:name="ro8" style:family="table-row">
      <style:table-row-properties style:row-height="5.4618in" fo:break-before="auto" style:use-optimal-row-height="true"/>
    </style:style>
    <style:style style:name="ro9" style:family="table-row">
      <style:table-row-properties style:row-height="8.2602in" fo:break-before="auto" style:use-optimal-row-height="true"/>
    </style:style>
    <style:style style:name="ro10" style:family="table-row">
      <style:table-row-properties style:row-height="6.3945in" fo:break-before="auto" style:use-optimal-row-height="true"/>
    </style:style>
    <style:style style:name="ro11" style:family="table-row">
      <style:table-row-properties style:row-height="5.3063in" fo:break-before="auto" style:use-optimal-row-height="true"/>
    </style:style>
    <style:style style:name="ro12" style:family="table-row">
      <style:table-row-properties style:row-height="4.2181in" fo:break-before="auto" style:use-optimal-row-height="true"/>
    </style:style>
    <style:style style:name="ro13" style:family="table-row">
      <style:table-row-properties style:row-height="6.861in" fo:break-before="auto" style:use-optimal-row-height="true"/>
    </style:style>
    <style:style style:name="ro14" style:family="table-row">
      <style:table-row-properties style:row-height="5.7728in" fo:break-before="auto" style:use-optimal-row-height="true"/>
    </style:style>
    <style:style style:name="ro15" style:family="table-row">
      <style:table-row-properties style:row-height="4.3736in" fo:break-before="auto" style:use-optimal-row-height="true"/>
    </style:style>
    <style:style style:name="ro16" style:family="table-row">
      <style:table-row-properties style:row-height="3.7516in" fo:break-before="auto" style:use-optimal-row-height="true"/>
    </style:style>
    <style:style style:name="ro17" style:family="table-row">
      <style:table-row-properties style:row-height="5.1508in" fo:break-before="auto" style:use-optimal-row-height="true"/>
    </style:style>
    <style:style style:name="ro18" style:family="table-row">
      <style:table-row-properties style:row-height="5.9283in" fo:break-before="auto" style:use-optimal-row-height="true"/>
    </style:style>
    <style:style style:name="ro19" style:family="table-row">
      <style:table-row-properties style:row-height="6.0839in" fo:break-before="auto" style:use-optimal-row-height="true"/>
    </style:style>
    <style:style style:name="ro20" style:family="table-row">
      <style:table-row-properties style:row-height="3.2854in" fo:break-before="auto" style:use-optimal-row-height="true"/>
    </style:style>
    <style:style style:name="ro21" style:family="table-row">
      <style:table-row-properties style:row-height="10.2811in" fo:break-before="auto" style:use-optimal-row-height="true"/>
    </style:style>
    <style:style style:name="ro22" style:family="table-row">
      <style:table-row-properties style:row-height="3.5965in" fo:break-before="auto" style:use-optimal-row-height="true"/>
    </style:style>
    <style:style style:name="ro23" style:family="table-row">
      <style:table-row-properties style:row-height="8.4161in" fo:break-before="auto" style:use-optimal-row-height="true"/>
    </style:style>
    <style:style style:name="ro24" style:family="table-row">
      <style:table-row-properties style:row-height="5.6173in" fo:break-before="auto" style:use-optimal-row-height="true"/>
    </style:style>
    <style:style style:name="ro25" style:family="table-row">
      <style:table-row-properties style:row-height="6.2398in" fo:break-before="auto" style:use-optimal-row-height="true"/>
    </style:style>
    <style:style style:name="ro26" style:family="table-row">
      <style:table-row-properties style:row-height="7.9492in" fo:break-before="auto" style:use-optimal-row-height="true"/>
    </style:style>
    <style:style style:name="ro27" style:family="table-row">
      <style:table-row-properties style:row-height="4.6846in" fo:break-before="auto" style:use-optimal-row-height="true"/>
    </style:style>
    <style:style style:name="ro28" style:family="table-row">
      <style:table-row-properties style:row-height="8.5717in" fo:break-before="auto" style:use-optimal-row-height="true"/>
    </style:style>
    <style:style style:name="ro29" style:family="table-row">
      <style:table-row-properties style:row-height="7.0165in" fo:break-before="auto" style:use-optimal-row-height="true"/>
    </style:style>
    <style:style style:name="ro30" style:family="table-row">
      <style:table-row-properties style:row-height="5.6772in" fo:break-before="auto" style:use-optimal-row-height="true"/>
    </style:style>
    <style:style style:name="ro31" style:family="table-row">
      <style:table-row-properties style:row-height="5.1819in" fo:break-before="auto" style:use-optimal-row-height="true"/>
    </style:style>
    <style:style style:name="ro32" style:family="table-row">
      <style:table-row-properties style:row-height="4.0535in" fo:break-before="auto" style:use-optimal-row-height="true"/>
    </style:style>
    <style:style style:name="ro33" style:family="table-row">
      <style:table-row-properties style:row-height="9.0634in" fo:break-before="auto" style:use-optimal-row-height="true"/>
    </style:style>
    <style:style style:name="ro34" style:family="table-row">
      <style:table-row-properties style:row-height="12.2874in" fo:break-before="auto" style:use-optimal-row-height="true"/>
    </style:style>
    <style:style style:name="ro35" style:family="table-row">
      <style:table-row-properties style:row-height="3.4083in" fo:break-before="auto" style:use-optimal-row-height="true"/>
    </style:style>
    <style:style style:name="ro36" style:family="table-row">
      <style:table-row-properties style:row-height="3.5693in" fo:break-before="auto" style:use-optimal-row-height="true"/>
    </style:style>
    <style:style style:name="ro37" style:family="table-row">
      <style:table-row-properties style:row-height="6.161in" fo:break-before="auto" style:use-optimal-row-height="true"/>
    </style:style>
    <style:style style:name="ro38" style:family="table-row">
      <style:table-row-properties style:row-height="3.8925in" fo:break-before="auto" style:use-optimal-row-height="true"/>
    </style:style>
    <style:style style:name="ro39" style:family="table-row">
      <style:table-row-properties style:row-height="5.8382in" fo:break-before="auto" style:use-optimal-row-height="true"/>
    </style:style>
    <style:style style:name="ro40" style:family="table-row">
      <style:table-row-properties style:row-height="3.7311in" fo:break-before="auto" style:use-optimal-row-height="true"/>
    </style:style>
    <style:style style:name="ro41" style:family="table-row">
      <style:table-row-properties style:row-height="4.2146in" fo:break-before="auto" style:use-optimal-row-height="true"/>
    </style:style>
    <style:style style:name="ro42" style:family="table-row">
      <style:table-row-properties style:row-height="4.6984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Default">
      <style:text-properties fo:font-weight="bold" style:font-weight-asian="bold" style:font-weight-complex="bold"/>
    </style:style>
    <style:style style:name="ce3" style:family="table-cell" style:parent-style-name="Default">
      <style:table-cell-properties fo:wrap-option="wrap" style:shrink-to-fit="false"/>
      <style:text-properties fo:font-weight="bold" style:font-weight-asian="bold" style:font-weight-complex="bold"/>
    </style:style>
    <style:style style:name="ce4" style:family="table-cell" style:parent-style-name="Default">
      <style:table-cell-properties fo:wrap-option="wrap" style:shrink-to-fit="false"/>
    </style:style>
    <style:style style:name="ce2" style:family="table-cell" style:parent-style-name="Default" style:data-style-name="N11"/>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4"/>
        <table:table-column table:style-name="co4" table:default-cell-style-name="Default"/>
        <table:table-column table:style-name="co5" table:number-columns-repeated="16380" table:default-cell-style-name="Default"/>
        <table:table-row table:style-name="ro1">
          <table:table-cell table:style-name="ce1" office:value-type="string" calcext:value-type="string">
            <text:p>TOPIC</text:p>
          </table:table-cell>
          <table:table-cell table:style-name="ce3" office:value-type="string" calcext:value-type="string">
            <text:p>BASE</text:p>
          </table:table-cell>
          <table:table-cell table:style-name="ce3" office:value-type="string" calcext:value-type="string">
            <text:p>LLM</text:p>
          </table:table-cell>
          <table:table-cell table:style-name="ce1" office:value-type="string" calcext:value-type="string">
            <text:p>SCORE</text:p>
          </table:table-cell>
          <table:table-cell table:style-name="ce1" table:number-columns-repeated="16380"/>
        </table:table-row>
        <table:table-row table:style-name="ro2">
          <table:table-cell office:value-type="string" calcext:value-type="string">
            <text:p>home/alarm</text:p>
          </table:table-cell>
          <table:table-cell office:value-type="string" calcext:value-type="string">
            <text:p>{</text:p>
            <text:p>  "title": "Alarm System State",</text:p>
            <text:p>  "description": "The current state of the alarm system",</text:p>
            <text:p>  "observable": true,</text:p>
            <text:p>  "type": "string",</text:p>
            <text:p>  "minimum": null,</text:p>
            <text:p>  "maximum": null,</text:p>
            <text:p>  "enum": [</text:p>
            <text:p>    "disarmed",</text:p>
            <text:p>    "armed_home",</text:p>
            <text:p>    "armed_away",</text:p>
            <text:p>    "armed_night",</text:p>
            <text:p>    "armed_vacation",</text:p>
            <text:p>    "armed_custom_bypass",</text:p>
            <text:p>    "pending",</text:p>
            <text:p>    "triggered"</text:p>
            <text:p>  ],</text:p>
            <text:p>  "properties": {},</text:p>
            <text:p>  "forms": [</text:p>
            <text:p>    {</text:p>
            <text:p>      "href": "192.168.0.100:1883",</text:p>
            <text:p>      "contentType": null,</text:p>
            <text:p>      "topic": "home/alarm",</text:p>
            <text:p>      "retain": true,</text:p>
            <text:p>      "op": [</text:p>
            <text:p>        "observeproperty",</text:p>
            <text:p>        "readproperty"</text:p>
            <text:p>      ]</text:p>
            <text:p>    }</text:p>
            <text:p>  ]</text:p>
            <text:p>}</text:p>
          </table:table-cell>
          <table:table-cell office:value-type="string" calcext:value-type="string">
            <text:p>{</text:p>
            <text:p>  "title": "Alarm State",</text:p>
            <text:p>  "description": "Represents the current state of the home alarm system.",</text:p>
            <text:p>  "observable": null,</text:p>
            <text:p>  "type": "string",</text:p>
            <text:p>  "minimum": null,</text:p>
            <text:p>  "maximum": null,</text:p>
            <text:p>  "enum": [</text:p>
            <text:p>    "disarmed",</text:p>
            <text:p>    "armed_home",</text:p>
            <text:p>    "armed_custom_bypass",</text:p>
            <text:p>    "armed_away",</text:p>
            <text:p>    "triggered",</text:p>
            <text:p>    "armed_night",</text:p>
            <text:p>    "armed_vacation",</text:p>
            <text:p>    "pending"</text:p>
            <text:p>  ],</text:p>
            <text:p>  "properties": {},</text:p>
            <text:p>  "forms": [</text:p>
            <text:p>    {</text:p>
            <text:p>      "href": "mqtt://broker.emqx.io:1883",</text:p>
            <text:p>      "contentType": null,</text:p>
            <text:p>      "topic": "home/alarm",</text:p>
            <text:p>      "retain": true,</text:p>
            <text:p>      "op": []</text:p>
            <text:p>    }</text:p>
            <text:p>  ]</text:p>
            <text:p>}</text:p>
          </table:table-cell>
          <table:table-cell office:value-type="float" office:value="5" calcext:value-type="float">
            <text:p>5</text:p>
          </table:table-cell>
          <table:table-cell table:formula="of:=[.D2]-1" office:value-type="float" office:value="4" calcext:value-type="float">
            <text:p>4</text:p>
          </table:table-cell>
          <table:table-cell table:number-columns-repeated="16379"/>
        </table:table-row>
        <table:table-row table:style-name="ro3">
          <table:table-cell office:value-type="string" calcext:value-type="string">
            <text:p>home/alarm/set</text:p>
          </table:table-cell>
          <table:table-cell office:value-type="string" calcext:value-type="string">
            <text:p>{</text:p>
            <text:p>  "title": "Arm",</text:p>
            <text:p>  "description": "Arm or disarm the alarm system",</text:p>
            <text:p>  "input": {</text:p>
            <text:p>    "title": "",</text:p>
            <text:p>    "description": "",</text:p>
            <text:p>    "observable": true,</text:p>
            <text:p>    "type": "string",</text:p>
            <text:p>    "minimum": null,</text:p>
            <text:p>    "maximum": null,</text:p>
            <text:p>    "enum": [</text:p>
            <text:p>      "DISARM",</text:p>
            <text:p>      "ARM_HOME",</text:p>
            <text:p>      "ARM_AWAY",</text:p>
            <text:p>      "ARM_NIGHT",</text:p>
            <text:p>      "ARM_VACATION",</text:p>
            <text:p>      "ARM_CUSTOM_BYPASS"</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text/plain",</text:p>
            <text:p>      "topic": "home/alarm/set",</text:p>
            <text:p>      "retain": false,</text:p>
            <text:p>      "op": [</text:p>
            <text:p>        "invokeaction"</text:p>
            <text:p>      ]</text:p>
            <text:p>    }</text:p>
            <text:p>  ]</text:p>
            <text:p>}</text:p>
          </table:table-cell>
          <table:table-cell office:value-type="string" calcext:value-type="string">
            <text:p>{</text:p>
            <text:p>  "title": "Alarm State Control",</text:p>
            <text:p>  "description": "Allows setting the alarm state to various modes such as disarmed, armed home, armed away, etc.",</text:p>
            <text:p>  "input": {</text:p>
            <text:p>    "title": "",</text:p>
            <text:p>    "description": "",</text:p>
            <text:p>    "observable": null,</text:p>
            <text:p>    "type": "string",</text:p>
            <text:p>    "minimum": null,</text:p>
            <text:p>    "maximum": null,</text:p>
            <text:p>    "enum": [</text:p>
            <text:p>      "ARM_NIGHT",</text:p>
            <text:p>      "DISARM",</text:p>
            <text:p>      "ARM_AWAY",</text:p>
            <text:p>      "ARM_VACATION",</text:p>
            <text:p>      "ARM_CUSTOM_BYPASS",</text:p>
            <text:p>      "ARM_HOME"</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home/alarm/set",</text:p>
            <text:p>      "retain": false,</text:p>
            <text:p>      "op": []</text:p>
            <text:p>    }</text:p>
            <text:p>  ]</text:p>
            <text:p>}</text:p>
          </table:table-cell>
          <table:table-cell office:value-type="float" office:value="5" calcext:value-type="float">
            <text:p>5</text:p>
          </table:table-cell>
          <table:table-cell table:formula="of:=[.D3]-1" office:value-type="float" office:value="4" calcext:value-type="float">
            <text:p>4</text:p>
          </table:table-cell>
          <table:table-cell table:number-columns-repeated="16379"/>
        </table:table-row>
        <table:table-row table:style-name="ro4">
          <table:table-cell office:value-type="string" calcext:value-type="string">
            <text:p>home-assistant/window/contact</text:p>
          </table:table-cell>
          <table:table-cell office:value-type="string" calcext:value-type="string">
            <text:p>{</text:p>
            <text:p>  "title": "Window Sensor State",</text:p>
            <text:p>  "description": "The state of the window",</text:p>
            <text:p>  "observable": true,</text:p>
            <text:p>  "type": "string",</text:p>
            <text:p>  "minimum": null,</text:p>
            <text:p>  "maximum": null,</text:p>
            <text:p>  "enum": [</text:p>
            <text:p>    "open",</text:p>
            <text:p>    "closed",</text:p>
            <text:p>    "unknown"</text:p>
            <text:p>  ],</text:p>
            <text:p>  "properties": {},</text:p>
            <text:p>  "forms": [</text:p>
            <text:p>    {</text:p>
            <text:p>      "href": "192.168.0.100:1883",</text:p>
            <text:p>      "contentType": null,</text:p>
            <text:p>      "topic": "home-assistant/window/contact",</text:p>
            <text:p>      "retain": true,</text:p>
            <text:p>      "op": [</text:p>
            <text:p>        "observeproperty",</text:p>
            <text:p>        "readproperty"</text:p>
            <text:p>      ]</text:p>
            <text:p>    }</text:p>
            <text:p>  ]</text:p>
            <text:p>}</text:p>
          </table:table-cell>
          <table:table-cell office:value-type="string" calcext:value-type="string">
            <text:p>{</text:p>
            <text:p>  "title": "Window Contact State",</text:p>
            <text:p>  "description": "Indicates the current state of the window contact sensor, which can be 'open', 'closed', or 'unknown'.",</text:p>
            <text:p>  "observable": null,</text:p>
            <text:p>  "type": "string",</text:p>
            <text:p>  "minimum": null,</text:p>
            <text:p>  "maximum": null,</text:p>
            <text:p>  "enum": [</text:p>
            <text:p>    "closed",</text:p>
            <text:p>    "unknown",</text:p>
            <text:p>    "open"</text:p>
            <text:p>  ],</text:p>
            <text:p>  "properties": {},</text:p>
            <text:p>  "forms": [</text:p>
            <text:p>    {</text:p>
            <text:p>      "href": "mqtt://broker.emqx.io:1883",</text:p>
            <text:p>      "contentType": null,</text:p>
            <text:p>      "topic": "home-assistant/window/contact",</text:p>
            <text:p>      "retain": true,</text:p>
            <text:p>      "op": []</text:p>
            <text:p>    }</text:p>
            <text:p>  ]</text:p>
            <text:p>}</text:p>
          </table:table-cell>
          <table:table-cell office:value-type="float" office:value="5" calcext:value-type="float">
            <text:p>5</text:p>
          </table:table-cell>
          <table:table-cell table:formula="of:=[.D4]-1" office:value-type="float" office:value="4" calcext:value-type="float">
            <text:p>4</text:p>
          </table:table-cell>
          <table:table-cell table:number-columns-repeated="16379"/>
        </table:table-row>
        <table:table-row table:style-name="ro5">
          <table:table-cell office:value-type="string" calcext:value-type="string">
            <text:p>home-assistant/window/availability</text:p>
          </table:table-cell>
          <table:table-cell office:value-type="string" calcext:value-type="string">
            <text:p>{</text:p>
            <text:p>  "title": "Sensor Availability",</text:p>
            <text:p>  "description": "Availability status of the window sensor",</text:p>
            <text:p>  "observable": true,</text:p>
            <text:p>  "type": "string",</text:p>
            <text:p>  "minimum": null,</text:p>
            <text:p>  "maximum": null,</text:p>
            <text:p>  "enum": [</text:p>
            <text:p>    "unavailable",</text:p>
            <text:p>    "available"</text:p>
            <text:p>  ],</text:p>
            <text:p>  "properties": {},</text:p>
            <text:p>  "forms": [</text:p>
            <text:p>    {</text:p>
            <text:p>      "href": "192.168.0.100:1883",</text:p>
            <text:p>      "contentType": null,</text:p>
            <text:p>      "topic": "home-assistant/window/availability",</text:p>
            <text:p>      "retain": true,</text:p>
            <text:p>      "op": [</text:p>
            <text:p>        "observeproperty",</text:p>
            <text:p>        "readproperty"</text:p>
            <text:p>      ]</text:p>
            <text:p>    }</text:p>
            <text:p>  ]</text:p>
            <text:p>}</text:p>
          </table:table-cell>
          <table:table-cell office:value-type="string" calcext:value-type="string">
            <text:p>{</text:p>
            <text:p>  "title": "Window Availability",</text:p>
            <text:p>  "description": "An affordance indicating the availability status of the window, which can be either 'available' or 'unavailable'.",</text:p>
            <text:p>  "observable": null,</text:p>
            <text:p>  "type": "string",</text:p>
            <text:p>  "minimum": null,</text:p>
            <text:p>  "maximum": null,</text:p>
            <text:p>  "enum": [</text:p>
            <text:p>    "available",</text:p>
            <text:p>    "unavailable"</text:p>
            <text:p>  ],</text:p>
            <text:p>  "properties": {},</text:p>
            <text:p>  "forms": [</text:p>
            <text:p>    {</text:p>
            <text:p>      "href": "mqtt://broker.emqx.io:1883",</text:p>
            <text:p>      "contentType": null,</text:p>
            <text:p>      "topic": "home-assistant/window/availability",</text:p>
            <text:p>      "retain": true,</text:p>
            <text:p>      "op": []</text:p>
            <text:p>    }</text:p>
            <text:p>  ]</text:p>
            <text:p>}</text:p>
          </table:table-cell>
          <table:table-cell office:value-type="float" office:value="3" calcext:value-type="float">
            <text:p>3</text:p>
          </table:table-cell>
          <table:table-cell table:formula="of:=[.D5]-1" office:value-type="float" office:value="2" calcext:value-type="float">
            <text:p>2</text:p>
          </table:table-cell>
          <table:table-cell table:number-columns-repeated="16379"/>
        </table:table-row>
        <table:table-row table:style-name="ro5">
          <table:table-cell office:value-type="string" calcext:value-type="string">
            <text:p>home/bedroom/switch1/availability</text:p>
          </table:table-cell>
          <table:table-cell office:value-type="string" calcext:value-type="string">
            <text:p>{</text:p>
            <text:p>  "title": "Button Availability",</text:p>
            <text:p>  "description": "Availability status of the button",</text:p>
            <text:p>  "observable": true,</text:p>
            <text:p>  "type": "string",</text:p>
            <text:p>  "minimum": null,</text:p>
            <text:p>  "maximum": null,</text:p>
            <text:p>  "enum": [</text:p>
            <text:p>    "unavailable",</text:p>
            <text:p>    "available"</text:p>
            <text:p>  ],</text:p>
            <text:p>  "properties": {},</text:p>
            <text:p>  "forms": [</text:p>
            <text:p>    {</text:p>
            <text:p>      "href": "192.168.0.100:1883",</text:p>
            <text:p>      "contentType": null,</text:p>
            <text:p>      "topic": "home/bedroom/switch1/availability",</text:p>
            <text:p>      "retain": true,</text:p>
            <text:p>      "op": [</text:p>
            <text:p>        "observeproperty",</text:p>
            <text:p>        "readproperty"</text:p>
            <text:p>      ]</text:p>
            <text:p>    }</text:p>
            <text:p>  ]</text:p>
            <text:p>}</text:p>
          </table:table-cell>
          <table:table-cell office:value-type="string" calcext:value-type="string">
            <text:p>{</text:p>
            <text:p>  "title": "Availability Status",</text:p>
            <text:p>  "description": "Indicates whether the switch is currently available or unavailable.",</text:p>
            <text:p>  "observable": null,</text:p>
            <text:p>  "type": "string",</text:p>
            <text:p>  "minimum": null,</text:p>
            <text:p>  "maximum": null,</text:p>
            <text:p>  "enum": [</text:p>
            <text:p>    "available",</text:p>
            <text:p>    "unavailable"</text:p>
            <text:p>  ],</text:p>
            <text:p>  "properties": {},</text:p>
            <text:p>  "forms": [</text:p>
            <text:p>    {</text:p>
            <text:p>      "href": "mqtt://broker.emqx.io:1883",</text:p>
            <text:p>      "contentType": null,</text:p>
            <text:p>      "topic": "home/bedroom/switch1/availability",</text:p>
            <text:p>      "retain": true,</text:p>
            <text:p>      "op": []</text:p>
            <text:p>    }</text:p>
            <text:p>  ]</text:p>
            <text:p>}</text:p>
          </table:table-cell>
          <table:table-cell office:value-type="float" office:value="5" calcext:value-type="float">
            <text:p>5</text:p>
          </table:table-cell>
          <table:table-cell table:formula="of:=[.D6]-1" office:value-type="float" office:value="4" calcext:value-type="float">
            <text:p>4</text:p>
          </table:table-cell>
          <table:table-cell table:number-columns-repeated="16379"/>
        </table:table-row>
        <table:table-row table:style-name="ro4">
          <table:table-cell office:value-type="string" calcext:value-type="string">
            <text:p>home/bedroom/switch1/pressed</text:p>
          </table:table-cell>
          <table:table-cell office:value-type="string" calcext:value-type="string">
            <text:p>{</text:p>
            <text:p>  "title": "Button Press",</text:p>
            <text:p>  "description": "This is the event that occurs when the button is pressed",</text:p>
            <text:p>  "data":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text/plain",</text:p>
            <text:p>      "topic": "home/bedroom/switch1/pressed",</text:p>
            <text:p>      "retain": false,</text:p>
            <text:p>      "op": [</text:p>
            <text:p>        "subscribeevent",</text:p>
            <text:p>        "unsubscribeevent"</text:p>
            <text:p>      ]</text:p>
            <text:p>    }</text:p>
            <text:p>  ]</text:p>
            <text:p>}</text:p>
          </table:table-cell>
          <table:table-cell office:value-type="string" calcext:value-type="string">
            <text:p>{</text:p>
            <text:p>  "title": "Switch Pressed Event",</text:p>
            <text:p>  "description": "An event indicating that the switch has been pressed. This is an event affordance because it asynchronously pushes event data (in this case, the event of the switch being pressed) to consumers.",</text:p>
            <text:p>  "data":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home/bedroom/switch1/pressed",</text:p>
            <text:p>      "retain": false,</text:p>
            <text:p>      "op": []</text:p>
            <text:p>    }</text:p>
            <text:p>  ]</text:p>
            <text:p>}</text:p>
          </table:table-cell>
          <table:table-cell office:value-type="float" office:value="5" calcext:value-type="float">
            <text:p>5</text:p>
          </table:table-cell>
          <table:table-cell table:formula="of:=[.D7]-1" office:value-type="float" office:value="4" calcext:value-type="float">
            <text:p>4</text:p>
          </table:table-cell>
          <table:table-cell table:number-columns-repeated="16379"/>
        </table:table-row>
        <table:table-row table:style-name="ro5">
          <table:table-cell office:value-type="string" calcext:value-type="string">
            <text:p>home/front/db/avail</text:p>
          </table:table-cell>
          <table:table-cell office:value-type="string" calcext:value-type="string">
            <text:p>{</text:p>
            <text:p>  "title": "Availability",</text:p>
            <text:p>  "description": "Availability status of the doorbell",</text:p>
            <text:p>  "observable": true,</text:p>
            <text:p>  "type": "string",</text:p>
            <text:p>  "minimum": null,</text:p>
            <text:p>  "maximum": null,</text:p>
            <text:p>  "enum": [</text:p>
            <text:p>    "ONLINE",</text:p>
            <text:p>    "OFFLINE"</text:p>
            <text:p>  ],</text:p>
            <text:p>  "properties": {},</text:p>
            <text:p>  "forms": [</text:p>
            <text:p>    {</text:p>
            <text:p>      "href": "192.168.0.100:1883",</text:p>
            <text:p>      "contentType": null,</text:p>
            <text:p>      "topic": "home/front/db/avail",</text:p>
            <text:p>      "retain": true,</text:p>
            <text:p>      "op": [</text:p>
            <text:p>        "observeproperty",</text:p>
            <text:p>        "readproperty"</text:p>
            <text:p>      ]</text:p>
            <text:p>    }</text:p>
            <text:p>  ]</text:p>
            <text:p>}</text:p>
          </table:table-cell>
          <table:table-cell office:value-type="string" calcext:value-type="string">
            <text:p>{</text:p>
            <text:p>  "title": "Availability Status",</text:p>
            <text:p>  "description": "Indicates whether the device is currently online or offline.",</text:p>
            <text:p>  "observable": null,</text:p>
            <text:p>  "type": "string",</text:p>
            <text:p>  "minimum": null,</text:p>
            <text:p>  "maximum": null,</text:p>
            <text:p>  "enum": [</text:p>
            <text:p>    "OFFLINE",</text:p>
            <text:p>    "ONLINE"</text:p>
            <text:p>  ],</text:p>
            <text:p>  "properties": {},</text:p>
            <text:p>  "forms": [</text:p>
            <text:p>    {</text:p>
            <text:p>      "href": "mqtt://broker.emqx.io:1883",</text:p>
            <text:p>      "contentType": null,</text:p>
            <text:p>      "topic": "home/front/db/avail",</text:p>
            <text:p>      "retain": true,</text:p>
            <text:p>      "op": []</text:p>
            <text:p>    }</text:p>
            <text:p>  ]</text:p>
            <text:p>}</text:p>
          </table:table-cell>
          <table:table-cell office:value-type="float" office:value="5" calcext:value-type="float">
            <text:p>5</text:p>
          </table:table-cell>
          <table:table-cell table:formula="of:=[.D8]-1" office:value-type="float" office:value="4" calcext:value-type="float">
            <text:p>4</text:p>
          </table:table-cell>
          <table:table-cell table:number-columns-repeated="16379"/>
        </table:table-row>
        <table:table-row table:style-name="ro4">
          <table:table-cell office:value-type="string" calcext:value-type="string">
            <text:p>home/front/db/ring</text:p>
          </table:table-cell>
          <table:table-cell office:value-type="string" calcext:value-type="string">
            <text:p>{</text:p>
            <text:p>  "title": "Doorbell Ring",</text:p>
            <text:p>  "description": "This event is triggered when the doorbell is rung",</text:p>
            <text:p>  "data": {</text:p>
            <text:p>    "title": "Timestamp",</text:p>
            <text:p>    "description": "POSIX timestamp when the bell was rung",</text:p>
            <text:p>    "observable": null,</text:p>
            <text:p>    "type": "integer",</text:p>
            <text:p>    "minimum": null,</text:p>
            <text:p>    "maximum": null,</text:p>
            <text:p>    "enum": null,</text:p>
            <text:p>    "properties": {}</text:p>
            <text:p>  },</text:p>
            <text:p>  "forms": [</text:p>
            <text:p>    {</text:p>
            <text:p>      "href": "192.168.0.100:1883",</text:p>
            <text:p>      "contentType": "text/plain",</text:p>
            <text:p>      "topic": "home/front/db/ring",</text:p>
            <text:p>      "retain": false,</text:p>
            <text:p>      "op": [</text:p>
            <text:p>        "subscribeevent",</text:p>
            <text:p>        "unsubscribeevent"</text:p>
            <text:p>      ]</text:p>
            <text:p>    }</text:p>
            <text:p>  ]</text:p>
            <text:p>}</text:p>
          </table:table-cell>
          <table:table-cell office:value-type="string" calcext:value-type="string">
            <text:p>{</text:p>
            <text:p>  "title": "Doorbell Ring Event",</text:p>
            <text:p>  "description": "An event that is triggered each time the doorbell rings, represented by a timestamp payload.",</text:p>
            <text:p>  "data": {</text:p>
            <text:p>    "title": "",</text:p>
            <text:p>    "description": "",</text:p>
            <text:p>    "observable": null,</text:p>
            <text:p>    "type": "integer",</text:p>
            <text:p>    "minimum": null,</text:p>
            <text:p>    "maximum": null,</text:p>
            <text:p>    "enum": null,</text:p>
            <text:p>    "properties": {}</text:p>
            <text:p>  },</text:p>
            <text:p>  "forms": [</text:p>
            <text:p>    {</text:p>
            <text:p>      "href": "mqtt://broker.emqx.io:1883",</text:p>
            <text:p>      "contentType": null,</text:p>
            <text:p>      "topic": "home/front/db/ring",</text:p>
            <text:p>      "retain": false,</text:p>
            <text:p>      "op": []</text:p>
            <text:p>    }</text:p>
            <text:p>  ]</text:p>
            <text:p>}</text:p>
          </table:table-cell>
          <table:table-cell office:value-type="float" office:value="5" calcext:value-type="float">
            <text:p>5</text:p>
          </table:table-cell>
          <table:table-cell table:formula="of:=[.D9]-1" office:value-type="float" office:value="4" calcext:value-type="float">
            <text:p>4</text:p>
          </table:table-cell>
          <table:table-cell table:number-columns-repeated="16379"/>
        </table:table-row>
        <table:table-row table:style-name="ro6">
          <table:table-cell office:value-type="string" calcext:value-type="string">
            <text:p>garage/ev/charge/status</text:p>
          </table:table-cell>
          <table:table-cell office:value-type="string" calcext:value-type="string">
            <text:p>{</text:p>
            <text:p>  "title": "Charger Status Code",</text:p>
            <text:p>  "description": "Charge status compliant to SAE_J1772",</text:p>
            <text:p>  "observable": true,</text:p>
            <text:p>  "type": "string",</text:p>
            <text:p>  "minimum": null,</text:p>
            <text:p>  "maximum": null,</text:p>
            <text:p>  "enum": [</text:p>
            <text:p>    "A",</text:p>
            <text:p>    "B",</text:p>
            <text:p>    "C",</text:p>
            <text:p>    "D",</text:p>
            <text:p>    "E",</text:p>
            <text:p>    "F"</text:p>
            <text:p>  ],</text:p>
            <text:p>  "properties": {},</text:p>
            <text:p>  "forms": [</text:p>
            <text:p>    {</text:p>
            <text:p>      "href": "192.168.0.100:1883",</text:p>
            <text:p>      "contentType": null,</text:p>
            <text:p>      "topic": "garage/ev/charge/status",</text:p>
            <text:p>      "retain": true,</text:p>
            <text:p>      "op": [</text:p>
            <text:p>        "observeproperty",</text:p>
            <text:p>        "readproperty"</text:p>
            <text:p>      ]</text:p>
            <text:p>    }</text:p>
            <text:p>  ]</text:p>
            <text:p>}</text:p>
          </table:table-cell>
          <table:table-cell office:value-type="string" calcext:value-type="string">
            <text:p>{</text:p>
            <text:p>  "title": "Charge Status",</text:p>
            <text:p>  "description": "Represents the current status of the electric vehicle charging process, indicated by various status codes.",</text:p>
            <text:p>  "observable": null,</text:p>
            <text:p>  "type": "string",</text:p>
            <text:p>  "minimum": null,</text:p>
            <text:p>  "maximum": null,</text:p>
            <text:p>  "enum": [</text:p>
            <text:p>    "F",</text:p>
            <text:p>    "E",</text:p>
            <text:p>    "A",</text:p>
            <text:p>    "C",</text:p>
            <text:p>    "B",</text:p>
            <text:p>    "D"</text:p>
            <text:p>  ],</text:p>
            <text:p>  "properties": {},</text:p>
            <text:p>  "forms": [</text:p>
            <text:p>    {</text:p>
            <text:p>      "href": "mqtt://broker.emqx.io:1883",</text:p>
            <text:p>      "contentType": null,</text:p>
            <text:p>      "topic": "garage/ev/charge/status",</text:p>
            <text:p>      "retain": true,</text:p>
            <text:p>      "op": []</text:p>
            <text:p>    }</text:p>
            <text:p>  ]</text:p>
            <text:p>}</text:p>
          </table:table-cell>
          <table:table-cell office:value-type="float" office:value="3" calcext:value-type="float">
            <text:p>3</text:p>
          </table:table-cell>
          <table:table-cell table:formula="of:=[.D10]-1" office:value-type="float" office:value="2" calcext:value-type="float">
            <text:p>2</text:p>
          </table:table-cell>
          <table:table-cell table:number-columns-repeated="16379"/>
        </table:table-row>
        <table:table-row table:style-name="ro7">
          <table:table-cell office:value-type="string" calcext:value-type="string">
            <text:p>garage/ev/soc</text:p>
          </table:table-cell>
          <table:table-cell office:value-type="string" calcext:value-type="string">
            <text:p>{</text:p>
            <text:p>  "title": "State of Charge",</text:p>
            <text:p>  "description": "State of Charge of the EV in percent",</text:p>
            <text:p>  "observable": true,</text:p>
            <text:p>  "type": "number",</text:p>
            <text:p>  "minimum": 0,</text:p>
            <text:p>  "maximum": 100,</text:p>
            <text:p>  "enum": null,</text:p>
            <text:p>  "properties": {},</text:p>
            <text:p>  "forms": [</text:p>
            <text:p>    {</text:p>
            <text:p>      "href": "192.168.0.100:1883",</text:p>
            <text:p>      "contentType": null,</text:p>
            <text:p>      "topic": "garage/ev/soc",</text:p>
            <text:p>      "retain": true,</text:p>
            <text:p>      "op": [</text:p>
            <text:p>        "observeproperty",</text:p>
            <text:p>        "readproperty"</text:p>
            <text:p>      ]</text:p>
            <text:p>    }</text:p>
            <text:p>  ]</text:p>
            <text:p>}</text:p>
          </table:table-cell>
          <table:table-cell office:value-type="string" calcext:value-type="string">
            <text:p>{</text:p>
            <text:p>  "title": "State of Charge",</text:p>
            <text:p>  "description": "This affordance represents the state of charge (SoC) of the electric vehicle's battery. It indicates the current charge level as a percentage of the battery's capacity.",</text:p>
            <text:p>  "observable": null,</text:p>
            <text:p>  "type": "number",</text:p>
            <text:p>  "minimum": null,</text:p>
            <text:p>  "maximum": null,</text:p>
            <text:p>  "enum": null,</text:p>
            <text:p>  "properties": {},</text:p>
            <text:p>  "forms": [</text:p>
            <text:p>    {</text:p>
            <text:p>      "href": "mqtt://broker.emqx.io:1883",</text:p>
            <text:p>      "contentType": null,</text:p>
            <text:p>      "topic": "garage/ev/soc",</text:p>
            <text:p>      "retain": true,</text:p>
            <text:p>      "op": []</text:p>
            <text:p>    }</text:p>
            <text:p>  ]</text:p>
            <text:p>}</text:p>
          </table:table-cell>
          <table:table-cell office:value-type="float" office:value="5" calcext:value-type="float">
            <text:p>5</text:p>
          </table:table-cell>
          <table:table-cell table:formula="of:=[.D11]-1" office:value-type="float" office:value="4" calcext:value-type="float">
            <text:p>4</text:p>
          </table:table-cell>
          <table:table-cell table:number-columns-repeated="16379"/>
        </table:table-row>
        <table:table-row table:style-name="ro7">
          <table:table-cell office:value-type="string" calcext:value-type="string">
            <text:p>garage/ev/charged</text:p>
          </table:table-cell>
          <table:table-cell office:value-type="string" calcext:value-type="string">
            <text:p>{</text:p>
            <text:p>  "title": "Charged",</text:p>
            <text:p>  "description": "The amount of energy that has been charged",</text:p>
            <text:p>  "observable": true,</text:p>
            <text:p>  "type": "number",</text:p>
            <text:p>  "minimum": null,</text:p>
            <text:p>  "maximum": null,</text:p>
            <text:p>  "enum": null,</text:p>
            <text:p>  "properties": {},</text:p>
            <text:p>  "forms": [</text:p>
            <text:p>    {</text:p>
            <text:p>      "href": "192.168.0.100:1883",</text:p>
            <text:p>      "contentType": null,</text:p>
            <text:p>      "topic": "garage/ev/charged",</text:p>
            <text:p>      "retain": true,</text:p>
            <text:p>      "op": [</text:p>
            <text:p>        "observeproperty",</text:p>
            <text:p>        "readproperty"</text:p>
            <text:p>      ]</text:p>
            <text:p>    }</text:p>
            <text:p>  ]</text:p>
            <text:p>}</text:p>
          </table:table-cell>
          <table:table-cell office:value-type="string" calcext:value-type="string">
            <text:p>{</text:p>
            <text:p>  "title": "Charged Energy",</text:p>
            <text:p>  "description": "The total amount of energy charged to the vehicle in kWh.",</text:p>
            <text:p>  "observable": null,</text:p>
            <text:p>  "type": "number",</text:p>
            <text:p>  "minimum": null,</text:p>
            <text:p>  "maximum": null,</text:p>
            <text:p>  "enum": null,</text:p>
            <text:p>  "properties": {},</text:p>
            <text:p>  "forms": [</text:p>
            <text:p>    {</text:p>
            <text:p>      "href": "mqtt://broker.emqx.io:1883",</text:p>
            <text:p>      "contentType": null,</text:p>
            <text:p>      "topic": "garage/ev/charged",</text:p>
            <text:p>      "retain": true,</text:p>
            <text:p>      "op": []</text:p>
            <text:p>    }</text:p>
            <text:p>  ]</text:p>
            <text:p>}</text:p>
          </table:table-cell>
          <table:table-cell office:value-type="float" office:value="4" calcext:value-type="float">
            <text:p>4</text:p>
          </table:table-cell>
          <table:table-cell table:formula="of:=[.D12]-1" office:value-type="float" office:value="3" calcext:value-type="float">
            <text:p>3</text:p>
          </table:table-cell>
          <table:table-cell table:number-columns-repeated="16379"/>
        </table:table-row>
        <table:table-row table:style-name="ro7">
          <table:table-cell office:value-type="string" calcext:value-type="string">
            <text:p>garage/ev/capacity</text:p>
          </table:table-cell>
          <table:table-cell office:value-type="string" calcext:value-type="string">
            <text:p>{</text:p>
            <text:p>  "title": "Capacity",</text:p>
            <text:p>  "description": "Capacity of the EV battery",</text:p>
            <text:p>  "observable": true,</text:p>
            <text:p>  "type": "number",</text:p>
            <text:p>  "minimum": 5,</text:p>
            <text:p>  "maximum": 75,</text:p>
            <text:p>  "enum": null,</text:p>
            <text:p>  "properties": {},</text:p>
            <text:p>  "forms": [</text:p>
            <text:p>    {</text:p>
            <text:p>      "href": "192.168.0.100:1883",</text:p>
            <text:p>      "contentType": null,</text:p>
            <text:p>      "topic": "garage/ev/capacity",</text:p>
            <text:p>      "retain": true,</text:p>
            <text:p>      "op": [</text:p>
            <text:p>        "observeproperty",</text:p>
            <text:p>        "readproperty"</text:p>
            <text:p>      ]</text:p>
            <text:p>    }</text:p>
            <text:p>  ]</text:p>
            <text:p>}</text:p>
          </table:table-cell>
          <table:table-cell office:value-type="string" calcext:value-type="string">
            <text:p>{</text:p>
            <text:p>  "title": "EV Battery Capacity",</text:p>
            <text:p>  "description": "The capacity of the electric vehicle's battery, measured in kilowatt-hours (kWh).",</text:p>
            <text:p>  "observable": null,</text:p>
            <text:p>  "type": "number",</text:p>
            <text:p>  "minimum": null,</text:p>
            <text:p>  "maximum": null,</text:p>
            <text:p>  "enum": null,</text:p>
            <text:p>  "properties": {},</text:p>
            <text:p>  "forms": [</text:p>
            <text:p>    {</text:p>
            <text:p>      "href": "mqtt://broker.emqx.io:1883",</text:p>
            <text:p>      "contentType": null,</text:p>
            <text:p>      "topic": "garage/ev/capacity",</text:p>
            <text:p>      "retain": true,</text:p>
            <text:p>      "op": []</text:p>
            <text:p>    }</text:p>
            <text:p>  ]</text:p>
            <text:p>}</text:p>
          </table:table-cell>
          <table:table-cell office:value-type="float" office:value="4" calcext:value-type="float">
            <text:p>4</text:p>
          </table:table-cell>
          <table:table-cell table:formula="of:=[.D13]-1" office:value-type="float" office:value="3" calcext:value-type="float">
            <text:p>3</text:p>
          </table:table-cell>
          <table:table-cell table:number-columns-repeated="16379"/>
        </table:table-row>
        <table:table-row table:style-name="ro7">
          <table:table-cell office:value-type="string" calcext:value-type="string">
            <text:p>garage/ev/range</text:p>
          </table:table-cell>
          <table:table-cell office:value-type="string" calcext:value-type="string">
            <text:p>{</text:p>
            <text:p>  "title": "Range of the EV",</text:p>
            <text:p>  "description": "Range in km that is left",</text:p>
            <text:p>  "observable": true,</text:p>
            <text:p>  "type": "number",</text:p>
            <text:p>  "minimum": null,</text:p>
            <text:p>  "maximum": null,</text:p>
            <text:p>  "enum": null,</text:p>
            <text:p>  "properties": {},</text:p>
            <text:p>  "forms": [</text:p>
            <text:p>    {</text:p>
            <text:p>      "href": "192.168.0.100:1883",</text:p>
            <text:p>      "contentType": null,</text:p>
            <text:p>      "topic": "garage/ev/range",</text:p>
            <text:p>      "retain": true,</text:p>
            <text:p>      "op": [</text:p>
            <text:p>        "observeproperty",</text:p>
            <text:p>        "readproperty"</text:p>
            <text:p>      ]</text:p>
            <text:p>    }</text:p>
            <text:p>  ]</text:p>
            <text:p>}</text:p>
          </table:table-cell>
          <table:table-cell office:value-type="string" calcext:value-type="string">
            <text:p>{</text:p>
            <text:p>  "title": "Electric Vehicle Range",</text:p>
            <text:p>  "description": "Represents the range of the electric vehicle in kilometers, indicating how far the vehicle can travel with the current charge.",</text:p>
            <text:p>  "observable": null,</text:p>
            <text:p>  "type": "number",</text:p>
            <text:p>  "minimum": null,</text:p>
            <text:p>  "maximum": null,</text:p>
            <text:p>  "enum": null,</text:p>
            <text:p>  "properties": {},</text:p>
            <text:p>  "forms": [</text:p>
            <text:p>    {</text:p>
            <text:p>      "href": "mqtt://broker.emqx.io:1883",</text:p>
            <text:p>      "contentType": null,</text:p>
            <text:p>      "topic": "garage/ev/range",</text:p>
            <text:p>      "retain": true,</text:p>
            <text:p>      "op": []</text:p>
            <text:p>    }</text:p>
            <text:p>  ]</text:p>
            <text:p>}</text:p>
          </table:table-cell>
          <table:table-cell office:value-type="float" office:value="5" calcext:value-type="float">
            <text:p>5</text:p>
          </table:table-cell>
          <table:table-cell table:formula="of:=[.D14]-1" office:value-type="float" office:value="4" calcext:value-type="float">
            <text:p>4</text:p>
          </table:table-cell>
          <table:table-cell table:number-columns-repeated="16379"/>
        </table:table-row>
        <table:table-row table:style-name="ro7">
          <table:table-cell office:value-type="string" calcext:value-type="string">
            <text:p>garage/ev/odometer</text:p>
          </table:table-cell>
          <table:table-cell office:value-type="string" calcext:value-type="string">
            <text:p>{</text:p>
            <text:p>  "title": "Odometer",</text:p>
            <text:p>  "description": "Number of km that the EV has been driven",</text:p>
            <text:p>  "observable": true,</text:p>
            <text:p>  "type": "number",</text:p>
            <text:p>  "minimum": null,</text:p>
            <text:p>  "maximum": null,</text:p>
            <text:p>  "enum": null,</text:p>
            <text:p>  "properties": {},</text:p>
            <text:p>  "forms": [</text:p>
            <text:p>    {</text:p>
            <text:p>      "href": "192.168.0.100:1883",</text:p>
            <text:p>      "contentType": null,</text:p>
            <text:p>      "topic": "garage/ev/odometer",</text:p>
            <text:p>      "retain": true,</text:p>
            <text:p>      "op": [</text:p>
            <text:p>        "observeproperty",</text:p>
            <text:p>        "readproperty"</text:p>
            <text:p>      ]</text:p>
            <text:p>    }</text:p>
            <text:p>  ]</text:p>
            <text:p>}</text:p>
          </table:table-cell>
          <table:table-cell office:value-type="string" calcext:value-type="string">
            <text:p>{</text:p>
            <text:p>  "title": "Odometer Reading",</text:p>
            <text:p>  "description": "Represents the current reading of the odometer in the electric vehicle, indicating the total distance traveled.",</text:p>
            <text:p>  "observable": null,</text:p>
            <text:p>  "type": "number",</text:p>
            <text:p>  "minimum": null,</text:p>
            <text:p>  "maximum": null,</text:p>
            <text:p>  "enum": null,</text:p>
            <text:p>  "properties": {},</text:p>
            <text:p>  "forms": [</text:p>
            <text:p>    {</text:p>
            <text:p>      "href": "mqtt://broker.emqx.io:1883",</text:p>
            <text:p>      "contentType": null,</text:p>
            <text:p>      "topic": "garage/ev/odometer",</text:p>
            <text:p>      "retain": true,</text:p>
            <text:p>      "op": []</text:p>
            <text:p>    }</text:p>
            <text:p>  ]</text:p>
            <text:p>}</text:p>
          </table:table-cell>
          <table:table-cell office:value-type="float" office:value="4" calcext:value-type="float">
            <text:p>4</text:p>
          </table:table-cell>
          <table:table-cell table:formula="of:=[.D15]-1" office:value-type="float" office:value="3" calcext:value-type="float">
            <text:p>3</text:p>
          </table:table-cell>
          <table:table-cell table:number-columns-repeated="16379"/>
        </table:table-row>
        <table:table-row table:style-name="ro7">
          <table:table-cell office:value-type="string" calcext:value-type="string">
            <text:p>garage/ev/charger/power</text:p>
          </table:table-cell>
          <table:table-cell office:value-type="string" calcext:value-type="string">
            <text:p>{</text:p>
            <text:p>  "title": "Power",</text:p>
            <text:p>  "description": "Current power draw of charger",</text:p>
            <text:p>  "observable": true,</text:p>
            <text:p>  "type": "number",</text:p>
            <text:p>  "minimum": -3600,</text:p>
            <text:p>  "maximum": 3600,</text:p>
            <text:p>  "enum": null,</text:p>
            <text:p>  "properties": {},</text:p>
            <text:p>  "forms": [</text:p>
            <text:p>    {</text:p>
            <text:p>      "href": "192.168.0.100:1883",</text:p>
            <text:p>      "contentType": null,</text:p>
            <text:p>      "topic": "garage/ev/charger/power",</text:p>
            <text:p>      "retain": true,</text:p>
            <text:p>      "op": [</text:p>
            <text:p>        "observeproperty",</text:p>
            <text:p>        "readproperty"</text:p>
            <text:p>      ]</text:p>
            <text:p>    }</text:p>
            <text:p>  ]</text:p>
            <text:p>}</text:p>
          </table:table-cell>
          <table:table-cell office:value-type="string" calcext:value-type="string">
            <text:p>{</text:p>
            <text:p>  "title": "Charger Power",</text:p>
            <text:p>  "description": "Represents the power level of the EV charger, which can be positive or negative indicating charging or discharging respectively.",</text:p>
            <text:p>  "observable": null,</text:p>
            <text:p>  "type": "number",</text:p>
            <text:p>  "minimum": null,</text:p>
            <text:p>  "maximum": null,</text:p>
            <text:p>  "enum": null,</text:p>
            <text:p>  "properties": {},</text:p>
            <text:p>  "forms": [</text:p>
            <text:p>    {</text:p>
            <text:p>      "href": "mqtt://broker.emqx.io:1883",</text:p>
            <text:p>      "contentType": null,</text:p>
            <text:p>      "topic": "garage/ev/charger/power",</text:p>
            <text:p>      "retain": true,</text:p>
            <text:p>      "op": []</text:p>
            <text:p>    }</text:p>
            <text:p>  ]</text:p>
            <text:p>}</text:p>
          </table:table-cell>
          <table:table-cell office:value-type="float" office:value="5" calcext:value-type="float">
            <text:p>5</text:p>
          </table:table-cell>
          <table:table-cell table:formula="of:=[.D16]-1" office:value-type="float" office:value="4" calcext:value-type="float">
            <text:p>4</text:p>
          </table:table-cell>
          <table:table-cell table:number-columns-repeated="16379"/>
        </table:table-row>
        <table:table-row table:style-name="ro8">
          <table:table-cell office:value-type="string" calcext:value-type="string">
            <text:p>garage/ev/charging/limit</text:p>
          </table:table-cell>
          <table:table-cell office:value-type="string" calcext:value-type="string">
            <text:p>{</text:p>
            <text:p>  "title": "Charging Limit",</text:p>
            <text:p>  "description": "Set the charging limit of EV",</text:p>
            <text:p>  "input": {</text:p>
            <text:p>    "title": "",</text:p>
            <text:p>    "description": "",</text:p>
            <text:p>    "observable": true,</text:p>
            <text:p>    "type": "integer",</text:p>
            <text:p>    "minimum": 0,</text:p>
            <text:p>    "maximum": 100,</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garage/ev/charging/limit",</text:p>
            <text:p>      "retain": false,</text:p>
            <text:p>      "op": [</text:p>
            <text:p>        "invokeaction"</text:p>
            <text:p>      ]</text:p>
            <text:p>    }</text:p>
            <text:p>  ]</text:p>
            <text:p>}</text:p>
          </table:table-cell>
          <table:table-cell office:value-type="string" calcext:value-type="string">
            <text:p>{</text:p>
            <text:p>  "title": "Charging Limit",</text:p>
            <text:p>  "description": "The limit for charging the electric vehicle, expressed as a percentage.",</text:p>
            <text:p>  "observable": null,</text:p>
            <text:p>  "type": "integer",</text:p>
            <text:p>  "minimum": null,</text:p>
            <text:p>  "maximum": null,</text:p>
            <text:p>  "enum": null,</text:p>
            <text:p>  "properties": {},</text:p>
            <text:p>  "forms": [</text:p>
            <text:p>    {</text:p>
            <text:p>      "href": "mqtt://broker.emqx.io:1883",</text:p>
            <text:p>      "contentType": null,</text:p>
            <text:p>      "topic": "garage/ev/charging/limit",</text:p>
            <text:p>      "retain": false,</text:p>
            <text:p>      "op": []</text:p>
            <text:p>    }</text:p>
            <text:p>  ]</text:p>
            <text:p>}</text:p>
          </table:table-cell>
          <table:table-cell office:value-type="float" office:value="5" calcext:value-type="float">
            <text:p>5</text:p>
          </table:table-cell>
          <table:table-cell table:formula="of:=[.D17]-1" office:value-type="float" office:value="4" calcext:value-type="float">
            <text:p>4</text:p>
          </table:table-cell>
          <table:table-cell table:number-columns-repeated="16379"/>
        </table:table-row>
        <table:table-row table:style-name="ro6">
          <table:table-cell office:value-type="string" calcext:value-type="string">
            <text:p>garage/ev/charging</text:p>
          </table:table-cell>
          <table:table-cell office:value-type="string" calcext:value-type="string">
            <text:p>{</text:p>
            <text:p>  "title": "EV Charging",</text:p>
            <text:p>  "description": "Charging event EV",</text:p>
            <text:p>  "data": {</text:p>
            <text:p>    "title": "",</text:p>
            <text:p>    "description": "",</text:p>
            <text:p>    "observable": null,</text:p>
            <text:p>    "type": "string",</text:p>
            <text:p>    "minimum": null,</text:p>
            <text:p>    "maximum": null,</text:p>
            <text:p>    "enum": [</text:p>
            <text:p>      "START",</text:p>
            <text:p>      "STOP"</text:p>
            <text:p>    ],</text:p>
            <text:p>    "properties": {}</text:p>
            <text:p>  },</text:p>
            <text:p>  "forms": [</text:p>
            <text:p>    {</text:p>
            <text:p>      "href": "192.168.0.100:1883",</text:p>
            <text:p>      "contentType": null,</text:p>
            <text:p>      "topic": "garage/ev/charging",</text:p>
            <text:p>      "retain": false,</text:p>
            <text:p>      "op": [</text:p>
            <text:p>        "subscribeevent",</text:p>
            <text:p>        "unsubscribeevent"</text:p>
            <text:p>      ]</text:p>
            <text:p>    }</text:p>
            <text:p>  ]</text:p>
            <text:p>}</text:p>
          </table:table-cell>
          <table:table-cell office:value-type="string" calcext:value-type="string">
            <text:p>{</text:p>
            <text:p>  "title": "Charging Status",</text:p>
            <text:p>  "description": "An event indicating the start or stop of the charging process.",</text:p>
            <text:p>  "data": {</text:p>
            <text:p>    "title": "",</text:p>
            <text:p>    "description": "",</text:p>
            <text:p>    "observable": null,</text:p>
            <text:p>    "type": "string",</text:p>
            <text:p>    "minimum": null,</text:p>
            <text:p>    "maximum": null,</text:p>
            <text:p>    "enum": [</text:p>
            <text:p>      "STOP",</text:p>
            <text:p>      "START"</text:p>
            <text:p>    ],</text:p>
            <text:p>    "properties": {}</text:p>
            <text:p>  },</text:p>
            <text:p>  "forms": [</text:p>
            <text:p>    {</text:p>
            <text:p>      "href": "mqtt://broker.emqx.io:1883",</text:p>
            <text:p>      "contentType": null,</text:p>
            <text:p>      "topic": "garage/ev/charging",</text:p>
            <text:p>      "retain": false,</text:p>
            <text:p>      "op": []</text:p>
            <text:p>    }</text:p>
            <text:p>  ]</text:p>
            <text:p>}</text:p>
          </table:table-cell>
          <table:table-cell office:value-type="float" office:value="5" calcext:value-type="float">
            <text:p>5</text:p>
          </table:table-cell>
          <table:table-cell table:formula="of:=[.D18]-1" office:value-type="float" office:value="4" calcext:value-type="float">
            <text:p>4</text:p>
          </table:table-cell>
          <table:table-cell table:number-columns-repeated="16379"/>
        </table:table-row>
        <table:table-row table:style-name="ro6">
          <table:table-cell office:value-type="string" calcext:value-type="string">
            <text:p>garage/ev/charger/status</text:p>
          </table:table-cell>
          <table:table-cell office:value-type="string" calcext:value-type="string">
            <text:p>{</text:p>
            <text:p>  "title": "Status Code",</text:p>
            <text:p>  "description": "Status of the charger compliant wiht SAE_J1772",</text:p>
            <text:p>  "observable": true,</text:p>
            <text:p>  "type": "string",</text:p>
            <text:p>  "minimum": null,</text:p>
            <text:p>  "maximum": null,</text:p>
            <text:p>  "enum": [</text:p>
            <text:p>    "A",</text:p>
            <text:p>    "B",</text:p>
            <text:p>    "C",</text:p>
            <text:p>    "D",</text:p>
            <text:p>    "E",</text:p>
            <text:p>    "F"</text:p>
            <text:p>  ],</text:p>
            <text:p>  "properties": {},</text:p>
            <text:p>  "forms": [</text:p>
            <text:p>    {</text:p>
            <text:p>      "href": "192.168.0.100:1883",</text:p>
            <text:p>      "contentType": null,</text:p>
            <text:p>      "topic": "garage/ev/charger/status",</text:p>
            <text:p>      "retain": true,</text:p>
            <text:p>      "op": [</text:p>
            <text:p>        "observeproperty",</text:p>
            <text:p>        "readproperty"</text:p>
            <text:p>      ]</text:p>
            <text:p>    }</text:p>
            <text:p>  ]</text:p>
            <text:p>}</text:p>
          </table:table-cell>
          <table:table-cell office:value-type="string" calcext:value-type="string">
            <text:p>{</text:p>
            <text:p>  "title": "Charger Status",</text:p>
            <text:p>  "description": "Represents the current status of the EV charger with predefined states A to F.",</text:p>
            <text:p>  "observable": null,</text:p>
            <text:p>  "type": "string",</text:p>
            <text:p>  "minimum": null,</text:p>
            <text:p>  "maximum": null,</text:p>
            <text:p>  "enum": [</text:p>
            <text:p>    "F",</text:p>
            <text:p>    "E",</text:p>
            <text:p>    "A",</text:p>
            <text:p>    "C",</text:p>
            <text:p>    "B",</text:p>
            <text:p>    "D"</text:p>
            <text:p>  ],</text:p>
            <text:p>  "properties": {},</text:p>
            <text:p>  "forms": [</text:p>
            <text:p>    {</text:p>
            <text:p>      "href": "mqtt://broker.emqx.io:1883",</text:p>
            <text:p>      "contentType": null,</text:p>
            <text:p>      "topic": "garage/ev/charger/status",</text:p>
            <text:p>      "retain": true,</text:p>
            <text:p>      "op": []</text:p>
            <text:p>    }</text:p>
            <text:p>  ]</text:p>
            <text:p>}</text:p>
          </table:table-cell>
          <table:table-cell office:value-type="float" office:value="3" calcext:value-type="float">
            <text:p>3</text:p>
          </table:table-cell>
          <table:table-cell table:formula="of:=[.D19]-1" office:value-type="float" office:value="2" calcext:value-type="float">
            <text:p>2</text:p>
          </table:table-cell>
          <table:table-cell table:number-columns-repeated="16379"/>
        </table:table-row>
        <table:table-row table:style-name="ro9">
          <table:table-cell office:value-type="string" calcext:value-type="string">
            <text:p>garage/ev/charger/current</text:p>
          </table:table-cell>
          <table:table-cell office:value-type="string" calcext:value-type="string">
            <text:p>{</text:p>
            <text:p>  "title": "Current",</text:p>
            <text:p>  "description": "Current of the L1, L2 and L3 phases",</text:p>
            <text:p>  "observable": true,</text:p>
            <text:p>  "type": "object",</text:p>
            <text:p>  "minimum": null,</text:p>
            <text:p>  "maximum": null,</text:p>
            <text:p>  "enum": null,</text:p>
            <text:p>  "properties": {</text:p>
            <text:p>    "L1": {</text:p>
            <text:p>      "title": "",</text:p>
            <text:p>      "description": "Current of L1",</text:p>
            <text:p>      "observable": null,</text:p>
            <text:p>      "type": "number",</text:p>
            <text:p>      "minimum": null,</text:p>
            <text:p>      "maximum": null,</text:p>
            <text:p>      "enum": null,</text:p>
            <text:p>      "properties": {}</text:p>
            <text:p>    },</text:p>
            <text:p>    "L2": {</text:p>
            <text:p>      "title": "",</text:p>
            <text:p>      "description": "Current of L2",</text:p>
            <text:p>      "observable": null,</text:p>
            <text:p>      "type": "number",</text:p>
            <text:p>      "minimum": null,</text:p>
            <text:p>      "maximum": null,</text:p>
            <text:p>      "enum": null,</text:p>
            <text:p>      "properties": {}</text:p>
            <text:p>    },</text:p>
            <text:p>    "L3": {</text:p>
            <text:p>      "title": "",</text:p>
            <text:p>      "description": "Current of L3",</text:p>
            <text:p>      "observable": null,</text:p>
            <text:p>      "type": "number",</text:p>
            <text:p>      "minimum": null,</text:p>
            <text:p>      "maximum": null,</text:p>
            <text:p>      "enum": null,</text:p>
            <text:p>      "properties": {}</text:p>
            <text:p>    }</text:p>
            <text:p>  },</text:p>
            <text:p>  "forms": [</text:p>
            <text:p>    {</text:p>
            <text:p>      "href": "192.168.0.100:1883",</text:p>
            <text:p>      "contentType": null,</text:p>
            <text:p>      "topic": "garage/ev/charger/current",</text:p>
            <text:p>      "retain": true,</text:p>
            <text:p>      "op": [</text:p>
            <text:p>        "observeproperty",</text:p>
            <text:p>        "readproperty"</text:p>
            <text:p>      ]</text:p>
            <text:p>    }</text:p>
            <text:p>  ]</text:p>
            <text:p>}</text:p>
          </table:table-cell>
          <table:table-cell office:value-type="string" calcext:value-type="string">
            <text:p>{</text:p>
            <text:p>  "title": "Current Measurement",</text:p>
            <text:p>  "description": "The current measurement of the EV charger across three lines (L1, L2, L3).",</text:p>
            <text:p>  "observable": null,</text:p>
            <text:p>  "type": "object",</text:p>
            <text:p>  "minimum": null,</text:p>
            <text:p>  "maximum": null,</text:p>
            <text:p>  "enum": null,</text:p>
            <text:p>  "properties": {</text:p>
            <text:p>    "L1": {</text:p>
            <text:p>      "title": "",</text:p>
            <text:p>      "description": "",</text:p>
            <text:p>      "observable": null,</text:p>
            <text:p>      "type": "number",</text:p>
            <text:p>      "minimum": null,</text:p>
            <text:p>      "maximum": null,</text:p>
            <text:p>      "enum": null,</text:p>
            <text:p>      "properties": {}</text:p>
            <text:p>    },</text:p>
            <text:p>    "L2": {</text:p>
            <text:p>      "title": "",</text:p>
            <text:p>      "description": "",</text:p>
            <text:p>      "observable": null,</text:p>
            <text:p>      "type": "number",</text:p>
            <text:p>      "minimum": null,</text:p>
            <text:p>      "maximum": null,</text:p>
            <text:p>      "enum": null,</text:p>
            <text:p>      "properties": {}</text:p>
            <text:p>    },</text:p>
            <text:p>    "L3":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garage/ev/charger/current",</text:p>
            <text:p>      "retain": true,</text:p>
            <text:p>      "op": []</text:p>
            <text:p>    }</text:p>
            <text:p>  ]</text:p>
            <text:p>}</text:p>
          </table:table-cell>
          <table:table-cell office:value-type="float" office:value="5" calcext:value-type="float">
            <text:p>5</text:p>
          </table:table-cell>
          <table:table-cell table:formula="of:=[.D20]-1" office:value-type="float" office:value="4" calcext:value-type="float">
            <text:p>4</text:p>
          </table:table-cell>
          <table:table-cell table:number-columns-repeated="16379"/>
        </table:table-row>
        <table:table-row table:style-name="ro7">
          <table:table-cell office:value-type="string" calcext:value-type="string">
            <text:p>garage/ev/charger/power</text:p>
          </table:table-cell>
          <table:table-cell office:value-type="string" calcext:value-type="string">
            <text:p>{</text:p>
            <text:p>  "title": "Power",</text:p>
            <text:p>  "description": "Current power consumption of charger",</text:p>
            <text:p>  "observable": true,</text:p>
            <text:p>  "type": "number",</text:p>
            <text:p>  "minimum": -3600,</text:p>
            <text:p>  "maximum": 3600,</text:p>
            <text:p>  "enum": null,</text:p>
            <text:p>  "properties": {},</text:p>
            <text:p>  "forms": [</text:p>
            <text:p>    {</text:p>
            <text:p>      "href": "192.168.0.100:1883",</text:p>
            <text:p>      "contentType": null,</text:p>
            <text:p>      "topic": "garage/ev/charger/power",</text:p>
            <text:p>      "retain": true,</text:p>
            <text:p>      "op": [</text:p>
            <text:p>        "observeproperty",</text:p>
            <text:p>        "readproperty"</text:p>
            <text:p>      ]</text:p>
            <text:p>    }</text:p>
            <text:p>  ]</text:p>
            <text:p>}</text:p>
          </table:table-cell>
          <table:table-cell office:value-type="string" calcext:value-type="string">
            <text:p>{</text:p>
            <text:p>  "title": "Power Measurement",</text:p>
            <text:p>  "description": "Represents the power levels of the EV charger, indicating the current power consumption or generation.",</text:p>
            <text:p>  "observable": null,</text:p>
            <text:p>  "type": "number",</text:p>
            <text:p>  "minimum": null,</text:p>
            <text:p>  "maximum": null,</text:p>
            <text:p>  "enum": null,</text:p>
            <text:p>  "properties": {},</text:p>
            <text:p>  "forms": [</text:p>
            <text:p>    {</text:p>
            <text:p>      "href": "mqtt://broker.emqx.io:1883",</text:p>
            <text:p>      "contentType": null,</text:p>
            <text:p>      "topic": "garage/ev/charger/power",</text:p>
            <text:p>      "retain": true,</text:p>
            <text:p>      "op": []</text:p>
            <text:p>    }</text:p>
            <text:p>  ]</text:p>
            <text:p>}</text:p>
          </table:table-cell>
          <table:table-cell office:value-type="float" office:value="5" calcext:value-type="float">
            <text:p>5</text:p>
          </table:table-cell>
          <table:table-cell table:formula="of:=[.D21]-1" office:value-type="float" office:value="4" calcext:value-type="float">
            <text:p>4</text:p>
          </table:table-cell>
          <table:table-cell table:number-columns-repeated="16379"/>
        </table:table-row>
        <table:table-row table:style-name="ro4">
          <table:table-cell office:value-type="string" calcext:value-type="string">
            <text:p>garage/ev/charger/enabled</text:p>
          </table:table-cell>
          <table:table-cell office:value-type="string" calcext:value-type="string">
            <text:p>{</text:p>
            <text:p>  "title": "Charger Enabled",</text:p>
            <text:p>  "description": "Indicates whether the charger is enabled or disabled",</text:p>
            <text:p>  "data": {</text:p>
            <text:p>    "title": "",</text:p>
            <text:p>    "description": "",</text:p>
            <text:p>    "observable": null,</text:p>
            <text:p>    "type": "boolean",</text:p>
            <text:p>    "minimum": null,</text:p>
            <text:p>    "maximum": null,</text:p>
            <text:p>    "enum": null,</text:p>
            <text:p>    "properties": {}</text:p>
            <text:p>  },</text:p>
            <text:p>  "forms": [</text:p>
            <text:p>    {</text:p>
            <text:p>      "href": "192.168.0.100:1883",</text:p>
            <text:p>      "contentType": null,</text:p>
            <text:p>      "topic": "garage/ev/charger/enabled",</text:p>
            <text:p>      "retain": false,</text:p>
            <text:p>      "op": [</text:p>
            <text:p>        "subscribeevent",</text:p>
            <text:p>        "unsubscribeevent"</text:p>
            <text:p>      ]</text:p>
            <text:p>    }</text:p>
            <text:p>  ]</text:p>
            <text:p>}</text:p>
          </table:table-cell>
          <table:table-cell office:value-type="string" calcext:value-type="string">
            <text:p>{</text:p>
            <text:p>  "title": "Charger Enabled Status",</text:p>
            <text:p>  "description": "Indicates whether the EV charger is enabled or disabled.",</text:p>
            <text:p>  "observable": null,</text:p>
            <text:p>  "type": "boolean",</text:p>
            <text:p>  "minimum": null,</text:p>
            <text:p>  "maximum": null,</text:p>
            <text:p>  "enum": null,</text:p>
            <text:p>  "properties": {},</text:p>
            <text:p>  "forms": [</text:p>
            <text:p>    {</text:p>
            <text:p>      "href": "mqtt://broker.emqx.io:1883",</text:p>
            <text:p>      "contentType": null,</text:p>
            <text:p>      "topic": "garage/ev/charger/enabled",</text:p>
            <text:p>      "retain": false,</text:p>
            <text:p>      "op": []</text:p>
            <text:p>    }</text:p>
            <text:p>  ]</text:p>
            <text:p>}</text:p>
          </table:table-cell>
          <table:table-cell office:value-type="float" office:value="5" calcext:value-type="float">
            <text:p>5</text:p>
          </table:table-cell>
          <table:table-cell table:formula="of:=[.D22]-1" office:value-type="float" office:value="4" calcext:value-type="float">
            <text:p>4</text:p>
          </table:table-cell>
          <table:table-cell table:number-columns-repeated="16379"/>
        </table:table-row>
        <table:table-row table:style-name="ro8">
          <table:table-cell office:value-type="string" calcext:value-type="string">
            <text:p>garage/charger/enable</text:p>
          </table:table-cell>
          <table:table-cell office:value-type="string" calcext:value-type="string">
            <text:p>{</text:p>
            <text:p>  "title": "Enable Charger",</text:p>
            <text:p>  "description": "Enable/disable EV charger",</text:p>
            <text:p>  "input": {</text:p>
            <text:p>    "title": "",</text:p>
            <text:p>    "description": "",</text:p>
            <text:p>    "observable": true,</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garage/charger/enable",</text:p>
            <text:p>      "retain": false,</text:p>
            <text:p>      "op": [</text:p>
            <text:p>        "invokeaction"</text:p>
            <text:p>      ]</text:p>
            <text:p>    }</text:p>
            <text:p>  ]</text:p>
            <text:p>}</text:p>
          </table:table-cell>
          <table:table-cell office:value-type="string" calcext:value-type="string">
            <text:p>{</text:p>
            <text:p>  "title": "Charger Enable",</text:p>
            <text:p>  "description": "This affordance represents the enable/disable state of the garage charger, allowing it to be turned on or off.",</text:p>
            <text:p>  "observable": null,</text:p>
            <text:p>  "type": "boolean",</text:p>
            <text:p>  "minimum": null,</text:p>
            <text:p>  "maximum": null,</text:p>
            <text:p>  "enum": null,</text:p>
            <text:p>  "properties": {},</text:p>
            <text:p>  "forms": [</text:p>
            <text:p>    {</text:p>
            <text:p>      "href": "mqtt://broker.emqx.io:1883",</text:p>
            <text:p>      "contentType": null,</text:p>
            <text:p>      "topic": "garage/charger/enable",</text:p>
            <text:p>      "retain": false,</text:p>
            <text:p>      "op": []</text:p>
            <text:p>    }</text:p>
            <text:p>  ]</text:p>
            <text:p>}</text:p>
          </table:table-cell>
          <table:table-cell office:value-type="float" office:value="5" calcext:value-type="float">
            <text:p>5</text:p>
          </table:table-cell>
          <table:table-cell table:formula="of:=[.D23]-1" office:value-type="float" office:value="4" calcext:value-type="float">
            <text:p>4</text:p>
          </table:table-cell>
          <table:table-cell table:number-columns-repeated="16379"/>
        </table:table-row>
        <table:table-row table:style-name="ro8">
          <table:table-cell office:value-type="string" calcext:value-type="string">
            <text:p>garage/charger/maxCurrent</text:p>
          </table:table-cell>
          <table:table-cell office:value-type="string" calcext:value-type="string">
            <text:p>{</text:p>
            <text:p>  "title": "Max Current Charger",</text:p>
            <text:p>  "description": "Set the max. current of EV charger in Ampere",</text:p>
            <text:p>  "input": {</text:p>
            <text:p>    "title": "",</text:p>
            <text:p>    "description": "",</text:p>
            <text:p>    "observable": true,</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garage/charger/maxCurrent",</text:p>
            <text:p>      "retain": false,</text:p>
            <text:p>      "op": [</text:p>
            <text:p>        "invokeaction"</text:p>
            <text:p>      ]</text:p>
            <text:p>    }</text:p>
            <text:p>  ]</text:p>
            <text:p>}</text:p>
          </table:table-cell>
          <table:table-cell office:value-type="string" calcext:value-type="string">
            <text:p>{</text:p>
            <text:p>  "title": "Max Current",</text:p>
            <text:p>  "description": "The maximum current setting for the garage charger.",</text:p>
            <text:p>  "observable": null,</text:p>
            <text:p>  "type": "integer",</text:p>
            <text:p>  "minimum": null,</text:p>
            <text:p>  "maximum": null,</text:p>
            <text:p>  "enum": null,</text:p>
            <text:p>  "properties": {},</text:p>
            <text:p>  "forms": [</text:p>
            <text:p>    {</text:p>
            <text:p>      "href": "mqtt://broker.emqx.io:1883",</text:p>
            <text:p>      "contentType": null,</text:p>
            <text:p>      "topic": "garage/charger/maxCurrent",</text:p>
            <text:p>      "retain": false,</text:p>
            <text:p>      "op": []</text:p>
            <text:p>    }</text:p>
            <text:p>  ]</text:p>
            <text:p>}</text:p>
          </table:table-cell>
          <table:table-cell office:value-type="float" office:value="4" calcext:value-type="float">
            <text:p>4</text:p>
          </table:table-cell>
          <table:table-cell table:formula="of:=[.D24]-1" office:value-type="float" office:value="3" calcext:value-type="float">
            <text:p>3</text:p>
          </table:table-cell>
          <table:table-cell table:number-columns-repeated="16379"/>
        </table:table-row>
        <table:table-row table:style-name="ro4">
          <table:table-cell office:value-type="string" calcext:value-type="string">
            <text:p>bedroom_fan/ceil/status</text:p>
          </table:table-cell>
          <table:table-cell office:value-type="string" calcext:value-type="string">
            <text:p>{</text:p>
            <text:p>  "title": "Fan State",</text:p>
            <text:p>  "description": "State of the fan",</text:p>
            <text:p>  "observable": true,</text:p>
            <text:p>  "type": "string",</text:p>
            <text:p>  "minimum": null,</text:p>
            <text:p>  "maximum": null,</text:p>
            <text:p>  "enum": [</text:p>
            <text:p>    "UNKNOWN",</text:p>
            <text:p>    "ON",</text:p>
            <text:p>    "OFF"</text:p>
            <text:p>  ],</text:p>
            <text:p>  "properties": {},</text:p>
            <text:p>  "forms": [</text:p>
            <text:p>    {</text:p>
            <text:p>      "href": "192.168.0.100:1883",</text:p>
            <text:p>      "contentType": null,</text:p>
            <text:p>      "topic": "bedroom_fan/ceil/status",</text:p>
            <text:p>      "retain": true,</text:p>
            <text:p>      "op": [</text:p>
            <text:p>        "observeproperty",</text:p>
            <text:p>        "readproperty"</text:p>
            <text:p>      ]</text:p>
            <text:p>    }</text:p>
            <text:p>  ]</text:p>
            <text:p>}</text:p>
          </table:table-cell>
          <table:table-cell office:value-type="string" calcext:value-type="string">
            <text:p>{</text:p>
            <text:p>  "title": "Ceiling Fan Status",</text:p>
            <text:p>  "description": "Indicates the current status of the ceiling fan, which can be UNKNOWN, ON, or OFF.",</text:p>
            <text:p>  "observable": null,</text:p>
            <text:p>  "type": "string",</text:p>
            <text:p>  "minimum": null,</text:p>
            <text:p>  "maximum": null,</text:p>
            <text:p>  "enum": [</text:p>
            <text:p>    "OFF",</text:p>
            <text:p>    "UNKNOWN",</text:p>
            <text:p>    "ON"</text:p>
            <text:p>  ],</text:p>
            <text:p>  "properties": {},</text:p>
            <text:p>  "forms": [</text:p>
            <text:p>    {</text:p>
            <text:p>      "href": "mqtt://broker.emqx.io:1883",</text:p>
            <text:p>      "contentType": null,</text:p>
            <text:p>      "topic": "bedroom_fan/ceil/status",</text:p>
            <text:p>      "retain": true,</text:p>
            <text:p>      "op": []</text:p>
            <text:p>    }</text:p>
            <text:p>  ]</text:p>
            <text:p>}</text:p>
          </table:table-cell>
          <table:table-cell office:value-type="float" office:value="5" calcext:value-type="float">
            <text:p>5</text:p>
          </table:table-cell>
          <table:table-cell table:formula="of:=[.D25]-1" office:value-type="float" office:value="4" calcext:value-type="float">
            <text:p>4</text:p>
          </table:table-cell>
          <table:table-cell table:number-columns-repeated="16379"/>
        </table:table-row>
        <table:table-row table:style-name="ro7">
          <table:table-cell office:value-type="string" calcext:value-type="string">
            <text:p>bedroom_fan/ceil/oscillation</text:p>
          </table:table-cell>
          <table:table-cell office:value-type="string" calcext:value-type="string">
            <text:p>{</text:p>
            <text:p>  "title": "Oscillation State",</text:p>
            <text:p>  "description": "Indicates if the fan is oscillating or not",</text:p>
            <text:p>  "observable": true,</text:p>
            <text:p>  "type": "boolean",</text:p>
            <text:p>  "minimum": null,</text:p>
            <text:p>  "maximum": null,</text:p>
            <text:p>  "enum": null,</text:p>
            <text:p>  "properties": {},</text:p>
            <text:p>  "forms": [</text:p>
            <text:p>    {</text:p>
            <text:p>      "href": "192.168.0.100:1883",</text:p>
            <text:p>      "contentType": null,</text:p>
            <text:p>      "topic": "bedroom_fan/ceil/oscillation",</text:p>
            <text:p>      "retain": true,</text:p>
            <text:p>      "op": [</text:p>
            <text:p>        "observeproperty",</text:p>
            <text:p>        "readproperty"</text:p>
            <text:p>      ]</text:p>
            <text:p>    }</text:p>
            <text:p>  ]</text:p>
            <text:p>}</text:p>
          </table:table-cell>
          <table:table-cell office:value-type="string" calcext:value-type="string">
            <text:p>{</text:p>
            <text:p>  "title": "Oscillation",</text:p>
            <text:p>  "description": "Controls the oscillation state of the bedroom ceiling fan, allowing it to oscillate or remain stationary.",</text:p>
            <text:p>  "observable": null,</text:p>
            <text:p>  "type": "boolean",</text:p>
            <text:p>  "minimum": null,</text:p>
            <text:p>  "maximum": null,</text:p>
            <text:p>  "enum": null,</text:p>
            <text:p>  "properties": {},</text:p>
            <text:p>  "forms": [</text:p>
            <text:p>    {</text:p>
            <text:p>      "href": "mqtt://broker.emqx.io:1883",</text:p>
            <text:p>      "contentType": null,</text:p>
            <text:p>      "topic": "bedroom_fan/ceil/oscillation",</text:p>
            <text:p>      "retain": true,</text:p>
            <text:p>      "op": []</text:p>
            <text:p>    }</text:p>
            <text:p>  ]</text:p>
            <text:p>}</text:p>
          </table:table-cell>
          <table:table-cell office:value-type="float" office:value="5" calcext:value-type="float">
            <text:p>5</text:p>
          </table:table-cell>
          <table:table-cell table:formula="of:=[.D26]-1" office:value-type="float" office:value="4" calcext:value-type="float">
            <text:p>4</text:p>
          </table:table-cell>
          <table:table-cell table:number-columns-repeated="16379"/>
        </table:table-row>
        <table:table-row table:style-name="ro6">
          <table:table-cell office:value-type="string" calcext:value-type="string">
            <text:p>bedroom_fan/ceil/staling</text:p>
          </table:table-cell>
          <table:table-cell office:value-type="string" calcext:value-type="string">
            <text:p>{</text:p>
            <text:p>  "title": "Fan Staling",</text:p>
            <text:p>  "description": "This event is triggered when the fan has stalled",</text:p>
            <text:p>  "data": {</text:p>
            <text:p>    "title": "",</text:p>
            <text:p>    "description": "",</text:p>
            <text:p>    "observable": null,</text:p>
            <text:p>    "type": "string",</text:p>
            <text:p>    "minimum": null,</text:p>
            <text:p>    "maximum": null,</text:p>
            <text:p>    "enum": [</text:p>
            <text:p>      "STALED",</text:p>
            <text:p>      "OPERATIONAL"</text:p>
            <text:p>    ],</text:p>
            <text:p>    "properties": {}</text:p>
            <text:p>  },</text:p>
            <text:p>  "forms": [</text:p>
            <text:p>    {</text:p>
            <text:p>      "href": "192.168.0.100:1883",</text:p>
            <text:p>      "contentType": "text/plain",</text:p>
            <text:p>      "topic": "bedroom_fan/ceil/staling",</text:p>
            <text:p>      "retain": false,</text:p>
            <text:p>      "op": [</text:p>
            <text:p>        "subscribeevent",</text:p>
            <text:p>        "unsubscribeevent"</text:p>
            <text:p>      ]</text:p>
            <text:p>    }</text:p>
            <text:p>  ]</text:p>
            <text:p>}</text:p>
          </table:table-cell>
          <table:table-cell office:value-type="string" calcext:value-type="string">
            <text:p>{</text:p>
            <text:p>  "title": "Staling Status",</text:p>
            <text:p>  "description": "Indicates whether the fan is in a staled or operational state.",</text:p>
            <text:p>  "observable": null,</text:p>
            <text:p>  "type": "string",</text:p>
            <text:p>  "minimum": null,</text:p>
            <text:p>  "maximum": null,</text:p>
            <text:p>  "enum": [</text:p>
            <text:p>    "STALED",</text:p>
            <text:p>    "OPERATIONAL"</text:p>
            <text:p>  ],</text:p>
            <text:p>  "properties": {},</text:p>
            <text:p>  "forms": [</text:p>
            <text:p>    {</text:p>
            <text:p>      "href": "mqtt://broker.emqx.io:1883",</text:p>
            <text:p>      "contentType": null,</text:p>
            <text:p>      "topic": "bedroom_fan/ceil/staling",</text:p>
            <text:p>      "retain": false,</text:p>
            <text:p>      "op": []</text:p>
            <text:p>    }</text:p>
            <text:p>  ]</text:p>
            <text:p>}</text:p>
          </table:table-cell>
          <table:table-cell office:value-type="float" office:value="5" calcext:value-type="float">
            <text:p>5</text:p>
          </table:table-cell>
          <table:table-cell table:formula="of:=[.D27]-1" office:value-type="float" office:value="4" calcext:value-type="float">
            <text:p>4</text:p>
          </table:table-cell>
          <table:table-cell table:number-columns-repeated="16379"/>
        </table:table-row>
        <table:table-row table:style-name="ro10">
          <table:table-cell office:value-type="string" calcext:value-type="string">
            <text:p>bedroom_fan/ceil/set/mode</text:p>
          </table:table-cell>
          <table:table-cell office:value-type="string" calcext:value-type="string">
            <text:p>{</text:p>
            <text:p>  "title": "Fan Mode",</text:p>
            <text:p>  "description": "Set the fan mode: auto, smart, woosh, eco, night or breeze",</text:p>
            <text:p>  "input": {</text:p>
            <text:p>    "title": "",</text:p>
            <text:p>    "description": "",</text:p>
            <text:p>    "observable": true,</text:p>
            <text:p>    "type": "string",</text:p>
            <text:p>    "minimum": null,</text:p>
            <text:p>    "maximum": null,</text:p>
            <text:p>    "enum": [</text:p>
            <text:p>      "auto",</text:p>
            <text:p>      "smart",</text:p>
            <text:p>      "woosh",</text:p>
            <text:p>      "eco",</text:p>
            <text:p>      "night",</text:p>
            <text:p>      "breeze"</text:p>
            <text:p>    ],</text:p>
            <text:p>    "properties": {}</text:p>
            <text:p>  },</text:p>
            <text:p>  "output": null,</text:p>
            <text:p>  "forms": [</text:p>
            <text:p>    {</text:p>
            <text:p>      "href": "192.168.0.100:1883",</text:p>
            <text:p>      "contentType": "text/plain",</text:p>
            <text:p>      "topic": "bedroom_fan/ceil/set/mode",</text:p>
            <text:p>      "retain": false,</text:p>
            <text:p>      "op": [</text:p>
            <text:p>        "invokeaction"</text:p>
            <text:p>      ]</text:p>
            <text:p>    }</text:p>
            <text:p>  ]</text:p>
            <text:p>}</text:p>
          </table:table-cell>
          <table:table-cell office:value-type="string" calcext:value-type="string">
            <text:p>{</text:p>
            <text:p>  "title": "Fan Mode Setting",</text:p>
            <text:p>  "description": "Allows setting the mode of the ceiling fan to various predefined modes.",</text:p>
            <text:p>  "input": {</text:p>
            <text:p>    "title": "",</text:p>
            <text:p>    "description": "",</text:p>
            <text:p>    "observable": null,</text:p>
            <text:p>    "type": "string",</text:p>
            <text:p>    "minimum": null,</text:p>
            <text:p>    "maximum": null,</text:p>
            <text:p>    "enum": [</text:p>
            <text:p>      "smart",</text:p>
            <text:p>      "woosh",</text:p>
            <text:p>      "auto",</text:p>
            <text:p>      "night",</text:p>
            <text:p>      "eco",</text:p>
            <text:p>      "breeze"</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edroom_fan/ceil/set/mode",</text:p>
            <text:p>      "retain": false,</text:p>
            <text:p>      "op": []</text:p>
            <text:p>    }</text:p>
            <text:p>  ]</text:p>
            <text:p>}</text:p>
          </table:table-cell>
          <table:table-cell office:value-type="float" office:value="5" calcext:value-type="float">
            <text:p>5</text:p>
          </table:table-cell>
          <table:table-cell table:formula="of:=[.D28]-1" office:value-type="float" office:value="4" calcext:value-type="float">
            <text:p>4</text:p>
          </table:table-cell>
          <table:table-cell table:number-columns-repeated="16379"/>
        </table:table-row>
        <table:table-row table:style-name="ro11">
          <table:table-cell office:value-type="string" calcext:value-type="string">
            <text:p>bedroom_fan/ceil/set/speed</text:p>
          </table:table-cell>
          <table:table-cell office:value-type="string" calcext:value-type="string">
            <text:p>{</text:p>
            <text:p>  "title": "Fan speed",</text:p>
            <text:p>  "description": "Set the fan speed in percent",</text:p>
            <text:p>  "input": {</text:p>
            <text:p>    "title": "",</text:p>
            <text:p>    "description": "",</text:p>
            <text:p>    "observable": true,</text:p>
            <text:p>    "type": "number",</text:p>
            <text:p>    "minimum": 0,</text:p>
            <text:p>    "maximum": 100,</text:p>
            <text:p>    "enum": null,</text:p>
            <text:p>    "properties": {}</text:p>
            <text:p>  },</text:p>
            <text:p>  "output": null,</text:p>
            <text:p>  "forms": [</text:p>
            <text:p>    {</text:p>
            <text:p>      "href": "192.168.0.100:1883",</text:p>
            <text:p>      "contentType": "text/plain",</text:p>
            <text:p>      "topic": "bedroom_fan/ceil/set/speed",</text:p>
            <text:p>      "retain": false,</text:p>
            <text:p>      "op": [</text:p>
            <text:p>        "invokeaction"</text:p>
            <text:p>      ]</text:p>
            <text:p>    }</text:p>
            <text:p>  ]</text:p>
            <text:p>}</text:p>
          </table:table-cell>
          <table:table-cell office:value-type="string" calcext:value-type="string">
            <text:p>{</text:p>
            <text:p>  "title": "Fan Speed Control",</text:p>
            <text:p>  "description": "This affordance allows setting the speed of the ceiling fan. The speed is represented as a floating-point number, indicating the fan's speed level.",</text:p>
            <text:p>  "input": {</text:p>
            <text:p>    "title": "",</text:p>
            <text:p>    "description": "",</text:p>
            <text:p>    "observable": null,</text:p>
            <text:p>    "type": "numb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edroom_fan/ceil/set/speed",</text:p>
            <text:p>      "retain": false,</text:p>
            <text:p>      "op": []</text:p>
            <text:p>    }</text:p>
            <text:p>  ]</text:p>
            <text:p>}</text:p>
          </table:table-cell>
          <table:table-cell office:value-type="float" office:value="4" calcext:value-type="float">
            <text:p>4</text:p>
          </table:table-cell>
          <table:table-cell table:formula="of:=[.D29]-1" office:value-type="float" office:value="3" calcext:value-type="float">
            <text:p>3</text:p>
          </table:table-cell>
          <table:table-cell table:number-columns-repeated="16379"/>
        </table:table-row>
        <table:table-row table:style-name="ro12">
          <table:table-cell office:value-type="string" calcext:value-type="string">
            <text:p>living_room/humidifier/status</text:p>
          </table:table-cell>
          <table:table-cell office:value-type="string" calcext:value-type="string">
            <text:p>{</text:p>
            <text:p>  "title": "Fan State",</text:p>
            <text:p>  "description": "Current state of the humidifier",</text:p>
            <text:p>  "observable": true,</text:p>
            <text:p>  "type": "string",</text:p>
            <text:p>  "minimum": null,</text:p>
            <text:p>  "maximum": null,</text:p>
            <text:p>  "enum": [</text:p>
            <text:p>    "UNKNOWN",</text:p>
            <text:p>    "ON",</text:p>
            <text:p>    "OFF",</text:p>
            <text:p>    "IDLE"</text:p>
            <text:p>  ],</text:p>
            <text:p>  "properties": {},</text:p>
            <text:p>  "forms": [</text:p>
            <text:p>    {</text:p>
            <text:p>      "href": "192.168.0.100:1883",</text:p>
            <text:p>      "contentType": null,</text:p>
            <text:p>      "topic": "living_room/humidifier/status",</text:p>
            <text:p>      "retain": true,</text:p>
            <text:p>      "op": [</text:p>
            <text:p>        "observeproperty",</text:p>
            <text:p>        "readproperty"</text:p>
            <text:p>      ]</text:p>
            <text:p>    }</text:p>
            <text:p>  ]</text:p>
            <text:p>}</text:p>
          </table:table-cell>
          <table:table-cell office:value-type="string" calcext:value-type="string">
            <text:p>{</text:p>
            <text:p>  "title": "Humidifier Status",</text:p>
            <text:p>  "description": "Represents the current status of the humidifier, which can be UNKNOWN, ON, OFF, or IDLE.",</text:p>
            <text:p>  "observable": null,</text:p>
            <text:p>  "type": "string",</text:p>
            <text:p>  "minimum": null,</text:p>
            <text:p>  "maximum": null,</text:p>
            <text:p>  "enum": [</text:p>
            <text:p>    "OFF",</text:p>
            <text:p>    "UNKNOWN",</text:p>
            <text:p>    "ON",</text:p>
            <text:p>    "IDLE"</text:p>
            <text:p>  ],</text:p>
            <text:p>  "properties": {},</text:p>
            <text:p>  "forms": [</text:p>
            <text:p>    {</text:p>
            <text:p>      "href": "mqtt://broker.emqx.io:1883",</text:p>
            <text:p>      "contentType": null,</text:p>
            <text:p>      "topic": "living_room/humidifier/status",</text:p>
            <text:p>      "retain": true,</text:p>
            <text:p>      "op": []</text:p>
            <text:p>    }</text:p>
            <text:p>  ]</text:p>
            <text:p>}</text:p>
          </table:table-cell>
          <table:table-cell office:value-type="float" office:value="5" calcext:value-type="float">
            <text:p>5</text:p>
          </table:table-cell>
          <table:table-cell table:formula="of:=[.D30]-1" office:value-type="float" office:value="4" calcext:value-type="float">
            <text:p>4</text:p>
          </table:table-cell>
          <table:table-cell table:number-columns-repeated="16379"/>
        </table:table-row>
        <table:table-row table:style-name="ro7">
          <table:table-cell office:value-type="string" calcext:value-type="string">
            <text:p>living_room/humidifier/humidity</text:p>
          </table:table-cell>
          <table:table-cell office:value-type="string" calcext:value-type="string">
            <text:p>{</text:p>
            <text:p>  "title": "Air Humidity",</text:p>
            <text:p>  "description": "Current air humidity in percent",</text:p>
            <text:p>  "observable": true,</text:p>
            <text:p>  "type": "integer",</text:p>
            <text:p>  "minimum": 5,</text:p>
            <text:p>  "maximum": 95,</text:p>
            <text:p>  "enum": null,</text:p>
            <text:p>  "properties": {},</text:p>
            <text:p>  "forms": [</text:p>
            <text:p>    {</text:p>
            <text:p>      "href": "192.168.0.100:1883",</text:p>
            <text:p>      "contentType": null,</text:p>
            <text:p>      "topic": "living_room/humidifier/humidity",</text:p>
            <text:p>      "retain": true,</text:p>
            <text:p>      "op": [</text:p>
            <text:p>        "observeproperty",</text:p>
            <text:p>        "readproperty"</text:p>
            <text:p>      ]</text:p>
            <text:p>    }</text:p>
            <text:p>  ]</text:p>
            <text:p>}</text:p>
          </table:table-cell>
          <table:table-cell office:value-type="string" calcext:value-type="string">
            <text:p>{</text:p>
            <text:p>  "title": "Humidity Level",</text:p>
            <text:p>  "description": "Represents the current humidity level detected by the humidifier in the living room.",</text:p>
            <text:p>  "observable": null,</text:p>
            <text:p>  "type": "integer",</text:p>
            <text:p>  "minimum": null,</text:p>
            <text:p>  "maximum": null,</text:p>
            <text:p>  "enum": null,</text:p>
            <text:p>  "properties": {},</text:p>
            <text:p>  "forms": [</text:p>
            <text:p>    {</text:p>
            <text:p>      "href": "mqtt://broker.emqx.io:1883",</text:p>
            <text:p>      "contentType": null,</text:p>
            <text:p>      "topic": "living_room/humidifier/humidity",</text:p>
            <text:p>      "retain": true,</text:p>
            <text:p>      "op": []</text:p>
            <text:p>    }</text:p>
            <text:p>  ]</text:p>
            <text:p>}</text:p>
          </table:table-cell>
          <table:table-cell office:value-type="float" office:value="4" calcext:value-type="float">
            <text:p>4</text:p>
          </table:table-cell>
          <table:table-cell table:formula="of:=[.D31]-1" office:value-type="float" office:value="3" calcext:value-type="float">
            <text:p>3</text:p>
          </table:table-cell>
          <table:table-cell table:number-columns-repeated="16379"/>
        </table:table-row>
        <table:table-row table:style-name="ro4">
          <table:table-cell office:value-type="string" calcext:value-type="string">
            <text:p>living_room/humidifier/target/ok</text:p>
          </table:table-cell>
          <table:table-cell office:value-type="string" calcext:value-type="string">
            <text:p>{</text:p>
            <text:p>  "title": "Target Reached",</text:p>
            <text:p>  "description": "The humidity target has been reached",</text:p>
            <text:p>  "data": {</text:p>
            <text:p>    "title": "Timestamp",</text:p>
            <text:p>    "description": "POSIX timestamp when the target was reached",</text:p>
            <text:p>    "observable": null,</text:p>
            <text:p>    "type": "integer",</text:p>
            <text:p>    "minimum": null,</text:p>
            <text:p>    "maximum": null,</text:p>
            <text:p>    "enum": null,</text:p>
            <text:p>    "properties": {}</text:p>
            <text:p>  },</text:p>
            <text:p>  "forms": [</text:p>
            <text:p>    {</text:p>
            <text:p>      "href": "192.168.0.100:1883",</text:p>
            <text:p>      "contentType": "text/plain",</text:p>
            <text:p>      "topic": "living_room/humidifier/target/ok",</text:p>
            <text:p>      "retain": true,</text:p>
            <text:p>      "op": [</text:p>
            <text:p>        "subscribeevent",</text:p>
            <text:p>        "unsubscribeevent"</text:p>
            <text:p>      ]</text:p>
            <text:p>    }</text:p>
            <text:p>  ]</text:p>
            <text:p>}</text:p>
          </table:table-cell>
          <table:table-cell office:value-type="string" calcext:value-type="string">
            <text:p>{</text:p>
            <text:p>  "title": "Target OK Timestamp",</text:p>
            <text:p>  "description": "Represents the timestamp when the target humidity level was confirmed as OK.",</text:p>
            <text:p>  "observable": null,</text:p>
            <text:p>  "type": "integer",</text:p>
            <text:p>  "minimum": null,</text:p>
            <text:p>  "maximum": null,</text:p>
            <text:p>  "enum": null,</text:p>
            <text:p>  "properties": {},</text:p>
            <text:p>  "forms": [</text:p>
            <text:p>    {</text:p>
            <text:p>      "href": "mqtt://broker.emqx.io:1883",</text:p>
            <text:p>      "contentType": null,</text:p>
            <text:p>      "topic": "living_room/humidifier/target/ok",</text:p>
            <text:p>      "retain": true,</text:p>
            <text:p>      "op": []</text:p>
            <text:p>    }</text:p>
            <text:p>  ]</text:p>
            <text:p>}</text:p>
          </table:table-cell>
          <table:table-cell office:value-type="float" office:value="5" calcext:value-type="float">
            <text:p>5</text:p>
          </table:table-cell>
          <table:table-cell table:formula="of:=[.D32]-1" office:value-type="float" office:value="4" calcext:value-type="float">
            <text:p>4</text:p>
          </table:table-cell>
          <table:table-cell table:number-columns-repeated="16379"/>
        </table:table-row>
        <table:table-row table:style-name="ro12">
          <table:table-cell office:value-type="string" calcext:value-type="string">
            <text:p>living_room/humidifier/threshold/below</text:p>
          </table:table-cell>
          <table:table-cell office:value-type="string" calcext:value-type="string">
            <text:p>{</text:p>
            <text:p>  "title": "Below Threshold",</text:p>
            <text:p>  "description": "The humidity is below the threshold",</text:p>
            <text:p>  "data": {</text:p>
            <text:p>    "title": "Timestamp",</text:p>
            <text:p>    "description": "POSIX timestamp when the humidity was below the set threshold",</text:p>
            <text:p>    "observable": null,</text:p>
            <text:p>    "type": "integer",</text:p>
            <text:p>    "minimum": null,</text:p>
            <text:p>    "maximum": null,</text:p>
            <text:p>    "enum": null,</text:p>
            <text:p>    "properties": {}</text:p>
            <text:p>  },</text:p>
            <text:p>  "forms": [</text:p>
            <text:p>    {</text:p>
            <text:p>      "href": "192.168.0.100:1883",</text:p>
            <text:p>      "contentType": "text/plain",</text:p>
            <text:p>      "topic": "living_room/humidifier/threshold/below",</text:p>
            <text:p>      "retain": true,</text:p>
            <text:p>      "op": [</text:p>
            <text:p>        "subscribeevent",</text:p>
            <text:p>        "unsubscribeevent"</text:p>
            <text:p>      ]</text:p>
            <text:p>    }</text:p>
            <text:p>  ]</text:p>
            <text:p>}</text:p>
          </table:table-cell>
          <table:table-cell office:value-type="string" calcext:value-type="string">
            <text:p>{</text:p>
            <text:p>  "title": "Threshold Below",</text:p>
            <text:p>  "description": "Represents the timestamp when the humidity level goes below a certain threshold.",</text:p>
            <text:p>  "observable": null,</text:p>
            <text:p>  "type": "integer",</text:p>
            <text:p>  "minimum": null,</text:p>
            <text:p>  "maximum": null,</text:p>
            <text:p>  "enum": null,</text:p>
            <text:p>  "properties": {},</text:p>
            <text:p>  "forms": [</text:p>
            <text:p>    {</text:p>
            <text:p>      "href": "mqtt://broker.emqx.io:1883",</text:p>
            <text:p>      "contentType": null,</text:p>
            <text:p>      "topic": "living_room/humidifier/threshold/below",</text:p>
            <text:p>      "retain": true,</text:p>
            <text:p>      "op": []</text:p>
            <text:p>    }</text:p>
            <text:p>  ]</text:p>
            <text:p>}</text:p>
          </table:table-cell>
          <table:table-cell office:value-type="float" office:value="4" calcext:value-type="float">
            <text:p>4</text:p>
          </table:table-cell>
          <table:table-cell table:formula="of:=[.D33]-1" office:value-type="float" office:value="3" calcext:value-type="float">
            <text:p>3</text:p>
          </table:table-cell>
          <table:table-cell table:number-columns-repeated="16379"/>
        </table:table-row>
        <table:table-row table:style-name="ro11">
          <table:table-cell office:value-type="string" calcext:value-type="string">
            <text:p>living_room/humidifier/target/set</text:p>
          </table:table-cell>
          <table:table-cell office:value-type="string" calcext:value-type="string">
            <text:p>{</text:p>
            <text:p>  "title": "Target Humidity",</text:p>
            <text:p>  "description": "Set the humidity target",</text:p>
            <text:p>  "input": {</text:p>
            <text:p>    "title": "",</text:p>
            <text:p>    "description": "",</text:p>
            <text:p>    "observable": true,</text:p>
            <text:p>    "type": "integer",</text:p>
            <text:p>    "minimum": 0,</text:p>
            <text:p>    "maximum": 100,</text:p>
            <text:p>    "enum": null,</text:p>
            <text:p>    "properties": {}</text:p>
            <text:p>  },</text:p>
            <text:p>  "output": null,</text:p>
            <text:p>  "forms": [</text:p>
            <text:p>    {</text:p>
            <text:p>      "href": "192.168.0.100:1883",</text:p>
            <text:p>      "contentType": "text/plain",</text:p>
            <text:p>      "topic": "living_room/humidifier/target/set",</text:p>
            <text:p>      "retain": false,</text:p>
            <text:p>      "op": [</text:p>
            <text:p>        "invokeaction"</text:p>
            <text:p>      ]</text:p>
            <text:p>    }</text:p>
            <text:p>  ]</text:p>
            <text:p>}</text:p>
          </table:table-cell>
          <table:table-cell office:value-type="string" calcext:value-type="string">
            <text:p>{</text:p>
            <text:p>  "title": "Target Humidity Setting",</text:p>
            <text:p>  "description": "This affordance allows setting the target humidity level for the humidifier.",</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iving_room/humidifier/target/set",</text:p>
            <text:p>      "retain": false,</text:p>
            <text:p>      "op": []</text:p>
            <text:p>    }</text:p>
            <text:p>  ]</text:p>
            <text:p>}</text:p>
          </table:table-cell>
          <table:table-cell office:value-type="float" office:value="5" calcext:value-type="float">
            <text:p>5</text:p>
          </table:table-cell>
          <table:table-cell table:formula="of:=[.D34]-1" office:value-type="float" office:value="4" calcext:value-type="float">
            <text:p>4</text:p>
          </table:table-cell>
          <table:table-cell table:number-columns-repeated="16379"/>
        </table:table-row>
        <table:table-row table:style-name="ro11">
          <table:table-cell office:value-type="string" calcext:value-type="string">
            <text:p>living_room/humidifier/threshold/set</text:p>
          </table:table-cell>
          <table:table-cell office:value-type="string" calcext:value-type="string">
            <text:p>{</text:p>
            <text:p>  "title": "Threshold Humidity",</text:p>
            <text:p>  "description": "Set the humidity threshold target in percent",</text:p>
            <text:p>  "input": {</text:p>
            <text:p>    "title": "",</text:p>
            <text:p>    "description": "",</text:p>
            <text:p>    "observable": true,</text:p>
            <text:p>    "type": "integer",</text:p>
            <text:p>    "minimum": 0,</text:p>
            <text:p>    "maximum": 100,</text:p>
            <text:p>    "enum": null,</text:p>
            <text:p>    "properties": {}</text:p>
            <text:p>  },</text:p>
            <text:p>  "output": null,</text:p>
            <text:p>  "forms": [</text:p>
            <text:p>    {</text:p>
            <text:p>      "href": "192.168.0.100:1883",</text:p>
            <text:p>      "contentType": "text/plain",</text:p>
            <text:p>      "topic": "living_room/humidifier/threshold/set",</text:p>
            <text:p>      "retain": false,</text:p>
            <text:p>      "op": [</text:p>
            <text:p>        "invokeaction"</text:p>
            <text:p>      ]</text:p>
            <text:p>    }</text:p>
            <text:p>  ]</text:p>
            <text:p>}</text:p>
          </table:table-cell>
          <table:table-cell office:value-type="string" calcext:value-type="string">
            <text:p>{</text:p>
            <text:p>  "title": "Threshold Setting",</text:p>
            <text:p>  "description": "This affordance allows setting the threshold value for the humidifier, which determines when the device should activate based on humidity levels.",</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iving_room/humidifier/threshold/set",</text:p>
            <text:p>      "retain": false,</text:p>
            <text:p>      "op": []</text:p>
            <text:p>    }</text:p>
            <text:p>  ]</text:p>
            <text:p>}</text:p>
          </table:table-cell>
          <table:table-cell office:value-type="float" office:value="4" calcext:value-type="float">
            <text:p>4</text:p>
          </table:table-cell>
          <table:table-cell table:formula="of:=[.D35]-1" office:value-type="float" office:value="3" calcext:value-type="float">
            <text:p>3</text:p>
          </table:table-cell>
          <table:table-cell table:number-columns-repeated="16379"/>
        </table:table-row>
        <table:table-row table:style-name="ro13">
          <table:table-cell office:value-type="string" calcext:value-type="string">
            <text:p>living_room/humidifier/set/mode</text:p>
          </table:table-cell>
          <table:table-cell office:value-type="string" calcext:value-type="string">
            <text:p>{</text:p>
            <text:p>  "title": "Humidifier Mode",</text:p>
            <text:p>  "description": "Set the mode of the humidifier",</text:p>
            <text:p>  "input": {</text:p>
            <text:p>    "title": "",</text:p>
            <text:p>    "description": "",</text:p>
            <text:p>    "observable": true,</text:p>
            <text:p>    "type": "string",</text:p>
            <text:p>    "minimum": null,</text:p>
            <text:p>    "maximum": null,</text:p>
            <text:p>    "enum": [</text:p>
            <text:p>      "normal",</text:p>
            <text:p>      "eco",</text:p>
            <text:p>      "away",</text:p>
            <text:p>      "boost",</text:p>
            <text:p>      "comfort",</text:p>
            <text:p>      "home",</text:p>
            <text:p>      "sleep",</text:p>
            <text:p>      "auto",</text:p>
            <text:p>      "baby"</text:p>
            <text:p>    ],</text:p>
            <text:p>    "properties": {}</text:p>
            <text:p>  },</text:p>
            <text:p>  "output": null,</text:p>
            <text:p>  "forms": [</text:p>
            <text:p>    {</text:p>
            <text:p>      "href": "192.168.0.100:1883",</text:p>
            <text:p>      "contentType": "text/plain",</text:p>
            <text:p>      "topic": "living_room/humidifier/set/mode",</text:p>
            <text:p>      "retain": false,</text:p>
            <text:p>      "op": [</text:p>
            <text:p>        "invokeaction"</text:p>
            <text:p>      ]</text:p>
            <text:p>    }</text:p>
            <text:p>  ]</text:p>
            <text:p>}</text:p>
          </table:table-cell>
          <table:table-cell office:value-type="string" calcext:value-type="string">
            <text:p>{</text:p>
            <text:p>  "title": "Set Humidifier Mode",</text:p>
            <text:p>  "description": "Allows setting the mode of the humidifier to various predefined options.",</text:p>
            <text:p>  "input": {</text:p>
            <text:p>    "title": "",</text:p>
            <text:p>    "description": "",</text:p>
            <text:p>    "observable": null,</text:p>
            <text:p>    "type": "string",</text:p>
            <text:p>    "minimum": null,</text:p>
            <text:p>    "maximum": null,</text:p>
            <text:p>    "enum": [</text:p>
            <text:p>      "boost",</text:p>
            <text:p>      "comfort",</text:p>
            <text:p>      "sleep",</text:p>
            <text:p>      "auto",</text:p>
            <text:p>      "eco",</text:p>
            <text:p>      "normal",</text:p>
            <text:p>      "home",</text:p>
            <text:p>      "baby",</text:p>
            <text:p>      "away"</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iving_room/humidifier/set/mode",</text:p>
            <text:p>      "retain": false,</text:p>
            <text:p>      "op": []</text:p>
            <text:p>    }</text:p>
            <text:p>  ]</text:p>
            <text:p>}</text:p>
          </table:table-cell>
          <table:table-cell office:value-type="float" office:value="5" calcext:value-type="float">
            <text:p>5</text:p>
          </table:table-cell>
          <table:table-cell table:formula="of:=[.D36]-1" office:value-type="float" office:value="4" calcext:value-type="float">
            <text:p>4</text:p>
          </table:table-cell>
          <table:table-cell table:number-columns-repeated="16379"/>
        </table:table-row>
        <table:table-row table:style-name="ro14">
          <table:table-cell office:value-type="string" calcext:value-type="string">
            <text:p>living_room/humidifier/set/state</text:p>
          </table:table-cell>
          <table:table-cell office:value-type="string" calcext:value-type="string">
            <text:p>{</text:p>
            <text:p>  "title": "Humidifier On/Off-State",</text:p>
            <text:p>  "description": "Turn the humidifier on or off",</text:p>
            <text:p>  "input": {</text:p>
            <text:p>    "title": "",</text:p>
            <text:p>    "description": "",</text:p>
            <text:p>    "observable": true,</text:p>
            <text:p>    "type": "string",</text:p>
            <text:p>    "minimum": null,</text:p>
            <text:p>    "maximum": null,</text:p>
            <text:p>    "enum": [</text:p>
            <text:p>      "on",</text:p>
            <text:p>      "off"</text:p>
            <text:p>    ],</text:p>
            <text:p>    "properties": {}</text:p>
            <text:p>  },</text:p>
            <text:p>  "output": null,</text:p>
            <text:p>  "forms": [</text:p>
            <text:p>    {</text:p>
            <text:p>      "href": "192.168.0.100:1883",</text:p>
            <text:p>      "contentType": "text/plain",</text:p>
            <text:p>      "topic": "living_room/humidifier/set/state",</text:p>
            <text:p>      "retain": false,</text:p>
            <text:p>      "op": [</text:p>
            <text:p>        "invokeaction"</text:p>
            <text:p>      ]</text:p>
            <text:p>    }</text:p>
            <text:p>  ]</text:p>
            <text:p>}</text:p>
          </table:table-cell>
          <table:table-cell office:value-type="string" calcext:value-type="string">
            <text:p>{</text:p>
            <text:p>  "title": "Set Humidifier State",</text:p>
            <text:p>  "description": "An action affordance to set the state of the humidifier to either 'on' or 'off'.",</text:p>
            <text:p>  "input": {</text:p>
            <text:p>    "title": "",</text:p>
            <text:p>    "description": "",</text:p>
            <text:p>    "observable": null,</text:p>
            <text:p>    "type": "string",</text:p>
            <text:p>    "minimum": null,</text:p>
            <text:p>    "maximum": null,</text:p>
            <text:p>    "enum": [</text:p>
            <text:p>      "on",</text:p>
            <text:p>      "off"</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iving_room/humidifier/set/state",</text:p>
            <text:p>      "retain": false,</text:p>
            <text:p>      "op": []</text:p>
            <text:p>    }</text:p>
            <text:p>  ]</text:p>
            <text:p>}</text:p>
          </table:table-cell>
          <table:table-cell office:value-type="float" office:value="5" calcext:value-type="float">
            <text:p>5</text:p>
          </table:table-cell>
          <table:table-cell table:formula="of:=[.D37]-1" office:value-type="float" office:value="4" calcext:value-type="float">
            <text:p>4</text:p>
          </table:table-cell>
          <table:table-cell table:number-columns-repeated="16379"/>
        </table:table-row>
        <table:table-row table:style-name="ro15">
          <table:table-cell office:value-type="string" calcext:value-type="string">
            <text:p>upstairs/office/ac/status</text:p>
          </table:table-cell>
          <table:table-cell office:value-type="string" calcext:value-type="string">
            <text:p>{</text:p>
            <text:p>  "title": "AC Mode",</text:p>
            <text:p>  "description": "Mode of the AC unit",</text:p>
            <text:p>  "observable": true,</text:p>
            <text:p>  "type": "string",</text:p>
            <text:p>  "minimum": null,</text:p>
            <text:p>  "maximum": null,</text:p>
            <text:p>  "enum": [</text:p>
            <text:p>    "UNKNOWN",</text:p>
            <text:p>    "COOL",</text:p>
            <text:p>    "OFF",</text:p>
            <text:p>    "STANDBY",</text:p>
            <text:p>    "FAN_ONLY"</text:p>
            <text:p>  ],</text:p>
            <text:p>  "properties": {},</text:p>
            <text:p>  "forms": [</text:p>
            <text:p>    {</text:p>
            <text:p>      "href": "192.168.0.100:1883",</text:p>
            <text:p>      "contentType": null,</text:p>
            <text:p>      "topic": "upstairs/office/ac/status",</text:p>
            <text:p>      "retain": true,</text:p>
            <text:p>      "op": [</text:p>
            <text:p>        "observeproperty",</text:p>
            <text:p>        "readproperty"</text:p>
            <text:p>      ]</text:p>
            <text:p>    }</text:p>
            <text:p>  ]</text:p>
            <text:p>}</text:p>
          </table:table-cell>
          <table:table-cell office:value-type="string" calcext:value-type="string">
            <text:p>{</text:p>
            <text:p>  "title": "AC Status",</text:p>
            <text:p>  "description": "Represents the current status of the air conditioning unit, indicating its operational mode.",</text:p>
            <text:p>  "observable": null,</text:p>
            <text:p>  "type": "string",</text:p>
            <text:p>  "minimum": null,</text:p>
            <text:p>  "maximum": null,</text:p>
            <text:p>  "enum": [</text:p>
            <text:p>    "UNKNOWN",</text:p>
            <text:p>    "COOL",</text:p>
            <text:p>    "FAN_ONLY",</text:p>
            <text:p>    "OFF",</text:p>
            <text:p>    "STANDBY"</text:p>
            <text:p>  ],</text:p>
            <text:p>  "properties": {},</text:p>
            <text:p>  "forms": [</text:p>
            <text:p>    {</text:p>
            <text:p>      "href": "mqtt://broker.emqx.io:1883",</text:p>
            <text:p>      "contentType": null,</text:p>
            <text:p>      "topic": "upstairs/office/ac/status",</text:p>
            <text:p>      "retain": true,</text:p>
            <text:p>      "op": []</text:p>
            <text:p>    }</text:p>
            <text:p>  ]</text:p>
            <text:p>}</text:p>
          </table:table-cell>
          <table:table-cell office:value-type="float" office:value="5" calcext:value-type="float">
            <text:p>5</text:p>
          </table:table-cell>
          <table:table-cell table:formula="of:=[.D38]-1" office:value-type="float" office:value="4" calcext:value-type="float">
            <text:p>4</text:p>
          </table:table-cell>
          <table:table-cell table:number-columns-repeated="16379"/>
        </table:table-row>
        <table:table-row table:style-name="ro16">
          <table:table-cell office:value-type="string" calcext:value-type="string">
            <text:p>upstairs/office/ac/swing</text:p>
          </table:table-cell>
          <table:table-cell office:value-type="string" calcext:value-type="string">
            <text:p>{</text:p>
            <text:p>  "title": "Swing state",</text:p>
            <text:p>  "description": "The swing of the AC unit can be 'ON' or 'OFF'",</text:p>
            <text:p>  "observable": true,</text:p>
            <text:p>  "type": "string",</text:p>
            <text:p>  "minimum": null,</text:p>
            <text:p>  "maximum": null,</text:p>
            <text:p>  "enum": [</text:p>
            <text:p>    "ON",</text:p>
            <text:p>    "OFF"</text:p>
            <text:p>  ],</text:p>
            <text:p>  "properties": {},</text:p>
            <text:p>  "forms": [</text:p>
            <text:p>    {</text:p>
            <text:p>      "href": "192.168.0.100:1883",</text:p>
            <text:p>      "contentType": null,</text:p>
            <text:p>      "topic": "upstairs/office/ac/swing",</text:p>
            <text:p>      "retain": false,</text:p>
            <text:p>      "op": [</text:p>
            <text:p>        "observeproperty"</text:p>
            <text:p>      ]</text:p>
            <text:p>    }</text:p>
            <text:p>  ]</text:p>
            <text:p>}</text:p>
          </table:table-cell>
          <table:table-cell office:value-type="string" calcext:value-type="string">
            <text:p>{</text:p>
            <text:p>  "title": "Swing Control",</text:p>
            <text:p>  "description": "This affordance allows controlling the swing function of the air conditioner, which can be turned ON or OFF.",</text:p>
            <text:p>  "observable": null,</text:p>
            <text:p>  "type": "string",</text:p>
            <text:p>  "minimum": null,</text:p>
            <text:p>  "maximum": null,</text:p>
            <text:p>  "enum": [</text:p>
            <text:p>    "OFF",</text:p>
            <text:p>    "ON"</text:p>
            <text:p>  ],</text:p>
            <text:p>  "properties": {},</text:p>
            <text:p>  "forms": [</text:p>
            <text:p>    {</text:p>
            <text:p>      "href": "mqtt://broker.emqx.io:1883",</text:p>
            <text:p>      "contentType": null,</text:p>
            <text:p>      "topic": "upstairs/office/ac/swing",</text:p>
            <text:p>      "retain": false,</text:p>
            <text:p>      "op": []</text:p>
            <text:p>    }</text:p>
            <text:p>  ]</text:p>
            <text:p>}</text:p>
          </table:table-cell>
          <table:table-cell office:value-type="float" office:value="5" calcext:value-type="float">
            <text:p>5</text:p>
          </table:table-cell>
          <table:table-cell table:formula="of:=[.D39]-1" office:value-type="float" office:value="4" calcext:value-type="float">
            <text:p>4</text:p>
          </table:table-cell>
          <table:table-cell table:number-columns-repeated="16379"/>
        </table:table-row>
        <table:table-row table:style-name="ro4">
          <table:table-cell office:value-type="string" calcext:value-type="string">
            <text:p>upstairs/office/ac/fan</text:p>
          </table:table-cell>
          <table:table-cell office:value-type="string" calcext:value-type="string">
            <text:p>{</text:p>
            <text:p>  "title": "Fan Mode",</text:p>
            <text:p>  "description": "Fan mode of the AC unit",</text:p>
            <text:p>  "observable": true,</text:p>
            <text:p>  "type": "string",</text:p>
            <text:p>  "minimum": null,</text:p>
            <text:p>  "maximum": null,</text:p>
            <text:p>  "enum": [</text:p>
            <text:p>    "OFF",</text:p>
            <text:p>    "LOW",</text:p>
            <text:p>    "MEDIUM",</text:p>
            <text:p>    "HIGH"</text:p>
            <text:p>  ],</text:p>
            <text:p>  "properties": {},</text:p>
            <text:p>  "forms": [</text:p>
            <text:p>    {</text:p>
            <text:p>      "href": "192.168.0.100:1883",</text:p>
            <text:p>      "contentType": null,</text:p>
            <text:p>      "topic": "upstairs/office/ac/fan",</text:p>
            <text:p>      "retain": false,</text:p>
            <text:p>      "op": [</text:p>
            <text:p>        "observeproperty"</text:p>
            <text:p>      ]</text:p>
            <text:p>    }</text:p>
            <text:p>  ]</text:p>
            <text:p>}</text:p>
          </table:table-cell>
          <table:table-cell office:value-type="string" calcext:value-type="string">
            <text:p>{</text:p>
            <text:p>  "title": "Fan Speed",</text:p>
            <text:p>  "description": "Represents the current speed setting of the fan in the AC system.",</text:p>
            <text:p>  "observable": null,</text:p>
            <text:p>  "type": "string",</text:p>
            <text:p>  "minimum": null,</text:p>
            <text:p>  "maximum": null,</text:p>
            <text:p>  "enum": [</text:p>
            <text:p>    "HIGH",</text:p>
            <text:p>    "LOW",</text:p>
            <text:p>    "OFF",</text:p>
            <text:p>    "MEDIUM"</text:p>
            <text:p>  ],</text:p>
            <text:p>  "properties": {},</text:p>
            <text:p>  "forms": [</text:p>
            <text:p>    {</text:p>
            <text:p>      "href": "mqtt://broker.emqx.io:1883",</text:p>
            <text:p>      "contentType": null,</text:p>
            <text:p>      "topic": "upstairs/office/ac/fan",</text:p>
            <text:p>      "retain": false,</text:p>
            <text:p>      "op": []</text:p>
            <text:p>    }</text:p>
            <text:p>  ]</text:p>
            <text:p>}</text:p>
          </table:table-cell>
          <table:table-cell office:value-type="float" office:value="5" calcext:value-type="float">
            <text:p>5</text:p>
          </table:table-cell>
          <table:table-cell table:formula="of:=[.D40]-1" office:value-type="float" office:value="4" calcext:value-type="float">
            <text:p>4</text:p>
          </table:table-cell>
          <table:table-cell table:number-columns-repeated="16379"/>
        </table:table-row>
        <table:table-row table:style-name="ro7">
          <table:table-cell office:value-type="string" calcext:value-type="string">
            <text:p>upstairs/office/ac/temp</text:p>
          </table:table-cell>
          <table:table-cell office:value-type="string" calcext:value-type="string">
            <text:p>{</text:p>
            <text:p>  "title": "Air temperature",</text:p>
            <text:p>  "description": "Current air temperature measured by the AC unit",</text:p>
            <text:p>  "observable": true,</text:p>
            <text:p>  "type": "integer",</text:p>
            <text:p>  "minimum": 0,</text:p>
            <text:p>  "maximum": 68,</text:p>
            <text:p>  "enum": null,</text:p>
            <text:p>  "properties": {},</text:p>
            <text:p>  "forms": [</text:p>
            <text:p>    {</text:p>
            <text:p>      "href": "192.168.0.100:1883",</text:p>
            <text:p>      "contentType": null,</text:p>
            <text:p>      "topic": "upstairs/office/ac/temp",</text:p>
            <text:p>      "retain": true,</text:p>
            <text:p>      "op": [</text:p>
            <text:p>        "observeproperty",</text:p>
            <text:p>        "readproperty"</text:p>
            <text:p>      ]</text:p>
            <text:p>    }</text:p>
            <text:p>  ]</text:p>
            <text:p>}</text:p>
          </table:table-cell>
          <table:table-cell office:value-type="string" calcext:value-type="string">
            <text:p>{</text:p>
            <text:p>  "title": "Temperature Reading",</text:p>
            <text:p>  "description": "This affordance represents the current temperature reading from the AC unit in the upstairs office. It provides the state of the temperature which can be retrieved and observed.",</text:p>
            <text:p>  "observable": null,</text:p>
            <text:p>  "type": "integer",</text:p>
            <text:p>  "minimum": null,</text:p>
            <text:p>  "maximum": null,</text:p>
            <text:p>  "enum": null,</text:p>
            <text:p>  "properties": {},</text:p>
            <text:p>  "forms": [</text:p>
            <text:p>    {</text:p>
            <text:p>      "href": "mqtt://broker.emqx.io:1883",</text:p>
            <text:p>      "contentType": null,</text:p>
            <text:p>      "topic": "upstairs/office/ac/temp",</text:p>
            <text:p>      "retain": true,</text:p>
            <text:p>      "op": []</text:p>
            <text:p>    }</text:p>
            <text:p>  ]</text:p>
            <text:p>}</text:p>
          </table:table-cell>
          <table:table-cell office:value-type="float" office:value="5" calcext:value-type="float">
            <text:p>5</text:p>
          </table:table-cell>
          <table:table-cell table:formula="of:=[.D41]-1" office:value-type="float" office:value="4" calcext:value-type="float">
            <text:p>4</text:p>
          </table:table-cell>
          <table:table-cell table:number-columns-repeated="16379"/>
        </table:table-row>
        <table:table-row table:style-name="ro4">
          <table:table-cell office:value-type="string" calcext:value-type="string">
            <text:p>upstairs/office/ac/setpoint/ok</text:p>
          </table:table-cell>
          <table:table-cell office:value-type="string" calcext:value-type="string">
            <text:p>{</text:p>
            <text:p>  "title": "Target temperature reached",</text:p>
            <text:p>  "description": "The target temperature has been reached",</text:p>
            <text:p>  "data":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upstairs/office/ac/setpoint/ok",</text:p>
            <text:p>      "retain": false,</text:p>
            <text:p>      "op": [</text:p>
            <text:p>        "subscribeevent",</text:p>
            <text:p>        "unsubscribeevent"</text:p>
            <text:p>      ]</text:p>
            <text:p>    }</text:p>
            <text:p>  ]</text:p>
            <text:p>}</text:p>
          </table:table-cell>
          <table:table-cell office:value-type="string" calcext:value-type="string">
            <text:p>{</text:p>
            <text:p>  "title": "Setpoint OK Status",</text:p>
            <text:p>  "description": "Indicates whether the setpoint has been successfully acknowledged or processed by the AC unit. The payload is null, showing no data is available or needed for this status.",</text:p>
            <text:p>  "observable": null,</text:p>
            <text:p>  "type": "null",</text:p>
            <text:p>  "minimum": null,</text:p>
            <text:p>  "maximum": null,</text:p>
            <text:p>  "enum": null,</text:p>
            <text:p>  "properties": {},</text:p>
            <text:p>  "forms": [</text:p>
            <text:p>    {</text:p>
            <text:p>      "href": "mqtt://broker.emqx.io:1883",</text:p>
            <text:p>      "contentType": null,</text:p>
            <text:p>      "topic": "upstairs/office/ac/setpoint/ok",</text:p>
            <text:p>      "retain": false,</text:p>
            <text:p>      "op": []</text:p>
            <text:p>    }</text:p>
            <text:p>  ]</text:p>
            <text:p>}</text:p>
          </table:table-cell>
          <table:table-cell office:value-type="float" office:value="3" calcext:value-type="float">
            <text:p>3</text:p>
          </table:table-cell>
          <table:table-cell table:formula="of:=[.D42]-1" office:value-type="float" office:value="2" calcext:value-type="float">
            <text:p>2</text:p>
          </table:table-cell>
          <table:table-cell table:number-columns-repeated="16379"/>
        </table:table-row>
        <table:table-row table:style-name="ro17">
          <table:table-cell office:value-type="string" calcext:value-type="string">
            <text:p>upstairs/office/ac/setpoint/set</text:p>
          </table:table-cell>
          <table:table-cell office:value-type="string" calcext:value-type="string">
            <text:p>{</text:p>
            <text:p>  "title": "Target Temperature",</text:p>
            <text:p>  "description": "Set the target temperature of the AC unit",</text:p>
            <text:p>  "input": {</text:p>
            <text:p>    "title": "",</text:p>
            <text:p>    "description": "",</text:p>
            <text:p>    "observable": true,</text:p>
            <text:p>    "type": "integer",</text:p>
            <text:p>    "minimum": 0,</text:p>
            <text:p>    "maximum": 50,</text:p>
            <text:p>    "enum": null,</text:p>
            <text:p>    "properties": {}</text:p>
            <text:p>  },</text:p>
            <text:p>  "output": null,</text:p>
            <text:p>  "forms": [</text:p>
            <text:p>    {</text:p>
            <text:p>      "href": "192.168.0.100:1883",</text:p>
            <text:p>      "contentType": null,</text:p>
            <text:p>      "topic": "upstairs/office/ac/setpoint/set",</text:p>
            <text:p>      "retain": false,</text:p>
            <text:p>      "op": [</text:p>
            <text:p>        "invokeaction"</text:p>
            <text:p>      ]</text:p>
            <text:p>    }</text:p>
            <text:p>  ]</text:p>
            <text:p>}</text:p>
          </table:table-cell>
          <table:table-cell office:value-type="string" calcext:value-type="string">
            <text:p>{</text:p>
            <text:p>  "title": "Setpoint Temperature",</text:p>
            <text:p>  "description": "Allows setting the desired temperature for the AC unit.",</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upstairs/office/ac/setpoint/set",</text:p>
            <text:p>      "retain": false,</text:p>
            <text:p>      "op": []</text:p>
            <text:p>    }</text:p>
            <text:p>  ]</text:p>
            <text:p>}</text:p>
          </table:table-cell>
          <table:table-cell office:value-type="float" office:value="5" calcext:value-type="float">
            <text:p>5</text:p>
          </table:table-cell>
          <table:table-cell table:formula="of:=[.D43]-1" office:value-type="float" office:value="4" calcext:value-type="float">
            <text:p>4</text:p>
          </table:table-cell>
          <table:table-cell table:number-columns-repeated="16379"/>
        </table:table-row>
        <table:table-row table:style-name="ro18">
          <table:table-cell office:value-type="string" calcext:value-type="string">
            <text:p>upstairs/office/ac/mode/set</text:p>
          </table:table-cell>
          <table:table-cell office:value-type="string" calcext:value-type="string">
            <text:p>{</text:p>
            <text:p>  "title": "AC Power Mode",</text:p>
            <text:p>  "description": "Set the power mode of the AC unit",</text:p>
            <text:p>  "input": {</text:p>
            <text:p>    "title": "",</text:p>
            <text:p>    "description": "",</text:p>
            <text:p>    "observable": true,</text:p>
            <text:p>    "type": "string",</text:p>
            <text:p>    "minimum": null,</text:p>
            <text:p>    "maximum": null,</text:p>
            <text:p>    "enum": [</text:p>
            <text:p>      "eco",</text:p>
            <text:p>      "sleep",</text:p>
            <text:p>      "full"</text:p>
            <text:p>    ],</text:p>
            <text:p>    "properties": {}</text:p>
            <text:p>  },</text:p>
            <text:p>  "output": null,</text:p>
            <text:p>  "forms": [</text:p>
            <text:p>    {</text:p>
            <text:p>      "href": "192.168.0.100:1883",</text:p>
            <text:p>      "contentType": "text/plain",</text:p>
            <text:p>      "topic": "upstairs/office/ac/mode/set",</text:p>
            <text:p>      "retain": false,</text:p>
            <text:p>      "op": [</text:p>
            <text:p>        "invokeaction"</text:p>
            <text:p>      ]</text:p>
            <text:p>    }</text:p>
            <text:p>  ]</text:p>
            <text:p>}</text:p>
          </table:table-cell>
          <table:table-cell office:value-type="string" calcext:value-type="string">
            <text:p>{</text:p>
            <text:p>  "title": "AC Mode Setting",</text:p>
            <text:p>  "description": "Allows setting the mode of the air conditioning unit. The mode can be set to 'eco', 'sleep', or 'full'.",</text:p>
            <text:p>  "input": {</text:p>
            <text:p>    "title": "",</text:p>
            <text:p>    "description": "",</text:p>
            <text:p>    "observable": null,</text:p>
            <text:p>    "type": "string",</text:p>
            <text:p>    "minimum": null,</text:p>
            <text:p>    "maximum": null,</text:p>
            <text:p>    "enum": [</text:p>
            <text:p>      "eco",</text:p>
            <text:p>      "sleep",</text:p>
            <text:p>      "full"</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upstairs/office/ac/mode/set",</text:p>
            <text:p>      "retain": false,</text:p>
            <text:p>      "op": []</text:p>
            <text:p>    }</text:p>
            <text:p>  ]</text:p>
            <text:p>}</text:p>
          </table:table-cell>
          <table:table-cell office:value-type="float" office:value="5" calcext:value-type="float">
            <text:p>5</text:p>
          </table:table-cell>
          <table:table-cell table:formula="of:=[.D44]-1" office:value-type="float" office:value="4" calcext:value-type="float">
            <text:p>4</text:p>
          </table:table-cell>
          <table:table-cell table:number-columns-repeated="16379"/>
        </table:table-row>
        <table:table-row table:style-name="ro19">
          <table:table-cell office:value-type="string" calcext:value-type="string">
            <text:p>upstairs/office/ac/fan/set</text:p>
          </table:table-cell>
          <table:table-cell office:value-type="string" calcext:value-type="string">
            <text:p>{</text:p>
            <text:p>  "title": "Fan Mode",</text:p>
            <text:p>  "description": "Set the fan mode of the AC unit",</text:p>
            <text:p>  "input": {</text:p>
            <text:p>    "title": "",</text:p>
            <text:p>    "description": "",</text:p>
            <text:p>    "observable": true,</text:p>
            <text:p>    "type": "string",</text:p>
            <text:p>    "minimum": null,</text:p>
            <text:p>    "maximum": null,</text:p>
            <text:p>    "enum": [</text:p>
            <text:p>      "off",</text:p>
            <text:p>      "low",</text:p>
            <text:p>      "medium",</text:p>
            <text:p>      "high"</text:p>
            <text:p>    ],</text:p>
            <text:p>    "properties": {}</text:p>
            <text:p>  },</text:p>
            <text:p>  "output": null,</text:p>
            <text:p>  "forms": [</text:p>
            <text:p>    {</text:p>
            <text:p>      "href": "192.168.0.100:1883",</text:p>
            <text:p>      "contentType": "text/plain",</text:p>
            <text:p>      "topic": "upstairs/office/ac/fan/set",</text:p>
            <text:p>      "retain": false,</text:p>
            <text:p>      "op": [</text:p>
            <text:p>        "invokeaction"</text:p>
            <text:p>      ]</text:p>
            <text:p>    }</text:p>
            <text:p>  ]</text:p>
            <text:p>}</text:p>
          </table:table-cell>
          <table:table-cell office:value-type="string" calcext:value-type="string">
            <text:p>{</text:p>
            <text:p>  "title": "Fan Speed Setting",</text:p>
            <text:p>  "description": "Allows setting the fan speed of the air conditioning unit to one of the predefined levels: off, low, medium, or high.",</text:p>
            <text:p>  "input": {</text:p>
            <text:p>    "title": "",</text:p>
            <text:p>    "description": "",</text:p>
            <text:p>    "observable": null,</text:p>
            <text:p>    "type": "string",</text:p>
            <text:p>    "minimum": null,</text:p>
            <text:p>    "maximum": null,</text:p>
            <text:p>    "enum": [</text:p>
            <text:p>      "medium",</text:p>
            <text:p>      "high",</text:p>
            <text:p>      "low",</text:p>
            <text:p>      "off"</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upstairs/office/ac/fan/set",</text:p>
            <text:p>      "retain": false,</text:p>
            <text:p>      "op": []</text:p>
            <text:p>    }</text:p>
            <text:p>  ]</text:p>
            <text:p>}</text:p>
          </table:table-cell>
          <table:table-cell office:value-type="float" office:value="5" calcext:value-type="float">
            <text:p>5</text:p>
          </table:table-cell>
          <table:table-cell table:formula="of:=[.D45]-1" office:value-type="float" office:value="4" calcext:value-type="float">
            <text:p>4</text:p>
          </table:table-cell>
          <table:table-cell table:number-columns-repeated="16379"/>
        </table:table-row>
        <table:table-row table:style-name="ro5">
          <table:table-cell office:value-type="string" calcext:value-type="string">
            <text:p>application/deviceid/sensor/operation</text:p>
          </table:table-cell>
          <table:table-cell office:value-type="string" calcext:value-type="string">
            <text:p>{</text:p>
            <text:p>  "title": "Sensor Status",</text:p>
            <text:p>  "description": "Status of the Sensor",</text:p>
            <text:p>  "observable": true,</text:p>
            <text:p>  "type": "string",</text:p>
            <text:p>  "minimum": null,</text:p>
            <text:p>  "maximum": null,</text:p>
            <text:p>  "enum": [</text:p>
            <text:p>    "unknown",</text:p>
            <text:p>    "normal",</text:p>
            <text:p>    "fault"</text:p>
            <text:p>  ],</text:p>
            <text:p>  "properties": {},</text:p>
            <text:p>  "forms": [</text:p>
            <text:p>    {</text:p>
            <text:p>      "href": "192.168.0.100:1883",</text:p>
            <text:p>      "contentType": null,</text:p>
            <text:p>      "topic": "application/deviceid/sensor/operation",</text:p>
            <text:p>      "retain": false,</text:p>
            <text:p>      "op": [</text:p>
            <text:p>        "observeproperty"</text:p>
            <text:p>      ]</text:p>
            <text:p>    }</text:p>
            <text:p>  ]</text:p>
            <text:p>}</text:p>
          </table:table-cell>
          <table:table-cell office:value-type="string" calcext:value-type="string">
            <text:p>{</text:p>
            <text:p>  "title": "Sensor Operation Status",</text:p>
            <text:p>  "description": "Indicates the current operational status of the sensor, which can be 'unknown', 'normal', or 'fault'.",</text:p>
            <text:p>  "observable": null,</text:p>
            <text:p>  "type": "string",</text:p>
            <text:p>  "minimum": null,</text:p>
            <text:p>  "maximum": null,</text:p>
            <text:p>  "enum": [</text:p>
            <text:p>    "fault",</text:p>
            <text:p>    "unknown",</text:p>
            <text:p>    "normal"</text:p>
            <text:p>  ],</text:p>
            <text:p>  "properties": {},</text:p>
            <text:p>  "forms": [</text:p>
            <text:p>    {</text:p>
            <text:p>      "href": "mqtt://broker.emqx.io:1883",</text:p>
            <text:p>      "contentType": null,</text:p>
            <text:p>      "topic": "application/deviceid/sensor/operation",</text:p>
            <text:p>      "retain": false,</text:p>
            <text:p>      "op": []</text:p>
            <text:p>    }</text:p>
            <text:p>  ]</text:p>
            <text:p>}</text:p>
          </table:table-cell>
          <table:table-cell office:value-type="float" office:value="5" calcext:value-type="float">
            <text:p>5</text:p>
          </table:table-cell>
          <table:table-cell table:formula="of:=[.D46]-1" office:value-type="float" office:value="4" calcext:value-type="float">
            <text:p>4</text:p>
          </table:table-cell>
          <table:table-cell table:number-columns-repeated="16379"/>
        </table:table-row>
        <table:table-row table:style-name="ro20">
          <table:table-cell office:value-type="string" calcext:value-type="string">
            <text:p>application/deviceid/sensor/uptime</text:p>
          </table:table-cell>
          <table:table-cell office:value-type="string" calcext:value-type="string">
            <text:p>{</text:p>
            <text:p>  "title": "Sensor Uptime",</text:p>
            <text:p>  "description": "Uptime of the Sensor",</text:p>
            <text:p>  "observable": true,</text:p>
            <text:p>  "type": "string",</text:p>
            <text:p>  "minimum": null,</text:p>
            <text:p>  "maximum": null,</text:p>
            <text:p>  "enum": null,</text:p>
            <text:p>  "properties": {},</text:p>
            <text:p>  "forms": [</text:p>
            <text:p>    {</text:p>
            <text:p>      "href": "192.168.0.100:1883",</text:p>
            <text:p>      "contentType": null,</text:p>
            <text:p>      "topic": "application/deviceid/sensor/uptime",</text:p>
            <text:p>      "retain": true,</text:p>
            <text:p>      "op": [</text:p>
            <text:p>        "observeproperty"</text:p>
            <text:p>      ]</text:p>
            <text:p>    }</text:p>
            <text:p>  ]</text:p>
            <text:p>}</text:p>
          </table:table-cell>
          <table:table-cell office:value-type="string" calcext:value-type="string">
            <text:p>{</text:p>
            <text:p>  "title": "Uptime",</text:p>
            <text:p>  "description": "The uptime of the sensor indicating how long the device has been running since the last reboot.",</text:p>
            <text:p>  "observable": null,</text:p>
            <text:p>  "type": "string",</text:p>
            <text:p>  "minimum": null,</text:p>
            <text:p>  "maximum": null,</text:p>
            <text:p>  "enum": null,</text:p>
            <text:p>  "properties": {},</text:p>
            <text:p>  "forms": [</text:p>
            <text:p>    {</text:p>
            <text:p>      "href": "mqtt://broker.emqx.io:1883",</text:p>
            <text:p>      "contentType": null,</text:p>
            <text:p>      "topic": "application/deviceid/sensor/uptime",</text:p>
            <text:p>      "retain": true,</text:p>
            <text:p>      "op": []</text:p>
            <text:p>    }</text:p>
            <text:p>  ]</text:p>
            <text:p>}</text:p>
          </table:table-cell>
          <table:table-cell office:value-type="float" office:value="5" calcext:value-type="float">
            <text:p>5</text:p>
          </table:table-cell>
          <table:table-cell table:formula="of:=[.D47]-1" office:value-type="float" office:value="4" calcext:value-type="float">
            <text:p>4</text:p>
          </table:table-cell>
          <table:table-cell table:number-columns-repeated="16379"/>
        </table:table-row>
        <table:table-row table:style-name="ro4">
          <table:table-cell office:value-type="string" calcext:value-type="string">
            <text:p>application/deviceid/sensor/illuminance</text:p>
          </table:table-cell>
          <table:table-cell office:value-type="string" calcext:value-type="string">
            <text:p>{</text:p>
            <text:p>  "title": "Illuminance measurement",</text:p>
            <text:p>  "description": "Current illuminance measurement",</text:p>
            <text:p>  "data": {</text:p>
            <text:p>    "title": "",</text:p>
            <text:p>    "description": "",</text:p>
            <text:p>    "observable": null,</text:p>
            <text:p>    "type": "integer",</text:p>
            <text:p>    "minimum": null,</text:p>
            <text:p>    "maximum": null,</text:p>
            <text:p>    "enum": null,</text:p>
            <text:p>    "properties": {}</text:p>
            <text:p>  },</text:p>
            <text:p>  "forms": [</text:p>
            <text:p>    {</text:p>
            <text:p>      "href": "192.168.0.100:1883",</text:p>
            <text:p>      "contentType": "text/plain",</text:p>
            <text:p>      "topic": "application/deviceid/sensor/illuminance",</text:p>
            <text:p>      "retain": true,</text:p>
            <text:p>      "op": [</text:p>
            <text:p>        "subscribeevent",</text:p>
            <text:p>        "unsubscribeevent"</text:p>
            <text:p>      ]</text:p>
            <text:p>    }</text:p>
            <text:p>  ]</text:p>
            <text:p>}</text:p>
          </table:table-cell>
          <table:table-cell office:value-type="string" calcext:value-type="string">
            <text:p>{</text:p>
            <text:p>  "title": "Illuminance",</text:p>
            <text:p>  "description": "The illuminance level measured by the sensor.",</text:p>
            <text:p>  "observable": null,</text:p>
            <text:p>  "type": "integer",</text:p>
            <text:p>  "minimum": null,</text:p>
            <text:p>  "maximum": null,</text:p>
            <text:p>  "enum": null,</text:p>
            <text:p>  "properties": {},</text:p>
            <text:p>  "forms": [</text:p>
            <text:p>    {</text:p>
            <text:p>      "href": "mqtt://broker.emqx.io:1883",</text:p>
            <text:p>      "contentType": null,</text:p>
            <text:p>      "topic": "application/deviceid/sensor/illuminance",</text:p>
            <text:p>      "retain": true,</text:p>
            <text:p>      "op": []</text:p>
            <text:p>    }</text:p>
            <text:p>  ]</text:p>
            <text:p>}</text:p>
          </table:table-cell>
          <table:table-cell office:value-type="float" office:value="5" calcext:value-type="float">
            <text:p>5</text:p>
          </table:table-cell>
          <table:table-cell table:formula="of:=[.D48]-1" office:value-type="float" office:value="4" calcext:value-type="float">
            <text:p>4</text:p>
          </table:table-cell>
          <table:table-cell table:number-columns-repeated="16379"/>
        </table:table-row>
        <table:table-row table:style-name="ro2">
          <table:table-cell office:value-type="string" calcext:value-type="string">
            <text:p>application/deviceid/sensor/calibration_status</text:p>
          </table:table-cell>
          <table:table-cell office:value-type="string" calcext:value-type="string">
            <text:p>{</text:p>
            <text:p>  "title": "Calibration Status",</text:p>
            <text:p>  "description": "Calibration state of the illuminance sensor. This can either be  good i.e., 'ok', 'unknown' or erroneous i.e., 'error'",</text:p>
            <text:p>  "data": {</text:p>
            <text:p>    "title": "",</text:p>
            <text:p>    "description": "",</text:p>
            <text:p>    "observable": true,</text:p>
            <text:p>    "type": "string",</text:p>
            <text:p>    "minimum": null,</text:p>
            <text:p>    "maximum": null,</text:p>
            <text:p>    "enum": [</text:p>
            <text:p>      "ok",</text:p>
            <text:p>      "unkown",</text:p>
            <text:p>      "error"</text:p>
            <text:p>    ],</text:p>
            <text:p>    "properties": {}</text:p>
            <text:p>  },</text:p>
            <text:p>  "forms": [</text:p>
            <text:p>    {</text:p>
            <text:p>      "href": "192.168.0.100:1883",</text:p>
            <text:p>      "contentType": "text/plain",</text:p>
            <text:p>      "topic": "application/deviceid/sensor/calibration_status",</text:p>
            <text:p>      "retain": true,</text:p>
            <text:p>      "op": [</text:p>
            <text:p>        "subscribeevent",</text:p>
            <text:p>        "unsubscribeevent"</text:p>
            <text:p>      ]</text:p>
            <text:p>    }</text:p>
            <text:p>  ]</text:p>
            <text:p>}</text:p>
          </table:table-cell>
          <table:table-cell office:value-type="string" calcext:value-type="string">
            <text:p>{</text:p>
            <text:p>  "title": "Calibration Status",</text:p>
            <text:p>  "description": "Indicates the current status of the sensor's calibration process.",</text:p>
            <text:p>  "observable": null,</text:p>
            <text:p>  "type": "string",</text:p>
            <text:p>  "minimum": null,</text:p>
            <text:p>  "maximum": null,</text:p>
            <text:p>  "enum": [</text:p>
            <text:p>    "unkown",</text:p>
            <text:p>    "ok",</text:p>
            <text:p>    "error"</text:p>
            <text:p>  ],</text:p>
            <text:p>  "properties": {},</text:p>
            <text:p>  "forms": [</text:p>
            <text:p>    {</text:p>
            <text:p>      "href": "mqtt://broker.emqx.io:1883",</text:p>
            <text:p>      "contentType": null,</text:p>
            <text:p>      "topic": "application/deviceid/sensor/calibration_status",</text:p>
            <text:p>      "retain": true,</text:p>
            <text:p>      "op": []</text:p>
            <text:p>    }</text:p>
            <text:p>  ]</text:p>
            <text:p>}</text:p>
          </table:table-cell>
          <table:table-cell office:value-type="float" office:value="4" calcext:value-type="float">
            <text:p>4</text:p>
          </table:table-cell>
          <table:table-cell table:formula="of:=[.D49]-1" office:value-type="float" office:value="3" calcext:value-type="float">
            <text:p>3</text:p>
          </table:table-cell>
          <table:table-cell table:number-columns-repeated="16379"/>
        </table:table-row>
        <table:table-row table:style-name="ro8">
          <table:table-cell office:value-type="string" calcext:value-type="string">
            <text:p>application/deviceid/sensor/calibrate</text:p>
          </table:table-cell>
          <table:table-cell office:value-type="string" calcext:value-type="string">
            <text:p>{</text:p>
            <text:p>  "title": "Calibration",</text:p>
            <text:p>  "description": "Calibrate the sensor for accurate readings",</text:p>
            <text:p>  "input": {</text:p>
            <text:p>    "title": "",</text:p>
            <text:p>    "description": "",</text:p>
            <text:p>    "observable": true,</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text/plain",</text:p>
            <text:p>      "topic": "application/deviceid/sensor/calibrate",</text:p>
            <text:p>      "retain": false,</text:p>
            <text:p>      "op": [</text:p>
            <text:p>        "invokeaction"</text:p>
            <text:p>      ]</text:p>
            <text:p>    }</text:p>
            <text:p>  ]</text:p>
            <text:p>}</text:p>
          </table:table-cell>
          <table:table-cell office:value-type="string" calcext:value-type="string">
            <text:p>{</text:p>
            <text:p>  "title": "Sensor Calibration",</text:p>
            <text:p>  "description": "An action affordance that allows the calibration of the sensor by sending integer values.",</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pplication/deviceid/sensor/calibrate",</text:p>
            <text:p>      "retain": false,</text:p>
            <text:p>      "op": []</text:p>
            <text:p>    }</text:p>
            <text:p>  ]</text:p>
            <text:p>}</text:p>
          </table:table-cell>
          <table:table-cell office:value-type="float" office:value="5" calcext:value-type="float">
            <text:p>5</text:p>
          </table:table-cell>
          <table:table-cell table:formula="of:=[.D50]-1" office:value-type="float" office:value="4" calcext:value-type="float">
            <text:p>4</text:p>
          </table:table-cell>
          <table:table-cell table:number-columns-repeated="16379"/>
        </table:table-row>
        <table:table-row table:style-name="ro15">
          <table:table-cell office:value-type="string" calcext:value-type="string">
            <text:p>lawn_mower_plus/state</text:p>
          </table:table-cell>
          <table:table-cell office:value-type="string" calcext:value-type="string">
            <text:p>{</text:p>
            <text:p>  "title": "Mower State",</text:p>
            <text:p>  "description": "The state of the lawn mower, it can be docked, undocked, charging or mowing the lawn.",</text:p>
            <text:p>  "observable": true,</text:p>
            <text:p>  "type": "string",</text:p>
            <text:p>  "minimum": null,</text:p>
            <text:p>  "maximum": null,</text:p>
            <text:p>  "enum": [</text:p>
            <text:p>    "UNDOCKED",</text:p>
            <text:p>    "DOCKED",</text:p>
            <text:p>    "CHARGING",</text:p>
            <text:p>    "MOWING"</text:p>
            <text:p>  ],</text:p>
            <text:p>  "properties": {},</text:p>
            <text:p>  "forms": [</text:p>
            <text:p>    {</text:p>
            <text:p>      "href": "192.168.0.100:1883",</text:p>
            <text:p>      "contentType": null,</text:p>
            <text:p>      "topic": "lawn_mower_plus/state",</text:p>
            <text:p>      "retain": true,</text:p>
            <text:p>      "op": [</text:p>
            <text:p>        "observeproperty",</text:p>
            <text:p>        "readproperty"</text:p>
            <text:p>      ]</text:p>
            <text:p>    }</text:p>
            <text:p>  ]</text:p>
            <text:p>}</text:p>
          </table:table-cell>
          <table:table-cell office:value-type="string" calcext:value-type="string">
            <text:p>{</text:p>
            <text:p>  "title": "Lawn Mower State",</text:p>
            <text:p>  "description": "Represents the current state of the lawn mower, which can be UNDOCKED, DOCKED, CHARGING, or MOWING.",</text:p>
            <text:p>  "observable": null,</text:p>
            <text:p>  "type": "string",</text:p>
            <text:p>  "minimum": null,</text:p>
            <text:p>  "maximum": null,</text:p>
            <text:p>  "enum": [</text:p>
            <text:p>    "CHARGING",</text:p>
            <text:p>    "UNDOCKED",</text:p>
            <text:p>    "DOCKED",</text:p>
            <text:p>    "MOWING"</text:p>
            <text:p>  ],</text:p>
            <text:p>  "properties": {},</text:p>
            <text:p>  "forms": [</text:p>
            <text:p>    {</text:p>
            <text:p>      "href": "mqtt://broker.emqx.io:1883",</text:p>
            <text:p>      "contentType": null,</text:p>
            <text:p>      "topic": "lawn_mower_plus/state",</text:p>
            <text:p>      "retain": true,</text:p>
            <text:p>      "op": []</text:p>
            <text:p>    }</text:p>
            <text:p>  ]</text:p>
            <text:p>}</text:p>
          </table:table-cell>
          <table:table-cell office:value-type="float" office:value="5" calcext:value-type="float">
            <text:p>5</text:p>
          </table:table-cell>
          <table:table-cell table:formula="of:=[.D51]-1" office:value-type="float" office:value="4" calcext:value-type="float">
            <text:p>4</text:p>
          </table:table-cell>
          <table:table-cell table:number-columns-repeated="16379"/>
        </table:table-row>
        <table:table-row table:style-name="ro20">
          <table:table-cell office:value-type="string" calcext:value-type="string">
            <text:p>lawn_mower_plus/soc</text:p>
          </table:table-cell>
          <table:table-cell office:value-type="string" calcext:value-type="string">
            <text:p>{</text:p>
            <text:p>  "title": "Battery",</text:p>
            <text:p>  "description": "Battery percentage of the lawn mower",</text:p>
            <text:p>  "observable": true,</text:p>
            <text:p>  "type": "integer",</text:p>
            <text:p>  "minimum": 0,</text:p>
            <text:p>  "maximum": 100,</text:p>
            <text:p>  "enum": null,</text:p>
            <text:p>  "properties": {},</text:p>
            <text:p>  "forms": [</text:p>
            <text:p>    {</text:p>
            <text:p>      "href": "192.168.0.100:1883",</text:p>
            <text:p>      "contentType": null,</text:p>
            <text:p>      "topic": "lawn_mower_plus/soc",</text:p>
            <text:p>      "retain": true,</text:p>
            <text:p>      "op": [</text:p>
            <text:p>        "observeproperty"</text:p>
            <text:p>      ]</text:p>
            <text:p>    }</text:p>
            <text:p>  ]</text:p>
            <text:p>}</text:p>
          </table:table-cell>
          <table:table-cell office:value-type="string" calcext:value-type="string">
            <text:p>{</text:p>
            <text:p>  "title": "State of Charge",</text:p>
            <text:p>  "description": "Represents the state of charge (SoC) of the lawn mower battery as a percentage.",</text:p>
            <text:p>  "observable": null,</text:p>
            <text:p>  "type": "integer",</text:p>
            <text:p>  "minimum": null,</text:p>
            <text:p>  "maximum": null,</text:p>
            <text:p>  "enum": null,</text:p>
            <text:p>  "properties": {},</text:p>
            <text:p>  "forms": [</text:p>
            <text:p>    {</text:p>
            <text:p>      "href": "mqtt://broker.emqx.io:1883",</text:p>
            <text:p>      "contentType": null,</text:p>
            <text:p>      "topic": "lawn_mower_plus/soc",</text:p>
            <text:p>      "retain": true,</text:p>
            <text:p>      "op": []</text:p>
            <text:p>    }</text:p>
            <text:p>  ]</text:p>
            <text:p>}</text:p>
          </table:table-cell>
          <table:table-cell office:value-type="float" office:value="5" calcext:value-type="float">
            <text:p>5</text:p>
          </table:table-cell>
          <table:table-cell table:formula="of:=[.D52]-1" office:value-type="float" office:value="4" calcext:value-type="float">
            <text:p>4</text:p>
          </table:table-cell>
          <table:table-cell table:number-columns-repeated="16379"/>
        </table:table-row>
        <table:table-row table:style-name="ro20">
          <table:table-cell office:value-type="string" calcext:value-type="string">
            <text:p>lawn_mower_plus/reach</text:p>
          </table:table-cell>
          <table:table-cell office:value-type="string" calcext:value-type="string">
            <text:p>{</text:p>
            <text:p>  "title": "Reach Estimate",</text:p>
            <text:p>  "description": "Estimated reach in minutes until next recharge",</text:p>
            <text:p>  "observable": true,</text:p>
            <text:p>  "type": "integer",</text:p>
            <text:p>  "minimum": 0,</text:p>
            <text:p>  "maximum": 250,</text:p>
            <text:p>  "enum": null,</text:p>
            <text:p>  "properties": {},</text:p>
            <text:p>  "forms": [</text:p>
            <text:p>    {</text:p>
            <text:p>      "href": "192.168.0.100:1883",</text:p>
            <text:p>      "contentType": null,</text:p>
            <text:p>      "topic": "lawn_mower_plus/reach",</text:p>
            <text:p>      "retain": true,</text:p>
            <text:p>      "op": [</text:p>
            <text:p>        "observeproperty"</text:p>
            <text:p>      ]</text:p>
            <text:p>    }</text:p>
            <text:p>  ]</text:p>
            <text:p>}</text:p>
          </table:table-cell>
          <table:table-cell office:value-type="string" calcext:value-type="string">
            <text:p>{</text:p>
            <text:p>  "title": "Reach Distance",</text:p>
            <text:p>  "description": "The reach distance of the lawn mower, indicating how far it can reach or has reached.",</text:p>
            <text:p>  "observable": null,</text:p>
            <text:p>  "type": "integer",</text:p>
            <text:p>  "minimum": null,</text:p>
            <text:p>  "maximum": null,</text:p>
            <text:p>  "enum": null,</text:p>
            <text:p>  "properties": {},</text:p>
            <text:p>  "forms": [</text:p>
            <text:p>    {</text:p>
            <text:p>      "href": "mqtt://broker.emqx.io:1883",</text:p>
            <text:p>      "contentType": null,</text:p>
            <text:p>      "topic": "lawn_mower_plus/reach",</text:p>
            <text:p>      "retain": true,</text:p>
            <text:p>      "op": []</text:p>
            <text:p>    }</text:p>
            <text:p>  ]</text:p>
            <text:p>}</text:p>
          </table:table-cell>
          <table:table-cell office:value-type="float" office:value="3" calcext:value-type="float">
            <text:p>3</text:p>
          </table:table-cell>
          <table:table-cell table:formula="of:=[.D53]-1" office:value-type="float" office:value="2" calcext:value-type="float">
            <text:p>2</text:p>
          </table:table-cell>
          <table:table-cell table:number-columns-repeated="16379"/>
        </table:table-row>
        <table:table-row table:style-name="ro6">
          <table:table-cell office:value-type="string" calcext:value-type="string">
            <text:p>lawn_mower_plus/dock/status</text:p>
          </table:table-cell>
          <table:table-cell office:value-type="string" calcext:value-type="string">
            <text:p>{</text:p>
            <text:p>  "title": "Docking State Changed",</text:p>
            <text:p>  "description": "The docking state has changed",</text:p>
            <text:p>  "data": {</text:p>
            <text:p>    "title": "",</text:p>
            <text:p>    "description": "",</text:p>
            <text:p>    "observable": null,</text:p>
            <text:p>    "type": "string",</text:p>
            <text:p>    "minimum": null,</text:p>
            <text:p>    "maximum": null,</text:p>
            <text:p>    "enum": [</text:p>
            <text:p>      "DOCKED",</text:p>
            <text:p>      "UNDOCKED"</text:p>
            <text:p>    ],</text:p>
            <text:p>    "properties": {}</text:p>
            <text:p>  },</text:p>
            <text:p>  "forms": [</text:p>
            <text:p>    {</text:p>
            <text:p>      "href": "192.168.0.100:1883",</text:p>
            <text:p>      "contentType": null,</text:p>
            <text:p>      "topic": "lawn_mower_plus/dock/status",</text:p>
            <text:p>      "retain": false,</text:p>
            <text:p>      "op": [</text:p>
            <text:p>        "subscribeevent",</text:p>
            <text:p>        "unsubscribeevent"</text:p>
            <text:p>      ]</text:p>
            <text:p>    }</text:p>
            <text:p>  ]</text:p>
            <text:p>}</text:p>
          </table:table-cell>
          <table:table-cell office:value-type="string" calcext:value-type="string">
            <text:p>{</text:p>
            <text:p>  "title": "Dock Status",</text:p>
            <text:p>  "description": "Indicates whether the lawn mower is currently docked or undocked.",</text:p>
            <text:p>  "observable": null,</text:p>
            <text:p>  "type": "string",</text:p>
            <text:p>  "minimum": null,</text:p>
            <text:p>  "maximum": null,</text:p>
            <text:p>  "enum": [</text:p>
            <text:p>    "UNDOCKED",</text:p>
            <text:p>    "DOCKED"</text:p>
            <text:p>  ],</text:p>
            <text:p>  "properties": {},</text:p>
            <text:p>  "forms": [</text:p>
            <text:p>    {</text:p>
            <text:p>      "href": "mqtt://broker.emqx.io:1883",</text:p>
            <text:p>      "contentType": null,</text:p>
            <text:p>      "topic": "lawn_mower_plus/dock/status",</text:p>
            <text:p>      "retain": false,</text:p>
            <text:p>      "op": []</text:p>
            <text:p>    }</text:p>
            <text:p>  ]</text:p>
            <text:p>}</text:p>
          </table:table-cell>
          <table:table-cell office:value-type="float" office:value="5" calcext:value-type="float">
            <text:p>5</text:p>
          </table:table-cell>
          <table:table-cell table:formula="of:=[.D54]-1" office:value-type="float" office:value="4" calcext:value-type="float">
            <text:p>4</text:p>
          </table:table-cell>
          <table:table-cell table:number-columns-repeated="16379"/>
        </table:table-row>
        <table:table-row table:style-name="ro17">
          <table:table-cell office:value-type="string" calcext:value-type="string">
            <text:p>lawn_mower_plus/start</text:p>
          </table:table-cell>
          <table:table-cell office:value-type="string" calcext:value-type="string">
            <text:p>{</text:p>
            <text:p>  "title": "Start Job",</text:p>
            <text:p>  "description": "Initiate a new lawn mower job",</text:p>
            <text:p>  "input": {</text:p>
            <text:p>    "title": "",</text:p>
            <text:p>    "description": "",</text:p>
            <text:p>    "observable": true,</text:p>
            <text:p>    "type": "boolean",</text:p>
            <text:p>    "minimum": null,</text:p>
            <text:p>    "maximum": null,</text:p>
            <text:p>    "enum": null,</text:p>
            <text:p>    "properties": {}</text:p>
            <text:p>  },</text:p>
            <text:p>  "output": null,</text:p>
            <text:p>  "forms": [</text:p>
            <text:p>    {</text:p>
            <text:p>      "href": "192.168.0.100:1883",</text:p>
            <text:p>      "contentType": null,</text:p>
            <text:p>      "topic": "lawn_mower_plus/start",</text:p>
            <text:p>      "retain": false,</text:p>
            <text:p>      "op": [</text:p>
            <text:p>        "invokeaction"</text:p>
            <text:p>      ]</text:p>
            <text:p>    }</text:p>
            <text:p>  ]</text:p>
            <text:p>}</text:p>
          </table:table-cell>
          <table:table-cell office:value-type="string" calcext:value-type="string">
            <text:p>{</text:p>
            <text:p>  "title": "Start Lawn Mower",</text:p>
            <text:p>  "description": "An action affordance to start or stop the lawn mower.",</text:p>
            <text:p>  "input": {</text:p>
            <text:p>    "title": "",</text:p>
            <text:p>    "description": "",</text:p>
            <text:p>    "observable": null,</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awn_mower_plus/start",</text:p>
            <text:p>      "retain": false,</text:p>
            <text:p>      "op": []</text:p>
            <text:p>    }</text:p>
            <text:p>  ]</text:p>
            <text:p>}</text:p>
          </table:table-cell>
          <table:table-cell office:value-type="float" office:value="3" calcext:value-type="float">
            <text:p>3</text:p>
          </table:table-cell>
          <table:table-cell table:formula="of:=[.D55]-1" office:value-type="float" office:value="2" calcext:value-type="float">
            <text:p>2</text:p>
          </table:table-cell>
          <table:table-cell table:number-columns-repeated="16379"/>
        </table:table-row>
        <table:table-row table:style-name="ro17">
          <table:table-cell office:value-type="string" calcext:value-type="string">
            <text:p>lawn_mower_plus/pause</text:p>
          </table:table-cell>
          <table:table-cell office:value-type="string" calcext:value-type="string">
            <text:p>{</text:p>
            <text:p>  "title": "Pause Job",</text:p>
            <text:p>  "description": "Pause the lawn mower job",</text:p>
            <text:p>  "input": {</text:p>
            <text:p>    "title": "",</text:p>
            <text:p>    "description": "",</text:p>
            <text:p>    "observable": true,</text:p>
            <text:p>    "type": "boolean",</text:p>
            <text:p>    "minimum": null,</text:p>
            <text:p>    "maximum": null,</text:p>
            <text:p>    "enum": null,</text:p>
            <text:p>    "properties": {}</text:p>
            <text:p>  },</text:p>
            <text:p>  "output": null,</text:p>
            <text:p>  "forms": [</text:p>
            <text:p>    {</text:p>
            <text:p>      "href": "192.168.0.100:1883",</text:p>
            <text:p>      "contentType": null,</text:p>
            <text:p>      "topic": "lawn_mower_plus/pause",</text:p>
            <text:p>      "retain": false,</text:p>
            <text:p>      "op": [</text:p>
            <text:p>        "invokeaction"</text:p>
            <text:p>      ]</text:p>
            <text:p>    }</text:p>
            <text:p>  ]</text:p>
            <text:p>}</text:p>
          </table:table-cell>
          <table:table-cell office:value-type="string" calcext:value-type="string">
            <text:p>{</text:p>
            <text:p>  "title": "Pause Functionality",</text:p>
            <text:p>  "description": "Allows the lawn mower to be paused or resumed.",</text:p>
            <text:p>  "input": {</text:p>
            <text:p>    "title": "",</text:p>
            <text:p>    "description": "",</text:p>
            <text:p>    "observable": null,</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awn_mower_plus/pause",</text:p>
            <text:p>      "retain": false,</text:p>
            <text:p>      "op": []</text:p>
            <text:p>    }</text:p>
            <text:p>  ]</text:p>
            <text:p>}</text:p>
          </table:table-cell>
          <table:table-cell office:value-type="float" office:value="3" calcext:value-type="float">
            <text:p>3</text:p>
          </table:table-cell>
          <table:table-cell table:formula="of:=[.D56]-1" office:value-type="float" office:value="2" calcext:value-type="float">
            <text:p>2</text:p>
          </table:table-cell>
          <table:table-cell table:number-columns-repeated="16379"/>
        </table:table-row>
        <table:table-row table:style-name="ro11">
          <table:table-cell office:value-type="string" calcext:value-type="string">
            <text:p>lawn_mower_plus/dock</text:p>
          </table:table-cell>
          <table:table-cell office:value-type="string" calcext:value-type="string">
            <text:p>{</text:p>
            <text:p>  "title": "Dock lawn mower",</text:p>
            <text:p>  "description": "Dock the lawn mower",</text:p>
            <text:p>  "input": {</text:p>
            <text:p>    "title": "",</text:p>
            <text:p>    "description": "",</text:p>
            <text:p>    "observable": true,</text:p>
            <text:p>    "type": "boolean",</text:p>
            <text:p>    "minimum": null,</text:p>
            <text:p>    "maximum": null,</text:p>
            <text:p>    "enum": null,</text:p>
            <text:p>    "properties": {}</text:p>
            <text:p>  },</text:p>
            <text:p>  "output": null,</text:p>
            <text:p>  "forms": [</text:p>
            <text:p>    {</text:p>
            <text:p>      "href": "192.168.0.100:1883",</text:p>
            <text:p>      "contentType": null,</text:p>
            <text:p>      "topic": "lawn_mower_plus/dock",</text:p>
            <text:p>      "retain": false,</text:p>
            <text:p>      "op": [</text:p>
            <text:p>        "invokeaction"</text:p>
            <text:p>      ]</text:p>
            <text:p>    }</text:p>
            <text:p>  ]</text:p>
            <text:p>}</text:p>
          </table:table-cell>
          <table:table-cell office:value-type="string" calcext:value-type="string">
            <text:p>{</text:p>
            <text:p>  "title": "Dock Command",</text:p>
            <text:p>  "description": "A command to dock or undock the lawn mower. When the payload is 'true', the lawn mower should dock, and when 'false', it should undock.",</text:p>
            <text:p>  "input": {</text:p>
            <text:p>    "title": "",</text:p>
            <text:p>    "description": "",</text:p>
            <text:p>    "observable": null,</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awn_mower_plus/dock",</text:p>
            <text:p>      "retain": false,</text:p>
            <text:p>      "op": []</text:p>
            <text:p>    }</text:p>
            <text:p>  ]</text:p>
            <text:p>}</text:p>
          </table:table-cell>
          <table:table-cell office:value-type="float" office:value="3" calcext:value-type="float">
            <text:p>3</text:p>
          </table:table-cell>
          <table:table-cell table:formula="of:=[.D57]-1" office:value-type="float" office:value="2" calcext:value-type="float">
            <text:p>2</text:p>
          </table:table-cell>
          <table:table-cell table:number-columns-repeated="16379"/>
        </table:table-row>
        <table:table-row table:style-name="ro4">
          <table:table-cell office:value-type="string" calcext:value-type="string">
            <text:p>application/bulb/status</text:p>
          </table:table-cell>
          <table:table-cell office:value-type="string" calcext:value-type="string">
            <text:p>{</text:p>
            <text:p>  "title": "Bulb State",</text:p>
            <text:p>  "description": "The current state of the light bulb, it can be on, off or failed",</text:p>
            <text:p>  "observable": null,</text:p>
            <text:p>  "type": "string",</text:p>
            <text:p>  "minimum": null,</text:p>
            <text:p>  "maximum": null,</text:p>
            <text:p>  "enum": [</text:p>
            <text:p>    "On",</text:p>
            <text:p>    "Off",</text:p>
            <text:p>    "Failed"</text:p>
            <text:p>  ],</text:p>
            <text:p>  "properties": {},</text:p>
            <text:p>  "forms": [</text:p>
            <text:p>    {</text:p>
            <text:p>      "href": "192.168.0.100:1883",</text:p>
            <text:p>      "contentType": null,</text:p>
            <text:p>      "topic": "application/bulb/status",</text:p>
            <text:p>      "retain": true,</text:p>
            <text:p>      "op": [</text:p>
            <text:p>        "subscribeevent",</text:p>
            <text:p>        "unsubscribeevent"</text:p>
            <text:p>      ]</text:p>
            <text:p>    }</text:p>
            <text:p>  ]</text:p>
            <text:p>}</text:p>
          </table:table-cell>
          <table:table-cell office:value-type="string" calcext:value-type="string">
            <text:p>{</text:p>
            <text:p>  "title": "Bulb Status",</text:p>
            <text:p>  "description": "The current status of the bulb which can be 'On', 'Off', or 'Failed'.",</text:p>
            <text:p>  "observable": null,</text:p>
            <text:p>  "type": "string",</text:p>
            <text:p>  "minimum": null,</text:p>
            <text:p>  "maximum": null,</text:p>
            <text:p>  "enum": [</text:p>
            <text:p>    "Failed",</text:p>
            <text:p>    "On",</text:p>
            <text:p>    "Off"</text:p>
            <text:p>  ],</text:p>
            <text:p>  "properties": {},</text:p>
            <text:p>  "forms": [</text:p>
            <text:p>    {</text:p>
            <text:p>      "href": "mqtt://broker.emqx.io:1883",</text:p>
            <text:p>      "contentType": null,</text:p>
            <text:p>      "topic": "application/bulb/status",</text:p>
            <text:p>      "retain": true,</text:p>
            <text:p>      "op": []</text:p>
            <text:p>    }</text:p>
            <text:p>  ]</text:p>
            <text:p>}</text:p>
          </table:table-cell>
          <table:table-cell office:value-type="float" office:value="5" calcext:value-type="float">
            <text:p>5</text:p>
          </table:table-cell>
          <table:table-cell table:formula="of:=[.D58]-1" office:value-type="float" office:value="4" calcext:value-type="float">
            <text:p>4</text:p>
          </table:table-cell>
          <table:table-cell table:number-columns-repeated="16379"/>
        </table:table-row>
        <table:table-row table:style-name="ro4">
          <table:table-cell office:value-type="string" calcext:value-type="string">
            <text:p>application/bulb/power</text:p>
          </table:table-cell>
          <table:table-cell office:value-type="string" calcext:value-type="string">
            <text:p>{</text:p>
            <text:p>  "title": "Power",</text:p>
            <text:p>  "description": "Turn the bulb on or off",</text:p>
            <text:p>  "input": {</text:p>
            <text:p>    "title": "",</text:p>
            <text:p>    "description": "",</text:p>
            <text:p>    "observable": true,</text:p>
            <text:p>    "type": "boolean",</text:p>
            <text:p>    "minimum": null,</text:p>
            <text:p>    "maximum": null,</text:p>
            <text:p>    "enum": null,</text:p>
            <text:p>    "properties": {}</text:p>
            <text:p>  },</text:p>
            <text:p>  "output": null,</text:p>
            <text:p>  "forms": [</text:p>
            <text:p>    {</text:p>
            <text:p>      "href": "192.168.0.100:1883",</text:p>
            <text:p>      "contentType": null,</text:p>
            <text:p>      "topic": "application/bulb/power",</text:p>
            <text:p>      "retain": false,</text:p>
            <text:p>      "op": [</text:p>
            <text:p>        "invokeaction"</text:p>
            <text:p>      ]</text:p>
            <text:p>    }</text:p>
            <text:p>  ]</text:p>
            <text:p>}</text:p>
          </table:table-cell>
          <table:table-cell office:value-type="string" calcext:value-type="string">
            <text:p>{</text:p>
            <text:p>  "title": "Power Control",</text:p>
            <text:p>  "description": "An affordance that allows controlling the power state of the bulb, turning it on or off.",</text:p>
            <text:p>  "observable": null,</text:p>
            <text:p>  "type": "boolean",</text:p>
            <text:p>  "minimum": null,</text:p>
            <text:p>  "maximum": null,</text:p>
            <text:p>  "enum": null,</text:p>
            <text:p>  "properties": {},</text:p>
            <text:p>  "forms": [</text:p>
            <text:p>    {</text:p>
            <text:p>      "href": "mqtt://broker.emqx.io:1883",</text:p>
            <text:p>      "contentType": null,</text:p>
            <text:p>      "topic": "application/bulb/power",</text:p>
            <text:p>      "retain": false,</text:p>
            <text:p>      "op": []</text:p>
            <text:p>    }</text:p>
            <text:p>  ]</text:p>
            <text:p>}</text:p>
          </table:table-cell>
          <table:table-cell office:value-type="float" office:value="5" calcext:value-type="float">
            <text:p>5</text:p>
          </table:table-cell>
          <table:table-cell table:formula="of:=[.D59]-1" office:value-type="float" office:value="4" calcext:value-type="float">
            <text:p>4</text:p>
          </table:table-cell>
          <table:table-cell table:number-columns-repeated="16379"/>
        </table:table-row>
        <table:table-row table:style-name="ro21">
          <table:table-cell office:value-type="string" calcext:value-type="string">
            <text:p>application/bulb/set</text:p>
          </table:table-cell>
          <table:table-cell office:value-type="string" calcext:value-type="string">
            <text:p>{</text:p>
            <text:p>  "title": "Brightness RGB channels",</text:p>
            <text:p>  "description": "Set the brightness of the individual R, G and B channel",</text:p>
            <text:p>  "input": {</text:p>
            <text:p>    "title": "",</text:p>
            <text:p>    "description": "",</text:p>
            <text:p>    "observable": true,</text:p>
            <text:p>    "type": "object",</text:p>
            <text:p>    "minimum": null,</text:p>
            <text:p>    "maximum": null,</text:p>
            <text:p>    "enum": null,</text:p>
            <text:p>    "properties": {</text:p>
            <text:p>      "r": {</text:p>
            <text:p>        "title": "",</text:p>
            <text:p>        "description": "Red channel",</text:p>
            <text:p>        "observable": null,</text:p>
            <text:p>        "type": "integer",</text:p>
            <text:p>        "minimum": 0,</text:p>
            <text:p>        "maximum": 255,</text:p>
            <text:p>        "enum": null,</text:p>
            <text:p>        "properties": {}</text:p>
            <text:p>      },</text:p>
            <text:p>      "g": {</text:p>
            <text:p>        "title": "",</text:p>
            <text:p>        "description": "Green channel",</text:p>
            <text:p>        "observable": null,</text:p>
            <text:p>        "type": "integer",</text:p>
            <text:p>        "minimum": 0,</text:p>
            <text:p>        "maximum": 255,</text:p>
            <text:p>        "enum": null,</text:p>
            <text:p>        "properties": {}</text:p>
            <text:p>      },</text:p>
            <text:p>      "b": {</text:p>
            <text:p>        "title": "",</text:p>
            <text:p>        "description": "Blue channel",</text:p>
            <text:p>        "observable": null,</text:p>
            <text:p>        "type": "integer",</text:p>
            <text:p>        "minimum": 0,</text:p>
            <text:p>        "maximum": 255,</text:p>
            <text:p>        "enum": null,</text:p>
            <text:p>        "properties": {}</text:p>
            <text:p>      }</text:p>
            <text:p>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text/plain",</text:p>
            <text:p>      "topic": "application/bulb/set",</text:p>
            <text:p>      "retain": false,</text:p>
            <text:p>      "op": [</text:p>
            <text:p>        "invokeaction"</text:p>
            <text:p>      ]</text:p>
            <text:p>    }</text:p>
            <text:p>  ]</text:p>
            <text:p>}</text:p>
          </table:table-cell>
          <table:table-cell office:value-type="string" calcext:value-type="string">
            <text:p>{</text:p>
            <text:p>  "title": "Color Setting",</text:p>
            <text:p>  "description": "An action affordance that allows setting the color of the bulb using RGB values.",</text:p>
            <text:p>  "input": {</text:p>
            <text:p>    "title": "",</text:p>
            <text:p>    "description": "",</text:p>
            <text:p>    "observable": null,</text:p>
            <text:p>    "type": "object",</text:p>
            <text:p>    "minimum": null,</text:p>
            <text:p>    "maximum": null,</text:p>
            <text:p>    "enum": null,</text:p>
            <text:p>    "properties": {</text:p>
            <text:p>      "r": {</text:p>
            <text:p>        "title": "",</text:p>
            <text:p>        "description": "",</text:p>
            <text:p>        "observable": null,</text:p>
            <text:p>        "type": "integer",</text:p>
            <text:p>        "minimum": null,</text:p>
            <text:p>        "maximum": null,</text:p>
            <text:p>        "enum": null,</text:p>
            <text:p>        "properties": {}</text:p>
            <text:p>      },</text:p>
            <text:p>      "g": {</text:p>
            <text:p>        "title": "",</text:p>
            <text:p>        "description": "",</text:p>
            <text:p>        "observable": null,</text:p>
            <text:p>        "type": "integer",</text:p>
            <text:p>        "minimum": null,</text:p>
            <text:p>        "maximum": null,</text:p>
            <text:p>        "enum": null,</text:p>
            <text:p>        "properties": {}</text:p>
            <text:p>      },</text:p>
            <text:p>      "b": {</text:p>
            <text:p>        "title": "",</text:p>
            <text:p>        "description": "",</text:p>
            <text:p>        "observable": null,</text:p>
            <text:p>        "type": "integer",</text:p>
            <text:p>        "minimum": null,</text:p>
            <text:p>        "maximum": null,</text:p>
            <text:p>        "enum": null,</text:p>
            <text:p>        "properties": {}</text:p>
            <text:p>      }</text:p>
            <text:p>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pplication/bulb/set",</text:p>
            <text:p>      "retain": false,</text:p>
            <text:p>      "op": []</text:p>
            <text:p>    }</text:p>
            <text:p>  ]</text:p>
            <text:p>}</text:p>
          </table:table-cell>
          <table:table-cell office:value-type="float" office:value="5" calcext:value-type="float">
            <text:p>5</text:p>
          </table:table-cell>
          <table:table-cell table:formula="of:=[.D60]-1" office:value-type="float" office:value="4" calcext:value-type="float">
            <text:p>4</text:p>
          </table:table-cell>
          <table:table-cell table:number-columns-repeated="16379"/>
        </table:table-row>
        <table:table-row table:style-name="ro8">
          <table:table-cell office:value-type="string" calcext:value-type="string">
            <text:p>application/my_bulb/set</text:p>
          </table:table-cell>
          <table:table-cell office:value-type="string" calcext:value-type="string">
            <text:p>{</text:p>
            <text:p>  "title": "Brightness",</text:p>
            <text:p>  "description": "Set the brightness of the light bulb",</text:p>
            <text:p>  "input": {</text:p>
            <text:p>    "title": "",</text:p>
            <text:p>    "description": "",</text:p>
            <text:p>    "observable": true,</text:p>
            <text:p>    "type": "integer",</text:p>
            <text:p>    "minimum": 0,</text:p>
            <text:p>    "maximum": 255,</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text/plain",</text:p>
            <text:p>      "topic": "application/my_bulb/set",</text:p>
            <text:p>      "retain": false,</text:p>
            <text:p>      "op": [</text:p>
            <text:p>        "invokeaction"</text:p>
            <text:p>      ]</text:p>
            <text:p>    }</text:p>
            <text:p>  ]</text:p>
            <text:p>}</text:p>
          </table:table-cell>
          <table:table-cell office:value-type="string" calcext:value-type="string">
            <text:p>{</text:p>
            <text:p>  "title": "Brightness Control",</text:p>
            <text:p>  "description": "An affordance that allows setting the brightness level of the bulb.",</text:p>
            <text:p>  "observable": null,</text:p>
            <text:p>  "type": "integer",</text:p>
            <text:p>  "minimum": null,</text:p>
            <text:p>  "maximum": null,</text:p>
            <text:p>  "enum": null,</text:p>
            <text:p>  "properties": {},</text:p>
            <text:p>  "forms": [</text:p>
            <text:p>    {</text:p>
            <text:p>      "href": "mqtt://broker.emqx.io:1883",</text:p>
            <text:p>      "contentType": null,</text:p>
            <text:p>      "topic": "application/my_bulb/set",</text:p>
            <text:p>      "retain": false,</text:p>
            <text:p>      "op": []</text:p>
            <text:p>    }</text:p>
            <text:p>  ]</text:p>
            <text:p>}</text:p>
          </table:table-cell>
          <table:table-cell office:value-type="float" office:value="5" calcext:value-type="float">
            <text:p>5</text:p>
          </table:table-cell>
          <table:table-cell table:formula="of:=[.D61]-1" office:value-type="float" office:value="4" calcext:value-type="float">
            <text:p>4</text:p>
          </table:table-cell>
          <table:table-cell table:number-columns-repeated="16379"/>
        </table:table-row>
        <table:table-row table:style-name="ro12">
          <table:table-cell office:value-type="string" calcext:value-type="string">
            <text:p>backdoor/lock/state</text:p>
          </table:table-cell>
          <table:table-cell office:value-type="string" calcext:value-type="string">
            <text:p>{</text:p>
            <text:p>  "title": "Lock State",</text:p>
            <text:p>  "description": "The current state of the lock",</text:p>
            <text:p>  "observable": true,</text:p>
            <text:p>  "type": "string",</text:p>
            <text:p>  "minimum": null,</text:p>
            <text:p>  "maximum": null,</text:p>
            <text:p>  "enum": [</text:p>
            <text:p>    "unknown",</text:p>
            <text:p>    "locked",</text:p>
            <text:p>    "unlocked",</text:p>
            <text:p>    "jammed"</text:p>
            <text:p>  ],</text:p>
            <text:p>  "properties": {},</text:p>
            <text:p>  "forms": [</text:p>
            <text:p>    {</text:p>
            <text:p>      "href": "192.168.0.100:1883",</text:p>
            <text:p>      "contentType": null,</text:p>
            <text:p>      "topic": "backdoor/lock/state",</text:p>
            <text:p>      "retain": true,</text:p>
            <text:p>      "op": [</text:p>
            <text:p>        "observeproperty",</text:p>
            <text:p>        "readproperty"</text:p>
            <text:p>      ]</text:p>
            <text:p>    }</text:p>
            <text:p>  ]</text:p>
            <text:p>}</text:p>
          </table:table-cell>
          <table:table-cell office:value-type="string" calcext:value-type="string">
            <text:p>{</text:p>
            <text:p>  "title": "Lock State",</text:p>
            <text:p>  "description": "Represents the state of the backdoor lock, indicating whether it is unknown, locked, unlocked, or jammed.",</text:p>
            <text:p>  "observable": null,</text:p>
            <text:p>  "type": "string",</text:p>
            <text:p>  "minimum": null,</text:p>
            <text:p>  "maximum": null,</text:p>
            <text:p>  "enum": [</text:p>
            <text:p>    "jammed",</text:p>
            <text:p>    "unknown",</text:p>
            <text:p>    "locked",</text:p>
            <text:p>    "unlocked"</text:p>
            <text:p>  ],</text:p>
            <text:p>  "properties": {},</text:p>
            <text:p>  "forms": [</text:p>
            <text:p>    {</text:p>
            <text:p>      "href": "mqtt://broker.emqx.io:1883",</text:p>
            <text:p>      "contentType": null,</text:p>
            <text:p>      "topic": "backdoor/lock/state",</text:p>
            <text:p>      "retain": true,</text:p>
            <text:p>      "op": []</text:p>
            <text:p>    }</text:p>
            <text:p>  ]</text:p>
            <text:p>}</text:p>
          </table:table-cell>
          <table:table-cell office:value-type="float" office:value="5" calcext:value-type="float">
            <text:p>5</text:p>
          </table:table-cell>
          <table:table-cell table:formula="of:=[.D62]-1" office:value-type="float" office:value="4" calcext:value-type="float">
            <text:p>4</text:p>
          </table:table-cell>
          <table:table-cell table:number-columns-repeated="16379"/>
        </table:table-row>
        <table:table-row table:style-name="ro7">
          <table:table-cell office:value-type="string" calcext:value-type="string">
            <text:p>backdoor/lock/remaining_time</text:p>
          </table:table-cell>
          <table:table-cell office:value-type="string" calcext:value-type="string">
            <text:p>{</text:p>
            <text:p>  "title": "Battery Estimate",</text:p>
            <text:p>  "description": "Estimate when the battery has to be changed in days",</text:p>
            <text:p>  "observable": true,</text:p>
            <text:p>  "type": "number",</text:p>
            <text:p>  "minimum": 3,</text:p>
            <text:p>  "maximum": 9999,</text:p>
            <text:p>  "enum": null,</text:p>
            <text:p>  "properties": {},</text:p>
            <text:p>  "forms": [</text:p>
            <text:p>    {</text:p>
            <text:p>      "href": "192.168.0.100:1883",</text:p>
            <text:p>      "contentType": null,</text:p>
            <text:p>      "topic": "backdoor/lock/remaining_time",</text:p>
            <text:p>      "retain": true,</text:p>
            <text:p>      "op": [</text:p>
            <text:p>        "observeproperty",</text:p>
            <text:p>        "readproperty"</text:p>
            <text:p>      ]</text:p>
            <text:p>    }</text:p>
            <text:p>  ]</text:p>
            <text:p>}</text:p>
          </table:table-cell>
          <table:table-cell office:value-type="string" calcext:value-type="string">
            <text:p>{</text:p>
            <text:p>  "title": "Remaining Time",</text:p>
            <text:p>  "description": "Indicates the remaining time for the lock operation to complete.",</text:p>
            <text:p>  "observable": null,</text:p>
            <text:p>  "type": "number",</text:p>
            <text:p>  "minimum": null,</text:p>
            <text:p>  "maximum": null,</text:p>
            <text:p>  "enum": null,</text:p>
            <text:p>  "properties": {},</text:p>
            <text:p>  "forms": [</text:p>
            <text:p>    {</text:p>
            <text:p>      "href": "mqtt://broker.emqx.io:1883",</text:p>
            <text:p>      "contentType": null,</text:p>
            <text:p>      "topic": "backdoor/lock/remaining_time",</text:p>
            <text:p>      "retain": true,</text:p>
            <text:p>      "op": []</text:p>
            <text:p>    }</text:p>
            <text:p>  ]</text:p>
            <text:p>}</text:p>
          </table:table-cell>
          <table:table-cell office:value-type="float" office:value="3" calcext:value-type="float">
            <text:p>3</text:p>
          </table:table-cell>
          <table:table-cell table:formula="of:=[.D63]-1" office:value-type="float" office:value="2" calcext:value-type="float">
            <text:p>2</text:p>
          </table:table-cell>
          <table:table-cell table:number-columns-repeated="16379"/>
        </table:table-row>
        <table:table-row table:style-name="ro4">
          <table:table-cell office:value-type="string" calcext:value-type="string">
            <text:p>backdoor/lock/manualoverwrite</text:p>
          </table:table-cell>
          <table:table-cell office:value-type="string" calcext:value-type="string">
            <text:p>{</text:p>
            <text:p>  "title": "Manual Overwrite",</text:p>
            <text:p>  "description": "The manual overwrite was activated",</text:p>
            <text:p>  "data": {</text:p>
            <text:p>    "title": "",</text:p>
            <text:p>    "description": "",</text:p>
            <text:p>    "observable": false,</text:p>
            <text:p>    "type": "null",</text:p>
            <text:p>    "minimum": null,</text:p>
            <text:p>    "maximum": null,</text:p>
            <text:p>    "enum": null,</text:p>
            <text:p>    "properties": {}</text:p>
            <text:p>  },</text:p>
            <text:p>  "forms": [</text:p>
            <text:p>    {</text:p>
            <text:p>      "href": "192.168.0.100:1883",</text:p>
            <text:p>      "contentType": null,</text:p>
            <text:p>      "topic": "backdoor/lock/manualoverwrite",</text:p>
            <text:p>      "retain": false,</text:p>
            <text:p>      "op": [</text:p>
            <text:p>        "subscribeevent",</text:p>
            <text:p>        "unsubscribeevent"</text:p>
            <text:p>      ]</text:p>
            <text:p>    }</text:p>
            <text:p>  ]</text:p>
            <text:p>}</text:p>
          </table:table-cell>
          <table:table-cell office:value-type="string" calcext:value-type="string">
            <text:p>{</text:p>
            <text:p>  "title": "Manual Overwrite",</text:p>
            <text:p>  "description": "A property indicating whether the backdoor lock has been manually overwritten. The payload is consistently 'null', indicating no data or an inactive state.",</text:p>
            <text:p>  "observable": null,</text:p>
            <text:p>  "type": "null",</text:p>
            <text:p>  "minimum": null,</text:p>
            <text:p>  "maximum": null,</text:p>
            <text:p>  "enum": null,</text:p>
            <text:p>  "properties": {},</text:p>
            <text:p>  "forms": [</text:p>
            <text:p>    {</text:p>
            <text:p>      "href": "mqtt://broker.emqx.io:1883",</text:p>
            <text:p>      "contentType": null,</text:p>
            <text:p>      "topic": "backdoor/lock/manualoverwrite",</text:p>
            <text:p>      "retain": false,</text:p>
            <text:p>      "op": []</text:p>
            <text:p>    }</text:p>
            <text:p>  ]</text:p>
            <text:p>}</text:p>
          </table:table-cell>
          <table:table-cell office:value-type="float" office:value="4" calcext:value-type="float">
            <text:p>4</text:p>
          </table:table-cell>
          <table:table-cell table:formula="of:=[.D64]-1" office:value-type="float" office:value="3" calcext:value-type="float">
            <text:p>3</text:p>
          </table:table-cell>
          <table:table-cell table:number-columns-repeated="16379"/>
        </table:table-row>
        <table:table-row table:style-name="ro14">
          <table:table-cell office:value-type="string" calcext:value-type="string">
            <text:p>backdoor/lock/lock</text:p>
          </table:table-cell>
          <table:table-cell office:value-type="string" calcext:value-type="string">
            <text:p>{</text:p>
            <text:p>  "title": "Lock",</text:p>
            <text:p>  "description": "Lock the backdoor",</text:p>
            <text:p>  "input": {</text:p>
            <text:p>    "title": "",</text:p>
            <text:p>    "description": "",</text:p>
            <text:p>    "observable": true,</text:p>
            <text:p>    "type": "string",</text:p>
            <text:p>    "minimum": null,</text:p>
            <text:p>    "maximum": null,</text:p>
            <text:p>    "enum": [</text:p>
            <text:p>      "LOCK"</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backdoor/lock/lock",</text:p>
            <text:p>      "retain": false,</text:p>
            <text:p>      "op": [</text:p>
            <text:p>        "invokeaction"</text:p>
            <text:p>      ]</text:p>
            <text:p>    }</text:p>
            <text:p>  ]</text:p>
            <text:p>}</text:p>
          </table:table-cell>
          <table:table-cell office:value-type="string" calcext:value-type="string">
            <text:p>{</text:p>
            <text:p>  "title": "Lock Command",</text:p>
            <text:p>  "description": "An action affordance that allows the user to lock the backdoor.",</text:p>
            <text:p>  "input": {</text:p>
            <text:p>    "title": "",</text:p>
            <text:p>    "description": "",</text:p>
            <text:p>    "observable": null,</text:p>
            <text:p>    "type": "string",</text:p>
            <text:p>    "minimum": null,</text:p>
            <text:p>    "maximum": null,</text:p>
            <text:p>    "enum": [</text:p>
            <text:p>      "LOCK"</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ackdoor/lock/lock",</text:p>
            <text:p>      "retain": false,</text:p>
            <text:p>      "op": []</text:p>
            <text:p>    }</text:p>
            <text:p>  ]</text:p>
            <text:p>}</text:p>
          </table:table-cell>
          <table:table-cell office:value-type="float" office:value="5" calcext:value-type="float">
            <text:p>5</text:p>
          </table:table-cell>
          <table:table-cell table:formula="of:=[.D65]-1" office:value-type="float" office:value="4" calcext:value-type="float">
            <text:p>4</text:p>
          </table:table-cell>
          <table:table-cell table:number-columns-repeated="16379"/>
        </table:table-row>
        <table:table-row table:style-name="ro8">
          <table:table-cell office:value-type="string" calcext:value-type="string">
            <text:p>backdoor/lock/unlock</text:p>
          </table:table-cell>
          <table:table-cell office:value-type="string" calcext:value-type="string">
            <text:p>{</text:p>
            <text:p>  "title": "unlock",</text:p>
            <text:p>  "description": "Unlock the backdoor via a six-digit code",</text:p>
            <text:p>  "input": {</text:p>
            <text:p>    "title": "",</text:p>
            <text:p>    "description": "",</text:p>
            <text:p>    "observable": true,</text:p>
            <text:p>    "type": "number",</text:p>
            <text:p>    "minimum": 100000,</text:p>
            <text:p>    "maximum": 999999,</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backdoor/lock/unlock",</text:p>
            <text:p>      "retain": false,</text:p>
            <text:p>      "op": [</text:p>
            <text:p>        "invokeaction"</text:p>
            <text:p>      ]</text:p>
            <text:p>    }</text:p>
            <text:p>  ]</text:p>
            <text:p>}</text:p>
          </table:table-cell>
          <table:table-cell office:value-type="string" calcext:value-type="string">
            <text:p>{</text:p>
            <text:p>  "title": "Unlock Action",</text:p>
            <text:p>  "description": "An action affordance that allows the backdoor lock to be unlocked, potentially with a delay or time indication.",</text:p>
            <text:p>  "input": {</text:p>
            <text:p>    "title": "",</text:p>
            <text:p>    "description": "",</text:p>
            <text:p>    "observable": null,</text:p>
            <text:p>    "type": "numb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ackdoor/lock/unlock",</text:p>
            <text:p>      "retain": false,</text:p>
            <text:p>      "op": []</text:p>
            <text:p>    }</text:p>
            <text:p>  ]</text:p>
            <text:p>}</text:p>
          </table:table-cell>
          <table:table-cell office:value-type="float" office:value="2" calcext:value-type="float">
            <text:p>2</text:p>
          </table:table-cell>
          <table:table-cell table:formula="of:=[.D66]-1" office:value-type="float" office:value="1" calcext:value-type="float">
            <text:p>1</text:p>
          </table:table-cell>
          <table:table-cell table:number-columns-repeated="16379"/>
        </table:table-row>
        <table:table-row table:style-name="ro5">
          <table:table-cell office:value-type="string" calcext:value-type="string">
            <text:p>smart_meter/status</text:p>
          </table:table-cell>
          <table:table-cell office:value-type="string" calcext:value-type="string">
            <text:p>{</text:p>
            <text:p>  "title": "Status",</text:p>
            <text:p>  "description": "Status of the SM",</text:p>
            <text:p>  "observable": true,</text:p>
            <text:p>  "type": "string",</text:p>
            <text:p>  "minimum": null,</text:p>
            <text:p>  "maximum": null,</text:p>
            <text:p>  "enum": [</text:p>
            <text:p>    "OK",</text:p>
            <text:p>    "ERROR"</text:p>
            <text:p>  ],</text:p>
            <text:p>  "properties": {},</text:p>
            <text:p>  "forms": [</text:p>
            <text:p>    {</text:p>
            <text:p>      "href": "192.168.0.100:1883",</text:p>
            <text:p>      "contentType": null,</text:p>
            <text:p>      "topic": "smart_meter/status",</text:p>
            <text:p>      "retain": true,</text:p>
            <text:p>      "op": [</text:p>
            <text:p>        "observeproperty",</text:p>
            <text:p>        "readproperty"</text:p>
            <text:p>      ]</text:p>
            <text:p>    }</text:p>
            <text:p>  ]</text:p>
            <text:p>}</text:p>
          </table:table-cell>
          <table:table-cell office:value-type="string" calcext:value-type="string">
            <text:p>{</text:p>
            <text:p>  "title": "Status",</text:p>
            <text:p>  "description": "Indicates the current status of the smart meter, which can be either 'OK' or 'ERROR'.",</text:p>
            <text:p>  "observable": null,</text:p>
            <text:p>  "type": "string",</text:p>
            <text:p>  "minimum": null,</text:p>
            <text:p>  "maximum": null,</text:p>
            <text:p>  "enum": [</text:p>
            <text:p>    "ERROR",</text:p>
            <text:p>    "OK"</text:p>
            <text:p>  ],</text:p>
            <text:p>  "properties": {},</text:p>
            <text:p>  "forms": [</text:p>
            <text:p>    {</text:p>
            <text:p>      "href": "mqtt://broker.emqx.io:1883",</text:p>
            <text:p>      "contentType": null,</text:p>
            <text:p>      "topic": "smart_meter/status",</text:p>
            <text:p>      "retain": true,</text:p>
            <text:p>      "op": []</text:p>
            <text:p>    }</text:p>
            <text:p>  ]</text:p>
            <text:p>}</text:p>
          </table:table-cell>
          <table:table-cell office:value-type="float" office:value="5" calcext:value-type="float">
            <text:p>5</text:p>
          </table:table-cell>
          <table:table-cell table:formula="of:=[.D67]-1" office:value-type="float" office:value="4" calcext:value-type="float">
            <text:p>4</text:p>
          </table:table-cell>
          <table:table-cell table:number-columns-repeated="16379"/>
        </table:table-row>
        <table:table-row table:style-name="ro9">
          <table:table-cell office:value-type="string" calcext:value-type="string">
            <text:p>smart_meter/current</text:p>
          </table:table-cell>
          <table:table-cell office:value-type="string" calcext:value-type="string">
            <text:p>{</text:p>
            <text:p>  "title": "Current",</text:p>
            <text:p>  "description": "Current of the L1, L2 and L3",</text:p>
            <text:p>  "observable": true,</text:p>
            <text:p>  "type": "object",</text:p>
            <text:p>  "minimum": null,</text:p>
            <text:p>  "maximum": null,</text:p>
            <text:p>  "enum": null,</text:p>
            <text:p>  "properties": {</text:p>
            <text:p>    "L1": {</text:p>
            <text:p>      "title": "",</text:p>
            <text:p>      "description": "Current of L1",</text:p>
            <text:p>      "observable": null,</text:p>
            <text:p>      "type": "number",</text:p>
            <text:p>      "minimum": null,</text:p>
            <text:p>      "maximum": null,</text:p>
            <text:p>      "enum": null,</text:p>
            <text:p>      "properties": {}</text:p>
            <text:p>    },</text:p>
            <text:p>    "L2": {</text:p>
            <text:p>      "title": "",</text:p>
            <text:p>      "description": "Current of L2",</text:p>
            <text:p>      "observable": null,</text:p>
            <text:p>      "type": "number",</text:p>
            <text:p>      "minimum": null,</text:p>
            <text:p>      "maximum": null,</text:p>
            <text:p>      "enum": null,</text:p>
            <text:p>      "properties": {}</text:p>
            <text:p>    },</text:p>
            <text:p>    "L3": {</text:p>
            <text:p>      "title": "",</text:p>
            <text:p>      "description": "Current of L3",</text:p>
            <text:p>      "observable": null,</text:p>
            <text:p>      "type": "number",</text:p>
            <text:p>      "minimum": null,</text:p>
            <text:p>      "maximum": null,</text:p>
            <text:p>      "enum": null,</text:p>
            <text:p>      "properties": {}</text:p>
            <text:p>    }</text:p>
            <text:p>  },</text:p>
            <text:p>  "forms": [</text:p>
            <text:p>    {</text:p>
            <text:p>      "href": "192.168.0.100:1883",</text:p>
            <text:p>      "contentType": null,</text:p>
            <text:p>      "topic": "smart_meter/current",</text:p>
            <text:p>      "retain": true,</text:p>
            <text:p>      "op": [</text:p>
            <text:p>        "observeproperty",</text:p>
            <text:p>        "readproperty"</text:p>
            <text:p>      ]</text:p>
            <text:p>    }</text:p>
            <text:p>  ]</text:p>
            <text:p>}</text:p>
          </table:table-cell>
          <table:table-cell office:value-type="string" calcext:value-type="string">
            <text:p>{</text:p>
            <text:p>  "title": "Current Measurement",</text:p>
            <text:p>  "description": "Represents the current measurements for three phases (L1, L2, L3) in an electrical system.",</text:p>
            <text:p>  "observable": null,</text:p>
            <text:p>  "type": "object",</text:p>
            <text:p>  "minimum": null,</text:p>
            <text:p>  "maximum": null,</text:p>
            <text:p>  "enum": null,</text:p>
            <text:p>  "properties": {</text:p>
            <text:p>    "L1": {</text:p>
            <text:p>      "title": "",</text:p>
            <text:p>      "description": "",</text:p>
            <text:p>      "observable": null,</text:p>
            <text:p>      "type": "number",</text:p>
            <text:p>      "minimum": null,</text:p>
            <text:p>      "maximum": null,</text:p>
            <text:p>      "enum": null,</text:p>
            <text:p>      "properties": {}</text:p>
            <text:p>    },</text:p>
            <text:p>    "L2": {</text:p>
            <text:p>      "title": "",</text:p>
            <text:p>      "description": "",</text:p>
            <text:p>      "observable": null,</text:p>
            <text:p>      "type": "number",</text:p>
            <text:p>      "minimum": null,</text:p>
            <text:p>      "maximum": null,</text:p>
            <text:p>      "enum": null,</text:p>
            <text:p>      "properties": {}</text:p>
            <text:p>    },</text:p>
            <text:p>    "L3":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smart_meter/current",</text:p>
            <text:p>      "retain": true,</text:p>
            <text:p>      "op": []</text:p>
            <text:p>    }</text:p>
            <text:p>  ]</text:p>
            <text:p>}</text:p>
          </table:table-cell>
          <table:table-cell office:value-type="float" office:value="5" calcext:value-type="float">
            <text:p>5</text:p>
          </table:table-cell>
          <table:table-cell table:formula="of:=[.D68]-1" office:value-type="float" office:value="4" calcext:value-type="float">
            <text:p>4</text:p>
          </table:table-cell>
          <table:table-cell table:number-columns-repeated="16379"/>
        </table:table-row>
        <table:table-row table:style-name="ro7">
          <table:table-cell office:value-type="string" calcext:value-type="string">
            <text:p>smart_meter/power</text:p>
          </table:table-cell>
          <table:table-cell office:value-type="string" calcext:value-type="string">
            <text:p>{</text:p>
            <text:p>  "title": "Power",</text:p>
            <text:p>  "description": "Current power consumption/production measured by the SM",</text:p>
            <text:p>  "observable": true,</text:p>
            <text:p>  "type": "number",</text:p>
            <text:p>  "minimum": -9000,</text:p>
            <text:p>  "maximum": 9000,</text:p>
            <text:p>  "enum": null,</text:p>
            <text:p>  "properties": {},</text:p>
            <text:p>  "forms": [</text:p>
            <text:p>    {</text:p>
            <text:p>      "href": "192.168.0.100:1883",</text:p>
            <text:p>      "contentType": null,</text:p>
            <text:p>      "topic": "smart_meter/power",</text:p>
            <text:p>      "retain": true,</text:p>
            <text:p>      "op": [</text:p>
            <text:p>        "observeproperty",</text:p>
            <text:p>        "readproperty"</text:p>
            <text:p>      ]</text:p>
            <text:p>    }</text:p>
            <text:p>  ]</text:p>
            <text:p>}</text:p>
          </table:table-cell>
          <table:table-cell office:value-type="string" calcext:value-type="string">
            <text:p>{</text:p>
            <text:p>  "title": "Power Measurement",</text:p>
            <text:p>  "description": "This affordance represents the power measurement of the smart meter, indicating the current power consumption or generation in watts.",</text:p>
            <text:p>  "observable": null,</text:p>
            <text:p>  "type": "number",</text:p>
            <text:p>  "minimum": null,</text:p>
            <text:p>  "maximum": null,</text:p>
            <text:p>  "enum": null,</text:p>
            <text:p>  "properties": {},</text:p>
            <text:p>  "forms": [</text:p>
            <text:p>    {</text:p>
            <text:p>      "href": "mqtt://broker.emqx.io:1883",</text:p>
            <text:p>      "contentType": null,</text:p>
            <text:p>      "topic": "smart_meter/power",</text:p>
            <text:p>      "retain": true,</text:p>
            <text:p>      "op": []</text:p>
            <text:p>    }</text:p>
            <text:p>  ]</text:p>
            <text:p>}</text:p>
          </table:table-cell>
          <table:table-cell office:value-type="float" office:value="4" calcext:value-type="float">
            <text:p>4</text:p>
          </table:table-cell>
          <table:table-cell table:formula="of:=[.D69]-1" office:value-type="float" office:value="3" calcext:value-type="float">
            <text:p>3</text:p>
          </table:table-cell>
          <table:table-cell table:number-columns-repeated="16379"/>
        </table:table-row>
        <table:table-row table:style-name="ro7">
          <table:table-cell office:value-type="string" calcext:value-type="string">
            <text:p>smart_meter/power/total</text:p>
          </table:table-cell>
          <table:table-cell office:value-type="string" calcext:value-type="string">
            <text:p>{</text:p>
            <text:p>  "title": "Total Energy",</text:p>
            <text:p>  "description": "The total energy consumption measured by the SM",</text:p>
            <text:p>  "observable": true,</text:p>
            <text:p>  "type": "number",</text:p>
            <text:p>  "minimum": null,</text:p>
            <text:p>  "maximum": null,</text:p>
            <text:p>  "enum": null,</text:p>
            <text:p>  "properties": {},</text:p>
            <text:p>  "forms": [</text:p>
            <text:p>    {</text:p>
            <text:p>      "href": "192.168.0.100:1883",</text:p>
            <text:p>      "contentType": null,</text:p>
            <text:p>      "topic": "smart_meter/power/total",</text:p>
            <text:p>      "retain": true,</text:p>
            <text:p>      "op": [</text:p>
            <text:p>        "observeproperty",</text:p>
            <text:p>        "readproperty"</text:p>
            <text:p>      ]</text:p>
            <text:p>    }</text:p>
            <text:p>  ]</text:p>
            <text:p>}</text:p>
          </table:table-cell>
          <table:table-cell office:value-type="string" calcext:value-type="string">
            <text:p>{</text:p>
            <text:p>  "title": "Total Power",</text:p>
            <text:p>  "description": "Represents the total power consumption measured by the smart meter.",</text:p>
            <text:p>  "observable": null,</text:p>
            <text:p>  "type": "number",</text:p>
            <text:p>  "minimum": null,</text:p>
            <text:p>  "maximum": null,</text:p>
            <text:p>  "enum": null,</text:p>
            <text:p>  "properties": {},</text:p>
            <text:p>  "forms": [</text:p>
            <text:p>    {</text:p>
            <text:p>      "href": "mqtt://broker.emqx.io:1883",</text:p>
            <text:p>      "contentType": null,</text:p>
            <text:p>      "topic": "smart_meter/power/total",</text:p>
            <text:p>      "retain": true,</text:p>
            <text:p>      "op": []</text:p>
            <text:p>    }</text:p>
            <text:p>  ]</text:p>
            <text:p>}</text:p>
          </table:table-cell>
          <table:table-cell office:value-type="float" office:value="5" calcext:value-type="float">
            <text:p>5</text:p>
          </table:table-cell>
          <table:table-cell table:formula="of:=[.D70]-1" office:value-type="float" office:value="4" calcext:value-type="float">
            <text:p>4</text:p>
          </table:table-cell>
          <table:table-cell table:number-columns-repeated="16379"/>
        </table:table-row>
        <table:table-row table:style-name="ro7">
          <table:table-cell office:value-type="string" calcext:value-type="string">
            <text:p>smart_meter/power/today</text:p>
          </table:table-cell>
          <table:table-cell office:value-type="string" calcext:value-type="string">
            <text:p>{</text:p>
            <text:p>  "title": "Total Energy",</text:p>
            <text:p>  "description": "The total daily energy consumption measured by the SM",</text:p>
            <text:p>  "observable": true,</text:p>
            <text:p>  "type": "number",</text:p>
            <text:p>  "minimum": null,</text:p>
            <text:p>  "maximum": null,</text:p>
            <text:p>  "enum": null,</text:p>
            <text:p>  "properties": {},</text:p>
            <text:p>  "forms": [</text:p>
            <text:p>    {</text:p>
            <text:p>      "href": "192.168.0.100:1883",</text:p>
            <text:p>      "contentType": null,</text:p>
            <text:p>      "topic": "smart_meter/power/today",</text:p>
            <text:p>      "retain": true,</text:p>
            <text:p>      "op": [</text:p>
            <text:p>        "observeproperty",</text:p>
            <text:p>        "readproperty"</text:p>
            <text:p>      ]</text:p>
            <text:p>    }</text:p>
            <text:p>  ]</text:p>
            <text:p>}</text:p>
          </table:table-cell>
          <table:table-cell office:value-type="string" calcext:value-type="string">
            <text:p>{</text:p>
            <text:p>  "title": "Power Consumption Today",</text:p>
            <text:p>  "description": "The total power consumption recorded for today.",</text:p>
            <text:p>  "observable": null,</text:p>
            <text:p>  "type": "number",</text:p>
            <text:p>  "minimum": null,</text:p>
            <text:p>  "maximum": null,</text:p>
            <text:p>  "enum": null,</text:p>
            <text:p>  "properties": {},</text:p>
            <text:p>  "forms": [</text:p>
            <text:p>    {</text:p>
            <text:p>      "href": "mqtt://broker.emqx.io:1883",</text:p>
            <text:p>      "contentType": null,</text:p>
            <text:p>      "topic": "smart_meter/power/today",</text:p>
            <text:p>      "retain": true,</text:p>
            <text:p>      "op": []</text:p>
            <text:p>    }</text:p>
            <text:p>  ]</text:p>
            <text:p>}</text:p>
          </table:table-cell>
          <table:table-cell office:value-type="float" office:value="5" calcext:value-type="float">
            <text:p>5</text:p>
          </table:table-cell>
          <table:table-cell table:formula="of:=[.D71]-1" office:value-type="float" office:value="4" calcext:value-type="float">
            <text:p>4</text:p>
          </table:table-cell>
          <table:table-cell table:number-columns-repeated="16379"/>
        </table:table-row>
        <table:table-row table:style-name="ro22">
          <table:table-cell office:value-type="string" calcext:value-type="string">
            <text:p>smart_meter/power/15min</text:p>
          </table:table-cell>
          <table:table-cell office:value-type="string" calcext:value-type="string">
            <text:p>{</text:p>
            <text:p>  "title": "Total Energy",</text:p>
            <text:p>  "description": "The energy consumption measured by the SM in the last 15 min",</text:p>
            <text:p>  "observable": true,</text:p>
            <text:p>  "type": "number",</text:p>
            <text:p>  "minimum": null,</text:p>
            <text:p>  "maximum": null,</text:p>
            <text:p>  "enum": null,</text:p>
            <text:p>  "properties": {},</text:p>
            <text:p>  "forms": [</text:p>
            <text:p>    {</text:p>
            <text:p>      "href": "192.168.0.100:1883",</text:p>
            <text:p>      "contentType": null,</text:p>
            <text:p>      "topic": "smart_meter/power/15min",</text:p>
            <text:p>      "retain": true,</text:p>
            <text:p>      "op": [</text:p>
            <text:p>        "observeproperty",</text:p>
            <text:p>        "readproperty"</text:p>
            <text:p>      ]</text:p>
            <text:p>    }</text:p>
            <text:p>  ]</text:p>
            <text:p>}</text:p>
          </table:table-cell>
          <table:table-cell office:value-type="string" calcext:value-type="string">
            <text:p>{</text:p>
            <text:p>  "title": "15-Minute Power Consumption",</text:p>
            <text:p>  "description": "Represents the power consumption measured over a 15-minute interval.",</text:p>
            <text:p>  "observable": null,</text:p>
            <text:p>  "type": "number",</text:p>
            <text:p>  "minimum": null,</text:p>
            <text:p>  "maximum": null,</text:p>
            <text:p>  "enum": null,</text:p>
            <text:p>  "properties": {},</text:p>
            <text:p>  "forms": [</text:p>
            <text:p>    {</text:p>
            <text:p>      "href": "mqtt://broker.emqx.io:1883",</text:p>
            <text:p>      "contentType": null,</text:p>
            <text:p>      "topic": "smart_meter/power/15min",</text:p>
            <text:p>      "retain": true,</text:p>
            <text:p>      "op": []</text:p>
            <text:p>    }</text:p>
            <text:p>  ]</text:p>
            <text:p>}</text:p>
          </table:table-cell>
          <table:table-cell office:value-type="float" office:value="5" calcext:value-type="float">
            <text:p>5</text:p>
          </table:table-cell>
          <table:table-cell table:formula="of:=[.D72]-1" office:value-type="float" office:value="4" calcext:value-type="float">
            <text:p>4</text:p>
          </table:table-cell>
          <table:table-cell table:number-columns-repeated="16379"/>
        </table:table-row>
        <table:table-row table:style-name="ro5">
          <table:table-cell office:value-type="string" calcext:value-type="string">
            <text:p>smart_meter/status</text:p>
          </table:table-cell>
          <table:table-cell office:value-type="string" calcext:value-type="string">
            <text:p>{</text:p>
            <text:p>  "title": "Status",</text:p>
            <text:p>  "description": "Status of the SM",</text:p>
            <text:p>  "observable": true,</text:p>
            <text:p>  "type": "string",</text:p>
            <text:p>  "minimum": null,</text:p>
            <text:p>  "maximum": null,</text:p>
            <text:p>  "enum": [</text:p>
            <text:p>    "OK",</text:p>
            <text:p>    "ERROR"</text:p>
            <text:p>  ],</text:p>
            <text:p>  "properties": {},</text:p>
            <text:p>  "forms": [</text:p>
            <text:p>    {</text:p>
            <text:p>      "href": "192.168.0.100:1883",</text:p>
            <text:p>      "contentType": null,</text:p>
            <text:p>      "topic": "smart_meter/status",</text:p>
            <text:p>      "retain": true,</text:p>
            <text:p>      "op": [</text:p>
            <text:p>        "observeproperty",</text:p>
            <text:p>        "readproperty"</text:p>
            <text:p>      ]</text:p>
            <text:p>    }</text:p>
            <text:p>  ]</text:p>
            <text:p>}</text:p>
          </table:table-cell>
          <table:table-cell office:value-type="string" calcext:value-type="string">
            <text:p>{</text:p>
            <text:p>  "title": "Status",</text:p>
            <text:p>  "description": "Indicates the current status of the smart meter, which can be either 'OK' or 'ERROR'.",</text:p>
            <text:p>  "observable": null,</text:p>
            <text:p>  "type": "string",</text:p>
            <text:p>  "minimum": null,</text:p>
            <text:p>  "maximum": null,</text:p>
            <text:p>  "enum": [</text:p>
            <text:p>    "ERROR",</text:p>
            <text:p>    "OK"</text:p>
            <text:p>  ],</text:p>
            <text:p>  "properties": {},</text:p>
            <text:p>  "forms": [</text:p>
            <text:p>    {</text:p>
            <text:p>      "href": "mqtt://broker.emqx.io:1883",</text:p>
            <text:p>      "contentType": null,</text:p>
            <text:p>      "topic": "smart_meter/status",</text:p>
            <text:p>      "retain": true,</text:p>
            <text:p>      "op": []</text:p>
            <text:p>    }</text:p>
            <text:p>  ]</text:p>
            <text:p>}</text:p>
          </table:table-cell>
          <table:table-cell office:value-type="float" office:value="5" calcext:value-type="float">
            <text:p>5</text:p>
          </table:table-cell>
          <table:table-cell table:formula="of:=[.D73]-1" office:value-type="float" office:value="4" calcext:value-type="float">
            <text:p>4</text:p>
          </table:table-cell>
          <table:table-cell table:number-columns-repeated="16379"/>
        </table:table-row>
        <table:table-row table:style-name="ro9">
          <table:table-cell office:value-type="string" calcext:value-type="string">
            <text:p>smart_meter/current</text:p>
          </table:table-cell>
          <table:table-cell office:value-type="string" calcext:value-type="string">
            <text:p>{</text:p>
            <text:p>  "title": "Current",</text:p>
            <text:p>  "description": "Current of the L1, L2 and L3 phases",</text:p>
            <text:p>  "observable": true,</text:p>
            <text:p>  "type": "object",</text:p>
            <text:p>  "minimum": null,</text:p>
            <text:p>  "maximum": null,</text:p>
            <text:p>  "enum": null,</text:p>
            <text:p>  "properties": {</text:p>
            <text:p>    "L1": {</text:p>
            <text:p>      "title": "",</text:p>
            <text:p>      "description": "Current of L1",</text:p>
            <text:p>      "observable": null,</text:p>
            <text:p>      "type": "number",</text:p>
            <text:p>      "minimum": null,</text:p>
            <text:p>      "maximum": null,</text:p>
            <text:p>      "enum": null,</text:p>
            <text:p>      "properties": {}</text:p>
            <text:p>    },</text:p>
            <text:p>    "L2": {</text:p>
            <text:p>      "title": "",</text:p>
            <text:p>      "description": "Current of L2",</text:p>
            <text:p>      "observable": null,</text:p>
            <text:p>      "type": "number",</text:p>
            <text:p>      "minimum": null,</text:p>
            <text:p>      "maximum": null,</text:p>
            <text:p>      "enum": null,</text:p>
            <text:p>      "properties": {}</text:p>
            <text:p>    },</text:p>
            <text:p>    "L3": {</text:p>
            <text:p>      "title": "",</text:p>
            <text:p>      "description": "Current of L3",</text:p>
            <text:p>      "observable": null,</text:p>
            <text:p>      "type": "number",</text:p>
            <text:p>      "minimum": null,</text:p>
            <text:p>      "maximum": null,</text:p>
            <text:p>      "enum": null,</text:p>
            <text:p>      "properties": {}</text:p>
            <text:p>    }</text:p>
            <text:p>  },</text:p>
            <text:p>  "forms": [</text:p>
            <text:p>    {</text:p>
            <text:p>      "href": "192.168.0.100:1883",</text:p>
            <text:p>      "contentType": null,</text:p>
            <text:p>      "topic": "smart_meter/current",</text:p>
            <text:p>      "retain": true,</text:p>
            <text:p>      "op": [</text:p>
            <text:p>        "observeproperty",</text:p>
            <text:p>        "readproperty"</text:p>
            <text:p>      ]</text:p>
            <text:p>    }</text:p>
            <text:p>  ]</text:p>
            <text:p>}</text:p>
          </table:table-cell>
          <table:table-cell office:value-type="string" calcext:value-type="string">
            <text:p>{</text:p>
            <text:p>  "title": "Current Measurement",</text:p>
            <text:p>  "description": "This affordance provides the current measurement in amperes for three phases: L1, L2, and L3.",</text:p>
            <text:p>  "observable": null,</text:p>
            <text:p>  "type": "object",</text:p>
            <text:p>  "minimum": null,</text:p>
            <text:p>  "maximum": null,</text:p>
            <text:p>  "enum": null,</text:p>
            <text:p>  "properties": {</text:p>
            <text:p>    "L1": {</text:p>
            <text:p>      "title": "",</text:p>
            <text:p>      "description": "",</text:p>
            <text:p>      "observable": null,</text:p>
            <text:p>      "type": "number",</text:p>
            <text:p>      "minimum": null,</text:p>
            <text:p>      "maximum": null,</text:p>
            <text:p>      "enum": null,</text:p>
            <text:p>      "properties": {}</text:p>
            <text:p>    },</text:p>
            <text:p>    "L2": {</text:p>
            <text:p>      "title": "",</text:p>
            <text:p>      "description": "",</text:p>
            <text:p>      "observable": null,</text:p>
            <text:p>      "type": "number",</text:p>
            <text:p>      "minimum": null,</text:p>
            <text:p>      "maximum": null,</text:p>
            <text:p>      "enum": null,</text:p>
            <text:p>      "properties": {}</text:p>
            <text:p>    },</text:p>
            <text:p>    "L3":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smart_meter/current",</text:p>
            <text:p>      "retain": true,</text:p>
            <text:p>      "op": []</text:p>
            <text:p>    }</text:p>
            <text:p>  ]</text:p>
            <text:p>}</text:p>
          </table:table-cell>
          <table:table-cell office:value-type="float" office:value="5" calcext:value-type="float">
            <text:p>5</text:p>
          </table:table-cell>
          <table:table-cell table:formula="of:=[.D74]-1" office:value-type="float" office:value="4" calcext:value-type="float">
            <text:p>4</text:p>
          </table:table-cell>
          <table:table-cell table:number-columns-repeated="16379"/>
        </table:table-row>
        <table:table-row table:style-name="ro23">
          <table:table-cell office:value-type="string" calcext:value-type="string">
            <text:p>smart_meter/power</text:p>
          </table:table-cell>
          <table:table-cell office:value-type="string" calcext:value-type="string">
            <text:p>{</text:p>
            <text:p>  "title": "Power",</text:p>
            <text:p>  "description": "Current power consumption as measured by the SM",</text:p>
            <text:p>  "observable": true,</text:p>
            <text:p>  "type": "object",</text:p>
            <text:p>  "minimum": null,</text:p>
            <text:p>  "maximum": null,</text:p>
            <text:p>  "enum": null,</text:p>
            <text:p>  "properties": {</text:p>
            <text:p>    "total": {</text:p>
            <text:p>      "title": "Total Energy",</text:p>
            <text:p>      "description": "The total energy consumption measured by the SM",</text:p>
            <text:p>      "observable": null,</text:p>
            <text:p>      "type": "number",</text:p>
            <text:p>      "minimum": null,</text:p>
            <text:p>      "maximum": null,</text:p>
            <text:p>      "enum": null,</text:p>
            <text:p>      "properties": {}</text:p>
            <text:p>    },</text:p>
            <text:p>    "today": {</text:p>
            <text:p>      "title": "Total Energy",</text:p>
            <text:p>      "description": "The total daily energy consumption measured by the SM",</text:p>
            <text:p>      "observable": true,</text:p>
            <text:p>      "type": "number",</text:p>
            <text:p>      "minimum": null,</text:p>
            <text:p>      "maximum": null,</text:p>
            <text:p>      "enum": null,</text:p>
            <text:p>      "properties": {}</text:p>
            <text:p>    },</text:p>
            <text:p>    "now": {</text:p>
            <text:p>      "title": "Total Energy",</text:p>
            <text:p>      "description": "The energy consumption measured by the SM in the last 15 min",</text:p>
            <text:p>      "observable": true,</text:p>
            <text:p>      "type": "number",</text:p>
            <text:p>      "minimum": null,</text:p>
            <text:p>      "maximum": null,</text:p>
            <text:p>      "enum": null,</text:p>
            <text:p>      "properties": {}</text:p>
            <text:p>    }</text:p>
            <text:p>  },</text:p>
            <text:p>  "forms": [</text:p>
            <text:p>    {</text:p>
            <text:p>      "href": "192.168.0.100:1883",</text:p>
            <text:p>      "contentType": null,</text:p>
            <text:p>      "topic": "smart_meter/power",</text:p>
            <text:p>      "retain": true,</text:p>
            <text:p>      "op": [</text:p>
            <text:p>        "observeproperty",</text:p>
            <text:p>        "readproperty"</text:p>
            <text:p>      ]</text:p>
            <text:p>    }</text:p>
            <text:p>  ]</text:p>
            <text:p>}</text:p>
          </table:table-cell>
          <table:table-cell office:value-type="string" calcext:value-type="string">
            <text:p>{</text:p>
            <text:p>  "title": "Power Measurements",</text:p>
            <text:p>  "description": "This affordance represents the power measurements of the smart meter, including total power consumption, today's power consumption, and current power consumption.",</text:p>
            <text:p>  "observable": null,</text:p>
            <text:p>  "type": "object",</text:p>
            <text:p>  "minimum": null,</text:p>
            <text:p>  "maximum": null,</text:p>
            <text:p>  "enum": null,</text:p>
            <text:p>  "properties": {</text:p>
            <text:p>    "Total": {</text:p>
            <text:p>      "title": "",</text:p>
            <text:p>      "description": "",</text:p>
            <text:p>      "observable": null,</text:p>
            <text:p>      "type": "number",</text:p>
            <text:p>      "minimum": null,</text:p>
            <text:p>      "maximum": null,</text:p>
            <text:p>      "enum": null,</text:p>
            <text:p>      "properties": {}</text:p>
            <text:p>    },</text:p>
            <text:p>    "Today": {</text:p>
            <text:p>      "title": "",</text:p>
            <text:p>      "description": "",</text:p>
            <text:p>      "observable": null,</text:p>
            <text:p>      "type": "number",</text:p>
            <text:p>      "minimum": null,</text:p>
            <text:p>      "maximum": null,</text:p>
            <text:p>      "enum": null,</text:p>
            <text:p>      "properties": {}</text:p>
            <text:p>    },</text:p>
            <text:p>    "Now":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smart_meter/power",</text:p>
            <text:p>      "retain": true,</text:p>
            <text:p>      "op": []</text:p>
            <text:p>    }</text:p>
            <text:p>  ]</text:p>
            <text:p>}</text:p>
          </table:table-cell>
          <table:table-cell office:value-type="float" office:value="5" calcext:value-type="float">
            <text:p>5</text:p>
          </table:table-cell>
          <table:table-cell table:formula="of:=[.D75]-1" office:value-type="float" office:value="4" calcext:value-type="float">
            <text:p>4</text:p>
          </table:table-cell>
          <table:table-cell table:number-columns-repeated="16379"/>
        </table:table-row>
        <table:table-row table:style-name="ro24">
          <table:table-cell office:value-type="string" calcext:value-type="string">
            <text:p>cellar/inverter/status</text:p>
          </table:table-cell>
          <table:table-cell office:value-type="string" calcext:value-type="string">
            <text:p>{</text:p>
            <text:p>  "title": "Invert Status",</text:p>
            <text:p>  "description": "Status of the PV inverter. There are 13 different states",</text:p>
            <text:p>  "observable": true,</text:p>
            <text:p>  "type": "string",</text:p>
            <text:p>  "minimum": null,</text:p>
            <text:p>  "maximum": null,</text:p>
            <text:p>  "enum": [</text:p>
            <text:p>    "00-On sector",</text:p>
            <text:p>    "01-Power failure / On battery",</text:p>
            <text:p>    "02-Loss of communication",</text:p>
            <text:p>    "03-Battery fault",</text:p>
            <text:p>    "04-System shutdown",</text:p>
            <text:p>    "05-Tension dip",</text:p>
            <text:p>    "06-Overvoltage",</text:p>
            <text:p>    "07-Voltage drop",</text:p>
            <text:p>    "08-Voltage increase",</text:p>
            <text:p>    "09-Line noise",</text:p>
            <text:p>    "10-Frequency variation",</text:p>
            <text:p>    "11-Transient distortion",</text:p>
            <text:p>    "12-Harmonic distortion"</text:p>
            <text:p>  ],</text:p>
            <text:p>  "properties": {},</text:p>
            <text:p>  "forms": [</text:p>
            <text:p>    {</text:p>
            <text:p>      "href": "192.168.0.100:1883",</text:p>
            <text:p>      "contentType": null,</text:p>
            <text:p>      "topic": "cellar/inverter/status",</text:p>
            <text:p>      "retain": true,</text:p>
            <text:p>      "op": [</text:p>
            <text:p>        "observeproperty",</text:p>
            <text:p>        "readproperty"</text:p>
            <text:p>      ]</text:p>
            <text:p>    }</text:p>
            <text:p>  ]</text:p>
            <text:p>}</text:p>
          </table:table-cell>
          <table:table-cell office:value-type="string" calcext:value-type="string">
            <text:p>{</text:p>
            <text:p>  "title": "Inverter Status",</text:p>
            <text:p>  "description": "Represents various status messages of the inverter indicating its current operational state or any issues.",</text:p>
            <text:p>  "observable": null,</text:p>
            <text:p>  "type": "string",</text:p>
            <text:p>  "minimum": null,</text:p>
            <text:p>  "maximum": null,</text:p>
            <text:p>  "enum": [</text:p>
            <text:p>    "02-Loss of communication",</text:p>
            <text:p>    "07-Voltage drop",</text:p>
            <text:p>    "10-Frequency variation",</text:p>
            <text:p>    "00-On sector",</text:p>
            <text:p>    "09-Line noise",</text:p>
            <text:p>    "01-Power failure / On battery",</text:p>
            <text:p>    "05-Tension dip",</text:p>
            <text:p>    "11-Transient distortion",</text:p>
            <text:p>    "12-Harmonic distortion",</text:p>
            <text:p>    "03-Battery fault",</text:p>
            <text:p>    "04-System shutdown",</text:p>
            <text:p>    "06-Overvoltage",</text:p>
            <text:p>    "08-Voltage increase"</text:p>
            <text:p>  ],</text:p>
            <text:p>  "properties": {},</text:p>
            <text:p>  "forms": [</text:p>
            <text:p>    {</text:p>
            <text:p>      "href": "mqtt://broker.emqx.io:1883",</text:p>
            <text:p>      "contentType": null,</text:p>
            <text:p>      "topic": "cellar/inverter/status",</text:p>
            <text:p>      "retain": true,</text:p>
            <text:p>      "op": []</text:p>
            <text:p>    }</text:p>
            <text:p>  ]</text:p>
            <text:p>}</text:p>
          </table:table-cell>
          <table:table-cell office:value-type="float" office:value="5" calcext:value-type="float">
            <text:p>5</text:p>
          </table:table-cell>
          <table:table-cell table:formula="of:=[.D76]-1" office:value-type="float" office:value="4" calcext:value-type="float">
            <text:p>4</text:p>
          </table:table-cell>
          <table:table-cell table:number-columns-repeated="16379"/>
        </table:table-row>
        <table:table-row table:style-name="ro9">
          <table:table-cell office:value-type="string" calcext:value-type="string">
            <text:p>cellar/inverter/current</text:p>
          </table:table-cell>
          <table:table-cell office:value-type="string" calcext:value-type="string">
            <text:p>{</text:p>
            <text:p>  "title": "Current",</text:p>
            <text:p>  "description": "Current draw of the L1, L2 and L3 phases",</text:p>
            <text:p>  "observable": true,</text:p>
            <text:p>  "type": "object",</text:p>
            <text:p>  "minimum": null,</text:p>
            <text:p>  "maximum": null,</text:p>
            <text:p>  "enum": null,</text:p>
            <text:p>  "properties": {</text:p>
            <text:p>    "L1": {</text:p>
            <text:p>      "title": "",</text:p>
            <text:p>      "description": "Current of L1",</text:p>
            <text:p>      "observable": null,</text:p>
            <text:p>      "type": "number",</text:p>
            <text:p>      "minimum": null,</text:p>
            <text:p>      "maximum": null,</text:p>
            <text:p>      "enum": null,</text:p>
            <text:p>      "properties": {}</text:p>
            <text:p>    },</text:p>
            <text:p>    "L2": {</text:p>
            <text:p>      "title": "",</text:p>
            <text:p>      "description": "Current of L2",</text:p>
            <text:p>      "observable": null,</text:p>
            <text:p>      "type": "number",</text:p>
            <text:p>      "minimum": null,</text:p>
            <text:p>      "maximum": null,</text:p>
            <text:p>      "enum": null,</text:p>
            <text:p>      "properties": {}</text:p>
            <text:p>    },</text:p>
            <text:p>    "L3": {</text:p>
            <text:p>      "title": "",</text:p>
            <text:p>      "description": "Current of L3",</text:p>
            <text:p>      "observable": null,</text:p>
            <text:p>      "type": "number",</text:p>
            <text:p>      "minimum": null,</text:p>
            <text:p>      "maximum": null,</text:p>
            <text:p>      "enum": null,</text:p>
            <text:p>      "properties": {}</text:p>
            <text:p>    }</text:p>
            <text:p>  },</text:p>
            <text:p>  "forms": [</text:p>
            <text:p>    {</text:p>
            <text:p>      "href": "192.168.0.100:1883",</text:p>
            <text:p>      "contentType": null,</text:p>
            <text:p>      "topic": "cellar/inverter/current",</text:p>
            <text:p>      "retain": true,</text:p>
            <text:p>      "op": [</text:p>
            <text:p>        "observeproperty",</text:p>
            <text:p>        "readproperty"</text:p>
            <text:p>      ]</text:p>
            <text:p>    }</text:p>
            <text:p>  ]</text:p>
            <text:p>}</text:p>
          </table:table-cell>
          <table:table-cell office:value-type="string" calcext:value-type="string">
            <text:p>{</text:p>
            <text:p>  "title": "Current Measurement",</text:p>
            <text:p>  "description": "This affordance represents the current measurement in the three phases (L1, L2, L3) of the inverter. It provides the current values in amperes for each phase.",</text:p>
            <text:p>  "observable": null,</text:p>
            <text:p>  "type": "object",</text:p>
            <text:p>  "minimum": null,</text:p>
            <text:p>  "maximum": null,</text:p>
            <text:p>  "enum": null,</text:p>
            <text:p>  "properties": {</text:p>
            <text:p>    "L1": {</text:p>
            <text:p>      "title": "",</text:p>
            <text:p>      "description": "",</text:p>
            <text:p>      "observable": null,</text:p>
            <text:p>      "type": "number",</text:p>
            <text:p>      "minimum": null,</text:p>
            <text:p>      "maximum": null,</text:p>
            <text:p>      "enum": null,</text:p>
            <text:p>      "properties": {}</text:p>
            <text:p>    },</text:p>
            <text:p>    "L2": {</text:p>
            <text:p>      "title": "",</text:p>
            <text:p>      "description": "",</text:p>
            <text:p>      "observable": null,</text:p>
            <text:p>      "type": "number",</text:p>
            <text:p>      "minimum": null,</text:p>
            <text:p>      "maximum": null,</text:p>
            <text:p>      "enum": null,</text:p>
            <text:p>      "properties": {}</text:p>
            <text:p>    },</text:p>
            <text:p>    "L3":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cellar/inverter/current",</text:p>
            <text:p>      "retain": true,</text:p>
            <text:p>      "op": []</text:p>
            <text:p>    }</text:p>
            <text:p>  ]</text:p>
            <text:p>}</text:p>
          </table:table-cell>
          <table:table-cell office:value-type="float" office:value="4" calcext:value-type="float">
            <text:p>4</text:p>
          </table:table-cell>
          <table:table-cell table:formula="of:=[.D77]-1" office:value-type="float" office:value="3" calcext:value-type="float">
            <text:p>3</text:p>
          </table:table-cell>
          <table:table-cell table:number-columns-repeated="16379"/>
        </table:table-row>
        <table:table-row table:style-name="ro7">
          <table:table-cell office:value-type="string" calcext:value-type="string">
            <text:p>cellar/inverter/active_power</text:p>
          </table:table-cell>
          <table:table-cell office:value-type="string" calcext:value-type="string">
            <text:p>{</text:p>
            <text:p>  "title": "Active Power",</text:p>
            <text:p>  "description": "Active Power running through the inverter",</text:p>
            <text:p>  "observable": true,</text:p>
            <text:p>  "type": "number",</text:p>
            <text:p>  "minimum": 0,</text:p>
            <text:p>  "maximum": null,</text:p>
            <text:p>  "enum": null,</text:p>
            <text:p>  "properties": {},</text:p>
            <text:p>  "forms": [</text:p>
            <text:p>    {</text:p>
            <text:p>      "href": "192.168.0.100:1883",</text:p>
            <text:p>      "contentType": null,</text:p>
            <text:p>      "topic": "cellar/inverter/active_power",</text:p>
            <text:p>      "retain": true,</text:p>
            <text:p>      "op": [</text:p>
            <text:p>        "observeproperty",</text:p>
            <text:p>        "readproperty"</text:p>
            <text:p>      ]</text:p>
            <text:p>    }</text:p>
            <text:p>  ]</text:p>
            <text:p>}</text:p>
          </table:table-cell>
          <table:table-cell office:value-type="string" calcext:value-type="string">
            <text:p>{</text:p>
            <text:p>  "title": "Active Power",</text:p>
            <text:p>  "description": "The active power of the inverter, measured in watts.",</text:p>
            <text:p>  "observable": null,</text:p>
            <text:p>  "type": "number",</text:p>
            <text:p>  "minimum": null,</text:p>
            <text:p>  "maximum": null,</text:p>
            <text:p>  "enum": null,</text:p>
            <text:p>  "properties": {},</text:p>
            <text:p>  "forms": [</text:p>
            <text:p>    {</text:p>
            <text:p>      "href": "mqtt://broker.emqx.io:1883",</text:p>
            <text:p>      "contentType": null,</text:p>
            <text:p>      "topic": "cellar/inverter/active_power",</text:p>
            <text:p>      "retain": true,</text:p>
            <text:p>      "op": []</text:p>
            <text:p>    }</text:p>
            <text:p>  ]</text:p>
            <text:p>}</text:p>
          </table:table-cell>
          <table:table-cell office:value-type="float" office:value="4" calcext:value-type="float">
            <text:p>4</text:p>
          </table:table-cell>
          <table:table-cell table:formula="of:=[.D78]-1" office:value-type="float" office:value="3" calcext:value-type="float">
            <text:p>3</text:p>
          </table:table-cell>
          <table:table-cell table:number-columns-repeated="16379"/>
        </table:table-row>
        <table:table-row table:style-name="ro7">
          <table:table-cell office:value-type="string" calcext:value-type="string">
            <text:p>cellar/inverter/reactive_power</text:p>
          </table:table-cell>
          <table:table-cell office:value-type="string" calcext:value-type="string">
            <text:p>{</text:p>
            <text:p>  "title": "Reactive Power",</text:p>
            <text:p>  "description": "Reactive Power measured by the inverter",</text:p>
            <text:p>  "observable": true,</text:p>
            <text:p>  "type": "number",</text:p>
            <text:p>  "minimum": 0,</text:p>
            <text:p>  "maximum": null,</text:p>
            <text:p>  "enum": null,</text:p>
            <text:p>  "properties": {},</text:p>
            <text:p>  "forms": [</text:p>
            <text:p>    {</text:p>
            <text:p>      "href": "192.168.0.100:1883",</text:p>
            <text:p>      "contentType": null,</text:p>
            <text:p>      "topic": "cellar/inverter/reactive_power",</text:p>
            <text:p>      "retain": true,</text:p>
            <text:p>      "op": [</text:p>
            <text:p>        "observeproperty",</text:p>
            <text:p>        "readproperty"</text:p>
            <text:p>      ]</text:p>
            <text:p>    }</text:p>
            <text:p>  ]</text:p>
            <text:p>}</text:p>
          </table:table-cell>
          <table:table-cell office:value-type="string" calcext:value-type="string">
            <text:p>{</text:p>
            <text:p>  "title": "Reactive Power",</text:p>
            <text:p>  "description": "Represents the reactive power of the inverter, which is a measure of unused power in the system. This is important for understanding the efficiency and power quality of the inverter.",</text:p>
            <text:p>  "observable": null,</text:p>
            <text:p>  "type": "number",</text:p>
            <text:p>  "minimum": null,</text:p>
            <text:p>  "maximum": null,</text:p>
            <text:p>  "enum": null,</text:p>
            <text:p>  "properties": {},</text:p>
            <text:p>  "forms": [</text:p>
            <text:p>    {</text:p>
            <text:p>      "href": "mqtt://broker.emqx.io:1883",</text:p>
            <text:p>      "contentType": null,</text:p>
            <text:p>      "topic": "cellar/inverter/reactive_power",</text:p>
            <text:p>      "retain": true,</text:p>
            <text:p>      "op": []</text:p>
            <text:p>    }</text:p>
            <text:p>  ]</text:p>
            <text:p>}</text:p>
          </table:table-cell>
          <table:table-cell office:value-type="float" office:value="5" calcext:value-type="float">
            <text:p>5</text:p>
          </table:table-cell>
          <table:table-cell table:formula="of:=[.D79]-1" office:value-type="float" office:value="4" calcext:value-type="float">
            <text:p>4</text:p>
          </table:table-cell>
          <table:table-cell table:number-columns-repeated="16379"/>
        </table:table-row>
        <table:table-row table:style-name="ro7">
          <table:table-cell office:value-type="string" calcext:value-type="string">
            <text:p>cellar/inverter/temperature</text:p>
          </table:table-cell>
          <table:table-cell office:value-type="string" calcext:value-type="string">
            <text:p>{</text:p>
            <text:p>  "title": "Temperature PV Inverter",</text:p>
            <text:p>  "description": "Internal temperature of PV inverter",</text:p>
            <text:p>  "observable": true,</text:p>
            <text:p>  "type": "number",</text:p>
            <text:p>  "minimum": 0,</text:p>
            <text:p>  "maximum": null,</text:p>
            <text:p>  "enum": null,</text:p>
            <text:p>  "properties": {},</text:p>
            <text:p>  "forms": [</text:p>
            <text:p>    {</text:p>
            <text:p>      "href": "192.168.0.100:1883",</text:p>
            <text:p>      "contentType": null,</text:p>
            <text:p>      "topic": "cellar/inverter/temperature",</text:p>
            <text:p>      "retain": true,</text:p>
            <text:p>      "op": [</text:p>
            <text:p>        "observeproperty",</text:p>
            <text:p>        "readproperty"</text:p>
            <text:p>      ]</text:p>
            <text:p>    }</text:p>
            <text:p>  ]</text:p>
            <text:p>}</text:p>
          </table:table-cell>
          <table:table-cell office:value-type="string" calcext:value-type="string">
            <text:p>{</text:p>
            <text:p>  "title": "Temperature Reading",</text:p>
            <text:p>  "description": "This affordance represents the temperature readings from the inverter, which can be retrieved and observed.",</text:p>
            <text:p>  "observable": null,</text:p>
            <text:p>  "type": "number",</text:p>
            <text:p>  "minimum": null,</text:p>
            <text:p>  "maximum": null,</text:p>
            <text:p>  "enum": null,</text:p>
            <text:p>  "properties": {},</text:p>
            <text:p>  "forms": [</text:p>
            <text:p>    {</text:p>
            <text:p>      "href": "mqtt://broker.emqx.io:1883",</text:p>
            <text:p>      "contentType": null,</text:p>
            <text:p>      "topic": "cellar/inverter/temperature",</text:p>
            <text:p>      "retain": true,</text:p>
            <text:p>      "op": []</text:p>
            <text:p>    }</text:p>
            <text:p>  ]</text:p>
            <text:p>}</text:p>
          </table:table-cell>
          <table:table-cell office:value-type="float" office:value="4" calcext:value-type="float">
            <text:p>4</text:p>
          </table:table-cell>
          <table:table-cell table:formula="of:=[.D80]-1" office:value-type="float" office:value="3" calcext:value-type="float">
            <text:p>3</text:p>
          </table:table-cell>
          <table:table-cell table:number-columns-repeated="16379"/>
        </table:table-row>
        <table:table-row table:style-name="ro4">
          <table:table-cell office:value-type="string" calcext:value-type="string">
            <text:p>cellar/inverter/current_state</text:p>
          </table:table-cell>
          <table:table-cell office:value-type="string" calcext:value-type="string">
            <text:p>{</text:p>
            <text:p>  "title": "Inverter Enabled",</text:p>
            <text:p>  "description": "The inverter was enabled/disabled",</text:p>
            <text:p>  "data": {</text:p>
            <text:p>    "title": "",</text:p>
            <text:p>    "description": "",</text:p>
            <text:p>    "observable": null,</text:p>
            <text:p>    "type": "boolean",</text:p>
            <text:p>    "minimum": null,</text:p>
            <text:p>    "maximum": null,</text:p>
            <text:p>    "enum": null,</text:p>
            <text:p>    "properties": {}</text:p>
            <text:p>  },</text:p>
            <text:p>  "forms": [</text:p>
            <text:p>    {</text:p>
            <text:p>      "href": "192.168.0.100:1883",</text:p>
            <text:p>      "contentType": null,</text:p>
            <text:p>      "topic": "cellar/inverter/current_state",</text:p>
            <text:p>      "retain": false,</text:p>
            <text:p>      "op": [</text:p>
            <text:p>        "subscribeevent",</text:p>
            <text:p>        "unsubscribeevent"</text:p>
            <text:p>      ]</text:p>
            <text:p>    }</text:p>
            <text:p>  ]</text:p>
            <text:p>}</text:p>
          </table:table-cell>
          <table:table-cell office:value-type="string" calcext:value-type="string">
            <text:p>{</text:p>
            <text:p>  "title": "Current State",</text:p>
            <text:p>  "description": "Indicates whether the inverter is currently active or not.",</text:p>
            <text:p>  "observable": null,</text:p>
            <text:p>  "type": "boolean",</text:p>
            <text:p>  "minimum": null,</text:p>
            <text:p>  "maximum": null,</text:p>
            <text:p>  "enum": null,</text:p>
            <text:p>  "properties": {},</text:p>
            <text:p>  "forms": [</text:p>
            <text:p>    {</text:p>
            <text:p>      "href": "mqtt://broker.emqx.io:1883",</text:p>
            <text:p>      "contentType": null,</text:p>
            <text:p>      "topic": "cellar/inverter/current_state",</text:p>
            <text:p>      "retain": false,</text:p>
            <text:p>      "op": []</text:p>
            <text:p>    }</text:p>
            <text:p>  ]</text:p>
            <text:p>}</text:p>
          </table:table-cell>
          <table:table-cell office:value-type="float" office:value="5" calcext:value-type="float">
            <text:p>5</text:p>
          </table:table-cell>
          <table:table-cell table:formula="of:=[.D81]-1" office:value-type="float" office:value="4" calcext:value-type="float">
            <text:p>4</text:p>
          </table:table-cell>
          <table:table-cell table:number-columns-repeated="16379"/>
        </table:table-row>
        <table:table-row table:style-name="ro4">
          <table:table-cell office:value-type="string" calcext:value-type="string">
            <text:p>cellar/inverter/error</text:p>
          </table:table-cell>
          <table:table-cell office:value-type="string" calcext:value-type="string">
            <text:p>{</text:p>
            <text:p>  "title": "Error Event",</text:p>
            <text:p>  "description": "An error has been encountered at the inverter",</text:p>
            <text:p>  "data":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cellar/inverter/error",</text:p>
            <text:p>      "retain": false,</text:p>
            <text:p>      "op": [</text:p>
            <text:p>        "subscribeevent",</text:p>
            <text:p>        "unsubscribeevent"</text:p>
            <text:p>      ]</text:p>
            <text:p>    }</text:p>
            <text:p>  ]</text:p>
            <text:p>}</text:p>
          </table:table-cell>
          <table:table-cell office:value-type="string" calcext:value-type="string">
            <text:p>{</text:p>
            <text:p>  "title": "Error State",</text:p>
            <text:p>  "description": "Indicates the error state of the inverter. A null payload suggests no error is present.",</text:p>
            <text:p>  "observable": null,</text:p>
            <text:p>  "type": "null",</text:p>
            <text:p>  "minimum": null,</text:p>
            <text:p>  "maximum": null,</text:p>
            <text:p>  "enum": null,</text:p>
            <text:p>  "properties": {},</text:p>
            <text:p>  "forms": [</text:p>
            <text:p>    {</text:p>
            <text:p>      "href": "mqtt://broker.emqx.io:1883",</text:p>
            <text:p>      "contentType": null,</text:p>
            <text:p>      "topic": "cellar/inverter/error",</text:p>
            <text:p>      "retain": false,</text:p>
            <text:p>      "op": []</text:p>
            <text:p>    }</text:p>
            <text:p>  ]</text:p>
            <text:p>}</text:p>
          </table:table-cell>
          <table:table-cell office:value-type="float" office:value="3" calcext:value-type="float">
            <text:p>3</text:p>
          </table:table-cell>
          <table:table-cell table:formula="of:=[.D82]-1" office:value-type="float" office:value="2" calcext:value-type="float">
            <text:p>2</text:p>
          </table:table-cell>
          <table:table-cell table:number-columns-repeated="16379"/>
        </table:table-row>
        <table:table-row table:style-name="ro25">
          <table:table-cell office:value-type="string" calcext:value-type="string">
            <text:p>cellar/inverter/cmnd</text:p>
          </table:table-cell>
          <table:table-cell office:value-type="string" calcext:value-type="string">
            <text:p>{</text:p>
            <text:p>  "title": "Enable Inverter",</text:p>
            <text:p>  "description": "Turn on the Inverter",</text:p>
            <text:p>  "input": {</text:p>
            <text:p>    "title": "",</text:p>
            <text:p>    "description": "",</text:p>
            <text:p>    "observable": true,</text:p>
            <text:p>    "type": "string",</text:p>
            <text:p>    "minimum": null,</text:p>
            <text:p>    "maximum": null,</text:p>
            <text:p>    "enum": [</text:p>
            <text:p>      "ON",</text:p>
            <text:p>      "OFF",</text:p>
            <text:p>      "0",</text:p>
            <text:p>      "1"</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cellar/inverter/cmnd",</text:p>
            <text:p>      "retain": false,</text:p>
            <text:p>      "op": [</text:p>
            <text:p>        "invokeaction"</text:p>
            <text:p>      ]</text:p>
            <text:p>    }</text:p>
            <text:p>  ]</text:p>
            <text:p>}</text:p>
          </table:table-cell>
          <table:table-cell office:value-type="string" calcext:value-type="string">
            <text:p>{</text:p>
            <text:p>  "title": "Inverter Command",</text:p>
            <text:p>  "description": "An affordance to control the inverter by sending commands like ON, OFF, 0, and 1.",</text:p>
            <text:p>  "input": {</text:p>
            <text:p>    "title": "",</text:p>
            <text:p>    "description": "",</text:p>
            <text:p>    "observable": null,</text:p>
            <text:p>    "type": "string",</text:p>
            <text:p>    "minimum": null,</text:p>
            <text:p>    "maximum": null,</text:p>
            <text:p>    "enum": [</text:p>
            <text:p>      "0",</text:p>
            <text:p>      "OFF",</text:p>
            <text:p>      "1",</text:p>
            <text:p>      "ON"</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ellar/inverter/cmnd",</text:p>
            <text:p>      "retain": false,</text:p>
            <text:p>      "op": []</text:p>
            <text:p>    }</text:p>
            <text:p>  ]</text:p>
            <text:p>}</text:p>
          </table:table-cell>
          <table:table-cell office:value-type="float" office:value="4" calcext:value-type="float">
            <text:p>4</text:p>
          </table:table-cell>
          <table:table-cell table:formula="of:=[.D83]-1" office:value-type="float" office:value="3" calcext:value-type="float">
            <text:p>3</text:p>
          </table:table-cell>
          <table:table-cell table:number-columns-repeated="16379"/>
        </table:table-row>
        <table:table-row table:style-name="ro26">
          <table:table-cell office:value-type="string" calcext:value-type="string">
            <text:p>roof/pv_panel/max_pressure_load</text:p>
          </table:table-cell>
          <table:table-cell office:value-type="string" calcext:value-type="string">
            <text:p>{</text:p>
            <text:p>  "title": "Maximum Pressure",</text:p>
            <text:p>  "description": "The maximum mechanical pressure that the panel may endure",</text:p>
            <text:p>  "observable": true,</text:p>
            <text:p>  "type": "object",</text:p>
            <text:p>  "minimum": null,</text:p>
            <text:p>  "maximum": null,</text:p>
            <text:p>  "enum": null,</text:p>
            <text:p>  "properties": {},</text:p>
            <text:p>  "forms": [</text:p>
            <text:p>    {</text:p>
            <text:p>      "href": "192.168.0.100:1883",</text:p>
            <text:p>      "contentType": null,</text:p>
            <text:p>      "topic": "roof/pv_panel/max_pressure_load",</text:p>
            <text:p>      "retain": true,</text:p>
            <text:p>      "op": [</text:p>
            <text:p>        "observeproperty",</text:p>
            <text:p>        "readproperty"</text:p>
            <text:p>      ]</text:p>
            <text:p>    }</text:p>
            <text:p>  ]</text:p>
            <text:p>}</text:p>
          </table:table-cell>
          <table:table-cell office:value-type="string" calcext:value-type="string">
            <text:p>{</text:p>
            <text:p>  "title": "Maximum Pressure Load",</text:p>
            <text:p>  "description": "The maximum pressure load that the PV panel can withstand under different conditions such as hail, snow, and wind.",</text:p>
            <text:p>  "observable": null,</text:p>
            <text:p>  "type": "object",</text:p>
            <text:p>  "minimum": null,</text:p>
            <text:p>  "maximum": null,</text:p>
            <text:p>  "enum": null,</text:p>
            <text:p>  "properties": {</text:p>
            <text:p>    "hail": {</text:p>
            <text:p>      "title": "",</text:p>
            <text:p>      "description": "",</text:p>
            <text:p>      "observable": null,</text:p>
            <text:p>      "type": "number",</text:p>
            <text:p>      "minimum": null,</text:p>
            <text:p>      "maximum": null,</text:p>
            <text:p>      "enum": null,</text:p>
            <text:p>      "properties": {}</text:p>
            <text:p>    },</text:p>
            <text:p>    "snow": {</text:p>
            <text:p>      "title": "",</text:p>
            <text:p>      "description": "",</text:p>
            <text:p>      "observable": null,</text:p>
            <text:p>      "type": "number",</text:p>
            <text:p>      "minimum": null,</text:p>
            <text:p>      "maximum": null,</text:p>
            <text:p>      "enum": null,</text:p>
            <text:p>      "properties": {}</text:p>
            <text:p>    },</text:p>
            <text:p>    "wind":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roof/pv_panel/max_pressure_load",</text:p>
            <text:p>      "retain": true,</text:p>
            <text:p>      "op": []</text:p>
            <text:p>    }</text:p>
            <text:p>  ]</text:p>
            <text:p>}</text:p>
          </table:table-cell>
          <table:table-cell office:value-type="float" office:value="5" calcext:value-type="float">
            <text:p>5</text:p>
          </table:table-cell>
          <table:table-cell table:formula="of:=[.D84]-1" office:value-type="float" office:value="4" calcext:value-type="float">
            <text:p>4</text:p>
          </table:table-cell>
          <table:table-cell table:number-columns-repeated="16379"/>
        </table:table-row>
        <table:table-row table:style-name="ro7">
          <table:table-cell office:value-type="string" calcext:value-type="string">
            <text:p>roof/pv_panel/nominal_power</text:p>
          </table:table-cell>
          <table:table-cell office:value-type="string" calcext:value-type="string">
            <text:p>{</text:p>
            <text:p>  "title": "Power",</text:p>
            <text:p>  "description": "Nominal Power of the panel",</text:p>
            <text:p>  "observable": true,</text:p>
            <text:p>  "type": "number",</text:p>
            <text:p>  "minimum": 0,</text:p>
            <text:p>  "maximum": null,</text:p>
            <text:p>  "enum": null,</text:p>
            <text:p>  "properties": {},</text:p>
            <text:p>  "forms": [</text:p>
            <text:p>    {</text:p>
            <text:p>      "href": "192.168.0.100:1883",</text:p>
            <text:p>      "contentType": null,</text:p>
            <text:p>      "topic": "roof/pv_panel/nominal_power",</text:p>
            <text:p>      "retain": true,</text:p>
            <text:p>      "op": [</text:p>
            <text:p>        "observeproperty",</text:p>
            <text:p>        "readproperty"</text:p>
            <text:p>      ]</text:p>
            <text:p>    }</text:p>
            <text:p>  ]</text:p>
            <text:p>}</text:p>
          </table:table-cell>
          <table:table-cell office:value-type="string" calcext:value-type="string">
            <text:p>{</text:p>
            <text:p>  "title": "Nominal Power",</text:p>
            <text:p>  "description": "The nominal power of the photovoltaic panel, represented in watts.",</text:p>
            <text:p>  "observable": null,</text:p>
            <text:p>  "type": "number",</text:p>
            <text:p>  "minimum": null,</text:p>
            <text:p>  "maximum": null,</text:p>
            <text:p>  "enum": null,</text:p>
            <text:p>  "properties": {},</text:p>
            <text:p>  "forms": [</text:p>
            <text:p>    {</text:p>
            <text:p>      "href": "mqtt://broker.emqx.io:1883",</text:p>
            <text:p>      "contentType": null,</text:p>
            <text:p>      "topic": "roof/pv_panel/nominal_power",</text:p>
            <text:p>      "retain": true,</text:p>
            <text:p>      "op": []</text:p>
            <text:p>    }</text:p>
            <text:p>  ]</text:p>
            <text:p>}</text:p>
          </table:table-cell>
          <table:table-cell office:value-type="float" office:value="4" calcext:value-type="float">
            <text:p>4</text:p>
          </table:table-cell>
          <table:table-cell table:formula="of:=[.D85]-1" office:value-type="float" office:value="3" calcext:value-type="float">
            <text:p>3</text:p>
          </table:table-cell>
          <table:table-cell table:number-columns-repeated="16379"/>
        </table:table-row>
        <table:table-row table:style-name="ro7">
          <table:table-cell office:value-type="string" calcext:value-type="string">
            <text:p>roof/pv_panel/max_system_voltage</text:p>
          </table:table-cell>
          <table:table-cell office:value-type="string" calcext:value-type="string">
            <text:p>{</text:p>
            <text:p>  "title": "Maximum System Voltage",</text:p>
            <text:p>  "description": "Maximum System Voltage for which the module is rated",</text:p>
            <text:p>  "observable": true,</text:p>
            <text:p>  "type": "number",</text:p>
            <text:p>  "minimum": 0,</text:p>
            <text:p>  "maximum": null,</text:p>
            <text:p>  "enum": null,</text:p>
            <text:p>  "properties": {},</text:p>
            <text:p>  "forms": [</text:p>
            <text:p>    {</text:p>
            <text:p>      "href": "192.168.0.100:1883",</text:p>
            <text:p>      "contentType": null,</text:p>
            <text:p>      "topic": "roof/pv_panel/max_system_voltage",</text:p>
            <text:p>      "retain": true,</text:p>
            <text:p>      "op": [</text:p>
            <text:p>        "observeproperty",</text:p>
            <text:p>        "readproperty"</text:p>
            <text:p>      ]</text:p>
            <text:p>    }</text:p>
            <text:p>  ]</text:p>
            <text:p>}</text:p>
          </table:table-cell>
          <table:table-cell office:value-type="string" calcext:value-type="string">
            <text:p>{</text:p>
            <text:p>  "title": "Max System Voltage",</text:p>
            <text:p>  "description": "This affordance represents the maximum system voltage of the photovoltaic panel, which indicates the highest voltage that the system can handle.",</text:p>
            <text:p>  "observable": null,</text:p>
            <text:p>  "type": "number",</text:p>
            <text:p>  "minimum": null,</text:p>
            <text:p>  "maximum": null,</text:p>
            <text:p>  "enum": null,</text:p>
            <text:p>  "properties": {},</text:p>
            <text:p>  "forms": [</text:p>
            <text:p>    {</text:p>
            <text:p>      "href": "mqtt://broker.emqx.io:1883",</text:p>
            <text:p>      "contentType": null,</text:p>
            <text:p>      "topic": "roof/pv_panel/max_system_voltage",</text:p>
            <text:p>      "retain": true,</text:p>
            <text:p>      "op": []</text:p>
            <text:p>    }</text:p>
            <text:p>  ]</text:p>
            <text:p>}</text:p>
          </table:table-cell>
          <table:table-cell office:value-type="float" office:value="5" calcext:value-type="float">
            <text:p>5</text:p>
          </table:table-cell>
          <table:table-cell table:formula="of:=[.D86]-1" office:value-type="float" office:value="4" calcext:value-type="float">
            <text:p>4</text:p>
          </table:table-cell>
          <table:table-cell table:number-columns-repeated="16379"/>
        </table:table-row>
        <table:table-row table:style-name="ro5">
          <table:table-cell office:value-type="string" calcext:value-type="string">
            <text:p>garage/siren/availability</text:p>
          </table:table-cell>
          <table:table-cell office:value-type="string" calcext:value-type="string">
            <text:p>{</text:p>
            <text:p>  "title": "Siren Availability",</text:p>
            <text:p>  "description": "The availability of the siren",</text:p>
            <text:p>  "observable": true,</text:p>
            <text:p>  "type": "string",</text:p>
            <text:p>  "minimum": null,</text:p>
            <text:p>  "maximum": null,</text:p>
            <text:p>  "enum": [</text:p>
            <text:p>    "ONLINE",</text:p>
            <text:p>    "OFFLINE"</text:p>
            <text:p>  ],</text:p>
            <text:p>  "properties": {},</text:p>
            <text:p>  "forms": [</text:p>
            <text:p>    {</text:p>
            <text:p>      "href": "192.168.0.100:1883",</text:p>
            <text:p>      "contentType": null,</text:p>
            <text:p>      "topic": "garage/siren/availability",</text:p>
            <text:p>      "retain": true,</text:p>
            <text:p>      "op": [</text:p>
            <text:p>        "observeproperty",</text:p>
            <text:p>        "readproperty"</text:p>
            <text:p>      ]</text:p>
            <text:p>    }</text:p>
            <text:p>  ]</text:p>
            <text:p>}</text:p>
          </table:table-cell>
          <table:table-cell office:value-type="string" calcext:value-type="string">
            <text:p>{</text:p>
            <text:p>  "title": "Siren Availability",</text:p>
            <text:p>  "description": "Indicates whether the garage siren is currently online or offline.",</text:p>
            <text:p>  "observable": null,</text:p>
            <text:p>  "type": "string",</text:p>
            <text:p>  "minimum": null,</text:p>
            <text:p>  "maximum": null,</text:p>
            <text:p>  "enum": [</text:p>
            <text:p>    "OFFLINE",</text:p>
            <text:p>    "ONLINE"</text:p>
            <text:p>  ],</text:p>
            <text:p>  "properties": {},</text:p>
            <text:p>  "forms": [</text:p>
            <text:p>    {</text:p>
            <text:p>      "href": "mqtt://broker.emqx.io:1883",</text:p>
            <text:p>      "contentType": null,</text:p>
            <text:p>      "topic": "garage/siren/availability",</text:p>
            <text:p>      "retain": true,</text:p>
            <text:p>      "op": []</text:p>
            <text:p>    }</text:p>
            <text:p>  ]</text:p>
            <text:p>}</text:p>
          </table:table-cell>
          <table:table-cell office:value-type="float" office:value="5" calcext:value-type="float">
            <text:p>5</text:p>
          </table:table-cell>
          <table:table-cell table:formula="of:=[.D87]-1" office:value-type="float" office:value="4" calcext:value-type="float">
            <text:p>4</text:p>
          </table:table-cell>
          <table:table-cell table:number-columns-repeated="16379"/>
        </table:table-row>
        <table:table-row table:style-name="ro15">
          <table:table-cell office:value-type="string" calcext:value-type="string">
            <text:p>garage/siren/activate/result</text:p>
          </table:table-cell>
          <table:table-cell office:value-type="string" calcext:value-type="string">
            <text:p>{</text:p>
            <text:p>  "title": "Siren Activated",</text:p>
            <text:p>  "description": "The event is triggered when siren was activated",</text:p>
            <text:p>  "data": {</text:p>
            <text:p>    "title": "",</text:p>
            <text:p>    "description": "",</text:p>
            <text:p>    "observable": false,</text:p>
            <text:p>    "type": "string",</text:p>
            <text:p>    "minimum": null,</text:p>
            <text:p>    "maximum": null,</text:p>
            <text:p>    "enum": [</text:p>
            <text:p>      "activated"</text:p>
            <text:p>    ],</text:p>
            <text:p>    "properties": {}</text:p>
            <text:p>  },</text:p>
            <text:p>  "forms": [</text:p>
            <text:p>    {</text:p>
            <text:p>      "href": "192.168.0.100:1883",</text:p>
            <text:p>      "contentType": null,</text:p>
            <text:p>      "topic": "garage/siren/activate/result",</text:p>
            <text:p>      "retain": false,</text:p>
            <text:p>      "op": [</text:p>
            <text:p>        "subscribeevent",</text:p>
            <text:p>        "unsubscribeevent"</text:p>
            <text:p>      ]</text:p>
            <text:p>    }</text:p>
            <text:p>  ]</text:p>
            <text:p>}</text:p>
          </table:table-cell>
          <table:table-cell office:value-type="string" calcext:value-type="string">
            <text:p>{</text:p>
            <text:p>  "title": "Siren Activation Result",</text:p>
            <text:p>  "description": "This affordance indicates the result of an activation command for the siren, confirming whether the siren was successfully activated.",</text:p>
            <text:p>  "data": {</text:p>
            <text:p>    "title": "",</text:p>
            <text:p>    "description": "",</text:p>
            <text:p>    "observable": null,</text:p>
            <text:p>    "type": "string",</text:p>
            <text:p>    "minimum": null,</text:p>
            <text:p>    "maximum": null,</text:p>
            <text:p>    "enum": null,</text:p>
            <text:p>    "properties": {}</text:p>
            <text:p>  },</text:p>
            <text:p>  "forms": [</text:p>
            <text:p>    {</text:p>
            <text:p>      "href": "mqtt://broker.emqx.io:1883",</text:p>
            <text:p>      "contentType": null,</text:p>
            <text:p>      "topic": "garage/siren/activate/result",</text:p>
            <text:p>      "retain": false,</text:p>
            <text:p>      "op": []</text:p>
            <text:p>    }</text:p>
            <text:p>  ]</text:p>
            <text:p>}</text:p>
          </table:table-cell>
          <table:table-cell office:value-type="float" office:value="4" calcext:value-type="float">
            <text:p>4</text:p>
          </table:table-cell>
          <table:table-cell table:formula="of:=[.D88]-1" office:value-type="float" office:value="3" calcext:value-type="float">
            <text:p>3</text:p>
          </table:table-cell>
          <table:table-cell table:number-columns-repeated="16379"/>
        </table:table-row>
        <table:table-row table:style-name="ro15">
          <table:table-cell office:value-type="string" calcext:value-type="string">
            <text:p>garage/siren/test/result</text:p>
          </table:table-cell>
          <table:table-cell office:value-type="string" calcext:value-type="string">
            <text:p>{</text:p>
            <text:p>  "title": "Siren Test Activated",</text:p>
            <text:p>  "description": "The test alarm was activated (silent)",</text:p>
            <text:p>  "data": {</text:p>
            <text:p>    "title": "",</text:p>
            <text:p>    "description": "",</text:p>
            <text:p>    "observable": false,</text:p>
            <text:p>    "type": "string",</text:p>
            <text:p>    "minimum": null,</text:p>
            <text:p>    "maximum": null,</text:p>
            <text:p>    "enum": [</text:p>
            <text:p>      "activated"</text:p>
            <text:p>    ],</text:p>
            <text:p>    "properties": {}</text:p>
            <text:p>  },</text:p>
            <text:p>  "forms": [</text:p>
            <text:p>    {</text:p>
            <text:p>      "href": "192.168.0.100:1883",</text:p>
            <text:p>      "contentType": null,</text:p>
            <text:p>      "topic": "garage/siren/test/result",</text:p>
            <text:p>      "retain": false,</text:p>
            <text:p>      "op": [</text:p>
            <text:p>        "subscribeevent",</text:p>
            <text:p>        "unsubscribeevent"</text:p>
            <text:p>      ]</text:p>
            <text:p>    }</text:p>
            <text:p>  ]</text:p>
            <text:p>}</text:p>
          </table:table-cell>
          <table:table-cell office:value-type="string" calcext:value-type="string">
            <text:p>{</text:p>
            <text:p>  "title": "Siren Test Result",</text:p>
            <text:p>  "description": "Indicates the result of a test operation on the garage siren, showing whether the siren was successfully activated during the test.",</text:p>
            <text:p>  "data": {</text:p>
            <text:p>    "title": "",</text:p>
            <text:p>    "description": "",</text:p>
            <text:p>    "observable": null,</text:p>
            <text:p>    "type": "string",</text:p>
            <text:p>    "minimum": null,</text:p>
            <text:p>    "maximum": null,</text:p>
            <text:p>    "enum": null,</text:p>
            <text:p>    "properties": {}</text:p>
            <text:p>  },</text:p>
            <text:p>  "forms": [</text:p>
            <text:p>    {</text:p>
            <text:p>      "href": "mqtt://broker.emqx.io:1883",</text:p>
            <text:p>      "contentType": null,</text:p>
            <text:p>      "topic": "garage/siren/test/result",</text:p>
            <text:p>      "retain": false,</text:p>
            <text:p>      "op": []</text:p>
            <text:p>    }</text:p>
            <text:p>  ]</text:p>
            <text:p>}</text:p>
          </table:table-cell>
          <table:table-cell office:value-type="float" office:value="4" calcext:value-type="float">
            <text:p>4</text:p>
          </table:table-cell>
          <table:table-cell table:formula="of:=[.D89]-1" office:value-type="float" office:value="3" calcext:value-type="float">
            <text:p>3</text:p>
          </table:table-cell>
          <table:table-cell table:number-columns-repeated="16379"/>
        </table:table-row>
        <table:table-row table:style-name="ro8">
          <table:table-cell office:value-type="string" calcext:value-type="string">
            <text:p>garage/siren/activate</text:p>
          </table:table-cell>
          <table:table-cell office:value-type="string" calcext:value-type="string">
            <text:p>{</text:p>
            <text:p>  "title": "Activate Siren (Hot)",</text:p>
            <text:p>  "description": "Activate/Trigger the Siren",</text:p>
            <text:p>  "input": {</text:p>
            <text:p>    "title": "",</text:p>
            <text:p>    "description": "",</text:p>
            <text:p>    "observable": true,</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garage/siren/activate",</text:p>
            <text:p>      "retain": false,</text:p>
            <text:p>      "op": [</text:p>
            <text:p>        "invokeaction"</text:p>
            <text:p>      ]</text:p>
            <text:p>    }</text:p>
            <text:p>  ]</text:p>
            <text:p>}</text:p>
          </table:table-cell>
          <table:table-cell office:value-type="string" calcext:value-type="string">
            <text:p>{</text:p>
            <text:p>  "title": "Siren Activation",</text:p>
            <text:p>  "description": "An action affordance that allows the activation or deactivation of the garage siren.",</text:p>
            <text:p>  "input": {</text:p>
            <text:p>    "title": "",</text:p>
            <text:p>    "description": "",</text:p>
            <text:p>    "observable": null,</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garage/siren/activate",</text:p>
            <text:p>      "retain": false,</text:p>
            <text:p>      "op": []</text:p>
            <text:p>    }</text:p>
            <text:p>  ]</text:p>
            <text:p>}</text:p>
          </table:table-cell>
          <table:table-cell office:value-type="float" office:value="4" calcext:value-type="float">
            <text:p>4</text:p>
          </table:table-cell>
          <table:table-cell table:formula="of:=[.D90]-1" office:value-type="float" office:value="3" calcext:value-type="float">
            <text:p>3</text:p>
          </table:table-cell>
          <table:table-cell table:number-columns-repeated="16379"/>
        </table:table-row>
        <table:table-row table:style-name="ro8">
          <table:table-cell office:value-type="string" calcext:value-type="string">
            <text:p>garage/siren/test</text:p>
          </table:table-cell>
          <table:table-cell office:value-type="string" calcext:value-type="string">
            <text:p>{</text:p>
            <text:p>  "title": "Activate Siren (Silent)",</text:p>
            <text:p>  "description": "Silently test activation of the siren",</text:p>
            <text:p>  "input": {</text:p>
            <text:p>    "title": "",</text:p>
            <text:p>    "description": "",</text:p>
            <text:p>    "observable": true,</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garage/siren/test",</text:p>
            <text:p>      "retain": false,</text:p>
            <text:p>      "op": [</text:p>
            <text:p>        "invokeaction"</text:p>
            <text:p>      ]</text:p>
            <text:p>    }</text:p>
            <text:p>  ]</text:p>
            <text:p>}</text:p>
          </table:table-cell>
          <table:table-cell office:value-type="string" calcext:value-type="string">
            <text:p>{</text:p>
            <text:p>  "title": "Siren Test Action",</text:p>
            <text:p>  "description": "An action affordance that allows testing the siren by activating or deactivating it.",</text:p>
            <text:p>  "input": {</text:p>
            <text:p>    "title": "",</text:p>
            <text:p>    "description": "",</text:p>
            <text:p>    "observable": null,</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garage/siren/test",</text:p>
            <text:p>      "retain": false,</text:p>
            <text:p>      "op": []</text:p>
            <text:p>    }</text:p>
            <text:p>  ]</text:p>
            <text:p>}</text:p>
          </table:table-cell>
          <table:table-cell office:value-type="float" office:value="3" calcext:value-type="float">
            <text:p>3</text:p>
          </table:table-cell>
          <table:table-cell table:formula="of:=[.D91]-1" office:value-type="float" office:value="2" calcext:value-type="float">
            <text:p>2</text:p>
          </table:table-cell>
          <table:table-cell table:number-columns-repeated="16379"/>
        </table:table-row>
        <table:table-row table:style-name="ro7">
          <table:table-cell office:value-type="string" calcext:value-type="string">
            <text:p>home/downstairs/kitchen/switch004</text:p>
          </table:table-cell>
          <table:table-cell office:value-type="string" calcext:value-type="string">
            <text:p>{</text:p>
            <text:p>  "title": "Switch State",</text:p>
            <text:p>  "description": "Binary state of the switch",</text:p>
            <text:p>  "observable": true,</text:p>
            <text:p>  "type": "boolean",</text:p>
            <text:p>  "minimum": null,</text:p>
            <text:p>  "maximum": null,</text:p>
            <text:p>  "enum": null,</text:p>
            <text:p>  "properties": {},</text:p>
            <text:p>  "forms": [</text:p>
            <text:p>    {</text:p>
            <text:p>      "href": "192.168.0.100:1883",</text:p>
            <text:p>      "contentType": null,</text:p>
            <text:p>      "topic": "home/downstairs/kitchen/switch004",</text:p>
            <text:p>      "retain": true,</text:p>
            <text:p>      "op": [</text:p>
            <text:p>        "observeproperty",</text:p>
            <text:p>        "readproperty"</text:p>
            <text:p>      ]</text:p>
            <text:p>    }</text:p>
            <text:p>  ]</text:p>
            <text:p>}</text:p>
          </table:table-cell>
          <table:table-cell office:value-type="string" calcext:value-type="string">
            <text:p>{</text:p>
            <text:p>  "title": "Kitchen Switch",</text:p>
            <text:p>  "description": "A switch located in the kitchen that can be toggled on or off.",</text:p>
            <text:p>  "observable": null,</text:p>
            <text:p>  "type": "boolean",</text:p>
            <text:p>  "minimum": null,</text:p>
            <text:p>  "maximum": null,</text:p>
            <text:p>  "enum": null,</text:p>
            <text:p>  "properties": {},</text:p>
            <text:p>  "forms": [</text:p>
            <text:p>    {</text:p>
            <text:p>      "href": "mqtt://broker.emqx.io:1883",</text:p>
            <text:p>      "contentType": null,</text:p>
            <text:p>      "topic": "home/downstairs/kitchen/switch004",</text:p>
            <text:p>      "retain": true,</text:p>
            <text:p>      "op": []</text:p>
            <text:p>    }</text:p>
            <text:p>  ]</text:p>
            <text:p>}</text:p>
          </table:table-cell>
          <table:table-cell office:value-type="float" office:value="5" calcext:value-type="float">
            <text:p>5</text:p>
          </table:table-cell>
          <table:table-cell table:formula="of:=[.D92]-1" office:value-type="float" office:value="4" calcext:value-type="float">
            <text:p>4</text:p>
          </table:table-cell>
          <table:table-cell table:number-columns-repeated="16379"/>
        </table:table-row>
        <table:table-row table:style-name="ro9">
          <table:table-cell office:value-type="string" calcext:value-type="string">
            <text:p>homeassistant/device_tracker/a4567d663eaf/pos</text:p>
          </table:table-cell>
          <table:table-cell office:value-type="string" calcext:value-type="string">
            <text:p>{</text:p>
            <text:p>  "title": "Tracker Position",</text:p>
            <text:p>  "description": "The location of the tracker in GPS coordinates",</text:p>
            <text:p>  "observable": true,</text:p>
            <text:p>  "type": "object",</text:p>
            <text:p>  "minimum": null,</text:p>
            <text:p>  "maximum": null,</text:p>
            <text:p>  "enum": null,</text:p>
            <text:p>  "properties": {</text:p>
            <text:p>    "longitude": {</text:p>
            <text:p>      "title": "",</text:p>
            <text:p>      "description": "",</text:p>
            <text:p>      "observable": null,</text:p>
            <text:p>      "type": "number",</text:p>
            <text:p>      "minimum": null,</text:p>
            <text:p>      "maximum": null,</text:p>
            <text:p>      "enum": null,</text:p>
            <text:p>      "properties": {}</text:p>
            <text:p>    },</text:p>
            <text:p>    "latitude": {</text:p>
            <text:p>      "title": "",</text:p>
            <text:p>      "description": "",</text:p>
            <text:p>      "observable": null,</text:p>
            <text:p>      "type": "number",</text:p>
            <text:p>      "minimum": null,</text:p>
            <text:p>      "maximum": null,</text:p>
            <text:p>      "enum": null,</text:p>
            <text:p>      "properties": {}</text:p>
            <text:p>    },</text:p>
            <text:p>    "altitude": {</text:p>
            <text:p>      "title": "",</text:p>
            <text:p>      "description": "",</text:p>
            <text:p>      "observable": null,</text:p>
            <text:p>      "type": "number",</text:p>
            <text:p>      "minimum": null,</text:p>
            <text:p>      "maximum": null,</text:p>
            <text:p>      "enum": null,</text:p>
            <text:p>      "properties": {}</text:p>
            <text:p>    }</text:p>
            <text:p>  },</text:p>
            <text:p>  "forms": [</text:p>
            <text:p>    {</text:p>
            <text:p>      "href": "192.168.0.100:1883",</text:p>
            <text:p>      "contentType": null,</text:p>
            <text:p>      "topic": "homeassistant/device_tracker/a4567d663eaf/pos",</text:p>
            <text:p>      "retain": true,</text:p>
            <text:p>      "op": [</text:p>
            <text:p>        "observeproperty",</text:p>
            <text:p>        "readproperty"</text:p>
            <text:p>      ]</text:p>
            <text:p>    }</text:p>
            <text:p>  ]</text:p>
            <text:p>}</text:p>
          </table:table-cell>
          <table:table-cell office:value-type="string" calcext:value-type="string">
            <text:p>{</text:p>
            <text:p>  "title": "Device Position",</text:p>
            <text:p>  "description": "This affordance represents the position of a device, including its longitude, latitude, and altitude. It is used to track the device's location in real-time.",</text:p>
            <text:p>  "observable": null,</text:p>
            <text:p>  "type": "object",</text:p>
            <text:p>  "minimum": null,</text:p>
            <text:p>  "maximum": null,</text:p>
            <text:p>  "enum": null,</text:p>
            <text:p>  "properties": {</text:p>
            <text:p>    "longitude": {</text:p>
            <text:p>      "title": "",</text:p>
            <text:p>      "description": "",</text:p>
            <text:p>      "observable": null,</text:p>
            <text:p>      "type": "number",</text:p>
            <text:p>      "minimum": null,</text:p>
            <text:p>      "maximum": null,</text:p>
            <text:p>      "enum": null,</text:p>
            <text:p>      "properties": {}</text:p>
            <text:p>    },</text:p>
            <text:p>    "latitude": {</text:p>
            <text:p>      "title": "",</text:p>
            <text:p>      "description": "",</text:p>
            <text:p>      "observable": null,</text:p>
            <text:p>      "type": "number",</text:p>
            <text:p>      "minimum": null,</text:p>
            <text:p>      "maximum": null,</text:p>
            <text:p>      "enum": null,</text:p>
            <text:p>      "properties": {}</text:p>
            <text:p>    },</text:p>
            <text:p>    "altitude":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homeassistant/device_tracker/a4567d663eaf/pos",</text:p>
            <text:p>      "retain": true,</text:p>
            <text:p>      "op": []</text:p>
            <text:p>    }</text:p>
            <text:p>  ]</text:p>
            <text:p>}</text:p>
          </table:table-cell>
          <table:table-cell office:value-type="float" office:value="5" calcext:value-type="float">
            <text:p>5</text:p>
          </table:table-cell>
          <table:table-cell table:formula="of:=[.D93]-1" office:value-type="float" office:value="4" calcext:value-type="float">
            <text:p>4</text:p>
          </table:table-cell>
          <table:table-cell table:number-columns-repeated="16379"/>
        </table:table-row>
        <table:table-row table:style-name="ro21">
          <table:table-cell office:value-type="string" calcext:value-type="string">
            <text:p>homeassistant/device_tracker/a4567d663eaf/config</text:p>
          </table:table-cell>
          <table:table-cell office:value-type="string" calcext:value-type="string">
            <text:p>{</text:p>
            <text:p>  "title": "Set Position",</text:p>
            <text:p>  "description": "Set the position and radius of the tracker",</text:p>
            <text:p>  "input": {</text:p>
            <text:p>    "title": "",</text:p>
            <text:p>    "description": "",</text:p>
            <text:p>    "observable": true,</text:p>
            <text:p>    "type": "object",</text:p>
            <text:p>    "minimum": null,</text:p>
            <text:p>    "maximum": null,</text:p>
            <text:p>    "enum": null,</text:p>
            <text:p>    "properties": {</text:p>
            <text:p>      "longitude": {</text:p>
            <text:p>        "title": "",</text:p>
            <text:p>        "description": "",</text:p>
            <text:p>        "observable": null,</text:p>
            <text:p>        "type": "number",</text:p>
            <text:p>        "minimum": null,</text:p>
            <text:p>        "maximum": null,</text:p>
            <text:p>        "enum": null,</text:p>
            <text:p>        "properties": {}</text:p>
            <text:p>      },</text:p>
            <text:p>      "latitude": {</text:p>
            <text:p>        "title": "",</text:p>
            <text:p>        "description": "",</text:p>
            <text:p>        "observable": null,</text:p>
            <text:p>        "type": "number",</text:p>
            <text:p>        "minimum": null,</text:p>
            <text:p>        "maximum": null,</text:p>
            <text:p>        "enum": null,</text:p>
            <text:p>        "properties": {}</text:p>
            <text:p>      },</text:p>
            <text:p>      "radius": {</text:p>
            <text:p>        "title": "",</text:p>
            <text:p>        "description": "",</text:p>
            <text:p>        "observable": null,</text:p>
            <text:p>        "type": "number",</text:p>
            <text:p>        "minimum": null,</text:p>
            <text:p>        "maximum": null,</text:p>
            <text:p>        "enum": null,</text:p>
            <text:p>        "properties": {}</text:p>
            <text:p>      }</text:p>
            <text:p>    }</text:p>
            <text:p>  },</text:p>
            <text:p>  "output": {</text:p>
            <text:p>    "title": "",</text:p>
            <text:p>    "description": "",</text:p>
            <text:p>    "observable": false,</text:p>
            <text:p>    "type": "null",</text:p>
            <text:p>    "minimum": null,</text:p>
            <text:p>    "maximum": null,</text:p>
            <text:p>    "enum": null,</text:p>
            <text:p>    "properties": {}</text:p>
            <text:p>  },</text:p>
            <text:p>  "forms": [</text:p>
            <text:p>    {</text:p>
            <text:p>      "href": "192.168.0.100:1883",</text:p>
            <text:p>      "contentType": null,</text:p>
            <text:p>      "topic": "homeassistant/device_tracker/a4567d663eaf/config",</text:p>
            <text:p>      "retain": false,</text:p>
            <text:p>      "op": [</text:p>
            <text:p>        "invokeaction"</text:p>
            <text:p>      ]</text:p>
            <text:p>    }</text:p>
            <text:p>  ]</text:p>
            <text:p>}</text:p>
          </table:table-cell>
          <table:table-cell office:value-type="string" calcext:value-type="string">
            <text:p>{</text:p>
            <text:p>  "title": "Device Configuration",</text:p>
            <text:p>  "description": "A configuration affordance for setting up the device's geofencing parameters, including longitude, latitude, and radius.",</text:p>
            <text:p>  "observable": null,</text:p>
            <text:p>  "type": "object",</text:p>
            <text:p>  "minimum": null,</text:p>
            <text:p>  "maximum": null,</text:p>
            <text:p>  "enum": null,</text:p>
            <text:p>  "properties": {</text:p>
            <text:p>    "longitude": {</text:p>
            <text:p>      "title": "",</text:p>
            <text:p>      "description": "",</text:p>
            <text:p>      "observable": null,</text:p>
            <text:p>      "type": "number",</text:p>
            <text:p>      "minimum": null,</text:p>
            <text:p>      "maximum": null,</text:p>
            <text:p>      "enum": null,</text:p>
            <text:p>      "properties": {}</text:p>
            <text:p>    },</text:p>
            <text:p>    "latitude": {</text:p>
            <text:p>      "title": "",</text:p>
            <text:p>      "description": "",</text:p>
            <text:p>      "observable": null,</text:p>
            <text:p>      "type": "number",</text:p>
            <text:p>      "minimum": null,</text:p>
            <text:p>      "maximum": null,</text:p>
            <text:p>      "enum": null,</text:p>
            <text:p>      "properties": {}</text:p>
            <text:p>    },</text:p>
            <text:p>    "radius":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homeassistant/device_tracker/a4567d663eaf/config",</text:p>
            <text:p>      "retain": false,</text:p>
            <text:p>      "op": []</text:p>
            <text:p>    }</text:p>
            <text:p>  ]</text:p>
            <text:p>}</text:p>
          </table:table-cell>
          <table:table-cell office:value-type="float" office:value="5" calcext:value-type="float">
            <text:p>5</text:p>
          </table:table-cell>
          <table:table-cell table:formula="of:=[.D94]-1" office:value-type="float" office:value="4" calcext:value-type="float">
            <text:p>4</text:p>
          </table:table-cell>
          <table:table-cell table:number-columns-repeated="16379"/>
        </table:table-row>
        <table:table-row table:style-name="ro4">
          <table:table-cell office:value-type="string" calcext:value-type="string">
            <text:p>homeassistant/device_tracker/a4567d663eaf/alarm</text:p>
          </table:table-cell>
          <table:table-cell office:value-type="string" calcext:value-type="string">
            <text:p>{</text:p>
            <text:p>  "title": "Movement Alarm",</text:p>
            <text:p>  "description": "The tracker has left the set position and radius",</text:p>
            <text:p>  "data":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homeassistant/device_tracker/a4567d663eaf/alarm",</text:p>
            <text:p>      "retain": false,</text:p>
            <text:p>      "op": [</text:p>
            <text:p>        "subscribeevent",</text:p>
            <text:p>        "unsubscribeevent"</text:p>
            <text:p>      ]</text:p>
            <text:p>    }</text:p>
            <text:p>  ]</text:p>
            <text:p>}</text:p>
          </table:table-cell>
          <table:table-cell office:value-type="string" calcext:value-type="string">
            <text:p>{</text:p>
            <text:p>  "title": "Alarm Event",</text:p>
            <text:p>  "description": "An event affordance representing an alarm state, which asynchronously pushes event data to Consumers. In this case, the payload is null indicating no specific data is associated with the event, just the occurrence of the event itself.",</text:p>
            <text:p>  "data":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homeassistant/device_tracker/a4567d663eaf/alarm",</text:p>
            <text:p>      "retain": false,</text:p>
            <text:p>      "op": []</text:p>
            <text:p>    }</text:p>
            <text:p>  ]</text:p>
            <text:p>}</text:p>
          </table:table-cell>
          <table:table-cell office:value-type="float" office:value="2" calcext:value-type="float">
            <text:p>2</text:p>
          </table:table-cell>
          <table:table-cell table:formula="of:=[.D95]-1" office:value-type="float" office:value="1" calcext:value-type="float">
            <text:p>1</text:p>
          </table:table-cell>
          <table:table-cell table:number-columns-repeated="16379"/>
        </table:table-row>
        <table:table-row table:style-name="ro27">
          <table:table-cell office:value-type="string" calcext:value-type="string">
            <text:p>apartment/vacuum/state</text:p>
          </table:table-cell>
          <table:table-cell office:value-type="string" calcext:value-type="string">
            <text:p>{</text:p>
            <text:p>  "title": "Vacuum Cleaner State",</text:p>
            <text:p>  "description": "The state of the vacuum. The state may be cleaning, docked, paused, idle, returning or error",</text:p>
            <text:p>  "observable": true,</text:p>
            <text:p>  "type": "string",</text:p>
            <text:p>  "minimum": null,</text:p>
            <text:p>  "maximum": null,</text:p>
            <text:p>  "enum": [</text:p>
            <text:p>    "cleaning",</text:p>
            <text:p>    "docked",</text:p>
            <text:p>    "paused",</text:p>
            <text:p>    "idle",</text:p>
            <text:p>    "returning",</text:p>
            <text:p>    "error"</text:p>
            <text:p>  ],</text:p>
            <text:p>  "properties": {},</text:p>
            <text:p>  "forms": [</text:p>
            <text:p>    {</text:p>
            <text:p>      "href": "192.168.0.100:1883",</text:p>
            <text:p>      "contentType": null,</text:p>
            <text:p>      "topic": "apartment/vacuum/state",</text:p>
            <text:p>      "retain": true,</text:p>
            <text:p>      "op": [</text:p>
            <text:p>        "observeproperty",</text:p>
            <text:p>        "readproperty"</text:p>
            <text:p>      ]</text:p>
            <text:p>    }</text:p>
            <text:p>  ]</text:p>
            <text:p>}</text:p>
          </table:table-cell>
          <table:table-cell office:value-type="string" calcext:value-type="string">
            <text:p>{</text:p>
            <text:p>  "title": "Vacuum State",</text:p>
            <text:p>  "description": "Represents the current state of the vacuum cleaner, indicating its operational status.",</text:p>
            <text:p>  "observable": null,</text:p>
            <text:p>  "type": "string",</text:p>
            <text:p>  "minimum": null,</text:p>
            <text:p>  "maximum": null,</text:p>
            <text:p>  "enum": [</text:p>
            <text:p>    "error",</text:p>
            <text:p>    "idle",</text:p>
            <text:p>    "docked",</text:p>
            <text:p>    "paused",</text:p>
            <text:p>    "returning",</text:p>
            <text:p>    "cleaning"</text:p>
            <text:p>  ],</text:p>
            <text:p>  "properties": {},</text:p>
            <text:p>  "forms": [</text:p>
            <text:p>    {</text:p>
            <text:p>      "href": "mqtt://broker.emqx.io:1883",</text:p>
            <text:p>      "contentType": null,</text:p>
            <text:p>      "topic": "apartment/vacuum/state",</text:p>
            <text:p>      "retain": true,</text:p>
            <text:p>      "op": []</text:p>
            <text:p>    }</text:p>
            <text:p>  ]</text:p>
            <text:p>}</text:p>
          </table:table-cell>
          <table:table-cell office:value-type="float" office:value="5" calcext:value-type="float">
            <text:p>5</text:p>
          </table:table-cell>
          <table:table-cell table:formula="of:=[.D96]-1" office:value-type="float" office:value="4" calcext:value-type="float">
            <text:p>4</text:p>
          </table:table-cell>
          <table:table-cell table:number-columns-repeated="16379"/>
        </table:table-row>
        <table:table-row table:style-name="ro20">
          <table:table-cell office:value-type="string" calcext:value-type="string">
            <text:p>apartment/vacuum/bat</text:p>
          </table:table-cell>
          <table:table-cell office:value-type="string" calcext:value-type="string">
            <text:p>{</text:p>
            <text:p>  "title": "Battery",</text:p>
            <text:p>  "description": "Battery percentage of the vacuum cleaner",</text:p>
            <text:p>  "observable": true,</text:p>
            <text:p>  "type": "integer",</text:p>
            <text:p>  "minimum": 0,</text:p>
            <text:p>  "maximum": 100,</text:p>
            <text:p>  "enum": null,</text:p>
            <text:p>  "properties": {},</text:p>
            <text:p>  "forms": [</text:p>
            <text:p>    {</text:p>
            <text:p>      "href": "192.168.0.100:1883",</text:p>
            <text:p>      "contentType": null,</text:p>
            <text:p>      "topic": "apartment/vacuum/bat",</text:p>
            <text:p>      "retain": true,</text:p>
            <text:p>      "op": [</text:p>
            <text:p>        "observeproperty"</text:p>
            <text:p>      ]</text:p>
            <text:p>    }</text:p>
            <text:p>  ]</text:p>
            <text:p>}</text:p>
          </table:table-cell>
          <table:table-cell office:value-type="string" calcext:value-type="string">
            <text:p>{</text:p>
            <text:p>  "title": "Battery Level",</text:p>
            <text:p>  "description": "Represents the battery level of the vacuum cleaner as a percentage.",</text:p>
            <text:p>  "observable": null,</text:p>
            <text:p>  "type": "integer",</text:p>
            <text:p>  "minimum": null,</text:p>
            <text:p>  "maximum": null,</text:p>
            <text:p>  "enum": null,</text:p>
            <text:p>  "properties": {},</text:p>
            <text:p>  "forms": [</text:p>
            <text:p>    {</text:p>
            <text:p>      "href": "mqtt://broker.emqx.io:1883",</text:p>
            <text:p>      "contentType": null,</text:p>
            <text:p>      "topic": "apartment/vacuum/bat",</text:p>
            <text:p>      "retain": true,</text:p>
            <text:p>      "op": []</text:p>
            <text:p>    }</text:p>
            <text:p>  ]</text:p>
            <text:p>}</text:p>
          </table:table-cell>
          <table:table-cell office:value-type="float" office:value="5" calcext:value-type="float">
            <text:p>5</text:p>
          </table:table-cell>
          <table:table-cell table:formula="of:=[.D97]-1" office:value-type="float" office:value="4" calcext:value-type="float">
            <text:p>4</text:p>
          </table:table-cell>
          <table:table-cell table:number-columns-repeated="16379"/>
        </table:table-row>
        <table:table-row table:style-name="ro4">
          <table:table-cell office:value-type="string" calcext:value-type="string">
            <text:p>apartment/vacuum/stuck</text:p>
          </table:table-cell>
          <table:table-cell office:value-type="string" calcext:value-type="string">
            <text:p>{</text:p>
            <text:p>  "title": "Vacuum Stuck",</text:p>
            <text:p>  "description": "The vacuum cleaner is stuck and needs assistance",</text:p>
            <text:p>  "data":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apartment/vacuum/stuck",</text:p>
            <text:p>      "retain": false,</text:p>
            <text:p>      "op": [</text:p>
            <text:p>        "subscribeevent",</text:p>
            <text:p>        "unsubscribeevent"</text:p>
            <text:p>      ]</text:p>
            <text:p>    }</text:p>
            <text:p>  ]</text:p>
            <text:p>}</text:p>
          </table:table-cell>
          <table:table-cell office:value-type="string" calcext:value-type="string">
            <text:p>{</text:p>
            <text:p>  "title": "Vacuum Stuck State",</text:p>
            <text:p>  "description": "Indicates whether the vacuum is stuck. The payload is null, implying no data is available.",</text:p>
            <text:p>  "observable": null,</text:p>
            <text:p>  "type": "null",</text:p>
            <text:p>  "minimum": null,</text:p>
            <text:p>  "maximum": null,</text:p>
            <text:p>  "enum": null,</text:p>
            <text:p>  "properties": {},</text:p>
            <text:p>  "forms": [</text:p>
            <text:p>    {</text:p>
            <text:p>      "href": "mqtt://broker.emqx.io:1883",</text:p>
            <text:p>      "contentType": null,</text:p>
            <text:p>      "topic": "apartment/vacuum/stuck",</text:p>
            <text:p>      "retain": false,</text:p>
            <text:p>      "op": []</text:p>
            <text:p>    }</text:p>
            <text:p>  ]</text:p>
            <text:p>}</text:p>
          </table:table-cell>
          <table:table-cell office:value-type="float" office:value="4" calcext:value-type="float">
            <text:p>4</text:p>
          </table:table-cell>
          <table:table-cell table:formula="of:=[.D98]-1" office:value-type="float" office:value="3" calcext:value-type="float">
            <text:p>3</text:p>
          </table:table-cell>
          <table:table-cell table:number-columns-repeated="16379"/>
        </table:table-row>
        <table:table-row table:style-name="ro4">
          <table:table-cell office:value-type="string" calcext:value-type="string">
            <text:p>apartment/vacuum/bin/full</text:p>
          </table:table-cell>
          <table:table-cell office:value-type="string" calcext:value-type="string">
            <text:p>{</text:p>
            <text:p>  "title": "Vacuum Bin Full",</text:p>
            <text:p>  "description": "The vacuum cleaner's bin is full",</text:p>
            <text:p>  "data":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apartment/vacuum/bin/full",</text:p>
            <text:p>      "retain": false,</text:p>
            <text:p>      "op": [</text:p>
            <text:p>        "subscribeevent",</text:p>
            <text:p>        "unsubscribeevent"</text:p>
            <text:p>      ]</text:p>
            <text:p>    }</text:p>
            <text:p>  ]</text:p>
            <text:p>}</text:p>
          </table:table-cell>
          <table:table-cell office:value-type="string" calcext:value-type="string">
            <text:p>{</text:p>
            <text:p>  "title": "Vacuum Bin Full Status",</text:p>
            <text:p>  "description": "Indicates whether the vacuum's bin is full or not.",</text:p>
            <text:p>  "observable": null,</text:p>
            <text:p>  "type": "null",</text:p>
            <text:p>  "minimum": null,</text:p>
            <text:p>  "maximum": null,</text:p>
            <text:p>  "enum": null,</text:p>
            <text:p>  "properties": {},</text:p>
            <text:p>  "forms": [</text:p>
            <text:p>    {</text:p>
            <text:p>      "href": "mqtt://broker.emqx.io:1883",</text:p>
            <text:p>      "contentType": null,</text:p>
            <text:p>      "topic": "apartment/vacuum/bin/full",</text:p>
            <text:p>      "retain": false,</text:p>
            <text:p>      "op": []</text:p>
            <text:p>    }</text:p>
            <text:p>  ]</text:p>
            <text:p>}</text:p>
          </table:table-cell>
          <table:table-cell office:value-type="float" office:value="5" calcext:value-type="float">
            <text:p>5</text:p>
          </table:table-cell>
          <table:table-cell table:formula="of:=[.D99]-1" office:value-type="float" office:value="4" calcext:value-type="float">
            <text:p>4</text:p>
          </table:table-cell>
          <table:table-cell table:number-columns-repeated="16379"/>
        </table:table-row>
        <table:table-row table:style-name="ro4">
          <table:table-cell office:value-type="string" calcext:value-type="string">
            <text:p>apartment/vacuum/pause</text:p>
          </table:table-cell>
          <table:table-cell office:value-type="string" calcext:value-type="string">
            <text:p>{</text:p>
            <text:p>  "title": "Pause vacuum cleaner",</text:p>
            <text:p>  "description": "Pause the vacuum cleaner",</text:p>
            <text:p>  "input": {</text:p>
            <text:p>    "title": "",</text:p>
            <text:p>    "description": "",</text:p>
            <text:p>    "observable": true,</text:p>
            <text:p>    "type": "boolean",</text:p>
            <text:p>    "minimum": null,</text:p>
            <text:p>    "maximum": null,</text:p>
            <text:p>    "enum": null,</text:p>
            <text:p>    "properties": {}</text:p>
            <text:p>  },</text:p>
            <text:p>  "output": null,</text:p>
            <text:p>  "forms": [</text:p>
            <text:p>    {</text:p>
            <text:p>      "href": "192.168.0.100:1883",</text:p>
            <text:p>      "contentType": null,</text:p>
            <text:p>      "topic": "apartment/vacuum/pause",</text:p>
            <text:p>      "retain": false,</text:p>
            <text:p>      "op": [</text:p>
            <text:p>        "invokeaction"</text:p>
            <text:p>      ]</text:p>
            <text:p>    }</text:p>
            <text:p>  ]</text:p>
            <text:p>}</text:p>
          </table:table-cell>
          <table:table-cell office:value-type="string" calcext:value-type="string">
            <text:p>{</text:p>
            <text:p>  "title": "Pause Functionality",</text:p>
            <text:p>  "description": "This affordance allows toggling the pause state of the vacuum. It can be set to true to pause the vacuum and false to resume.",</text:p>
            <text:p>  "observable": null,</text:p>
            <text:p>  "type": "boolean",</text:p>
            <text:p>  "minimum": null,</text:p>
            <text:p>  "maximum": null,</text:p>
            <text:p>  "enum": null,</text:p>
            <text:p>  "properties": {},</text:p>
            <text:p>  "forms": [</text:p>
            <text:p>    {</text:p>
            <text:p>      "href": "mqtt://broker.emqx.io:1883",</text:p>
            <text:p>      "contentType": null,</text:p>
            <text:p>      "topic": "apartment/vacuum/pause",</text:p>
            <text:p>      "retain": false,</text:p>
            <text:p>      "op": []</text:p>
            <text:p>    }</text:p>
            <text:p>  ]</text:p>
            <text:p>}</text:p>
          </table:table-cell>
          <table:table-cell office:value-type="float" office:value="4" calcext:value-type="float">
            <text:p>4</text:p>
          </table:table-cell>
          <table:table-cell table:formula="of:=[.D100]-1" office:value-type="float" office:value="3" calcext:value-type="float">
            <text:p>3</text:p>
          </table:table-cell>
          <table:table-cell table:number-columns-repeated="16379"/>
        </table:table-row>
        <table:table-row table:style-name="ro3">
          <table:table-cell office:value-type="string" calcext:value-type="string">
            <text:p>apartment/vacuum/cmnd</text:p>
          </table:table-cell>
          <table:table-cell office:value-type="string" calcext:value-type="string">
            <text:p>{</text:p>
            <text:p>  "title": "Commands",</text:p>
            <text:p>  "description": "Send commands to the vacuum cleaner",</text:p>
            <text:p>  "input": {</text:p>
            <text:p>    "title": "",</text:p>
            <text:p>    "description": "",</text:p>
            <text:p>    "observable": true,</text:p>
            <text:p>    "type": "string",</text:p>
            <text:p>    "minimum": null,</text:p>
            <text:p>    "maximum": null,</text:p>
            <text:p>    "enum": [</text:p>
            <text:p>      "start",</text:p>
            <text:p>      "pause",</text:p>
            <text:p>      "return",</text:p>
            <text:p>      "stop",</text:p>
            <text:p>      "clean_spot",</text:p>
            <text:p>      "locate"</text:p>
            <text:p>    ],</text:p>
            <text:p>    "properties": {}</text:p>
            <text:p>  },</text:p>
            <text:p>  "output": null,</text:p>
            <text:p>  "forms": [</text:p>
            <text:p>    {</text:p>
            <text:p>      "href": "192.168.0.100:1883",</text:p>
            <text:p>      "contentType": null,</text:p>
            <text:p>      "topic": "apartment/vacuum/cmnd",</text:p>
            <text:p>      "retain": false,</text:p>
            <text:p>      "op": [</text:p>
            <text:p>        "invokeaction"</text:p>
            <text:p>      ]</text:p>
            <text:p>    }</text:p>
            <text:p>  ]</text:p>
            <text:p>}</text:p>
          </table:table-cell>
          <table:table-cell office:value-type="string" calcext:value-type="string">
            <text:p>{</text:p>
            <text:p>  "title": "Command",</text:p>
            <text:p>  "description": "An affordance that allows to invoke functions on the vacuum cleaner, such as starting, pausing, returning to dock, stopping, cleaning a spot, and locating the device.",</text:p>
            <text:p>  "input": {</text:p>
            <text:p>    "title": "",</text:p>
            <text:p>    "description": "",</text:p>
            <text:p>    "observable": null,</text:p>
            <text:p>    "type": "string",</text:p>
            <text:p>    "minimum": null,</text:p>
            <text:p>    "maximum": null,</text:p>
            <text:p>    "enum": [</text:p>
            <text:p>      "start",</text:p>
            <text:p>      "return",</text:p>
            <text:p>      "pause",</text:p>
            <text:p>      "stop",</text:p>
            <text:p>      "clean_spot",</text:p>
            <text:p>      "locate"</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partment/vacuum/cmnd",</text:p>
            <text:p>      "retain": false,</text:p>
            <text:p>      "op": []</text:p>
            <text:p>    }</text:p>
            <text:p>  ]</text:p>
            <text:p>}</text:p>
          </table:table-cell>
          <table:table-cell office:value-type="float" office:value="5" calcext:value-type="float">
            <text:p>5</text:p>
          </table:table-cell>
          <table:table-cell table:formula="of:=[.D101]-1" office:value-type="float" office:value="4" calcext:value-type="float">
            <text:p>4</text:p>
          </table:table-cell>
          <table:table-cell table:number-columns-repeated="16379"/>
        </table:table-row>
        <table:table-row table:style-name="ro5">
          <table:table-cell office:value-type="string" calcext:value-type="string">
            <text:p>home/cover/pos</text:p>
          </table:table-cell>
          <table:table-cell office:value-type="string" calcext:value-type="string">
            <text:p>{</text:p>
            <text:p>  "title": "Cover position",</text:p>
            <text:p>  "description": "Position of the cover, it is either open or closed",</text:p>
            <text:p>  "observable": true,</text:p>
            <text:p>  "type": "string",</text:p>
            <text:p>  "minimum": null,</text:p>
            <text:p>  "maximum": null,</text:p>
            <text:p>  "enum": [</text:p>
            <text:p>    "OPEN",</text:p>
            <text:p>    "CLOSED"</text:p>
            <text:p>  ],</text:p>
            <text:p>  "properties": {},</text:p>
            <text:p>  "forms": [</text:p>
            <text:p>    {</text:p>
            <text:p>      "href": "192.168.0.100:1883",</text:p>
            <text:p>      "contentType": null,</text:p>
            <text:p>      "topic": "home/cover/pos",</text:p>
            <text:p>      "retain": true,</text:p>
            <text:p>      "op": [</text:p>
            <text:p>        "observeproperty",</text:p>
            <text:p>        "readproperty"</text:p>
            <text:p>      ]</text:p>
            <text:p>    }</text:p>
            <text:p>  ]</text:p>
            <text:p>}</text:p>
          </table:table-cell>
          <table:table-cell office:value-type="string" calcext:value-type="string">
            <text:p>{</text:p>
            <text:p>  "title": "Cover Position",</text:p>
            <text:p>  "description": "Represents the state of the cover, indicating whether it is open or closed.",</text:p>
            <text:p>  "observable": null,</text:p>
            <text:p>  "type": "string",</text:p>
            <text:p>  "minimum": null,</text:p>
            <text:p>  "maximum": null,</text:p>
            <text:p>  "enum": [</text:p>
            <text:p>    "OPEN",</text:p>
            <text:p>    "CLOSED"</text:p>
            <text:p>  ],</text:p>
            <text:p>  "properties": {},</text:p>
            <text:p>  "forms": [</text:p>
            <text:p>    {</text:p>
            <text:p>      "href": "mqtt://broker.emqx.io:1883",</text:p>
            <text:p>      "contentType": null,</text:p>
            <text:p>      "topic": "home/cover/pos",</text:p>
            <text:p>      "retain": true,</text:p>
            <text:p>      "op": []</text:p>
            <text:p>    }</text:p>
            <text:p>  ]</text:p>
            <text:p>}</text:p>
          </table:table-cell>
          <table:table-cell office:value-type="float" office:value="5" calcext:value-type="float">
            <text:p>5</text:p>
          </table:table-cell>
          <table:table-cell table:formula="of:=[.D102]-1" office:value-type="float" office:value="4" calcext:value-type="float">
            <text:p>4</text:p>
          </table:table-cell>
          <table:table-cell table:number-columns-repeated="16379"/>
        </table:table-row>
        <table:table-row table:style-name="ro27">
          <table:table-cell office:value-type="string" calcext:value-type="string">
            <text:p>home/cover/light</text:p>
          </table:table-cell>
          <table:table-cell office:value-type="string" calcext:value-type="string">
            <text:p>{</text:p>
            <text:p>  "title": "Sun light detection",</text:p>
            <text:p>  "description": "The window cover has detected sunlight",</text:p>
            <text:p>  "data": {</text:p>
            <text:p>    "title": "",</text:p>
            <text:p>    "description": "",</text:p>
            <text:p>    "observable": null,</text:p>
            <text:p>    "type": "string",</text:p>
            <text:p>    "minimum": null,</text:p>
            <text:p>    "maximum": null,</text:p>
            <text:p>    "enum": [</text:p>
            <text:p>      "LOW",</text:p>
            <text:p>      "MEDIUM",</text:p>
            <text:p>      "HIGH"</text:p>
            <text:p>    ],</text:p>
            <text:p>    "properties": {}</text:p>
            <text:p>  },</text:p>
            <text:p>  "forms": [</text:p>
            <text:p>    {</text:p>
            <text:p>      "href": "192.168.0.100:1883",</text:p>
            <text:p>      "contentType": "text/plain",</text:p>
            <text:p>      "topic": "home/cover/light",</text:p>
            <text:p>      "retain": true,</text:p>
            <text:p>      "op": [</text:p>
            <text:p>        "subscribeevent",</text:p>
            <text:p>        "unsubscribeevent"</text:p>
            <text:p>      ]</text:p>
            <text:p>    }</text:p>
            <text:p>  ]</text:p>
            <text:p>}</text:p>
          </table:table-cell>
          <table:table-cell office:value-type="string" calcext:value-type="string">
            <text:p>{</text:p>
            <text:p>  "title": "Light Level",</text:p>
            <text:p>  "description": "Represents the light intensity levels of the cover, which can be set to LOW, MEDIUM, or HIGH.",</text:p>
            <text:p>  "observable": null,</text:p>
            <text:p>  "type": "string",</text:p>
            <text:p>  "minimum": null,</text:p>
            <text:p>  "maximum": null,</text:p>
            <text:p>  "enum": [</text:p>
            <text:p>    "HIGH",</text:p>
            <text:p>    "LOW",</text:p>
            <text:p>    "MEDIUM"</text:p>
            <text:p>  ],</text:p>
            <text:p>  "properties": {},</text:p>
            <text:p>  "forms": [</text:p>
            <text:p>    {</text:p>
            <text:p>      "href": "mqtt://broker.emqx.io:1883",</text:p>
            <text:p>      "contentType": null,</text:p>
            <text:p>      "topic": "home/cover/light",</text:p>
            <text:p>      "retain": true,</text:p>
            <text:p>      "op": []</text:p>
            <text:p>    }</text:p>
            <text:p>  ]</text:p>
            <text:p>}</text:p>
          </table:table-cell>
          <table:table-cell office:value-type="float" office:value="5" calcext:value-type="float">
            <text:p>5</text:p>
          </table:table-cell>
          <table:table-cell table:formula="of:=[.D103]-1" office:value-type="float" office:value="4" calcext:value-type="float">
            <text:p>4</text:p>
          </table:table-cell>
          <table:table-cell table:number-columns-repeated="16379"/>
        </table:table-row>
        <table:table-row table:style-name="ro6">
          <table:table-cell office:value-type="string" calcext:value-type="string">
            <text:p>home/cover/chg</text:p>
          </table:table-cell>
          <table:table-cell office:value-type="string" calcext:value-type="string">
            <text:p>{</text:p>
            <text:p>  "title": "Position Change",</text:p>
            <text:p>  "description": "The position of the window cover has changed",</text:p>
            <text:p>  "data": {</text:p>
            <text:p>    "title": "",</text:p>
            <text:p>    "description": "",</text:p>
            <text:p>    "observable": null,</text:p>
            <text:p>    "type": "string",</text:p>
            <text:p>    "minimum": null,</text:p>
            <text:p>    "maximum": null,</text:p>
            <text:p>    "enum": [</text:p>
            <text:p>      "OPENING",</text:p>
            <text:p>      "CLOSING"</text:p>
            <text:p>    ],</text:p>
            <text:p>    "properties": {}</text:p>
            <text:p>  },</text:p>
            <text:p>  "forms": [</text:p>
            <text:p>    {</text:p>
            <text:p>      "href": "192.168.0.100:1883",</text:p>
            <text:p>      "contentType": "text/plain",</text:p>
            <text:p>      "topic": "home/cover/chg",</text:p>
            <text:p>      "retain": false,</text:p>
            <text:p>      "op": [</text:p>
            <text:p>        "subscribeevent",</text:p>
            <text:p>        "unsubscribeevent"</text:p>
            <text:p>      ]</text:p>
            <text:p>    }</text:p>
            <text:p>  ]</text:p>
            <text:p>}</text:p>
          </table:table-cell>
          <table:table-cell office:value-type="string" calcext:value-type="string">
            <text:p>{</text:p>
            <text:p>  "title": "Cover Change State",</text:p>
            <text:p>  "description": "Indicates the changing state of the cover, whether it is opening or closing.",</text:p>
            <text:p>  "data": {</text:p>
            <text:p>    "title": "",</text:p>
            <text:p>    "description": "",</text:p>
            <text:p>    "observable": null,</text:p>
            <text:p>    "type": "string",</text:p>
            <text:p>    "minimum": null,</text:p>
            <text:p>    "maximum": null,</text:p>
            <text:p>    "enum": [</text:p>
            <text:p>      "OPENING",</text:p>
            <text:p>      "CLOSING"</text:p>
            <text:p>    ],</text:p>
            <text:p>    "properties": {}</text:p>
            <text:p>  },</text:p>
            <text:p>  "forms": [</text:p>
            <text:p>    {</text:p>
            <text:p>      "href": "mqtt://broker.emqx.io:1883",</text:p>
            <text:p>      "contentType": null,</text:p>
            <text:p>      "topic": "home/cover/chg",</text:p>
            <text:p>      "retain": false,</text:p>
            <text:p>      "op": []</text:p>
            <text:p>    }</text:p>
            <text:p>  ]</text:p>
            <text:p>}</text:p>
          </table:table-cell>
          <table:table-cell office:value-type="float" office:value="5" calcext:value-type="float">
            <text:p>5</text:p>
          </table:table-cell>
          <table:table-cell table:formula="of:=[.D104]-1" office:value-type="float" office:value="4" calcext:value-type="float">
            <text:p>4</text:p>
          </table:table-cell>
          <table:table-cell table:number-columns-repeated="16379"/>
        </table:table-row>
        <table:table-row table:style-name="ro18">
          <table:table-cell office:value-type="string" calcext:value-type="string">
            <text:p>home/cover/cmd</text:p>
          </table:table-cell>
          <table:table-cell office:value-type="string" calcext:value-type="string">
            <text:p>{</text:p>
            <text:p>  "title": "Cover Commands",</text:p>
            <text:p>  "description": "Change the cover position to open or closed",</text:p>
            <text:p>  "input": {</text:p>
            <text:p>    "title": "",</text:p>
            <text:p>    "description": "",</text:p>
            <text:p>    "observable": true,</text:p>
            <text:p>    "type": "string",</text:p>
            <text:p>    "minimum": null,</text:p>
            <text:p>    "maximum": null,</text:p>
            <text:p>    "enum": [</text:p>
            <text:p>      "OPEN",</text:p>
            <text:p>      "CLOSE"</text:p>
            <text:p>    ],</text:p>
            <text:p>    "properties": {}</text:p>
            <text:p>  },</text:p>
            <text:p>  "output": {</text:p>
            <text:p>    "title": "",</text:p>
            <text:p>    "description": "",</text:p>
            <text:p>    "observable": false,</text:p>
            <text:p>    "type": "null",</text:p>
            <text:p>    "minimum": null,</text:p>
            <text:p>    "maximum": null,</text:p>
            <text:p>    "enum": null,</text:p>
            <text:p>    "properties": {}</text:p>
            <text:p>  },</text:p>
            <text:p>  "forms": [</text:p>
            <text:p>    {</text:p>
            <text:p>      "href": "192.168.0.100:1883",</text:p>
            <text:p>      "contentType": null,</text:p>
            <text:p>      "topic": "home/cover/cmd",</text:p>
            <text:p>      "retain": false,</text:p>
            <text:p>      "op": [</text:p>
            <text:p>        "invokeaction"</text:p>
            <text:p>      ]</text:p>
            <text:p>    }</text:p>
            <text:p>  ]</text:p>
            <text:p>}</text:p>
          </table:table-cell>
          <table:table-cell office:value-type="string" calcext:value-type="string">
            <text:p>{</text:p>
            <text:p>  "title": "Command Control",</text:p>
            <text:p>  "description": "An action affordance that allows the control of the cover by sending commands to open or close it.",</text:p>
            <text:p>  "input": {</text:p>
            <text:p>    "title": "",</text:p>
            <text:p>    "description": "",</text:p>
            <text:p>    "observable": null,</text:p>
            <text:p>    "type": "string",</text:p>
            <text:p>    "minimum": null,</text:p>
            <text:p>    "maximum": null,</text:p>
            <text:p>    "enum": [</text:p>
            <text:p>      "CLOSE",</text:p>
            <text:p>      "OPEN"</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home/cover/cmd",</text:p>
            <text:p>      "retain": false,</text:p>
            <text:p>      "op": []</text:p>
            <text:p>    }</text:p>
            <text:p>  ]</text:p>
            <text:p>}</text:p>
          </table:table-cell>
          <table:table-cell office:value-type="float" office:value="5" calcext:value-type="float">
            <text:p>5</text:p>
          </table:table-cell>
          <table:table-cell table:formula="of:=[.D105]-1" office:value-type="float" office:value="4" calcext:value-type="float">
            <text:p>4</text:p>
          </table:table-cell>
          <table:table-cell table:style-name="ce2" table:formula="of:=AVERAGE([.E2:.E105])/4" office:value-type="percentage" office:value="0.882211538461538" calcext:value-type="percentage">
            <text:p>88.22%</text:p>
          </table:table-cell>
          <table:table-cell table:number-columns-repeated="16378"/>
        </table:table-row>
        <table:table-row table:style-name="ro6">
          <table:table-cell office:value-type="string" calcext:value-type="string">
            <text:p>things/id-28/properties/concentration</text:p>
          </table:table-cell>
          <table:table-cell office:value-type="string" calcext:value-type="string">
            <text:p>{</text:p>
            <text:p>  "title": "Gas Concentration",</text:p>
            <text:p>  "description": "The measured gas concentration",</text:p>
            <text:p>  "observable": null,</text:p>
            <text:p>  "type": "number",</text:p>
            <text:p>  "minimum": 0,</text:p>
            <text:p>  "maximum": null,</text:p>
            <text:p>  "enum": null,</text:p>
            <text:p>  "properties": {},</text:p>
            <text:p>  "forms": [</text:p>
            <text:p>    {</text:p>
            <text:p>      "href": "broker.emqx.io:1883",</text:p>
            <text:p>      "contentType": null,</text:p>
            <text:p>      "topic": "things/id-28/properties/concentration",</text:p>
            <text:p>      "retain": false,</text:p>
            <text:p>      "op": []</text:p>
            <text:p>    },</text:p>
            <text:p>    {</text:p>
            <text:p>      "href": "broker.emqx.io:1883",</text:p>
            <text:p>      "contentType": null,</text:p>
            <text:p>      "topic": "things/id-28/properties/concentration",</text:p>
            <text:p>      "retain": false,</text:p>
            <text:p>      "op": [</text:p>
            <text:p>        "observeproperty",</text:p>
            <text:p>        "unobserveproperty"</text:p>
            <text:p>      ]</text:p>
            <text:p>    }</text:p>
            <text:p>  ]</text:p>
            <text:p>}</text:p>
          </table:table-cell>
          <table:table-cell office:value-type="string" calcext:value-type="string">
            <text:p>{</text:p>
            <text:p>  "title": "Concentration Property",</text:p>
            <text:p>  "description": "A property that represents the concentration level of a substance, which can be read and updated as it changes over time.",</text:p>
            <text:p>  "observable": null,</text:p>
            <text:p>  "type": "number",</text:p>
            <text:p>  "minimum": null,</text:p>
            <text:p>  "maximum": null,</text:p>
            <text:p>  "enum": null,</text:p>
            <text:p>  "properties": {},</text:p>
            <text:p>  "forms": [</text:p>
            <text:p>    {</text:p>
            <text:p>      "href": "mqtt://broker.emqx.io:1883",</text:p>
            <text:p>      "contentType": null,</text:p>
            <text:p>      "topic": "things/id-28/properties/concentration",</text:p>
            <text:p>      "retain": false,</text:p>
            <text:p>      "op": []</text:p>
            <text:p>    }</text:p>
            <text:p>  ]</text:p>
            <text:p>}</text:p>
          </table:table-cell>
          <table:table-cell office:value-type="float" office:value="3" calcext:value-type="float">
            <text:p>3</text:p>
          </table:table-cell>
          <table:table-cell table:formula="of:=[.D106]-1" office:value-type="float" office:value="2" calcext:value-type="float">
            <text:p>2</text:p>
          </table:table-cell>
          <table:table-cell table:number-columns-repeated="16379"/>
        </table:table-row>
        <table:table-row table:style-name="ro6">
          <table:table-cell office:value-type="string" calcext:value-type="string">
            <text:p>things/id-28/properties/density</text:p>
          </table:table-cell>
          <table:table-cell office:value-type="string" calcext:value-type="string">
            <text:p>{</text:p>
            <text:p>  "title": "Particulate Density",</text:p>
            <text:p>  "description": "The measured particulate density",</text:p>
            <text:p>  "observable": null,</text:p>
            <text:p>  "type": "number",</text:p>
            <text:p>  "minimum": 0,</text:p>
            <text:p>  "maximum": null,</text:p>
            <text:p>  "enum": null,</text:p>
            <text:p>  "properties": {},</text:p>
            <text:p>  "forms": [</text:p>
            <text:p>    {</text:p>
            <text:p>      "href": "broker.emqx.io:1883",</text:p>
            <text:p>      "contentType": null,</text:p>
            <text:p>      "topic": "things/id-28/properties/density",</text:p>
            <text:p>      "retain": false,</text:p>
            <text:p>      "op": []</text:p>
            <text:p>    },</text:p>
            <text:p>    {</text:p>
            <text:p>      "href": "broker.emqx.io:1883",</text:p>
            <text:p>      "contentType": null,</text:p>
            <text:p>      "topic": "things/id-28/properties/density",</text:p>
            <text:p>      "retain": false,</text:p>
            <text:p>      "op": [</text:p>
            <text:p>        "observeproperty",</text:p>
            <text:p>        "unobserveproperty"</text:p>
            <text:p>      ]</text:p>
            <text:p>    }</text:p>
            <text:p>  ]</text:p>
            <text:p>}</text:p>
          </table:table-cell>
          <table:table-cell office:value-type="string" calcext:value-type="string">
            <text:p>{</text:p>
            <text:p>  "title": "Density Property",</text:p>
            <text:p>  "description": "This affordance represents the density property of a device, which exposes the current density measurement of the device. The values are numeric and can be read to monitor the density state.",</text:p>
            <text:p>  "observable": null,</text:p>
            <text:p>  "type": "number",</text:p>
            <text:p>  "minimum": null,</text:p>
            <text:p>  "maximum": null,</text:p>
            <text:p>  "enum": null,</text:p>
            <text:p>  "properties": {},</text:p>
            <text:p>  "forms": [</text:p>
            <text:p>    {</text:p>
            <text:p>      "href": "mqtt://broker.emqx.io:1883",</text:p>
            <text:p>      "contentType": null,</text:p>
            <text:p>      "topic": "things/id-28/properties/density",</text:p>
            <text:p>      "retain": false,</text:p>
            <text:p>      "op": []</text:p>
            <text:p>    }</text:p>
            <text:p>  ]</text:p>
            <text:p>}</text:p>
          </table:table-cell>
          <table:table-cell office:value-type="float" office:value="3" calcext:value-type="float">
            <text:p>3</text:p>
          </table:table-cell>
          <table:table-cell table:formula="of:=[.D107]-1" office:value-type="float" office:value="2" calcext:value-type="float">
            <text:p>2</text:p>
          </table:table-cell>
          <table:table-cell table:number-columns-repeated="16379"/>
        </table:table-row>
        <table:table-row table:style-name="ro6">
          <table:table-cell office:value-type="string" calcext:value-type="string">
            <text:p>things/id-21/properties/alarm</text:p>
          </table:table-cell>
          <table:table-cell office:value-type="string" calcext:value-type="string">
            <text:p>{</text:p>
            <text:p>  "title": "Alarm",</text:p>
            <text:p>  "description": "This property indicates whether the alarm is on or off",</text:p>
            <text:p>  "observable": null,</text:p>
            <text:p>  "type": "boolean",</text:p>
            <text:p>  "minimum": null,</text:p>
            <text:p>  "maximum": null,</text:p>
            <text:p>  "enum": null,</text:p>
            <text:p>  "properties": {},</text:p>
            <text:p>  "forms": [</text:p>
            <text:p>    {</text:p>
            <text:p>      "href": "broker.emqx.io:1883",</text:p>
            <text:p>      "contentType": null,</text:p>
            <text:p>      "topic": "things/id-21/properties/alarm",</text:p>
            <text:p>      "retain": false,</text:p>
            <text:p>      "op": []</text:p>
            <text:p>    },</text:p>
            <text:p>    {</text:p>
            <text:p>      "href": "broker.emqx.io:1883",</text:p>
            <text:p>      "contentType": null,</text:p>
            <text:p>      "topic": "things/id-21/properties/alarm",</text:p>
            <text:p>      "retain": false,</text:p>
            <text:p>      "op": [</text:p>
            <text:p>        "observeproperty",</text:p>
            <text:p>        "unobserveproperty"</text:p>
            <text:p>      ]</text:p>
            <text:p>    }</text:p>
            <text:p>  ]</text:p>
            <text:p>}</text:p>
          </table:table-cell>
          <table:table-cell office:value-type="string" calcext:value-type="string">
            <text:p>{</text:p>
            <text:p>  "title": "Alarm Property",</text:p>
            <text:p>  "description": "This affordance represents the alarm state of the device, which can be either true (active) or false (inactive).",</text:p>
            <text:p>  "observable": null,</text:p>
            <text:p>  "type": "boolean",</text:p>
            <text:p>  "minimum": null,</text:p>
            <text:p>  "maximum": null,</text:p>
            <text:p>  "enum": null,</text:p>
            <text:p>  "properties": {},</text:p>
            <text:p>  "forms": [</text:p>
            <text:p>    {</text:p>
            <text:p>      "href": "mqtt://broker.emqx.io:1883",</text:p>
            <text:p>      "contentType": null,</text:p>
            <text:p>      "topic": "things/id-21/properties/alarm",</text:p>
            <text:p>      "retain": false,</text:p>
            <text:p>      "op": []</text:p>
            <text:p>    }</text:p>
            <text:p>  ]</text:p>
            <text:p>}</text:p>
          </table:table-cell>
          <table:table-cell office:value-type="float" office:value="5" calcext:value-type="float">
            <text:p>5</text:p>
          </table:table-cell>
          <table:table-cell table:formula="of:=[.D108]-1" office:value-type="float" office:value="4" calcext:value-type="float">
            <text:p>4</text:p>
          </table:table-cell>
          <table:table-cell table:number-columns-repeated="16379"/>
        </table:table-row>
        <table:table-row table:style-name="ro4">
          <table:table-cell office:value-type="string" calcext:value-type="string">
            <text:p>things/id-21/events/alarmEvent</text:p>
          </table:table-cell>
          <table:table-cell office:value-type="string" calcext:value-type="string">
            <text:p>{</text:p>
            <text:p>  "title": "Alarm",</text:p>
            <text:p>  "description": "This event is emitted when the alarm is triggered",</text:p>
            <text:p>  "data": {</text:p>
            <text:p>    "title": "",</text:p>
            <text:p>    "description": "",</text:p>
            <text:p>    "observable": null,</text:p>
            <text:p>    "type": "string",</text:p>
            <text:p>    "minimum": null,</text:p>
            <text:p>    "maximum": null,</text:p>
            <text:p>    "enum": [</text:p>
            <text:p>      "ALARM"</text:p>
            <text:p>    ],</text:p>
            <text:p>    "properties": {}</text:p>
            <text:p>  },</text:p>
            <text:p>  "forms": [</text:p>
            <text:p>    {</text:p>
            <text:p>      "href": "broker.emqx.io:1883",</text:p>
            <text:p>      "contentType": null,</text:p>
            <text:p>      "topic": "things/id-21/events/alarmEvent",</text:p>
            <text:p>      "retain": false,</text:p>
            <text:p>      "op": []</text:p>
            <text:p>    }</text:p>
            <text:p>  ]</text:p>
            <text:p>}</text:p>
          </table:table-cell>
          <table:table-cell office:value-type="string" calcext:value-type="string">
            <text:p>{</text:p>
            <text:p>  "title": "Alarm Event",</text:p>
            <text:p>  "description": "An event source that asynchronously pushes alarm event data to Consumers.",</text:p>
            <text:p>  "data": {</text:p>
            <text:p>    "title": "",</text:p>
            <text:p>    "description": "",</text:p>
            <text:p>    "observable": null,</text:p>
            <text:p>    "type": "string",</text:p>
            <text:p>    "minimum": null,</text:p>
            <text:p>    "maximum": null,</text:p>
            <text:p>    "enum": [</text:p>
            <text:p>      "ALARM"</text:p>
            <text:p>    ],</text:p>
            <text:p>    "properties": {}</text:p>
            <text:p>  },</text:p>
            <text:p>  "forms": [</text:p>
            <text:p>    {</text:p>
            <text:p>      "href": "mqtt://broker.emqx.io:1883",</text:p>
            <text:p>      "contentType": null,</text:p>
            <text:p>      "topic": "things/id-21/events/alarmEvent",</text:p>
            <text:p>      "retain": false,</text:p>
            <text:p>      "op": []</text:p>
            <text:p>    }</text:p>
            <text:p>  ]</text:p>
            <text:p>}</text:p>
          </table:table-cell>
          <table:table-cell office:value-type="float" office:value="5" calcext:value-type="float">
            <text:p>5</text:p>
          </table:table-cell>
          <table:table-cell table:formula="of:=[.D109]-1" office:value-type="float" office:value="4" calcext:value-type="float">
            <text:p>4</text:p>
          </table:table-cell>
          <table:table-cell table:number-columns-repeated="16379"/>
        </table:table-row>
        <table:table-row table:style-name="ro11">
          <table:table-cell office:value-type="string" calcext:value-type="string">
            <text:p>things/id-21/actions/trigger</text:p>
          </table:table-cell>
          <table:table-cell office:value-type="string" calcext:value-type="string">
            <text:p>{</text:p>
            <text:p>  "title": "Trigger",</text:p>
            <text:p>  "description": "Trigger the alar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null,</text:p>
            <text:p>      "topic": "things/id-21/actions/trigger",</text:p>
            <text:p>      "retain": false,</text:p>
            <text:p>      "op": []</text:p>
            <text:p>    }</text:p>
            <text:p>  ]</text:p>
            <text:p>}</text:p>
          </table:table-cell>
          <table:table-cell office:value-type="string" calcext:value-type="string">
            <text:p>{</text:p>
            <text:p>  "title": "Trigger Action",</text:p>
            <text:p>  "description": "An action affordance that allows invoking a function to trigger a specific process or state change on the IoT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hings/id-21/actions/trigger",</text:p>
            <text:p>      "retain": false,</text:p>
            <text:p>      "op": []</text:p>
            <text:p>    }</text:p>
            <text:p>  ]</text:p>
            <text:p>}</text:p>
          </table:table-cell>
          <table:table-cell office:value-type="float" office:value="3" calcext:value-type="float">
            <text:p>3</text:p>
          </table:table-cell>
          <table:table-cell table:formula="of:=[.D110]-1" office:value-type="float" office:value="2" calcext:value-type="float">
            <text:p>2</text:p>
          </table:table-cell>
          <table:table-cell table:number-columns-repeated="16379"/>
        </table:table-row>
        <table:table-row table:style-name="ro17">
          <table:table-cell office:value-type="string" calcext:value-type="string">
            <text:p>things/id-21/actions/silence</text:p>
          </table:table-cell>
          <table:table-cell office:value-type="string" calcext:value-type="string">
            <text:p>{</text:p>
            <text:p>  "title": "Silence",</text:p>
            <text:p>  "description": "Silence the alar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null,</text:p>
            <text:p>      "topic": "things/id-21/actions/silence",</text:p>
            <text:p>      "retain": false,</text:p>
            <text:p>      "op": []</text:p>
            <text:p>    }</text:p>
            <text:p>  ]</text:p>
            <text:p>}</text:p>
          </table:table-cell>
          <table:table-cell office:value-type="string" calcext:value-type="string">
            <text:p>{</text:p>
            <text:p>  "title": "Silence Action",</text:p>
            <text:p>  "description": "An action affordance that allows the IoT device to silence the alar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hings/id-21/actions/silence",</text:p>
            <text:p>      "retain": false,</text:p>
            <text:p>      "op": []</text:p>
            <text:p>    }</text:p>
            <text:p>  ]</text:p>
            <text:p>}</text:p>
          </table:table-cell>
          <table:table-cell office:value-type="float" office:value="5" calcext:value-type="float">
            <text:p>5</text:p>
          </table:table-cell>
          <table:table-cell table:formula="of:=[.D111]-1" office:value-type="float" office:value="4" calcext:value-type="float">
            <text:p>4</text:p>
          </table:table-cell>
          <table:table-cell table:number-columns-repeated="16379"/>
        </table:table-row>
        <table:table-row table:style-name="ro27">
          <table:table-cell office:value-type="string" calcext:value-type="string">
            <text:p>things/id-29/properties/pressure</text:p>
          </table:table-cell>
          <table:table-cell office:value-type="string" calcext:value-type="string">
            <text:p>{</text:p>
            <text:p>  "title": "Pressure",</text:p>
            <text:p>  "description": "The barometric pressure as measured by the sensor in hectopascal",</text:p>
            <text:p>  "observable": null,</text:p>
            <text:p>  "type": "number",</text:p>
            <text:p>  "minimum": 0,</text:p>
            <text:p>  "maximum": null,</text:p>
            <text:p>  "enum": null,</text:p>
            <text:p>  "properties": {},</text:p>
            <text:p>  "forms": [</text:p>
            <text:p>    {</text:p>
            <text:p>      "href": "broker.emqx.io:1883",</text:p>
            <text:p>      "contentType": null,</text:p>
            <text:p>      "topic": "things/id-29/properties/pressure",</text:p>
            <text:p>      "retain": false,</text:p>
            <text:p>      "op": []</text:p>
            <text:p>    },</text:p>
            <text:p>    {</text:p>
            <text:p>      "href": "broker.emqx.io:1883",</text:p>
            <text:p>      "contentType": null,</text:p>
            <text:p>      "topic": "things/id-29/properties/pressure",</text:p>
            <text:p>      "retain": false,</text:p>
            <text:p>      "op": [</text:p>
            <text:p>        "observeproperty",</text:p>
            <text:p>        "unobserveproperty"</text:p>
            <text:p>      ]</text:p>
            <text:p>    }</text:p>
            <text:p>  ]</text:p>
            <text:p>}</text:p>
          </table:table-cell>
          <table:table-cell office:value-type="string" calcext:value-type="string">
            <text:p>{</text:p>
            <text:p>  "title": "Pressure Property",</text:p>
            <text:p>  "description": "This affordance represents the pressure readings from the IoT device, which can be retrieved and observed.",</text:p>
            <text:p>  "observable": null,</text:p>
            <text:p>  "type": "number",</text:p>
            <text:p>  "minimum": null,</text:p>
            <text:p>  "maximum": null,</text:p>
            <text:p>  "enum": null,</text:p>
            <text:p>  "properties": {},</text:p>
            <text:p>  "forms": [</text:p>
            <text:p>    {</text:p>
            <text:p>      "href": "mqtt://broker.emqx.io:1883",</text:p>
            <text:p>      "contentType": null,</text:p>
            <text:p>      "topic": "things/id-29/properties/pressure",</text:p>
            <text:p>      "retain": false,</text:p>
            <text:p>      "op": []</text:p>
            <text:p>    }</text:p>
            <text:p>  ]</text:p>
            <text:p>}</text:p>
          </table:table-cell>
          <table:table-cell office:value-type="float" office:value="3" calcext:value-type="float">
            <text:p>3</text:p>
          </table:table-cell>
          <table:table-cell table:formula="of:=[.D112]-1" office:value-type="float" office:value="2" calcext:value-type="float">
            <text:p>2</text:p>
          </table:table-cell>
          <table:table-cell table:number-columns-repeated="16379"/>
        </table:table-row>
        <table:table-row table:style-name="ro27">
          <table:table-cell office:value-type="string" calcext:value-type="string">
            <text:p>things/id-4/properties/on</text:p>
          </table:table-cell>
          <table:table-cell office:value-type="string" calcext:value-type="string">
            <text:p>{</text:p>
            <text:p>  "title": "On/Off",</text:p>
            <text:p>  "description": "The sensor can be either on, indicated by a 'true', or off, indicated by a 'false'",</text:p>
            <text:p>  "observable": null,</text:p>
            <text:p>  "type": "boolean",</text:p>
            <text:p>  "minimum": null,</text:p>
            <text:p>  "maximum": null,</text:p>
            <text:p>  "enum": null,</text:p>
            <text:p>  "properties": {},</text:p>
            <text:p>  "forms": [</text:p>
            <text:p>    {</text:p>
            <text:p>      "href": "broker.emqx.io:1883",</text:p>
            <text:p>      "contentType": null,</text:p>
            <text:p>      "topic": "things/id-4/properties/on",</text:p>
            <text:p>      "retain": false,</text:p>
            <text:p>      "op": []</text:p>
            <text:p>    },</text:p>
            <text:p>    {</text:p>
            <text:p>      "href": "broker.emqx.io:1883",</text:p>
            <text:p>      "contentType": null,</text:p>
            <text:p>      "topic": "things/id-4/properties/on",</text:p>
            <text:p>      "retain": false,</text:p>
            <text:p>      "op": [</text:p>
            <text:p>        "observeproperty",</text:p>
            <text:p>        "unobserveproperty"</text:p>
            <text:p>      ]</text:p>
            <text:p>    }</text:p>
            <text:p>  ]</text:p>
            <text:p>}</text:p>
          </table:table-cell>
          <table:table-cell office:value-type="string" calcext:value-type="string">
            <text:p>{</text:p>
            <text:p>  "title": "On/Off Property",</text:p>
            <text:p>  "description": "A property affordance that represents the on/off state of a device, such as a lamp or switch. It can be read and updated to reflect the current state of the device.",</text:p>
            <text:p>  "observable": null,</text:p>
            <text:p>  "type": "boolean",</text:p>
            <text:p>  "minimum": null,</text:p>
            <text:p>  "maximum": null,</text:p>
            <text:p>  "enum": null,</text:p>
            <text:p>  "properties": {},</text:p>
            <text:p>  "forms": [</text:p>
            <text:p>    {</text:p>
            <text:p>      "href": "mqtt://broker.emqx.io:1883",</text:p>
            <text:p>      "contentType": null,</text:p>
            <text:p>      "topic": "things/id-4/properties/on",</text:p>
            <text:p>      "retain": false,</text:p>
            <text:p>      "op": []</text:p>
            <text:p>    }</text:p>
            <text:p>  ]</text:p>
            <text:p>}</text:p>
          </table:table-cell>
          <table:table-cell office:value-type="float" office:value="4" calcext:value-type="float">
            <text:p>4</text:p>
          </table:table-cell>
          <table:table-cell table:formula="of:=[.D113]-1" office:value-type="float" office:value="3" calcext:value-type="float">
            <text:p>3</text:p>
          </table:table-cell>
          <table:table-cell table:number-columns-repeated="16379"/>
        </table:table-row>
        <table:table-row table:style-name="ro6">
          <table:table-cell office:value-type="string" calcext:value-type="string">
            <text:p>things/id-19/properties/image</text:p>
          </table:table-cell>
          <table:table-cell office:value-type="string" calcext:value-type="string">
            <text:p>{</text:p>
            <text:p>  "title": "Image",</text:p>
            <text:p>  "description": "The latest picture taken by the camera",</text:p>
            <text:p>  "observable": null,</text:p>
            <text:p>  "type": "null",</text:p>
            <text:p>  "minimum": null,</text:p>
            <text:p>  "maximum": null,</text:p>
            <text:p>  "enum": null,</text:p>
            <text:p>  "properties": {},</text:p>
            <text:p>  "forms": [</text:p>
            <text:p>    {</text:p>
            <text:p>      "href": "broker.emqx.io:1883",</text:p>
            <text:p>      "contentType": null,</text:p>
            <text:p>      "topic": "things/id-19/properties/image",</text:p>
            <text:p>      "retain": false,</text:p>
            <text:p>      "op": []</text:p>
            <text:p>    },</text:p>
            <text:p>    {</text:p>
            <text:p>      "href": "broker.emqx.io:1883",</text:p>
            <text:p>      "contentType": null,</text:p>
            <text:p>      "topic": "things/id-19/properties/image",</text:p>
            <text:p>      "retain": false,</text:p>
            <text:p>      "op": [</text:p>
            <text:p>        "observeproperty",</text:p>
            <text:p>        "unobserveproperty"</text:p>
            <text:p>      ]</text:p>
            <text:p>    }</text:p>
            <text:p>  ]</text:p>
            <text:p>}</text:p>
          </table:table-cell>
          <table:table-cell office:value-type="string" calcext:value-type="string">
            <text:p>{</text:p>
            <text:p>  "title": "Image Property",</text:p>
            <text:p>  "description": "This affordance represents the image property of the IoT device, which currently has a null payload indicating no data or image is present.",</text:p>
            <text:p>  "observable": null,</text:p>
            <text:p>  "type": "null",</text:p>
            <text:p>  "minimum": null,</text:p>
            <text:p>  "maximum": null,</text:p>
            <text:p>  "enum": null,</text:p>
            <text:p>  "properties": {},</text:p>
            <text:p>  "forms": [</text:p>
            <text:p>    {</text:p>
            <text:p>      "href": "mqtt://broker.emqx.io:1883",</text:p>
            <text:p>      "contentType": null,</text:p>
            <text:p>      "topic": "things/id-19/properties/image",</text:p>
            <text:p>      "retain": false,</text:p>
            <text:p>      "op": []</text:p>
            <text:p>    }</text:p>
            <text:p>  ]</text:p>
            <text:p>}</text:p>
          </table:table-cell>
          <table:table-cell office:value-type="float" office:value="3" calcext:value-type="float">
            <text:p>3</text:p>
          </table:table-cell>
          <table:table-cell table:formula="of:=[.D114]-1" office:value-type="float" office:value="2" calcext:value-type="float">
            <text:p>2</text:p>
          </table:table-cell>
          <table:table-cell table:number-columns-repeated="16379"/>
        </table:table-row>
        <table:table-row table:style-name="ro8">
          <table:table-cell office:value-type="string" calcext:value-type="string">
            <text:p>things/id-23/properties/color</text:p>
          </table:table-cell>
          <table:table-cell office:value-type="string" calcext:value-type="string">
            <text:p>{</text:p>
            <text:p>  "title": "Color",</text:p>
            <text:p>  "description": "The currently selected color",</text:p>
            <text:p>  "observable": null,</text:p>
            <text:p>  "type": "string",</text:p>
            <text:p>  "minimum": null,</text:p>
            <text:p>  "maximum": null,</text:p>
            <text:p>  "enum": [</text:p>
            <text:p>    "Red",</text:p>
            <text:p>    "LimeGreen",</text:p>
            <text:p>    "Yellow",</text:p>
            <text:p>    "DarkGreen",</text:p>
            <text:p>    "LightCyan"</text:p>
            <text:p>  ],</text:p>
            <text:p>  "properties": {},</text:p>
            <text:p>  "forms": [</text:p>
            <text:p>    {</text:p>
            <text:p>      "href": "broker.emqx.io:1883",</text:p>
            <text:p>      "contentType": null,</text:p>
            <text:p>      "topic": "things/id-23/properties/color",</text:p>
            <text:p>      "retain": false,</text:p>
            <text:p>      "op": []</text:p>
            <text:p>    },</text:p>
            <text:p>    {</text:p>
            <text:p>      "href": "broker.emqx.io:1883",</text:p>
            <text:p>      "contentType": null,</text:p>
            <text:p>      "topic": "things/id-23/properties/color",</text:p>
            <text:p>      "retain": false,</text:p>
            <text:p>      "op": [</text:p>
            <text:p>        "observeproperty",</text:p>
            <text:p>        "unobserveproperty"</text:p>
            <text:p>      ]</text:p>
            <text:p>    }</text:p>
            <text:p>  ]</text:p>
            <text:p>}</text:p>
          </table:table-cell>
          <table:table-cell office:value-type="string" calcext:value-type="string">
            <text:p>{</text:p>
            <text:p>  "title": "Color Property",</text:p>
            <text:p>  "description": "This affordance represents the color property of the IoT device, which can be set to various predefined color values.",</text:p>
            <text:p>  "observable": null,</text:p>
            <text:p>  "type": "string",</text:p>
            <text:p>  "minimum": null,</text:p>
            <text:p>  "maximum": null,</text:p>
            <text:p>  "enum": [</text:p>
            <text:p>    "DarkGreen",</text:p>
            <text:p>    "LimeGreen",</text:p>
            <text:p>    "LightCyan",</text:p>
            <text:p>    "Yellow",</text:p>
            <text:p>    "Red"</text:p>
            <text:p>  ],</text:p>
            <text:p>  "properties": {},</text:p>
            <text:p>  "forms": [</text:p>
            <text:p>    {</text:p>
            <text:p>      "href": "mqtt://broker.emqx.io:1883",</text:p>
            <text:p>      "contentType": null,</text:p>
            <text:p>      "topic": "things/id-23/properties/color",</text:p>
            <text:p>      "retain": false,</text:p>
            <text:p>      "op": []</text:p>
            <text:p>    }</text:p>
            <text:p>  ]</text:p>
            <text:p>}</text:p>
          </table:table-cell>
          <table:table-cell office:value-type="float" office:value="5" calcext:value-type="float">
            <text:p>5</text:p>
          </table:table-cell>
          <table:table-cell table:formula="of:=[.D115]-1" office:value-type="float" office:value="4" calcext:value-type="float">
            <text:p>4</text:p>
          </table:table-cell>
          <table:table-cell table:number-columns-repeated="16379"/>
        </table:table-row>
        <table:table-row table:style-name="ro6">
          <table:table-cell office:value-type="string" calcext:value-type="string">
            <text:p>things/id-26/properties/color</text:p>
          </table:table-cell>
          <table:table-cell office:value-type="string" calcext:value-type="string">
            <text:p>{</text:p>
            <text:p>  "title": "Color",</text:p>
            <text:p>  "description": "The hex code of the measured color",</text:p>
            <text:p>  "observable": null,</text:p>
            <text:p>  "type": "string",</text:p>
            <text:p>  "minimum": null,</text:p>
            <text:p>  "maximum": null,</text:p>
            <text:p>  "enum": null,</text:p>
            <text:p>  "properties": {},</text:p>
            <text:p>  "forms": [</text:p>
            <text:p>    {</text:p>
            <text:p>      "href": "broker.emqx.io:1883",</text:p>
            <text:p>      "contentType": null,</text:p>
            <text:p>      "topic": "things/id-26/properties/color",</text:p>
            <text:p>      "retain": false,</text:p>
            <text:p>      "op": []</text:p>
            <text:p>    },</text:p>
            <text:p>    {</text:p>
            <text:p>      "href": "broker.emqx.io:1883",</text:p>
            <text:p>      "contentType": null,</text:p>
            <text:p>      "topic": "things/id-26/properties/color",</text:p>
            <text:p>      "retain": false,</text:p>
            <text:p>      "op": [</text:p>
            <text:p>        "observeproperty",</text:p>
            <text:p>        "unobserveproperty"</text:p>
            <text:p>      ]</text:p>
            <text:p>    }</text:p>
            <text:p>  ]</text:p>
            <text:p>}</text:p>
          </table:table-cell>
          <table:table-cell office:value-type="string" calcext:value-type="string">
            <text:p>{</text:p>
            <text:p>  "title": "Color Property",</text:p>
            <text:p>  "description": "This affordance represents the color property of an IoT device, which can be updated to reflect different color values in hexadecimal format.",</text:p>
            <text:p>  "observable": null,</text:p>
            <text:p>  "type": "string",</text:p>
            <text:p>  "minimum": null,</text:p>
            <text:p>  "maximum": null,</text:p>
            <text:p>  "enum": null,</text:p>
            <text:p>  "properties": {},</text:p>
            <text:p>  "forms": [</text:p>
            <text:p>    {</text:p>
            <text:p>      "href": "mqtt://broker.emqx.io:1883",</text:p>
            <text:p>      "contentType": null,</text:p>
            <text:p>      "topic": "things/id-26/properties/color",</text:p>
            <text:p>      "retain": false,</text:p>
            <text:p>      "op": []</text:p>
            <text:p>    }</text:p>
            <text:p>  ]</text:p>
            <text:p>}</text:p>
          </table:table-cell>
          <table:table-cell office:value-type="float" office:value="3" calcext:value-type="float">
            <text:p>3</text:p>
          </table:table-cell>
          <table:table-cell table:formula="of:=[.D116]-1" office:value-type="float" office:value="2" calcext:value-type="float">
            <text:p>2</text:p>
          </table:table-cell>
          <table:table-cell table:number-columns-repeated="16379"/>
        </table:table-row>
        <table:table-row table:style-name="ro8">
          <table:table-cell office:value-type="string" calcext:value-type="string">
            <text:p>things/id-2/properties/color</text:p>
          </table:table-cell>
          <table:table-cell office:value-type="string" calcext:value-type="string">
            <text:p>{</text:p>
            <text:p>  "title": "Color",</text:p>
            <text:p>  "description": "The color of the light",</text:p>
            <text:p>  "observable": null,</text:p>
            <text:p>  "type": "string",</text:p>
            <text:p>  "minimum": null,</text:p>
            <text:p>  "maximum": null,</text:p>
            <text:p>  "enum": [</text:p>
            <text:p>    "Aquamarine",</text:p>
            <text:p>    "CornflowerBlue\t",</text:p>
            <text:p>    "Ivory",</text:p>
            <text:p>    "Red",</text:p>
            <text:p>    "SpringGreen"</text:p>
            <text:p>  ],</text:p>
            <text:p>  "properties": {},</text:p>
            <text:p>  "forms": [</text:p>
            <text:p>    {</text:p>
            <text:p>      "href": "broker.emqx.io:1883",</text:p>
            <text:p>      "contentType": null,</text:p>
            <text:p>      "topic": "things/id-2/properties/color",</text:p>
            <text:p>      "retain": false,</text:p>
            <text:p>      "op": []</text:p>
            <text:p>    },</text:p>
            <text:p>    {</text:p>
            <text:p>      "href": "broker.emqx.io:1883",</text:p>
            <text:p>      "contentType": null,</text:p>
            <text:p>      "topic": "things/id-2/properties/color",</text:p>
            <text:p>      "retain": false,</text:p>
            <text:p>      "op": [</text:p>
            <text:p>        "observeproperty",</text:p>
            <text:p>        "unobserveproperty"</text:p>
            <text:p>      ]</text:p>
            <text:p>    }</text:p>
            <text:p>  ]</text:p>
            <text:p>}</text:p>
          </table:table-cell>
          <table:table-cell office:value-type="string" calcext:value-type="string">
            <text:p>{</text:p>
            <text:p>  "title": "Color Property",</text:p>
            <text:p>  "description": "This property represents the color setting of the IoT device, allowing it to change to various predefined colors.",</text:p>
            <text:p>  "observable": null,</text:p>
            <text:p>  "type": "string",</text:p>
            <text:p>  "minimum": null,</text:p>
            <text:p>  "maximum": null,</text:p>
            <text:p>  "enum": [</text:p>
            <text:p>    "Aquamarine",</text:p>
            <text:p>    "SpringGreen",</text:p>
            <text:p>    "Ivory",</text:p>
            <text:p>    "CornflowerBlue\t",</text:p>
            <text:p>    "Red"</text:p>
            <text:p>  ],</text:p>
            <text:p>  "properties": {},</text:p>
            <text:p>  "forms": [</text:p>
            <text:p>    {</text:p>
            <text:p>      "href": "mqtt://broker.emqx.io:1883",</text:p>
            <text:p>      "contentType": null,</text:p>
            <text:p>      "topic": "things/id-2/properties/color",</text:p>
            <text:p>      "retain": false,</text:p>
            <text:p>      "op": []</text:p>
            <text:p>    }</text:p>
            <text:p>  ]</text:p>
            <text:p>}</text:p>
          </table:table-cell>
          <table:table-cell office:value-type="float" office:value="3" calcext:value-type="float">
            <text:p>3</text:p>
          </table:table-cell>
          <table:table-cell table:formula="of:=[.D117]-1" office:value-type="float" office:value="2" calcext:value-type="float">
            <text:p>2</text:p>
          </table:table-cell>
          <table:table-cell table:number-columns-repeated="16379"/>
        </table:table-row>
        <table:table-row table:style-name="ro6">
          <table:table-cell office:value-type="string" calcext:value-type="string">
            <text:p>things/id-2/properties/colorTemperature</text:p>
          </table:table-cell>
          <table:table-cell office:value-type="string" calcext:value-type="string">
            <text:p>{</text:p>
            <text:p>  "title": "Color Temperature",</text:p>
            <text:p>  "description": "The currently set color temperature",</text:p>
            <text:p>  "observable": null,</text:p>
            <text:p>  "type": "number",</text:p>
            <text:p>  "minimum": 2500,</text:p>
            <text:p>  "maximum": 9000,</text:p>
            <text:p>  "enum": null,</text:p>
            <text:p>  "properties": {},</text:p>
            <text:p>  "forms": [</text:p>
            <text:p>    {</text:p>
            <text:p>      "href": "broker.emqx.io:1883",</text:p>
            <text:p>      "contentType": null,</text:p>
            <text:p>      "topic": "things/id-2/properties/colorTemperature",</text:p>
            <text:p>      "retain": false,</text:p>
            <text:p>      "op": []</text:p>
            <text:p>    },</text:p>
            <text:p>    {</text:p>
            <text:p>      "href": "broker.emqx.io:1883",</text:p>
            <text:p>      "contentType": null,</text:p>
            <text:p>      "topic": "things/id-2/properties/colorTemperature",</text:p>
            <text:p>      "retain": false,</text:p>
            <text:p>      "op": [</text:p>
            <text:p>        "observeproperty",</text:p>
            <text:p>        "unobserveproperty"</text:p>
            <text:p>      ]</text:p>
            <text:p>    }</text:p>
            <text:p>  ]</text:p>
            <text:p>}</text:p>
          </table:table-cell>
          <table:table-cell office:value-type="string" calcext:value-type="string">
            <text:p>{</text:p>
            <text:p>  "title": "Color Temperature",</text:p>
            <text:p>  "description": "Represents the color temperature of a light in Kelvin, which can be adjusted to change the warmth or coolness of the light.",</text:p>
            <text:p>  "observable": null,</text:p>
            <text:p>  "type": "number",</text:p>
            <text:p>  "minimum": null,</text:p>
            <text:p>  "maximum": null,</text:p>
            <text:p>  "enum": null,</text:p>
            <text:p>  "properties": {},</text:p>
            <text:p>  "forms": [</text:p>
            <text:p>    {</text:p>
            <text:p>      "href": "mqtt://broker.emqx.io:1883",</text:p>
            <text:p>      "contentType": null,</text:p>
            <text:p>      "topic": "things/id-2/properties/colorTemperature",</text:p>
            <text:p>      "retain": false,</text:p>
            <text:p>      "op": []</text:p>
            <text:p>    }</text:p>
            <text:p>  ]</text:p>
            <text:p>}</text:p>
          </table:table-cell>
          <table:table-cell office:value-type="float" office:value="5" calcext:value-type="float">
            <text:p>5</text:p>
          </table:table-cell>
          <table:table-cell table:formula="of:=[.D118]-1" office:value-type="float" office:value="4" calcext:value-type="float">
            <text:p>4</text:p>
          </table:table-cell>
          <table:table-cell table:number-columns-repeated="16379"/>
        </table:table-row>
        <table:table-row table:style-name="ro17">
          <table:table-cell office:value-type="string" calcext:value-type="string">
            <text:p>things/id-2/properties/colorMode</text:p>
          </table:table-cell>
          <table:table-cell office:value-type="string" calcext:value-type="string">
            <text:p>{</text:p>
            <text:p>  "title": "Color Mode",</text:p>
            <text:p>  "description": "There are two type of color modes, either the light is in mode 'color' or 'temperature'",</text:p>
            <text:p>  "observable": null,</text:p>
            <text:p>  "type": "string",</text:p>
            <text:p>  "minimum": null,</text:p>
            <text:p>  "maximum": null,</text:p>
            <text:p>  "enum": [</text:p>
            <text:p>    "color",</text:p>
            <text:p>    "temperature"</text:p>
            <text:p>  ],</text:p>
            <text:p>  "properties": {},</text:p>
            <text:p>  "forms": [</text:p>
            <text:p>    {</text:p>
            <text:p>      "href": "broker.emqx.io:1883",</text:p>
            <text:p>      "contentType": null,</text:p>
            <text:p>      "topic": "things/id-2/properties/colorMode",</text:p>
            <text:p>      "retain": false,</text:p>
            <text:p>      "op": []</text:p>
            <text:p>    },</text:p>
            <text:p>    {</text:p>
            <text:p>      "href": "broker.emqx.io:1883",</text:p>
            <text:p>      "contentType": null,</text:p>
            <text:p>      "topic": "things/id-2/properties/colorMode",</text:p>
            <text:p>      "retain": false,</text:p>
            <text:p>      "op": [</text:p>
            <text:p>        "observeproperty",</text:p>
            <text:p>        "unobserveproperty"</text:p>
            <text:p>      ]</text:p>
            <text:p>    }</text:p>
            <text:p>  ]</text:p>
            <text:p>}</text:p>
          </table:table-cell>
          <table:table-cell office:value-type="string" calcext:value-type="string">
            <text:p>{</text:p>
            <text:p>  "title": "Color Mode",</text:p>
            <text:p>  "description": "The mode of the light which can either be 'color' or 'temperature'.",</text:p>
            <text:p>  "observable": null,</text:p>
            <text:p>  "type": "string",</text:p>
            <text:p>  "minimum": null,</text:p>
            <text:p>  "maximum": null,</text:p>
            <text:p>  "enum": [</text:p>
            <text:p>    "color",</text:p>
            <text:p>    "temperature"</text:p>
            <text:p>  ],</text:p>
            <text:p>  "properties": {},</text:p>
            <text:p>  "forms": [</text:p>
            <text:p>    {</text:p>
            <text:p>      "href": "mqtt://broker.emqx.io:1883",</text:p>
            <text:p>      "contentType": null,</text:p>
            <text:p>      "topic": "things/id-2/properties/colorMode",</text:p>
            <text:p>      "retain": false,</text:p>
            <text:p>      "op": []</text:p>
            <text:p>    }</text:p>
            <text:p>  ]</text:p>
            <text:p>}</text:p>
          </table:table-cell>
          <table:table-cell office:value-type="float" office:value="5" calcext:value-type="float">
            <text:p>5</text:p>
          </table:table-cell>
          <table:table-cell table:formula="of:=[.D119]-1" office:value-type="float" office:value="4" calcext:value-type="float">
            <text:p>4</text:p>
          </table:table-cell>
          <table:table-cell table:number-columns-repeated="16379"/>
        </table:table-row>
        <table:table-row table:style-name="ro6">
          <table:table-cell office:value-type="string" calcext:value-type="string">
            <text:p>things/id-2/properties/level</text:p>
          </table:table-cell>
          <table:table-cell office:value-type="string" calcext:value-type="string">
            <text:p>{</text:p>
            <text:p>  "title": "Brightness",</text:p>
            <text:p>  "description": "The current brightness level of the light form 0 to 100",</text:p>
            <text:p>  "observable": null,</text:p>
            <text:p>  "type": "number",</text:p>
            <text:p>  "minimum": 0,</text:p>
            <text:p>  "maximum": 100,</text:p>
            <text:p>  "enum": null,</text:p>
            <text:p>  "properties": {},</text:p>
            <text:p>  "forms": [</text:p>
            <text:p>    {</text:p>
            <text:p>      "href": "broker.emqx.io:1883",</text:p>
            <text:p>      "contentType": null,</text:p>
            <text:p>      "topic": "things/id-2/properties/level",</text:p>
            <text:p>      "retain": false,</text:p>
            <text:p>      "op": []</text:p>
            <text:p>    },</text:p>
            <text:p>    {</text:p>
            <text:p>      "href": "broker.emqx.io:1883",</text:p>
            <text:p>      "contentType": null,</text:p>
            <text:p>      "topic": "things/id-2/properties/level",</text:p>
            <text:p>      "retain": false,</text:p>
            <text:p>      "op": [</text:p>
            <text:p>        "observeproperty",</text:p>
            <text:p>        "unobserveproperty"</text:p>
            <text:p>      ]</text:p>
            <text:p>    }</text:p>
            <text:p>  ]</text:p>
            <text:p>}</text:p>
          </table:table-cell>
          <table:table-cell office:value-type="string" calcext:value-type="string">
            <text:p>{</text:p>
            <text:p>  "title": "Light Level",</text:p>
            <text:p>  "description": "Represents the brightness level of the light, which can be adjusted to different values.",</text:p>
            <text:p>  "observable": null,</text:p>
            <text:p>  "type": "number",</text:p>
            <text:p>  "minimum": null,</text:p>
            <text:p>  "maximum": null,</text:p>
            <text:p>  "enum": null,</text:p>
            <text:p>  "properties": {},</text:p>
            <text:p>  "forms": [</text:p>
            <text:p>    {</text:p>
            <text:p>      "href": "mqtt://broker.emqx.io:1883",</text:p>
            <text:p>      "contentType": null,</text:p>
            <text:p>      "topic": "things/id-2/properties/level",</text:p>
            <text:p>      "retain": false,</text:p>
            <text:p>      "op": []</text:p>
            <text:p>    }</text:p>
            <text:p>  ]</text:p>
            <text:p>}</text:p>
          </table:table-cell>
          <table:table-cell office:value-type="float" office:value="4" calcext:value-type="float">
            <text:p>4</text:p>
          </table:table-cell>
          <table:table-cell table:formula="of:=[.D120]-1" office:value-type="float" office:value="3" calcext:value-type="float">
            <text:p>3</text:p>
          </table:table-cell>
          <table:table-cell table:number-columns-repeated="16379"/>
        </table:table-row>
        <table:table-row table:style-name="ro6">
          <table:table-cell office:value-type="string" calcext:value-type="string">
            <text:p>things/id-2/properties/on</text:p>
          </table:table-cell>
          <table:table-cell office:value-type="string" calcext:value-type="string">
            <text:p>{</text:p>
            <text:p>  "title": "On/Off",</text:p>
            <text:p>  "description": "Indicated whethere the light is on or off",</text:p>
            <text:p>  "observable": null,</text:p>
            <text:p>  "type": "boolean",</text:p>
            <text:p>  "minimum": null,</text:p>
            <text:p>  "maximum": null,</text:p>
            <text:p>  "enum": null,</text:p>
            <text:p>  "properties": {},</text:p>
            <text:p>  "forms": [</text:p>
            <text:p>    {</text:p>
            <text:p>      "href": "broker.emqx.io:1883",</text:p>
            <text:p>      "contentType": null,</text:p>
            <text:p>      "topic": "things/id-2/properties/on",</text:p>
            <text:p>      "retain": false,</text:p>
            <text:p>      "op": []</text:p>
            <text:p>    },</text:p>
            <text:p>    {</text:p>
            <text:p>      "href": "broker.emqx.io:1883",</text:p>
            <text:p>      "contentType": null,</text:p>
            <text:p>      "topic": "things/id-2/properties/on",</text:p>
            <text:p>      "retain": false,</text:p>
            <text:p>      "op": [</text:p>
            <text:p>        "observeproperty",</text:p>
            <text:p>        "unobserveproperty"</text:p>
            <text:p>      ]</text:p>
            <text:p>    }</text:p>
            <text:p>  ]</text:p>
            <text:p>}</text:p>
          </table:table-cell>
          <table:table-cell office:value-type="string" calcext:value-type="string">
            <text:p>{</text:p>
            <text:p>  "title": "On/Off State",</text:p>
            <text:p>  "description": "This affordance represents the on/off state of the IoT device, indicating whether the device is currently powered on or off.",</text:p>
            <text:p>  "observable": null,</text:p>
            <text:p>  "type": "boolean",</text:p>
            <text:p>  "minimum": null,</text:p>
            <text:p>  "maximum": null,</text:p>
            <text:p>  "enum": null,</text:p>
            <text:p>  "properties": {},</text:p>
            <text:p>  "forms": [</text:p>
            <text:p>    {</text:p>
            <text:p>      "href": "mqtt://broker.emqx.io:1883",</text:p>
            <text:p>      "contentType": null,</text:p>
            <text:p>      "topic": "things/id-2/properties/on",</text:p>
            <text:p>      "retain": false,</text:p>
            <text:p>      "op": []</text:p>
            <text:p>    }</text:p>
            <text:p>  ]</text:p>
            <text:p>}</text:p>
          </table:table-cell>
          <table:table-cell office:value-type="float" office:value="3" calcext:value-type="float">
            <text:p>3</text:p>
          </table:table-cell>
          <table:table-cell table:formula="of:=[.D121]-1" office:value-type="float" office:value="2" calcext:value-type="float">
            <text:p>2</text:p>
          </table:table-cell>
          <table:table-cell table:number-columns-repeated="16379"/>
        </table:table-row>
        <table:table-row table:style-name="ro6">
          <table:table-cell office:value-type="string" calcext:value-type="string">
            <text:p>things/id-8/properties/on</text:p>
          </table:table-cell>
          <table:table-cell office:value-type="string" calcext:value-type="string">
            <text:p>{</text:p>
            <text:p>  "title": "On/Off",</text:p>
            <text:p>  "description": "The current on/off state of the light as boolean value",</text:p>
            <text:p>  "observable": null,</text:p>
            <text:p>  "type": "boolean",</text:p>
            <text:p>  "minimum": null,</text:p>
            <text:p>  "maximum": null,</text:p>
            <text:p>  "enum": null,</text:p>
            <text:p>  "properties": {},</text:p>
            <text:p>  "forms": [</text:p>
            <text:p>    {</text:p>
            <text:p>      "href": "broker.emqx.io:1883",</text:p>
            <text:p>      "contentType": null,</text:p>
            <text:p>      "topic": "things/id-8/properties/on",</text:p>
            <text:p>      "retain": false,</text:p>
            <text:p>      "op": []</text:p>
            <text:p>    },</text:p>
            <text:p>    {</text:p>
            <text:p>      "href": "broker.emqx.io:1883",</text:p>
            <text:p>      "contentType": null,</text:p>
            <text:p>      "topic": "things/id-8/properties/on",</text:p>
            <text:p>      "retain": false,</text:p>
            <text:p>      "op": [</text:p>
            <text:p>        "observeproperty",</text:p>
            <text:p>        "unobserveproperty"</text:p>
            <text:p>      ]</text:p>
            <text:p>    }</text:p>
            <text:p>  ]</text:p>
            <text:p>}</text:p>
          </table:table-cell>
          <table:table-cell office:value-type="string" calcext:value-type="string">
            <text:p>{</text:p>
            <text:p>  "title": "On/Off Property",</text:p>
            <text:p>  "description": "This affordance represents the on/off state of a device, which can be toggled between true (on) and false (off).",</text:p>
            <text:p>  "observable": null,</text:p>
            <text:p>  "type": "boolean",</text:p>
            <text:p>  "minimum": null,</text:p>
            <text:p>  "maximum": null,</text:p>
            <text:p>  "enum": null,</text:p>
            <text:p>  "properties": {},</text:p>
            <text:p>  "forms": [</text:p>
            <text:p>    {</text:p>
            <text:p>      "href": "mqtt://broker.emqx.io:1883",</text:p>
            <text:p>      "contentType": null,</text:p>
            <text:p>      "topic": "things/id-8/properties/on",</text:p>
            <text:p>      "retain": false,</text:p>
            <text:p>      "op": []</text:p>
            <text:p>    }</text:p>
            <text:p>  ]</text:p>
            <text:p>}</text:p>
          </table:table-cell>
          <table:table-cell office:value-type="float" office:value="3" calcext:value-type="float">
            <text:p>3</text:p>
          </table:table-cell>
          <table:table-cell table:formula="of:=[.D122]-1" office:value-type="float" office:value="2" calcext:value-type="float">
            <text:p>2</text:p>
          </table:table-cell>
          <table:table-cell table:number-columns-repeated="16379"/>
        </table:table-row>
        <table:table-row table:style-name="ro6">
          <table:table-cell office:value-type="string" calcext:value-type="string">
            <text:p>things/id-8/properties/level</text:p>
          </table:table-cell>
          <table:table-cell office:value-type="string" calcext:value-type="string">
            <text:p>{</text:p>
            <text:p>  "title": "Brightness",</text:p>
            <text:p>  "description": "The brightness level of the light in the range of 0 to 100",</text:p>
            <text:p>  "observable": null,</text:p>
            <text:p>  "type": "number",</text:p>
            <text:p>  "minimum": 0,</text:p>
            <text:p>  "maximum": 100,</text:p>
            <text:p>  "enum": null,</text:p>
            <text:p>  "properties": {},</text:p>
            <text:p>  "forms": [</text:p>
            <text:p>    {</text:p>
            <text:p>      "href": "broker.emqx.io:1883",</text:p>
            <text:p>      "contentType": null,</text:p>
            <text:p>      "topic": "things/id-8/properties/level",</text:p>
            <text:p>      "retain": false,</text:p>
            <text:p>      "op": []</text:p>
            <text:p>    },</text:p>
            <text:p>    {</text:p>
            <text:p>      "href": "broker.emqx.io:1883",</text:p>
            <text:p>      "contentType": null,</text:p>
            <text:p>      "topic": "things/id-8/properties/level",</text:p>
            <text:p>      "retain": false,</text:p>
            <text:p>      "op": [</text:p>
            <text:p>        "observeproperty",</text:p>
            <text:p>        "unobserveproperty"</text:p>
            <text:p>      ]</text:p>
            <text:p>    }</text:p>
            <text:p>  ]</text:p>
            <text:p>}</text:p>
          </table:table-cell>
          <table:table-cell office:value-type="string" calcext:value-type="string">
            <text:p>{</text:p>
            <text:p>  "title": "Level Property",</text:p>
            <text:p>  "description": "This affordance represents the level of a certain property of the IoT device, which can be read and updated.",</text:p>
            <text:p>  "observable": null,</text:p>
            <text:p>  "type": "number",</text:p>
            <text:p>  "minimum": null,</text:p>
            <text:p>  "maximum": null,</text:p>
            <text:p>  "enum": null,</text:p>
            <text:p>  "properties": {},</text:p>
            <text:p>  "forms": [</text:p>
            <text:p>    {</text:p>
            <text:p>      "href": "mqtt://broker.emqx.io:1883",</text:p>
            <text:p>      "contentType": null,</text:p>
            <text:p>      "topic": "things/id-8/properties/level",</text:p>
            <text:p>      "retain": false,</text:p>
            <text:p>      "op": []</text:p>
            <text:p>    }</text:p>
            <text:p>  ]</text:p>
            <text:p>}</text:p>
          </table:table-cell>
          <table:table-cell office:value-type="float" office:value="2" calcext:value-type="float">
            <text:p>2</text:p>
          </table:table-cell>
          <table:table-cell table:formula="of:=[.D123]-1" office:value-type="float" office:value="1" calcext:value-type="float">
            <text:p>1</text:p>
          </table:table-cell>
          <table:table-cell table:number-columns-repeated="16379"/>
        </table:table-row>
        <table:table-row table:style-name="ro27">
          <table:table-cell office:value-type="string" calcext:value-type="string">
            <text:p>things/id-13/properties/open</text:p>
          </table:table-cell>
          <table:table-cell office:value-type="string" calcext:value-type="string">
            <text:p>{</text:p>
            <text:p>  "title": "Open",</text:p>
            <text:p>  "description": "The current open/close state of the door indicated by boolean value",</text:p>
            <text:p>  "observable": null,</text:p>
            <text:p>  "type": "boolean",</text:p>
            <text:p>  "minimum": null,</text:p>
            <text:p>  "maximum": null,</text:p>
            <text:p>  "enum": null,</text:p>
            <text:p>  "properties": {},</text:p>
            <text:p>  "forms": [</text:p>
            <text:p>    {</text:p>
            <text:p>      "href": "broker.emqx.io:1883",</text:p>
            <text:p>      "contentType": null,</text:p>
            <text:p>      "topic": "things/id-13/properties/open",</text:p>
            <text:p>      "retain": false,</text:p>
            <text:p>      "op": []</text:p>
            <text:p>    },</text:p>
            <text:p>    {</text:p>
            <text:p>      "href": "broker.emqx.io:1883",</text:p>
            <text:p>      "contentType": null,</text:p>
            <text:p>      "topic": "things/id-13/properties/open",</text:p>
            <text:p>      "retain": false,</text:p>
            <text:p>      "op": [</text:p>
            <text:p>        "observeproperty",</text:p>
            <text:p>        "unobserveproperty"</text:p>
            <text:p>      ]</text:p>
            <text:p>    }</text:p>
            <text:p>  ]</text:p>
            <text:p>}</text:p>
          </table:table-cell>
          <table:table-cell office:value-type="string" calcext:value-type="string">
            <text:p>{</text:p>
            <text:p>  "title": "Open Property",</text:p>
            <text:p>  "description": "A property indicating whether the device is open or closed.",</text:p>
            <text:p>  "observable": null,</text:p>
            <text:p>  "type": "boolean",</text:p>
            <text:p>  "minimum": null,</text:p>
            <text:p>  "maximum": null,</text:p>
            <text:p>  "enum": null,</text:p>
            <text:p>  "properties": {},</text:p>
            <text:p>  "forms": [</text:p>
            <text:p>    {</text:p>
            <text:p>      "href": "mqtt://broker.emqx.io:1883",</text:p>
            <text:p>      "contentType": null,</text:p>
            <text:p>      "topic": "things/id-13/properties/open",</text:p>
            <text:p>      "retain": false,</text:p>
            <text:p>      "op": []</text:p>
            <text:p>    }</text:p>
            <text:p>  ]</text:p>
            <text:p>}</text:p>
          </table:table-cell>
          <table:table-cell office:value-type="float" office:value="3" calcext:value-type="float">
            <text:p>3</text:p>
          </table:table-cell>
          <table:table-cell table:formula="of:=[.D124]-1" office:value-type="float" office:value="2" calcext:value-type="float">
            <text:p>2</text:p>
          </table:table-cell>
          <table:table-cell table:number-columns-repeated="16379"/>
        </table:table-row>
        <table:table-row table:style-name="ro6">
          <table:table-cell office:value-type="string" calcext:value-type="string">
            <text:p>things/id-22/properties/instantaneousPower</text:p>
          </table:table-cell>
          <table:table-cell office:value-type="string" calcext:value-type="string">
            <text:p>{</text:p>
            <text:p>  "title": "Power",</text:p>
            <text:p>  "description": "The current power draw in watts",</text:p>
            <text:p>  "observable": null,</text:p>
            <text:p>  "type": "number",</text:p>
            <text:p>  "minimum": null,</text:p>
            <text:p>  "maximum": null,</text:p>
            <text:p>  "enum": null,</text:p>
            <text:p>  "properties": {},</text:p>
            <text:p>  "forms": [</text:p>
            <text:p>    {</text:p>
            <text:p>      "href": "broker.emqx.io:1883",</text:p>
            <text:p>      "contentType": null,</text:p>
            <text:p>      "topic": "things/id-22/properties/instantaneousPower",</text:p>
            <text:p>      "retain": false,</text:p>
            <text:p>      "op": []</text:p>
            <text:p>    },</text:p>
            <text:p>    {</text:p>
            <text:p>      "href": "broker.emqx.io:1883",</text:p>
            <text:p>      "contentType": null,</text:p>
            <text:p>      "topic": "things/id-22/properties/instantaneousPower",</text:p>
            <text:p>      "retain": false,</text:p>
            <text:p>      "op": [</text:p>
            <text:p>        "observeproperty",</text:p>
            <text:p>        "unobserveproperty"</text:p>
            <text:p>      ]</text:p>
            <text:p>    }</text:p>
            <text:p>  ]</text:p>
            <text:p>}</text:p>
          </table:table-cell>
          <table:table-cell office:value-type="string" calcext:value-type="string">
            <text:p>{</text:p>
            <text:p>  "title": "Instantaneous Power",</text:p>
            <text:p>  "description": "The current power consumption of the device measured in watts.",</text:p>
            <text:p>  "observable": null,</text:p>
            <text:p>  "type": "number",</text:p>
            <text:p>  "minimum": null,</text:p>
            <text:p>  "maximum": null,</text:p>
            <text:p>  "enum": null,</text:p>
            <text:p>  "properties": {},</text:p>
            <text:p>  "forms": [</text:p>
            <text:p>    {</text:p>
            <text:p>      "href": "mqtt://broker.emqx.io:1883",</text:p>
            <text:p>      "contentType": null,</text:p>
            <text:p>      "topic": "things/id-22/properties/instantaneousPower",</text:p>
            <text:p>      "retain": false,</text:p>
            <text:p>      "op": []</text:p>
            <text:p>    }</text:p>
            <text:p>  ]</text:p>
            <text:p>}</text:p>
          </table:table-cell>
          <table:table-cell office:value-type="float" office:value="5" calcext:value-type="float">
            <text:p>5</text:p>
          </table:table-cell>
          <table:table-cell table:formula="of:=[.D125]-1" office:value-type="float" office:value="4" calcext:value-type="float">
            <text:p>4</text:p>
          </table:table-cell>
          <table:table-cell table:number-columns-repeated="16379"/>
        </table:table-row>
        <table:table-row table:style-name="ro6">
          <table:table-cell office:value-type="string" calcext:value-type="string">
            <text:p>things/id-22/properties/instantaneousPowerFactor</text:p>
          </table:table-cell>
          <table:table-cell office:value-type="string" calcext:value-type="string">
            <text:p>{</text:p>
            <text:p>  "title": "Power Factor",</text:p>
            <text:p>  "description": "The measured power factor",</text:p>
            <text:p>  "observable": null,</text:p>
            <text:p>  "type": "number",</text:p>
            <text:p>  "minimum": -1,</text:p>
            <text:p>  "maximum": 1,</text:p>
            <text:p>  "enum": null,</text:p>
            <text:p>  "properties": {},</text:p>
            <text:p>  "forms": [</text:p>
            <text:p>    {</text:p>
            <text:p>      "href": "broker.emqx.io:1883",</text:p>
            <text:p>      "contentType": null,</text:p>
            <text:p>      "topic": "things/id-22/properties/instantaneousPowerFactor",</text:p>
            <text:p>      "retain": false,</text:p>
            <text:p>      "op": []</text:p>
            <text:p>    },</text:p>
            <text:p>    {</text:p>
            <text:p>      "href": "broker.emqx.io:1883",</text:p>
            <text:p>      "contentType": null,</text:p>
            <text:p>      "topic": "things/id-22/properties/instantaneousPowerFactor",</text:p>
            <text:p>      "retain": false,</text:p>
            <text:p>      "op": [</text:p>
            <text:p>        "observeproperty",</text:p>
            <text:p>        "unobserveproperty"</text:p>
            <text:p>      ]</text:p>
            <text:p>    }</text:p>
            <text:p>  ]</text:p>
            <text:p>}</text:p>
          </table:table-cell>
          <table:table-cell office:value-type="string" calcext:value-type="string">
            <text:p>{</text:p>
            <text:p>  "title": "Instantaneous Power Factor",</text:p>
            <text:p>  "description": "A property that represents the instantaneous power factor of the device, which is a measure of how effectively the current is being converted into useful work output.",</text:p>
            <text:p>  "observable": null,</text:p>
            <text:p>  "type": "number",</text:p>
            <text:p>  "minimum": null,</text:p>
            <text:p>  "maximum": null,</text:p>
            <text:p>  "enum": null,</text:p>
            <text:p>  "properties": {},</text:p>
            <text:p>  "forms": [</text:p>
            <text:p>    {</text:p>
            <text:p>      "href": "mqtt://broker.emqx.io:1883",</text:p>
            <text:p>      "contentType": null,</text:p>
            <text:p>      "topic": "things/id-22/properties/instantaneousPowerFactor",</text:p>
            <text:p>      "retain": false,</text:p>
            <text:p>      "op": []</text:p>
            <text:p>    }</text:p>
            <text:p>  ]</text:p>
            <text:p>}</text:p>
          </table:table-cell>
          <table:table-cell office:value-type="float" office:value="5" calcext:value-type="float">
            <text:p>5</text:p>
          </table:table-cell>
          <table:table-cell table:formula="of:=[.D126]-1" office:value-type="float" office:value="4" calcext:value-type="float">
            <text:p>4</text:p>
          </table:table-cell>
          <table:table-cell table:number-columns-repeated="16379"/>
        </table:table-row>
        <table:table-row table:style-name="ro6">
          <table:table-cell office:value-type="string" calcext:value-type="string">
            <text:p>things/id-22/properties/voltage</text:p>
          </table:table-cell>
          <table:table-cell office:value-type="string" calcext:value-type="string">
            <text:p>{</text:p>
            <text:p>  "title": "Voltage",</text:p>
            <text:p>  "description": "The current line voltage",</text:p>
            <text:p>  "observable": null,</text:p>
            <text:p>  "type": "number",</text:p>
            <text:p>  "minimum": null,</text:p>
            <text:p>  "maximum": null,</text:p>
            <text:p>  "enum": null,</text:p>
            <text:p>  "properties": {},</text:p>
            <text:p>  "forms": [</text:p>
            <text:p>    {</text:p>
            <text:p>      "href": "broker.emqx.io:1883",</text:p>
            <text:p>      "contentType": null,</text:p>
            <text:p>      "topic": "things/id-22/properties/voltage",</text:p>
            <text:p>      "retain": false,</text:p>
            <text:p>      "op": []</text:p>
            <text:p>    },</text:p>
            <text:p>    {</text:p>
            <text:p>      "href": "broker.emqx.io:1883",</text:p>
            <text:p>      "contentType": null,</text:p>
            <text:p>      "topic": "things/id-22/properties/voltage",</text:p>
            <text:p>      "retain": false,</text:p>
            <text:p>      "op": [</text:p>
            <text:p>        "observeproperty",</text:p>
            <text:p>        "unobserveproperty"</text:p>
            <text:p>      ]</text:p>
            <text:p>    }</text:p>
            <text:p>  ]</text:p>
            <text:p>}</text:p>
          </table:table-cell>
          <table:table-cell office:value-type="string" calcext:value-type="string">
            <text:p>{</text:p>
            <text:p>  "title": "Voltage",</text:p>
            <text:p>  "description": "The voltage property represents the electrical potential difference measured in volts. It is a property of the IoT device that can be read to determine the current voltage level.",</text:p>
            <text:p>  "observable": null,</text:p>
            <text:p>  "type": "number",</text:p>
            <text:p>  "minimum": null,</text:p>
            <text:p>  "maximum": null,</text:p>
            <text:p>  "enum": null,</text:p>
            <text:p>  "properties": {},</text:p>
            <text:p>  "forms": [</text:p>
            <text:p>    {</text:p>
            <text:p>      "href": "mqtt://broker.emqx.io:1883",</text:p>
            <text:p>      "contentType": null,</text:p>
            <text:p>      "topic": "things/id-22/properties/voltage",</text:p>
            <text:p>      "retain": false,</text:p>
            <text:p>      "op": []</text:p>
            <text:p>    }</text:p>
            <text:p>  ]</text:p>
            <text:p>}</text:p>
          </table:table-cell>
          <table:table-cell office:value-type="float" office:value="5" calcext:value-type="float">
            <text:p>5</text:p>
          </table:table-cell>
          <table:table-cell table:formula="of:=[.D127]-1" office:value-type="float" office:value="4" calcext:value-type="float">
            <text:p>4</text:p>
          </table:table-cell>
          <table:table-cell table:number-columns-repeated="16379"/>
        </table:table-row>
        <table:table-row table:style-name="ro6">
          <table:table-cell office:value-type="string" calcext:value-type="string">
            <text:p>things/id-22/properties/current</text:p>
          </table:table-cell>
          <table:table-cell office:value-type="string" calcext:value-type="string">
            <text:p>{</text:p>
            <text:p>  "title": "Current",</text:p>
            <text:p>  "description": "The measured current draw in amps",</text:p>
            <text:p>  "observable": null,</text:p>
            <text:p>  "type": "number",</text:p>
            <text:p>  "minimum": null,</text:p>
            <text:p>  "maximum": null,</text:p>
            <text:p>  "enum": null,</text:p>
            <text:p>  "properties": {},</text:p>
            <text:p>  "forms": [</text:p>
            <text:p>    {</text:p>
            <text:p>      "href": "broker.emqx.io:1883",</text:p>
            <text:p>      "contentType": null,</text:p>
            <text:p>      "topic": "things/id-22/properties/current",</text:p>
            <text:p>      "retain": false,</text:p>
            <text:p>      "op": []</text:p>
            <text:p>    },</text:p>
            <text:p>    {</text:p>
            <text:p>      "href": "broker.emqx.io:1883",</text:p>
            <text:p>      "contentType": null,</text:p>
            <text:p>      "topic": "things/id-22/properties/current",</text:p>
            <text:p>      "retain": false,</text:p>
            <text:p>      "op": [</text:p>
            <text:p>        "observeproperty",</text:p>
            <text:p>        "unobserveproperty"</text:p>
            <text:p>      ]</text:p>
            <text:p>    }</text:p>
            <text:p>  ]</text:p>
            <text:p>}</text:p>
          </table:table-cell>
          <table:table-cell office:value-type="string" calcext:value-type="string">
            <text:p>{</text:p>
            <text:p>  "title": "Current",</text:p>
            <text:p>  "description": "Represents the electrical current being measured by the IoT device.",</text:p>
            <text:p>  "observable": null,</text:p>
            <text:p>  "type": "number",</text:p>
            <text:p>  "minimum": null,</text:p>
            <text:p>  "maximum": null,</text:p>
            <text:p>  "enum": null,</text:p>
            <text:p>  "properties": {},</text:p>
            <text:p>  "forms": [</text:p>
            <text:p>    {</text:p>
            <text:p>      "href": "mqtt://broker.emqx.io:1883",</text:p>
            <text:p>      "contentType": null,</text:p>
            <text:p>      "topic": "things/id-22/properties/current",</text:p>
            <text:p>      "retain": false,</text:p>
            <text:p>      "op": []</text:p>
            <text:p>    }</text:p>
            <text:p>  ]</text:p>
            <text:p>}</text:p>
          </table:table-cell>
          <table:table-cell office:value-type="float" office:value="4" calcext:value-type="float">
            <text:p>4</text:p>
          </table:table-cell>
          <table:table-cell table:formula="of:=[.D128]-1" office:value-type="float" office:value="3" calcext:value-type="float">
            <text:p>3</text:p>
          </table:table-cell>
          <table:table-cell table:number-columns-repeated="16379"/>
        </table:table-row>
        <table:table-row table:style-name="ro6">
          <table:table-cell office:value-type="string" calcext:value-type="string">
            <text:p>things/id-22/properties/frequency</text:p>
          </table:table-cell>
          <table:table-cell office:value-type="string" calcext:value-type="string">
            <text:p>{</text:p>
            <text:p>  "title": "Frequency",</text:p>
            <text:p>  "description": "The current mesaured AC frequency",</text:p>
            <text:p>  "observable": null,</text:p>
            <text:p>  "type": "number",</text:p>
            <text:p>  "minimum": 59,</text:p>
            <text:p>  "maximum": 61,</text:p>
            <text:p>  "enum": null,</text:p>
            <text:p>  "properties": {},</text:p>
            <text:p>  "forms": [</text:p>
            <text:p>    {</text:p>
            <text:p>      "href": "broker.emqx.io:1883",</text:p>
            <text:p>      "contentType": null,</text:p>
            <text:p>      "topic": "things/id-22/properties/frequency",</text:p>
            <text:p>      "retain": false,</text:p>
            <text:p>      "op": []</text:p>
            <text:p>    },</text:p>
            <text:p>    {</text:p>
            <text:p>      "href": "broker.emqx.io:1883",</text:p>
            <text:p>      "contentType": null,</text:p>
            <text:p>      "topic": "things/id-22/properties/frequency",</text:p>
            <text:p>      "retain": false,</text:p>
            <text:p>      "op": [</text:p>
            <text:p>        "observeproperty",</text:p>
            <text:p>        "unobserveproperty"</text:p>
            <text:p>      ]</text:p>
            <text:p>    }</text:p>
            <text:p>  ]</text:p>
            <text:p>}</text:p>
          </table:table-cell>
          <table:table-cell office:value-type="string" calcext:value-type="string">
            <text:p>{</text:p>
            <text:p>  "title": "Frequency Property",</text:p>
            <text:p>  "description": "Represents the frequency of the electrical signal, typically measured in Hertz (Hz). This property reflects the state of the frequency at any given moment.",</text:p>
            <text:p>  "observable": null,</text:p>
            <text:p>  "type": "number",</text:p>
            <text:p>  "minimum": null,</text:p>
            <text:p>  "maximum": null,</text:p>
            <text:p>  "enum": null,</text:p>
            <text:p>  "properties": {},</text:p>
            <text:p>  "forms": [</text:p>
            <text:p>    {</text:p>
            <text:p>      "href": "mqtt://broker.emqx.io:1883",</text:p>
            <text:p>      "contentType": null,</text:p>
            <text:p>      "topic": "things/id-22/properties/frequency",</text:p>
            <text:p>      "retain": false,</text:p>
            <text:p>      "op": []</text:p>
            <text:p>    }</text:p>
            <text:p>  ]</text:p>
            <text:p>}</text:p>
          </table:table-cell>
          <table:table-cell office:value-type="float" office:value="5" calcext:value-type="float">
            <text:p>5</text:p>
          </table:table-cell>
          <table:table-cell table:formula="of:=[.D129]-1" office:value-type="float" office:value="4" calcext:value-type="float">
            <text:p>4</text:p>
          </table:table-cell>
          <table:table-cell table:number-columns-repeated="16379"/>
        </table:table-row>
        <table:table-row table:style-name="ro6">
          <table:table-cell office:value-type="string" calcext:value-type="string">
            <text:p>things/id-27/properties/humidity</text:p>
          </table:table-cell>
          <table:table-cell office:value-type="string" calcext:value-type="string">
            <text:p>{</text:p>
            <text:p>  "title": "Humidity",</text:p>
            <text:p>  "description": "The currently measures humidity in percent",</text:p>
            <text:p>  "observable": null,</text:p>
            <text:p>  "type": "number",</text:p>
            <text:p>  "minimum": 0,</text:p>
            <text:p>  "maximum": 100,</text:p>
            <text:p>  "enum": null,</text:p>
            <text:p>  "properties": {},</text:p>
            <text:p>  "forms": [</text:p>
            <text:p>    {</text:p>
            <text:p>      "href": "broker.emqx.io:1883",</text:p>
            <text:p>      "contentType": null,</text:p>
            <text:p>      "topic": "things/id-27/properties/humidity",</text:p>
            <text:p>      "retain": false,</text:p>
            <text:p>      "op": []</text:p>
            <text:p>    },</text:p>
            <text:p>    {</text:p>
            <text:p>      "href": "broker.emqx.io:1883",</text:p>
            <text:p>      "contentType": null,</text:p>
            <text:p>      "topic": "things/id-27/properties/humidity",</text:p>
            <text:p>      "retain": false,</text:p>
            <text:p>      "op": [</text:p>
            <text:p>        "observeproperty",</text:p>
            <text:p>        "unobserveproperty"</text:p>
            <text:p>      ]</text:p>
            <text:p>    }</text:p>
            <text:p>  ]</text:p>
            <text:p>}</text:p>
          </table:table-cell>
          <table:table-cell office:value-type="string" calcext:value-type="string">
            <text:p>{</text:p>
            <text:p>  "title": "Humidity Property",</text:p>
            <text:p>  "description": "A property affordance that exposes the humidity level of a device, which can be read to monitor environmental conditions.",</text:p>
            <text:p>  "observable": null,</text:p>
            <text:p>  "type": "number",</text:p>
            <text:p>  "minimum": null,</text:p>
            <text:p>  "maximum": null,</text:p>
            <text:p>  "enum": null,</text:p>
            <text:p>  "properties": {},</text:p>
            <text:p>  "forms": [</text:p>
            <text:p>    {</text:p>
            <text:p>      "href": "mqtt://broker.emqx.io:1883",</text:p>
            <text:p>      "contentType": null,</text:p>
            <text:p>      "topic": "things/id-27/properties/humidity",</text:p>
            <text:p>      "retain": false,</text:p>
            <text:p>      "op": []</text:p>
            <text:p>    }</text:p>
            <text:p>  ]</text:p>
            <text:p>}</text:p>
          </table:table-cell>
          <table:table-cell office:value-type="float" office:value="4" calcext:value-type="float">
            <text:p>4</text:p>
          </table:table-cell>
          <table:table-cell table:formula="of:=[.D130]-1" office:value-type="float" office:value="3" calcext:value-type="float">
            <text:p>3</text:p>
          </table:table-cell>
          <table:table-cell table:number-columns-repeated="16379"/>
        </table:table-row>
        <table:table-row table:style-name="ro6">
          <table:table-cell office:value-type="string" calcext:value-type="string">
            <text:p>things/id-16/properties/leak</text:p>
          </table:table-cell>
          <table:table-cell office:value-type="string" calcext:value-type="string">
            <text:p>{</text:p>
            <text:p>  "title": "Leak",</text:p>
            <text:p>  "description": "This property indicates whether a leak has been detected",</text:p>
            <text:p>  "observable": null,</text:p>
            <text:p>  "type": "boolean",</text:p>
            <text:p>  "minimum": null,</text:p>
            <text:p>  "maximum": null,</text:p>
            <text:p>  "enum": null,</text:p>
            <text:p>  "properties": {},</text:p>
            <text:p>  "forms": [</text:p>
            <text:p>    {</text:p>
            <text:p>      "href": "broker.emqx.io:1883",</text:p>
            <text:p>      "contentType": null,</text:p>
            <text:p>      "topic": "things/id-16/properties/leak",</text:p>
            <text:p>      "retain": false,</text:p>
            <text:p>      "op": []</text:p>
            <text:p>    },</text:p>
            <text:p>    {</text:p>
            <text:p>      "href": "broker.emqx.io:1883",</text:p>
            <text:p>      "contentType": null,</text:p>
            <text:p>      "topic": "things/id-16/properties/leak",</text:p>
            <text:p>      "retain": false,</text:p>
            <text:p>      "op": [</text:p>
            <text:p>        "observeproperty",</text:p>
            <text:p>        "unobserveproperty"</text:p>
            <text:p>      ]</text:p>
            <text:p>    }</text:p>
            <text:p>  ]</text:p>
            <text:p>}</text:p>
          </table:table-cell>
          <table:table-cell office:value-type="string" calcext:value-type="string">
            <text:p>{</text:p>
            <text:p>  "title": "Leak Detection",</text:p>
            <text:p>  "description": "This affordance represents the leak detection property of a device, indicating whether a leak is currently detected (true) or not (false).",</text:p>
            <text:p>  "observable": null,</text:p>
            <text:p>  "type": "boolean",</text:p>
            <text:p>  "minimum": null,</text:p>
            <text:p>  "maximum": null,</text:p>
            <text:p>  "enum": null,</text:p>
            <text:p>  "properties": {},</text:p>
            <text:p>  "forms": [</text:p>
            <text:p>    {</text:p>
            <text:p>      "href": "mqtt://broker.emqx.io:1883",</text:p>
            <text:p>      "contentType": null,</text:p>
            <text:p>      "topic": "things/id-16/properties/leak",</text:p>
            <text:p>      "retain": false,</text:p>
            <text:p>      "op": []</text:p>
            <text:p>    }</text:p>
            <text:p>  ]</text:p>
            <text:p>}</text:p>
          </table:table-cell>
          <table:table-cell office:value-type="float" office:value="5" calcext:value-type="float">
            <text:p>5</text:p>
          </table:table-cell>
          <table:table-cell table:formula="of:=[.D131]-1" office:value-type="float" office:value="4" calcext:value-type="float">
            <text:p>4</text:p>
          </table:table-cell>
          <table:table-cell table:number-columns-repeated="16379"/>
        </table:table-row>
        <table:table-row table:style-name="ro8">
          <table:table-cell office:value-type="string" calcext:value-type="string">
            <text:p>things/id-25/properties/locked</text:p>
          </table:table-cell>
          <table:table-cell office:value-type="string" calcext:value-type="string">
            <text:p>{</text:p>
            <text:p>  "title": "Current State",</text:p>
            <text:p>  "description": "The current state of the lock. It can either be locked, unlocked, jammed or unknown",</text:p>
            <text:p>  "observable": null,</text:p>
            <text:p>  "type": "string",</text:p>
            <text:p>  "minimum": null,</text:p>
            <text:p>  "maximum": null,</text:p>
            <text:p>  "enum": [</text:p>
            <text:p>    "locked",</text:p>
            <text:p>    "unlocked",</text:p>
            <text:p>    "jammed",</text:p>
            <text:p>    "unknown"</text:p>
            <text:p>  ],</text:p>
            <text:p>  "properties": {},</text:p>
            <text:p>  "forms": [</text:p>
            <text:p>    {</text:p>
            <text:p>      "href": "broker.emqx.io:1883",</text:p>
            <text:p>      "contentType": null,</text:p>
            <text:p>      "topic": "things/id-25/properties/locked",</text:p>
            <text:p>      "retain": false,</text:p>
            <text:p>      "op": []</text:p>
            <text:p>    },</text:p>
            <text:p>    {</text:p>
            <text:p>      "href": "broker.emqx.io:1883",</text:p>
            <text:p>      "contentType": null,</text:p>
            <text:p>      "topic": "things/id-25/properties/locked",</text:p>
            <text:p>      "retain": false,</text:p>
            <text:p>      "op": [</text:p>
            <text:p>        "observeproperty",</text:p>
            <text:p>        "unobserveproperty"</text:p>
            <text:p>      ]</text:p>
            <text:p>    }</text:p>
            <text:p>  ]</text:p>
            <text:p>}</text:p>
          </table:table-cell>
          <table:table-cell office:value-type="string" calcext:value-type="string">
            <text:p>{</text:p>
            <text:p>  "title": "Lock State",</text:p>
            <text:p>  "description": "Represents the lock state of the device, indicating whether it is locked, unlocked, jammed, or unknown.",</text:p>
            <text:p>  "observable": null,</text:p>
            <text:p>  "type": "string",</text:p>
            <text:p>  "minimum": null,</text:p>
            <text:p>  "maximum": null,</text:p>
            <text:p>  "enum": [</text:p>
            <text:p>    "unknown",</text:p>
            <text:p>    "unlocked",</text:p>
            <text:p>    "locked",</text:p>
            <text:p>    "jammed"</text:p>
            <text:p>  ],</text:p>
            <text:p>  "properties": {},</text:p>
            <text:p>  "forms": [</text:p>
            <text:p>    {</text:p>
            <text:p>      "href": "mqtt://broker.emqx.io:1883",</text:p>
            <text:p>      "contentType": null,</text:p>
            <text:p>      "topic": "things/id-25/properties/locked",</text:p>
            <text:p>      "retain": false,</text:p>
            <text:p>      "op": []</text:p>
            <text:p>    }</text:p>
            <text:p>  ]</text:p>
            <text:p>}</text:p>
          </table:table-cell>
          <table:table-cell office:value-type="float" office:value="5" calcext:value-type="float">
            <text:p>5</text:p>
          </table:table-cell>
          <table:table-cell table:formula="of:=[.D132]-1" office:value-type="float" office:value="4" calcext:value-type="float">
            <text:p>4</text:p>
          </table:table-cell>
          <table:table-cell table:number-columns-repeated="16379"/>
        </table:table-row>
        <table:table-row table:style-name="ro17">
          <table:table-cell office:value-type="string" calcext:value-type="string">
            <text:p>things/id-25/actions/lock</text:p>
          </table:table-cell>
          <table:table-cell office:value-type="string" calcext:value-type="string">
            <text:p>{</text:p>
            <text:p>  "title": "Lock",</text:p>
            <text:p>  "description": "Lock the locking mechanis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null,</text:p>
            <text:p>      "topic": "things/id-25/actions/lock",</text:p>
            <text:p>      "retain": false,</text:p>
            <text:p>      "op": []</text:p>
            <text:p>    }</text:p>
            <text:p>  ]</text:p>
            <text:p>}</text:p>
          </table:table-cell>
          <table:table-cell office:value-type="string" calcext:value-type="string">
            <text:p>{</text:p>
            <text:p>  "title": "Lock Action",</text:p>
            <text:p>  "description": "An action affordance that allows the lock to be engaged.",</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hings/id-25/actions/lock",</text:p>
            <text:p>      "retain": false,</text:p>
            <text:p>      "op": []</text:p>
            <text:p>    }</text:p>
            <text:p>  ]</text:p>
            <text:p>}</text:p>
          </table:table-cell>
          <table:table-cell office:value-type="float" office:value="5" calcext:value-type="float">
            <text:p>5</text:p>
          </table:table-cell>
          <table:table-cell table:formula="of:=[.D133]-1" office:value-type="float" office:value="4" calcext:value-type="float">
            <text:p>4</text:p>
          </table:table-cell>
          <table:table-cell table:number-columns-repeated="16379"/>
        </table:table-row>
        <table:table-row table:style-name="ro17">
          <table:table-cell office:value-type="string" calcext:value-type="string">
            <text:p>things/id-25/actions/unlock</text:p>
          </table:table-cell>
          <table:table-cell office:value-type="string" calcext:value-type="string">
            <text:p>{</text:p>
            <text:p>  "title": "Unlock",</text:p>
            <text:p>  "description": "Unlock the locking mechanis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null,</text:p>
            <text:p>      "topic": "things/id-25/actions/unlock",</text:p>
            <text:p>      "retain": false,</text:p>
            <text:p>      "op": []</text:p>
            <text:p>    }</text:p>
            <text:p>  ]</text:p>
            <text:p>}</text:p>
          </table:table-cell>
          <table:table-cell office:value-type="string" calcext:value-type="string">
            <text:p>{</text:p>
            <text:p>  "title": "Unlock Action",</text:p>
            <text:p>  "description": "An action affordance that allows the device to unlock.",</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hings/id-25/actions/unlock",</text:p>
            <text:p>      "retain": false,</text:p>
            <text:p>      "op": []</text:p>
            <text:p>    }</text:p>
            <text:p>  ]</text:p>
            <text:p>}</text:p>
          </table:table-cell>
          <table:table-cell office:value-type="float" office:value="5" calcext:value-type="float">
            <text:p>5</text:p>
          </table:table-cell>
          <table:table-cell table:formula="of:=[.D134]-1" office:value-type="float" office:value="4" calcext:value-type="float">
            <text:p>4</text:p>
          </table:table-cell>
          <table:table-cell table:number-columns-repeated="16379"/>
        </table:table-row>
        <table:table-row table:style-name="ro27">
          <table:table-cell office:value-type="string" calcext:value-type="string">
            <text:p>things/id-14/properties/motion</text:p>
          </table:table-cell>
          <table:table-cell office:value-type="string" calcext:value-type="string">
            <text:p>{</text:p>
            <text:p>  "title": "Motion",</text:p>
            <text:p>  "description": "This property is 'true' when motion was detected and 'false', if no motion was detected",</text:p>
            <text:p>  "observable": null,</text:p>
            <text:p>  "type": "boolean",</text:p>
            <text:p>  "minimum": null,</text:p>
            <text:p>  "maximum": null,</text:p>
            <text:p>  "enum": null,</text:p>
            <text:p>  "properties": {},</text:p>
            <text:p>  "forms": [</text:p>
            <text:p>    {</text:p>
            <text:p>      "href": "broker.emqx.io:1883",</text:p>
            <text:p>      "contentType": null,</text:p>
            <text:p>      "topic": "things/id-14/properties/motion",</text:p>
            <text:p>      "retain": false,</text:p>
            <text:p>      "op": []</text:p>
            <text:p>    },</text:p>
            <text:p>    {</text:p>
            <text:p>      "href": "broker.emqx.io:1883",</text:p>
            <text:p>      "contentType": null,</text:p>
            <text:p>      "topic": "things/id-14/properties/motion",</text:p>
            <text:p>      "retain": false,</text:p>
            <text:p>      "op": [</text:p>
            <text:p>        "observeproperty",</text:p>
            <text:p>        "unobserveproperty"</text:p>
            <text:p>      ]</text:p>
            <text:p>    }</text:p>
            <text:p>  ]</text:p>
            <text:p>}</text:p>
          </table:table-cell>
          <table:table-cell office:value-type="string" calcext:value-type="string">
            <text:p>{</text:p>
            <text:p>  "title": "Motion Detection",</text:p>
            <text:p>  "description": "This affordance represents the motion detection state of the IoT device, indicating whether motion is currently detected or not.",</text:p>
            <text:p>  "observable": null,</text:p>
            <text:p>  "type": "boolean",</text:p>
            <text:p>  "minimum": null,</text:p>
            <text:p>  "maximum": null,</text:p>
            <text:p>  "enum": null,</text:p>
            <text:p>  "properties": {},</text:p>
            <text:p>  "forms": [</text:p>
            <text:p>    {</text:p>
            <text:p>      "href": "mqtt://broker.emqx.io:1883",</text:p>
            <text:p>      "contentType": null,</text:p>
            <text:p>      "topic": "things/id-14/properties/motion",</text:p>
            <text:p>      "retain": false,</text:p>
            <text:p>      "op": []</text:p>
            <text:p>    }</text:p>
            <text:p>  ]</text:p>
            <text:p>}</text:p>
          </table:table-cell>
          <table:table-cell office:value-type="float" office:value="5" calcext:value-type="float">
            <text:p>5</text:p>
          </table:table-cell>
          <table:table-cell table:formula="of:=[.D135]-1" office:value-type="float" office:value="4" calcext:value-type="float">
            <text:p>4</text:p>
          </table:table-cell>
          <table:table-cell table:number-columns-repeated="16379"/>
        </table:table-row>
        <table:table-row table:style-name="ro6">
          <table:table-cell office:value-type="string" calcext:value-type="string">
            <text:p>things/id-5/properties/on</text:p>
          </table:table-cell>
          <table:table-cell office:value-type="string" calcext:value-type="string">
            <text:p>{</text:p>
            <text:p>  "title": "On/Off",</text:p>
            <text:p>  "description": "Indicates whether the sensor is on or off",</text:p>
            <text:p>  "observable": null,</text:p>
            <text:p>  "type": "boolean",</text:p>
            <text:p>  "minimum": null,</text:p>
            <text:p>  "maximum": null,</text:p>
            <text:p>  "enum": null,</text:p>
            <text:p>  "properties": {},</text:p>
            <text:p>  "forms": [</text:p>
            <text:p>    {</text:p>
            <text:p>      "href": "broker.emqx.io:1883",</text:p>
            <text:p>      "contentType": null,</text:p>
            <text:p>      "topic": "things/id-5/properties/on",</text:p>
            <text:p>      "retain": false,</text:p>
            <text:p>      "op": []</text:p>
            <text:p>    },</text:p>
            <text:p>    {</text:p>
            <text:p>      "href": "broker.emqx.io:1883",</text:p>
            <text:p>      "contentType": null,</text:p>
            <text:p>      "topic": "things/id-5/properties/on",</text:p>
            <text:p>      "retain": false,</text:p>
            <text:p>      "op": [</text:p>
            <text:p>        "observeproperty",</text:p>
            <text:p>        "unobserveproperty"</text:p>
            <text:p>      ]</text:p>
            <text:p>    }</text:p>
            <text:p>  ]</text:p>
            <text:p>}</text:p>
          </table:table-cell>
          <table:table-cell office:value-type="string" calcext:value-type="string">
            <text:p>{</text:p>
            <text:p>  "title": "On/Off Switch",</text:p>
            <text:p>  "description": "A property that represents the on/off state of the device.",</text:p>
            <text:p>  "observable": null,</text:p>
            <text:p>  "type": "boolean",</text:p>
            <text:p>  "minimum": null,</text:p>
            <text:p>  "maximum": null,</text:p>
            <text:p>  "enum": null,</text:p>
            <text:p>  "properties": {},</text:p>
            <text:p>  "forms": [</text:p>
            <text:p>    {</text:p>
            <text:p>      "href": "mqtt://broker.emqx.io:1883",</text:p>
            <text:p>      "contentType": null,</text:p>
            <text:p>      "topic": "things/id-5/properties/on",</text:p>
            <text:p>      "retain": false,</text:p>
            <text:p>      "op": []</text:p>
            <text:p>    }</text:p>
            <text:p>  ]</text:p>
            <text:p>}</text:p>
          </table:table-cell>
          <table:table-cell office:value-type="float" office:value="4" calcext:value-type="float">
            <text:p>4</text:p>
          </table:table-cell>
          <table:table-cell table:formula="of:=[.D136]-1" office:value-type="float" office:value="3" calcext:value-type="float">
            <text:p>3</text:p>
          </table:table-cell>
          <table:table-cell table:number-columns-repeated="16379"/>
        </table:table-row>
        <table:table-row table:style-name="ro6">
          <table:table-cell office:value-type="string" calcext:value-type="string">
            <text:p>things/id-5/properties/level</text:p>
          </table:table-cell>
          <table:table-cell office:value-type="string" calcext:value-type="string">
            <text:p>{</text:p>
            <text:p>  "title": "Level",</text:p>
            <text:p>  "description": "A level reading from 0 to 100",</text:p>
            <text:p>  "observable": null,</text:p>
            <text:p>  "type": "number",</text:p>
            <text:p>  "minimum": 0,</text:p>
            <text:p>  "maximum": 100,</text:p>
            <text:p>  "enum": null,</text:p>
            <text:p>  "properties": {},</text:p>
            <text:p>  "forms": [</text:p>
            <text:p>    {</text:p>
            <text:p>      "href": "broker.emqx.io:1883",</text:p>
            <text:p>      "contentType": null,</text:p>
            <text:p>      "topic": "things/id-5/properties/level",</text:p>
            <text:p>      "retain": false,</text:p>
            <text:p>      "op": []</text:p>
            <text:p>    },</text:p>
            <text:p>    {</text:p>
            <text:p>      "href": "broker.emqx.io:1883",</text:p>
            <text:p>      "contentType": null,</text:p>
            <text:p>      "topic": "things/id-5/properties/level",</text:p>
            <text:p>      "retain": false,</text:p>
            <text:p>      "op": [</text:p>
            <text:p>        "observeproperty",</text:p>
            <text:p>        "unobserveproperty"</text:p>
            <text:p>      ]</text:p>
            <text:p>    }</text:p>
            <text:p>  ]</text:p>
            <text:p>}</text:p>
          </table:table-cell>
          <table:table-cell office:value-type="string" calcext:value-type="string">
            <text:p>{</text:p>
            <text:p>  "title": "Level Property",</text:p>
            <text:p>  "description": "This affordance represents the level property of the IoT device, which can be read and updated. It reflects the current level value as a floating-point number.",</text:p>
            <text:p>  "observable": null,</text:p>
            <text:p>  "type": "number",</text:p>
            <text:p>  "minimum": null,</text:p>
            <text:p>  "maximum": null,</text:p>
            <text:p>  "enum": null,</text:p>
            <text:p>  "properties": {},</text:p>
            <text:p>  "forms": [</text:p>
            <text:p>    {</text:p>
            <text:p>      "href": "mqtt://broker.emqx.io:1883",</text:p>
            <text:p>      "contentType": null,</text:p>
            <text:p>      "topic": "things/id-5/properties/level",</text:p>
            <text:p>      "retain": false,</text:p>
            <text:p>      "op": []</text:p>
            <text:p>    }</text:p>
            <text:p>  ]</text:p>
            <text:p>}</text:p>
          </table:table-cell>
          <table:table-cell office:value-type="float" office:value="4" calcext:value-type="float">
            <text:p>4</text:p>
          </table:table-cell>
          <table:table-cell table:formula="of:=[.D137]-1" office:value-type="float" office:value="3" calcext:value-type="float">
            <text:p>3</text:p>
          </table:table-cell>
          <table:table-cell table:number-columns-repeated="16379"/>
        </table:table-row>
        <table:table-row table:style-name="ro6">
          <table:table-cell office:value-type="string" calcext:value-type="string">
            <text:p>things/id-1/properties/level</text:p>
          </table:table-cell>
          <table:table-cell office:value-type="string" calcext:value-type="string">
            <text:p>{</text:p>
            <text:p>  "title": "Level",</text:p>
            <text:p>  "description": "The currently level as measured by the switch",</text:p>
            <text:p>  "observable": null,</text:p>
            <text:p>  "type": "number",</text:p>
            <text:p>  "minimum": 0,</text:p>
            <text:p>  "maximum": 100,</text:p>
            <text:p>  "enum": null,</text:p>
            <text:p>  "properties": {},</text:p>
            <text:p>  "forms": [</text:p>
            <text:p>    {</text:p>
            <text:p>      "href": "broker.emqx.io:1883",</text:p>
            <text:p>      "contentType": null,</text:p>
            <text:p>      "topic": "things/id-1/properties/level",</text:p>
            <text:p>      "retain": false,</text:p>
            <text:p>      "op": []</text:p>
            <text:p>    },</text:p>
            <text:p>    {</text:p>
            <text:p>      "href": "broker.emqx.io:1883",</text:p>
            <text:p>      "contentType": null,</text:p>
            <text:p>      "topic": "things/id-1/properties/level",</text:p>
            <text:p>      "retain": false,</text:p>
            <text:p>      "op": [</text:p>
            <text:p>        "observeproperty",</text:p>
            <text:p>        "unobserveproperty"</text:p>
            <text:p>      ]</text:p>
            <text:p>    }</text:p>
            <text:p>  ]</text:p>
            <text:p>}</text:p>
          </table:table-cell>
          <table:table-cell office:value-type="string" calcext:value-type="string">
            <text:p>{</text:p>
            <text:p>  "title": "Level Property",</text:p>
            <text:p>  "description": "A property representing the level of a certain attribute, which can be read and updated. The values are floating point numbers indicating different levels.",</text:p>
            <text:p>  "observable": null,</text:p>
            <text:p>  "type": "number",</text:p>
            <text:p>  "minimum": null,</text:p>
            <text:p>  "maximum": null,</text:p>
            <text:p>  "enum": null,</text:p>
            <text:p>  "properties": {},</text:p>
            <text:p>  "forms": [</text:p>
            <text:p>    {</text:p>
            <text:p>      "href": "mqtt://broker.emqx.io:1883",</text:p>
            <text:p>      "contentType": null,</text:p>
            <text:p>      "topic": "things/id-1/properties/level",</text:p>
            <text:p>      "retain": false,</text:p>
            <text:p>      "op": []</text:p>
            <text:p>    }</text:p>
            <text:p>  ]</text:p>
            <text:p>}</text:p>
          </table:table-cell>
          <table:table-cell office:value-type="float" office:value="4" calcext:value-type="float">
            <text:p>4</text:p>
          </table:table-cell>
          <table:table-cell table:formula="of:=[.D138]-1" office:value-type="float" office:value="3" calcext:value-type="float">
            <text:p>3</text:p>
          </table:table-cell>
          <table:table-cell table:number-columns-repeated="16379"/>
        </table:table-row>
        <table:table-row table:style-name="ro6">
          <table:table-cell office:value-type="string" calcext:value-type="string">
            <text:p>things/id-1/properties/on</text:p>
          </table:table-cell>
          <table:table-cell office:value-type="string" calcext:value-type="string">
            <text:p>{</text:p>
            <text:p>  "title": "On/Off",</text:p>
            <text:p>  "description": "Indicates the on/off state of the switch",</text:p>
            <text:p>  "observable": null,</text:p>
            <text:p>  "type": "boolean",</text:p>
            <text:p>  "minimum": null,</text:p>
            <text:p>  "maximum": null,</text:p>
            <text:p>  "enum": null,</text:p>
            <text:p>  "properties": {},</text:p>
            <text:p>  "forms": [</text:p>
            <text:p>    {</text:p>
            <text:p>      "href": "broker.emqx.io:1883",</text:p>
            <text:p>      "contentType": null,</text:p>
            <text:p>      "topic": "things/id-1/properties/on",</text:p>
            <text:p>      "retain": false,</text:p>
            <text:p>      "op": []</text:p>
            <text:p>    },</text:p>
            <text:p>    {</text:p>
            <text:p>      "href": "broker.emqx.io:1883",</text:p>
            <text:p>      "contentType": null,</text:p>
            <text:p>      "topic": "things/id-1/properties/on",</text:p>
            <text:p>      "retain": false,</text:p>
            <text:p>      "op": [</text:p>
            <text:p>        "observeproperty",</text:p>
            <text:p>        "unobserveproperty"</text:p>
            <text:p>      ]</text:p>
            <text:p>    }</text:p>
            <text:p>  ]</text:p>
            <text:p>}</text:p>
          </table:table-cell>
          <table:table-cell office:value-type="string" calcext:value-type="string">
            <text:p>{</text:p>
            <text:p>  "title": "On/Off State",</text:p>
            <text:p>  "description": "This affordance represents the on/off state of the IoT device, allowing it to be turned on or off.",</text:p>
            <text:p>  "observable": null,</text:p>
            <text:p>  "type": "boolean",</text:p>
            <text:p>  "minimum": null,</text:p>
            <text:p>  "maximum": null,</text:p>
            <text:p>  "enum": null,</text:p>
            <text:p>  "properties": {},</text:p>
            <text:p>  "forms": [</text:p>
            <text:p>    {</text:p>
            <text:p>      "href": "mqtt://broker.emqx.io:1883",</text:p>
            <text:p>      "contentType": null,</text:p>
            <text:p>      "topic": "things/id-1/properties/on",</text:p>
            <text:p>      "retain": false,</text:p>
            <text:p>      "op": []</text:p>
            <text:p>    }</text:p>
            <text:p>  ]</text:p>
            <text:p>}</text:p>
          </table:table-cell>
          <table:table-cell office:value-type="float" office:value="4" calcext:value-type="float">
            <text:p>4</text:p>
          </table:table-cell>
          <table:table-cell table:formula="of:=[.D139]-1" office:value-type="float" office:value="3" calcext:value-type="float">
            <text:p>3</text:p>
          </table:table-cell>
          <table:table-cell table:number-columns-repeated="16379"/>
        </table:table-row>
        <table:table-row table:style-name="ro6">
          <table:table-cell office:value-type="string" calcext:value-type="string">
            <text:p>things/id-0/properties/on</text:p>
          </table:table-cell>
          <table:table-cell office:value-type="string" calcext:value-type="string">
            <text:p>{</text:p>
            <text:p>  "title": "On/Off",</text:p>
            <text:p>  "description": "Indicates whether the light is switched on or off",</text:p>
            <text:p>  "observable": null,</text:p>
            <text:p>  "type": "boolean",</text:p>
            <text:p>  "minimum": null,</text:p>
            <text:p>  "maximum": null,</text:p>
            <text:p>  "enum": null,</text:p>
            <text:p>  "properties": {},</text:p>
            <text:p>  "forms": [</text:p>
            <text:p>    {</text:p>
            <text:p>      "href": "broker.emqx.io:1883",</text:p>
            <text:p>      "contentType": null,</text:p>
            <text:p>      "topic": "things/id-0/properties/on",</text:p>
            <text:p>      "retain": false,</text:p>
            <text:p>      "op": []</text:p>
            <text:p>    },</text:p>
            <text:p>    {</text:p>
            <text:p>      "href": "broker.emqx.io:1883",</text:p>
            <text:p>      "contentType": null,</text:p>
            <text:p>      "topic": "things/id-0/properties/on",</text:p>
            <text:p>      "retain": false,</text:p>
            <text:p>      "op": [</text:p>
            <text:p>        "observeproperty",</text:p>
            <text:p>        "unobserveproperty"</text:p>
            <text:p>      ]</text:p>
            <text:p>    }</text:p>
            <text:p>  ]</text:p>
            <text:p>}</text:p>
          </table:table-cell>
          <table:table-cell office:value-type="string" calcext:value-type="string">
            <text:p>{</text:p>
            <text:p>  "title": "On/Off Property",</text:p>
            <text:p>  "description": "A property that indicates whether the device is turned on or off.",</text:p>
            <text:p>  "observable": null,</text:p>
            <text:p>  "type": "boolean",</text:p>
            <text:p>  "minimum": null,</text:p>
            <text:p>  "maximum": null,</text:p>
            <text:p>  "enum": null,</text:p>
            <text:p>  "properties": {},</text:p>
            <text:p>  "forms": [</text:p>
            <text:p>    {</text:p>
            <text:p>      "href": "mqtt://broker.emqx.io:1883",</text:p>
            <text:p>      "contentType": null,</text:p>
            <text:p>      "topic": "things/id-0/properties/on",</text:p>
            <text:p>      "retain": false,</text:p>
            <text:p>      "op": []</text:p>
            <text:p>    }</text:p>
            <text:p>  ]</text:p>
            <text:p>}</text:p>
          </table:table-cell>
          <table:table-cell office:value-type="float" office:value="3" calcext:value-type="float">
            <text:p>3</text:p>
          </table:table-cell>
          <table:table-cell table:formula="of:=[.D140]-1" office:value-type="float" office:value="2" calcext:value-type="float">
            <text:p>2</text:p>
          </table:table-cell>
          <table:table-cell table:number-columns-repeated="16379"/>
        </table:table-row>
        <table:table-row table:style-name="ro6">
          <table:table-cell office:value-type="string" calcext:value-type="string">
            <text:p>things/id-0/properties/color</text:p>
          </table:table-cell>
          <table:table-cell office:value-type="string" calcext:value-type="string">
            <text:p>{</text:p>
            <text:p>  "title": "Color",</text:p>
            <text:p>  "description": "The current light color as hexadecimal color code",</text:p>
            <text:p>  "observable": null,</text:p>
            <text:p>  "type": "string",</text:p>
            <text:p>  "minimum": null,</text:p>
            <text:p>  "maximum": null,</text:p>
            <text:p>  "enum": null,</text:p>
            <text:p>  "properties": {},</text:p>
            <text:p>  "forms": [</text:p>
            <text:p>    {</text:p>
            <text:p>      "href": "broker.emqx.io:1883",</text:p>
            <text:p>      "contentType": null,</text:p>
            <text:p>      "topic": "things/id-0/properties/color",</text:p>
            <text:p>      "retain": false,</text:p>
            <text:p>      "op": []</text:p>
            <text:p>    },</text:p>
            <text:p>    {</text:p>
            <text:p>      "href": "broker.emqx.io:1883",</text:p>
            <text:p>      "contentType": null,</text:p>
            <text:p>      "topic": "things/id-0/properties/color",</text:p>
            <text:p>      "retain": false,</text:p>
            <text:p>      "op": [</text:p>
            <text:p>        "observeproperty",</text:p>
            <text:p>        "unobserveproperty"</text:p>
            <text:p>      ]</text:p>
            <text:p>    }</text:p>
            <text:p>  ]</text:p>
            <text:p>}</text:p>
          </table:table-cell>
          <table:table-cell office:value-type="string" calcext:value-type="string">
            <text:p>{</text:p>
            <text:p>  "title": "Color Property",</text:p>
            <text:p>  "description": "A property that represents the color of the IoT device, which can be set to different values.",</text:p>
            <text:p>  "observable": null,</text:p>
            <text:p>  "type": "string",</text:p>
            <text:p>  "minimum": null,</text:p>
            <text:p>  "maximum": null,</text:p>
            <text:p>  "enum": [</text:p>
            <text:p>    "#a45d50",</text:p>
            <text:p>    "#5287a4",</text:p>
            <text:p>    "#9aa712",</text:p>
            <text:p>    "#86b8ce",</text:p>
            <text:p>    "#0abbf2"</text:p>
            <text:p>  ],</text:p>
            <text:p>  "properties": {},</text:p>
            <text:p>  "forms": [</text:p>
            <text:p>    {</text:p>
            <text:p>      "href": "mqtt://broker.emqx.io:1883",</text:p>
            <text:p>      "contentType": null,</text:p>
            <text:p>      "topic": "things/id-0/properties/color",</text:p>
            <text:p>      "retain": false,</text:p>
            <text:p>      "op": []</text:p>
            <text:p>    }</text:p>
            <text:p>  ]</text:p>
            <text:p>}</text:p>
          </table:table-cell>
          <table:table-cell office:value-type="float" office:value="3" calcext:value-type="float">
            <text:p>3</text:p>
          </table:table-cell>
          <table:table-cell table:formula="of:=[.D141]-1" office:value-type="float" office:value="2" calcext:value-type="float">
            <text:p>2</text:p>
          </table:table-cell>
          <table:table-cell table:number-columns-repeated="16379"/>
        </table:table-row>
        <table:table-row table:style-name="ro27">
          <table:table-cell office:value-type="string" calcext:value-type="string">
            <text:p>things/id-12/properties/on</text:p>
          </table:table-cell>
          <table:table-cell office:value-type="string" calcext:value-type="string">
            <text:p>{</text:p>
            <text:p>  "title": "On/Off",</text:p>
            <text:p>  "description": "The operational state of the light, indicating if its turned on or off",</text:p>
            <text:p>  "observable": null,</text:p>
            <text:p>  "type": "boolean",</text:p>
            <text:p>  "minimum": null,</text:p>
            <text:p>  "maximum": null,</text:p>
            <text:p>  "enum": null,</text:p>
            <text:p>  "properties": {},</text:p>
            <text:p>  "forms": [</text:p>
            <text:p>    {</text:p>
            <text:p>      "href": "broker.emqx.io:1883",</text:p>
            <text:p>      "contentType": null,</text:p>
            <text:p>      "topic": "things/id-12/properties/on",</text:p>
            <text:p>      "retain": false,</text:p>
            <text:p>      "op": []</text:p>
            <text:p>    },</text:p>
            <text:p>    {</text:p>
            <text:p>      "href": "broker.emqx.io:1883",</text:p>
            <text:p>      "contentType": null,</text:p>
            <text:p>      "topic": "things/id-12/properties/on",</text:p>
            <text:p>      "retain": false,</text:p>
            <text:p>      "op": [</text:p>
            <text:p>        "observeproperty",</text:p>
            <text:p>        "unobserveproperty"</text:p>
            <text:p>      ]</text:p>
            <text:p>    }</text:p>
            <text:p>  ]</text:p>
            <text:p>}</text:p>
          </table:table-cell>
          <table:table-cell office:value-type="string" calcext:value-type="string">
            <text:p>{</text:p>
            <text:p>  "title": "On/Off Property",</text:p>
            <text:p>  "description": "This affordance represents the on/off state of a device, allowing it to be turned on or off.",</text:p>
            <text:p>  "observable": null,</text:p>
            <text:p>  "type": "boolean",</text:p>
            <text:p>  "minimum": null,</text:p>
            <text:p>  "maximum": null,</text:p>
            <text:p>  "enum": null,</text:p>
            <text:p>  "properties": {},</text:p>
            <text:p>  "forms": [</text:p>
            <text:p>    {</text:p>
            <text:p>      "href": "mqtt://broker.emqx.io:1883",</text:p>
            <text:p>      "contentType": null,</text:p>
            <text:p>      "topic": "things/id-12/properties/on",</text:p>
            <text:p>      "retain": false,</text:p>
            <text:p>      "op": []</text:p>
            <text:p>    }</text:p>
            <text:p>  ]</text:p>
            <text:p>}</text:p>
          </table:table-cell>
          <table:table-cell office:value-type="float" office:value="3" calcext:value-type="float">
            <text:p>3</text:p>
          </table:table-cell>
          <table:table-cell table:formula="of:=[.D142]-1" office:value-type="float" office:value="2" calcext:value-type="float">
            <text:p>2</text:p>
          </table:table-cell>
          <table:table-cell table:number-columns-repeated="16379"/>
        </table:table-row>
        <table:table-row table:style-name="ro6">
          <table:table-cell office:value-type="string" calcext:value-type="string">
            <text:p>things/id-12/properties/colorTemperature</text:p>
          </table:table-cell>
          <table:table-cell office:value-type="string" calcext:value-type="string">
            <text:p>{</text:p>
            <text:p>  "title": "Color Temperature",</text:p>
            <text:p>  "description": "The current color temperature of the light",</text:p>
            <text:p>  "observable": null,</text:p>
            <text:p>  "type": "number",</text:p>
            <text:p>  "minimum": 2500,</text:p>
            <text:p>  "maximum": 9000,</text:p>
            <text:p>  "enum": null,</text:p>
            <text:p>  "properties": {},</text:p>
            <text:p>  "forms": [</text:p>
            <text:p>    {</text:p>
            <text:p>      "href": "broker.emqx.io:1883",</text:p>
            <text:p>      "contentType": null,</text:p>
            <text:p>      "topic": "things/id-12/properties/colorTemperature",</text:p>
            <text:p>      "retain": false,</text:p>
            <text:p>      "op": []</text:p>
            <text:p>    },</text:p>
            <text:p>    {</text:p>
            <text:p>      "href": "broker.emqx.io:1883",</text:p>
            <text:p>      "contentType": null,</text:p>
            <text:p>      "topic": "things/id-12/properties/colorTemperature",</text:p>
            <text:p>      "retain": false,</text:p>
            <text:p>      "op": [</text:p>
            <text:p>        "observeproperty",</text:p>
            <text:p>        "unobserveproperty"</text:p>
            <text:p>      ]</text:p>
            <text:p>    }</text:p>
            <text:p>  ]</text:p>
            <text:p>}</text:p>
          </table:table-cell>
          <table:table-cell office:value-type="string" calcext:value-type="string">
            <text:p>{</text:p>
            <text:p>  "title": "Color Temperature",</text:p>
            <text:p>  "description": "Represents the color temperature property of a device, allowing retrieval and updates to the state.",</text:p>
            <text:p>  "observable": null,</text:p>
            <text:p>  "type": "number",</text:p>
            <text:p>  "minimum": null,</text:p>
            <text:p>  "maximum": null,</text:p>
            <text:p>  "enum": null,</text:p>
            <text:p>  "properties": {},</text:p>
            <text:p>  "forms": [</text:p>
            <text:p>    {</text:p>
            <text:p>      "href": "mqtt://broker.emqx.io:1883",</text:p>
            <text:p>      "contentType": null,</text:p>
            <text:p>      "topic": "things/id-12/properties/colorTemperature",</text:p>
            <text:p>      "retain": false,</text:p>
            <text:p>      "op": []</text:p>
            <text:p>    }</text:p>
            <text:p>  ]</text:p>
            <text:p>}</text:p>
          </table:table-cell>
          <table:table-cell office:value-type="float" office:value="4" calcext:value-type="float">
            <text:p>4</text:p>
          </table:table-cell>
          <table:table-cell table:formula="of:=[.D143]-1" office:value-type="float" office:value="3" calcext:value-type="float">
            <text:p>3</text:p>
          </table:table-cell>
          <table:table-cell table:number-columns-repeated="16379"/>
        </table:table-row>
        <table:table-row table:style-name="ro27">
          <table:table-cell office:value-type="string" calcext:value-type="string">
            <text:p>things/id-7/properties/on</text:p>
          </table:table-cell>
          <table:table-cell office:value-type="string" calcext:value-type="string">
            <text:p>{</text:p>
            <text:p>  "title": "On/Off",</text:p>
            <text:p>  "description": "The current state of the switch. It may be on or off, indicated by the boolean value",</text:p>
            <text:p>  "observable": null,</text:p>
            <text:p>  "type": "boolean",</text:p>
            <text:p>  "minimum": null,</text:p>
            <text:p>  "maximum": null,</text:p>
            <text:p>  "enum": null,</text:p>
            <text:p>  "properties": {},</text:p>
            <text:p>  "forms": [</text:p>
            <text:p>    {</text:p>
            <text:p>      "href": "broker.emqx.io:1883",</text:p>
            <text:p>      "contentType": null,</text:p>
            <text:p>      "topic": "things/id-7/properties/on",</text:p>
            <text:p>      "retain": false,</text:p>
            <text:p>      "op": []</text:p>
            <text:p>    },</text:p>
            <text:p>    {</text:p>
            <text:p>      "href": "broker.emqx.io:1883",</text:p>
            <text:p>      "contentType": null,</text:p>
            <text:p>      "topic": "things/id-7/properties/on",</text:p>
            <text:p>      "retain": false,</text:p>
            <text:p>      "op": [</text:p>
            <text:p>        "observeproperty",</text:p>
            <text:p>        "unobserveproperty"</text:p>
            <text:p>      ]</text:p>
            <text:p>    }</text:p>
            <text:p>  ]</text:p>
            <text:p>}</text:p>
          </table:table-cell>
          <table:table-cell office:value-type="string" calcext:value-type="string">
            <text:p>{</text:p>
            <text:p>  "title": "On/Off Property",</text:p>
            <text:p>  "description": "This affordance represents the on/off state of a device, allowing the state to be read and updated.",</text:p>
            <text:p>  "observable": null,</text:p>
            <text:p>  "type": "boolean",</text:p>
            <text:p>  "minimum": null,</text:p>
            <text:p>  "maximum": null,</text:p>
            <text:p>  "enum": null,</text:p>
            <text:p>  "properties": {},</text:p>
            <text:p>  "forms": [</text:p>
            <text:p>    {</text:p>
            <text:p>      "href": "mqtt://broker.emqx.io:1883",</text:p>
            <text:p>      "contentType": null,</text:p>
            <text:p>      "topic": "things/id-7/properties/on",</text:p>
            <text:p>      "retain": false,</text:p>
            <text:p>      "op": []</text:p>
            <text:p>    }</text:p>
            <text:p>  ]</text:p>
            <text:p>}</text:p>
          </table:table-cell>
          <table:table-cell office:value-type="float" office:value="3" calcext:value-type="float">
            <text:p>3</text:p>
          </table:table-cell>
          <table:table-cell table:formula="of:=[.D144]-1" office:value-type="float" office:value="2" calcext:value-type="float">
            <text:p>2</text:p>
          </table:table-cell>
          <table:table-cell table:number-columns-repeated="16379"/>
        </table:table-row>
        <table:table-row table:style-name="ro6">
          <table:table-cell office:value-type="string" calcext:value-type="string">
            <text:p>things/id-3/properties/on</text:p>
          </table:table-cell>
          <table:table-cell office:value-type="string" calcext:value-type="string">
            <text:p>{</text:p>
            <text:p>  "title": "On/Off",</text:p>
            <text:p>  "description": "Indicates the current state of the switch",</text:p>
            <text:p>  "observable": null,</text:p>
            <text:p>  "type": "boolean",</text:p>
            <text:p>  "minimum": null,</text:p>
            <text:p>  "maximum": null,</text:p>
            <text:p>  "enum": null,</text:p>
            <text:p>  "properties": {},</text:p>
            <text:p>  "forms": [</text:p>
            <text:p>    {</text:p>
            <text:p>      "href": "broker.emqx.io:1883",</text:p>
            <text:p>      "contentType": null,</text:p>
            <text:p>      "topic": "things/id-3/properties/on",</text:p>
            <text:p>      "retain": false,</text:p>
            <text:p>      "op": []</text:p>
            <text:p>    },</text:p>
            <text:p>    {</text:p>
            <text:p>      "href": "broker.emqx.io:1883",</text:p>
            <text:p>      "contentType": null,</text:p>
            <text:p>      "topic": "things/id-3/properties/on",</text:p>
            <text:p>      "retain": false,</text:p>
            <text:p>      "op": [</text:p>
            <text:p>        "observeproperty",</text:p>
            <text:p>        "unobserveproperty"</text:p>
            <text:p>      ]</text:p>
            <text:p>    }</text:p>
            <text:p>  ]</text:p>
            <text:p>}</text:p>
          </table:table-cell>
          <table:table-cell office:value-type="string" calcext:value-type="string">
            <text:p>{</text:p>
            <text:p>  "title": "On/Off Property",</text:p>
            <text:p>  "description": "This affordance represents the on/off state of a device, which can be either true (on) or false (off).",</text:p>
            <text:p>  "observable": null,</text:p>
            <text:p>  "type": "boolean",</text:p>
            <text:p>  "minimum": null,</text:p>
            <text:p>  "maximum": null,</text:p>
            <text:p>  "enum": null,</text:p>
            <text:p>  "properties": {},</text:p>
            <text:p>  "forms": [</text:p>
            <text:p>    {</text:p>
            <text:p>      "href": "mqtt://broker.emqx.io:1883",</text:p>
            <text:p>      "contentType": null,</text:p>
            <text:p>      "topic": "things/id-3/properties/on",</text:p>
            <text:p>      "retain": false,</text:p>
            <text:p>      "op": []</text:p>
            <text:p>    }</text:p>
            <text:p>  ]</text:p>
            <text:p>}</text:p>
          </table:table-cell>
          <table:table-cell office:value-type="float" office:value="4" calcext:value-type="float">
            <text:p>4</text:p>
          </table:table-cell>
          <table:table-cell table:formula="of:=[.D145]-1" office:value-type="float" office:value="3" calcext:value-type="float">
            <text:p>3</text:p>
          </table:table-cell>
          <table:table-cell table:number-columns-repeated="16379"/>
        </table:table-row>
        <table:table-row table:style-name="ro27">
          <table:table-cell office:value-type="string" calcext:value-type="string">
            <text:p>things/id-15/properties/pushed</text:p>
          </table:table-cell>
          <table:table-cell office:value-type="string" calcext:value-type="string">
            <text:p>{</text:p>
            <text:p>  "title": "Pushed",</text:p>
            <text:p>  "description": "A 'true' value indicates that the button is currently pressed. Otherwise, the value defaults to 'false'",</text:p>
            <text:p>  "observable": null,</text:p>
            <text:p>  "type": "boolean",</text:p>
            <text:p>  "minimum": null,</text:p>
            <text:p>  "maximum": null,</text:p>
            <text:p>  "enum": null,</text:p>
            <text:p>  "properties": {},</text:p>
            <text:p>  "forms": [</text:p>
            <text:p>    {</text:p>
            <text:p>      "href": "broker.emqx.io:1883",</text:p>
            <text:p>      "contentType": null,</text:p>
            <text:p>      "topic": "things/id-15/properties/pushed",</text:p>
            <text:p>      "retain": false,</text:p>
            <text:p>      "op": []</text:p>
            <text:p>    },</text:p>
            <text:p>    {</text:p>
            <text:p>      "href": "broker.emqx.io:1883",</text:p>
            <text:p>      "contentType": null,</text:p>
            <text:p>      "topic": "things/id-15/properties/pushed",</text:p>
            <text:p>      "retain": false,</text:p>
            <text:p>      "op": [</text:p>
            <text:p>        "observeproperty",</text:p>
            <text:p>        "unobserveproperty"</text:p>
            <text:p>      ]</text:p>
            <text:p>    }</text:p>
            <text:p>  ]</text:p>
            <text:p>}</text:p>
          </table:table-cell>
          <table:table-cell office:value-type="string" calcext:value-type="string">
            <text:p>{</text:p>
            <text:p>  "title": "Pushed State",</text:p>
            <text:p>  "description": "Indicates whether the state has been pushed or not.",</text:p>
            <text:p>  "observable": null,</text:p>
            <text:p>  "type": "boolean",</text:p>
            <text:p>  "minimum": null,</text:p>
            <text:p>  "maximum": null,</text:p>
            <text:p>  "enum": null,</text:p>
            <text:p>  "properties": {},</text:p>
            <text:p>  "forms": [</text:p>
            <text:p>    {</text:p>
            <text:p>      "href": "mqtt://broker.emqx.io:1883",</text:p>
            <text:p>      "contentType": null,</text:p>
            <text:p>      "topic": "things/id-15/properties/pushed",</text:p>
            <text:p>      "retain": false,</text:p>
            <text:p>      "op": []</text:p>
            <text:p>    }</text:p>
            <text:p>  ]</text:p>
            <text:p>}</text:p>
          </table:table-cell>
          <table:table-cell office:value-type="float" office:value="4" calcext:value-type="float">
            <text:p>4</text:p>
          </table:table-cell>
          <table:table-cell table:formula="of:=[.D146]-1" office:value-type="float" office:value="3" calcext:value-type="float">
            <text:p>3</text:p>
          </table:table-cell>
          <table:table-cell table:number-columns-repeated="16379"/>
        </table:table-row>
        <table:table-row table:style-name="ro6">
          <table:table-cell office:value-type="string" calcext:value-type="string">
            <text:p>things/id-30/properties/smoke</text:p>
          </table:table-cell>
          <table:table-cell office:value-type="string" calcext:value-type="string">
            <text:p>{</text:p>
            <text:p>  "title": "Smoke",</text:p>
            <text:p>  "description": "Indicated whether smoke was detected",</text:p>
            <text:p>  "observable": null,</text:p>
            <text:p>  "type": "boolean",</text:p>
            <text:p>  "minimum": null,</text:p>
            <text:p>  "maximum": null,</text:p>
            <text:p>  "enum": null,</text:p>
            <text:p>  "properties": {},</text:p>
            <text:p>  "forms": [</text:p>
            <text:p>    {</text:p>
            <text:p>      "href": "broker.emqx.io:1883",</text:p>
            <text:p>      "contentType": null,</text:p>
            <text:p>      "topic": "things/id-30/properties/smoke",</text:p>
            <text:p>      "retain": false,</text:p>
            <text:p>      "op": []</text:p>
            <text:p>    },</text:p>
            <text:p>    {</text:p>
            <text:p>      "href": "broker.emqx.io:1883",</text:p>
            <text:p>      "contentType": null,</text:p>
            <text:p>      "topic": "things/id-30/properties/smoke",</text:p>
            <text:p>      "retain": false,</text:p>
            <text:p>      "op": [</text:p>
            <text:p>        "observeproperty",</text:p>
            <text:p>        "unobserveproperty"</text:p>
            <text:p>      ]</text:p>
            <text:p>    }</text:p>
            <text:p>  ]</text:p>
            <text:p>}</text:p>
          </table:table-cell>
          <table:table-cell office:value-type="string" calcext:value-type="string">
            <text:p>{</text:p>
            <text:p>  "title": "Smoke Detection",</text:p>
            <text:p>  "description": "A property that indicates the presence of smoke detected by the IoT device.",</text:p>
            <text:p>  "observable": null,</text:p>
            <text:p>  "type": "boolean",</text:p>
            <text:p>  "minimum": null,</text:p>
            <text:p>  "maximum": null,</text:p>
            <text:p>  "enum": null,</text:p>
            <text:p>  "properties": {},</text:p>
            <text:p>  "forms": [</text:p>
            <text:p>    {</text:p>
            <text:p>      "href": "mqtt://broker.emqx.io:1883",</text:p>
            <text:p>      "contentType": null,</text:p>
            <text:p>      "topic": "things/id-30/properties/smoke",</text:p>
            <text:p>      "retain": false,</text:p>
            <text:p>      "op": []</text:p>
            <text:p>    }</text:p>
            <text:p>  ]</text:p>
            <text:p>}</text:p>
          </table:table-cell>
          <table:table-cell office:value-type="float" office:value="5" calcext:value-type="float">
            <text:p>5</text:p>
          </table:table-cell>
          <table:table-cell table:formula="of:=[.D147]-1" office:value-type="float" office:value="4" calcext:value-type="float">
            <text:p>4</text:p>
          </table:table-cell>
          <table:table-cell table:number-columns-repeated="16379"/>
        </table:table-row>
        <table:table-row table:style-name="ro6">
          <table:table-cell office:value-type="string" calcext:value-type="string">
            <text:p>things/id-17/properties/temperature</text:p>
          </table:table-cell>
          <table:table-cell office:value-type="string" calcext:value-type="string">
            <text:p>{</text:p>
            <text:p>  "title": "Temperature",</text:p>
            <text:p>  "description": "The current temperature in degree celsius",</text:p>
            <text:p>  "observable": null,</text:p>
            <text:p>  "type": "number",</text:p>
            <text:p>  "minimum": -20,</text:p>
            <text:p>  "maximum": 50,</text:p>
            <text:p>  "enum": null,</text:p>
            <text:p>  "properties": {},</text:p>
            <text:p>  "forms": [</text:p>
            <text:p>    {</text:p>
            <text:p>      "href": "broker.emqx.io:1883",</text:p>
            <text:p>      "contentType": null,</text:p>
            <text:p>      "topic": "things/id-17/properties/temperature",</text:p>
            <text:p>      "retain": false,</text:p>
            <text:p>      "op": []</text:p>
            <text:p>    },</text:p>
            <text:p>    {</text:p>
            <text:p>      "href": "broker.emqx.io:1883",</text:p>
            <text:p>      "contentType": null,</text:p>
            <text:p>      "topic": "things/id-17/properties/temperature",</text:p>
            <text:p>      "retain": false,</text:p>
            <text:p>      "op": [</text:p>
            <text:p>        "observeproperty",</text:p>
            <text:p>        "unobserveproperty"</text:p>
            <text:p>      ]</text:p>
            <text:p>    }</text:p>
            <text:p>  ]</text:p>
            <text:p>}</text:p>
          </table:table-cell>
          <table:table-cell office:value-type="string" calcext:value-type="string">
            <text:p>{</text:p>
            <text:p>  "title": "Temperature Property",</text:p>
            <text:p>  "description": "A property that represents the temperature readings from the IoT device.",</text:p>
            <text:p>  "observable": null,</text:p>
            <text:p>  "type": "number",</text:p>
            <text:p>  "minimum": null,</text:p>
            <text:p>  "maximum": null,</text:p>
            <text:p>  "enum": null,</text:p>
            <text:p>  "properties": {},</text:p>
            <text:p>  "forms": [</text:p>
            <text:p>    {</text:p>
            <text:p>      "href": "mqtt://broker.emqx.io:1883",</text:p>
            <text:p>      "contentType": null,</text:p>
            <text:p>      "topic": "things/id-17/properties/temperature",</text:p>
            <text:p>      "retain": false,</text:p>
            <text:p>      "op": []</text:p>
            <text:p>    }</text:p>
            <text:p>  ]</text:p>
            <text:p>}</text:p>
          </table:table-cell>
          <table:table-cell office:value-type="float" office:value="4" calcext:value-type="float">
            <text:p>4</text:p>
          </table:table-cell>
          <table:table-cell table:formula="of:=[.D148]-1" office:value-type="float" office:value="3" calcext:value-type="float">
            <text:p>3</text:p>
          </table:table-cell>
          <table:table-cell table:number-columns-repeated="16379"/>
        </table:table-row>
        <table:table-row table:style-name="ro6">
          <table:table-cell office:value-type="string" calcext:value-type="string">
            <text:p>things/id-24/properties/temperature</text:p>
          </table:table-cell>
          <table:table-cell office:value-type="string" calcext:value-type="string">
            <text:p>{</text:p>
            <text:p>  "title": "Temperature",</text:p>
            <text:p>  "description": "Currently measured temperature in degree celsius",</text:p>
            <text:p>  "observable": null,</text:p>
            <text:p>  "type": "number",</text:p>
            <text:p>  "minimum": 17,</text:p>
            <text:p>  "maximum": 28,</text:p>
            <text:p>  "enum": null,</text:p>
            <text:p>  "properties": {},</text:p>
            <text:p>  "forms": [</text:p>
            <text:p>    {</text:p>
            <text:p>      "href": "broker.emqx.io:1883",</text:p>
            <text:p>      "contentType": null,</text:p>
            <text:p>      "topic": "things/id-24/properties/temperature",</text:p>
            <text:p>      "retain": false,</text:p>
            <text:p>      "op": []</text:p>
            <text:p>    },</text:p>
            <text:p>    {</text:p>
            <text:p>      "href": "broker.emqx.io:1883",</text:p>
            <text:p>      "contentType": null,</text:p>
            <text:p>      "topic": "things/id-24/properties/temperature",</text:p>
            <text:p>      "retain": false,</text:p>
            <text:p>      "op": [</text:p>
            <text:p>        "observeproperty",</text:p>
            <text:p>        "unobserveproperty"</text:p>
            <text:p>      ]</text:p>
            <text:p>    }</text:p>
            <text:p>  ]</text:p>
            <text:p>}</text:p>
          </table:table-cell>
          <table:table-cell office:value-type="string" calcext:value-type="string">
            <text:p>{</text:p>
            <text:p>  "title": "Temperature Property",</text:p>
            <text:p>  "description": "Represents the current temperature reading from the IoT device.",</text:p>
            <text:p>  "observable": null,</text:p>
            <text:p>  "type": "number",</text:p>
            <text:p>  "minimum": null,</text:p>
            <text:p>  "maximum": null,</text:p>
            <text:p>  "enum": null,</text:p>
            <text:p>  "properties": {},</text:p>
            <text:p>  "forms": [</text:p>
            <text:p>    {</text:p>
            <text:p>      "href": "mqtt://broker.emqx.io:1883",</text:p>
            <text:p>      "contentType": null,</text:p>
            <text:p>      "topic": "things/id-24/properties/temperature",</text:p>
            <text:p>      "retain": false,</text:p>
            <text:p>      "op": []</text:p>
            <text:p>    }</text:p>
            <text:p>  ]</text:p>
            <text:p>}</text:p>
          </table:table-cell>
          <table:table-cell office:value-type="float" office:value="4" calcext:value-type="float">
            <text:p>4</text:p>
          </table:table-cell>
          <table:table-cell table:formula="of:=[.D149]-1" office:value-type="float" office:value="3" calcext:value-type="float">
            <text:p>3</text:p>
          </table:table-cell>
          <table:table-cell table:number-columns-repeated="16379"/>
        </table:table-row>
        <table:table-row table:style-name="ro6">
          <table:table-cell office:value-type="string" calcext:value-type="string">
            <text:p>things/id-24/properties/heatingTargetTemperature</text:p>
          </table:table-cell>
          <table:table-cell office:value-type="string" calcext:value-type="string">
            <text:p>{</text:p>
            <text:p>  "title": "Heating Target",</text:p>
            <text:p>  "description": "The target heating temperature",</text:p>
            <text:p>  "observable": null,</text:p>
            <text:p>  "type": "number",</text:p>
            <text:p>  "minimum": 10,</text:p>
            <text:p>  "maximum": 38,</text:p>
            <text:p>  "enum": null,</text:p>
            <text:p>  "properties": {},</text:p>
            <text:p>  "forms": [</text:p>
            <text:p>    {</text:p>
            <text:p>      "href": "broker.emqx.io:1883",</text:p>
            <text:p>      "contentType": null,</text:p>
            <text:p>      "topic": "things/id-24/properties/heatingTargetTemperature",</text:p>
            <text:p>      "retain": false,</text:p>
            <text:p>      "op": []</text:p>
            <text:p>    },</text:p>
            <text:p>    {</text:p>
            <text:p>      "href": "broker.emqx.io:1883",</text:p>
            <text:p>      "contentType": null,</text:p>
            <text:p>      "topic": "things/id-24/properties/heatingTargetTemperature",</text:p>
            <text:p>      "retain": false,</text:p>
            <text:p>      "op": [</text:p>
            <text:p>        "observeproperty",</text:p>
            <text:p>        "unobserveproperty"</text:p>
            <text:p>      ]</text:p>
            <text:p>    }</text:p>
            <text:p>  ]</text:p>
            <text:p>}</text:p>
          </table:table-cell>
          <table:table-cell office:value-type="string" calcext:value-type="string">
            <text:p>{</text:p>
            <text:p>  "title": "Heating Target Temperature",</text:p>
            <text:p>  "description": "A property that represents the target temperature for the heating system.",</text:p>
            <text:p>  "observable": null,</text:p>
            <text:p>  "type": "number",</text:p>
            <text:p>  "minimum": null,</text:p>
            <text:p>  "maximum": null,</text:p>
            <text:p>  "enum": null,</text:p>
            <text:p>  "properties": {},</text:p>
            <text:p>  "forms": [</text:p>
            <text:p>    {</text:p>
            <text:p>      "href": "mqtt://broker.emqx.io:1883",</text:p>
            <text:p>      "contentType": null,</text:p>
            <text:p>      "topic": "things/id-24/properties/heatingTargetTemperature",</text:p>
            <text:p>      "retain": false,</text:p>
            <text:p>      "op": []</text:p>
            <text:p>    }</text:p>
            <text:p>  ]</text:p>
            <text:p>}</text:p>
          </table:table-cell>
          <table:table-cell office:value-type="float" office:value="5" calcext:value-type="float">
            <text:p>5</text:p>
          </table:table-cell>
          <table:table-cell table:formula="of:=[.D150]-1" office:value-type="float" office:value="4" calcext:value-type="float">
            <text:p>4</text:p>
          </table:table-cell>
          <table:table-cell table:number-columns-repeated="16379"/>
        </table:table-row>
        <table:table-row table:style-name="ro6">
          <table:table-cell office:value-type="string" calcext:value-type="string">
            <text:p>things/id-24/properties/coolingTargetTemperature</text:p>
          </table:table-cell>
          <table:table-cell office:value-type="string" calcext:value-type="string">
            <text:p>{</text:p>
            <text:p>  "title": "Cooling Target",</text:p>
            <text:p>  "description": "The target cooling temperature",</text:p>
            <text:p>  "observable": null,</text:p>
            <text:p>  "type": "number",</text:p>
            <text:p>  "minimum": 10,</text:p>
            <text:p>  "maximum": 38,</text:p>
            <text:p>  "enum": null,</text:p>
            <text:p>  "properties": {},</text:p>
            <text:p>  "forms": [</text:p>
            <text:p>    {</text:p>
            <text:p>      "href": "broker.emqx.io:1883",</text:p>
            <text:p>      "contentType": null,</text:p>
            <text:p>      "topic": "things/id-24/properties/coolingTargetTemperature",</text:p>
            <text:p>      "retain": false,</text:p>
            <text:p>      "op": []</text:p>
            <text:p>    },</text:p>
            <text:p>    {</text:p>
            <text:p>      "href": "broker.emqx.io:1883",</text:p>
            <text:p>      "contentType": null,</text:p>
            <text:p>      "topic": "things/id-24/properties/coolingTargetTemperature",</text:p>
            <text:p>      "retain": false,</text:p>
            <text:p>      "op": [</text:p>
            <text:p>        "observeproperty",</text:p>
            <text:p>        "unobserveproperty"</text:p>
            <text:p>      ]</text:p>
            <text:p>    }</text:p>
            <text:p>  ]</text:p>
            <text:p>}</text:p>
          </table:table-cell>
          <table:table-cell office:value-type="string" calcext:value-type="string">
            <text:p>{</text:p>
            <text:p>  "title": "Cooling Target Temperature",</text:p>
            <text:p>  "description": "This property represents the target temperature setting for the cooling system of the IoT device.",</text:p>
            <text:p>  "observable": null,</text:p>
            <text:p>  "type": "number",</text:p>
            <text:p>  "minimum": null,</text:p>
            <text:p>  "maximum": null,</text:p>
            <text:p>  "enum": null,</text:p>
            <text:p>  "properties": {},</text:p>
            <text:p>  "forms": [</text:p>
            <text:p>    {</text:p>
            <text:p>      "href": "mqtt://broker.emqx.io:1883",</text:p>
            <text:p>      "contentType": null,</text:p>
            <text:p>      "topic": "things/id-24/properties/coolingTargetTemperature",</text:p>
            <text:p>      "retain": false,</text:p>
            <text:p>      "op": []</text:p>
            <text:p>    }</text:p>
            <text:p>  ]</text:p>
            <text:p>}</text:p>
          </table:table-cell>
          <table:table-cell office:value-type="float" office:value="5" calcext:value-type="float">
            <text:p>5</text:p>
          </table:table-cell>
          <table:table-cell table:formula="of:=[.D151]-1" office:value-type="float" office:value="4" calcext:value-type="float">
            <text:p>4</text:p>
          </table:table-cell>
          <table:table-cell table:number-columns-repeated="16379"/>
        </table:table-row>
        <table:table-row table:style-name="ro17">
          <table:table-cell office:value-type="string" calcext:value-type="string">
            <text:p>things/id-24/properties/heatingCooling</text:p>
          </table:table-cell>
          <table:table-cell office:value-type="string" calcext:value-type="string">
            <text:p>{</text:p>
            <text:p>  "title": "Heating/Cooling",</text:p>
            <text:p>  "description": "Select between cooling, heating, or turning both off",</text:p>
            <text:p>  "observable": null,</text:p>
            <text:p>  "type": "string",</text:p>
            <text:p>  "minimum": null,</text:p>
            <text:p>  "maximum": null,</text:p>
            <text:p>  "enum": [</text:p>
            <text:p>    "off",</text:p>
            <text:p>    "heating",</text:p>
            <text:p>    "cooling"</text:p>
            <text:p>  ],</text:p>
            <text:p>  "properties": {},</text:p>
            <text:p>  "forms": [</text:p>
            <text:p>    {</text:p>
            <text:p>      "href": "broker.emqx.io:1883",</text:p>
            <text:p>      "contentType": null,</text:p>
            <text:p>      "topic": "things/id-24/properties/heatingCooling",</text:p>
            <text:p>      "retain": false,</text:p>
            <text:p>      "op": []</text:p>
            <text:p>    },</text:p>
            <text:p>    {</text:p>
            <text:p>      "href": "broker.emqx.io:1883",</text:p>
            <text:p>      "contentType": null,</text:p>
            <text:p>      "topic": "things/id-24/properties/heatingCooling",</text:p>
            <text:p>      "retain": false,</text:p>
            <text:p>      "op": [</text:p>
            <text:p>        "observeproperty",</text:p>
            <text:p>        "unobserveproperty"</text:p>
            <text:p>      ]</text:p>
            <text:p>    }</text:p>
            <text:p>  ]</text:p>
            <text:p>}</text:p>
          </table:table-cell>
          <table:table-cell office:value-type="string" calcext:value-type="string">
            <text:p>{</text:p>
            <text:p>  "title": "Heating/Cooling Mode",</text:p>
            <text:p>  "description": "An affordance representing the current mode of the heating/cooling system, which can be either 'off', 'heating', or 'cooling'.",</text:p>
            <text:p>  "observable": null,</text:p>
            <text:p>  "type": "string",</text:p>
            <text:p>  "minimum": null,</text:p>
            <text:p>  "maximum": null,</text:p>
            <text:p>  "enum": [</text:p>
            <text:p>    "cooling",</text:p>
            <text:p>    "heating",</text:p>
            <text:p>    "off"</text:p>
            <text:p>  ],</text:p>
            <text:p>  "properties": {},</text:p>
            <text:p>  "forms": [</text:p>
            <text:p>    {</text:p>
            <text:p>      "href": "mqtt://broker.emqx.io:1883",</text:p>
            <text:p>      "contentType": null,</text:p>
            <text:p>      "topic": "things/id-24/properties/heatingCooling",</text:p>
            <text:p>      "retain": false,</text:p>
            <text:p>      "op": []</text:p>
            <text:p>    }</text:p>
            <text:p>  ]</text:p>
            <text:p>}</text:p>
          </table:table-cell>
          <table:table-cell office:value-type="float" office:value="5" calcext:value-type="float">
            <text:p>5</text:p>
          </table:table-cell>
          <table:table-cell table:formula="of:=[.D152]-1" office:value-type="float" office:value="4" calcext:value-type="float">
            <text:p>4</text:p>
          </table:table-cell>
          <table:table-cell table:number-columns-repeated="16379"/>
        </table:table-row>
        <table:table-row table:style-name="ro11">
          <table:table-cell office:value-type="string" calcext:value-type="string">
            <text:p>things/id-24/properties/thermostatMode</text:p>
          </table:table-cell>
          <table:table-cell office:value-type="string" calcext:value-type="string">
            <text:p>{</text:p>
            <text:p>  "title": "Mode",</text:p>
            <text:p>  "description": "The thermostate supports the modes heat, cool, off or auto.",</text:p>
            <text:p>  "observable": null,</text:p>
            <text:p>  "type": "string",</text:p>
            <text:p>  "minimum": null,</text:p>
            <text:p>  "maximum": null,</text:p>
            <text:p>  "enum": [</text:p>
            <text:p>    "off",</text:p>
            <text:p>    "heat",</text:p>
            <text:p>    "cool",</text:p>
            <text:p>    "auto"</text:p>
            <text:p>  ],</text:p>
            <text:p>  "properties": {},</text:p>
            <text:p>  "forms": [</text:p>
            <text:p>    {</text:p>
            <text:p>      "href": "broker.emqx.io:1883",</text:p>
            <text:p>      "contentType": null,</text:p>
            <text:p>      "topic": "things/id-24/properties/thermostatMode",</text:p>
            <text:p>      "retain": false,</text:p>
            <text:p>      "op": []</text:p>
            <text:p>    },</text:p>
            <text:p>    {</text:p>
            <text:p>      "href": "broker.emqx.io:1883",</text:p>
            <text:p>      "contentType": null,</text:p>
            <text:p>      "topic": "things/id-24/properties/thermostatMode",</text:p>
            <text:p>      "retain": false,</text:p>
            <text:p>      "op": [</text:p>
            <text:p>        "observeproperty",</text:p>
            <text:p>        "unobserveproperty"</text:p>
            <text:p>      ]</text:p>
            <text:p>    }</text:p>
            <text:p>  ]</text:p>
            <text:p>}</text:p>
          </table:table-cell>
          <table:table-cell office:value-type="string" calcext:value-type="string">
            <text:p>{</text:p>
            <text:p>  "title": "Thermostat Mode",</text:p>
            <text:p>  "description": "This affordance represents the mode of the thermostat, which can be set to different states such as off, heat, cool, or auto.",</text:p>
            <text:p>  "observable": null,</text:p>
            <text:p>  "type": "string",</text:p>
            <text:p>  "minimum": null,</text:p>
            <text:p>  "maximum": null,</text:p>
            <text:p>  "enum": [</text:p>
            <text:p>    "auto",</text:p>
            <text:p>    "heat",</text:p>
            <text:p>    "cool",</text:p>
            <text:p>    "off"</text:p>
            <text:p>  ],</text:p>
            <text:p>  "properties": {},</text:p>
            <text:p>  "forms": [</text:p>
            <text:p>    {</text:p>
            <text:p>      "href": "mqtt://broker.emqx.io:1883",</text:p>
            <text:p>      "contentType": null,</text:p>
            <text:p>      "topic": "things/id-24/properties/thermostatMode",</text:p>
            <text:p>      "retain": false,</text:p>
            <text:p>      "op": []</text:p>
            <text:p>    }</text:p>
            <text:p>  ]</text:p>
            <text:p>}</text:p>
          </table:table-cell>
          <table:table-cell office:value-type="float" office:value="5" calcext:value-type="float">
            <text:p>5</text:p>
          </table:table-cell>
          <table:table-cell table:formula="of:=[.D153]-1" office:value-type="float" office:value="4" calcext:value-type="float">
            <text:p>4</text:p>
          </table:table-cell>
          <table:table-cell table:number-columns-repeated="16379"/>
        </table:table-row>
        <table:table-row table:style-name="ro6">
          <table:table-cell office:value-type="string" calcext:value-type="string">
            <text:p>things/id-20/properties/video</text:p>
          </table:table-cell>
          <table:table-cell office:value-type="string" calcext:value-type="string">
            <text:p>{</text:p>
            <text:p>  "title": "Video",</text:p>
            <text:p>  "description": "The current video feed of the camera",</text:p>
            <text:p>  "observable": null,</text:p>
            <text:p>  "type": "null",</text:p>
            <text:p>  "minimum": null,</text:p>
            <text:p>  "maximum": null,</text:p>
            <text:p>  "enum": null,</text:p>
            <text:p>  "properties": {},</text:p>
            <text:p>  "forms": [</text:p>
            <text:p>    {</text:p>
            <text:p>      "href": "broker.emqx.io:1883",</text:p>
            <text:p>      "contentType": null,</text:p>
            <text:p>      "topic": "things/id-20/properties/video",</text:p>
            <text:p>      "retain": false,</text:p>
            <text:p>      "op": []</text:p>
            <text:p>    },</text:p>
            <text:p>    {</text:p>
            <text:p>      "href": "broker.emqx.io:1883",</text:p>
            <text:p>      "contentType": null,</text:p>
            <text:p>      "topic": "things/id-20/properties/video",</text:p>
            <text:p>      "retain": false,</text:p>
            <text:p>      "op": [</text:p>
            <text:p>        "observeproperty",</text:p>
            <text:p>        "unobserveproperty"</text:p>
            <text:p>      ]</text:p>
            <text:p>    }</text:p>
            <text:p>  ]</text:p>
            <text:p>}</text:p>
          </table:table-cell>
          <table:table-cell office:value-type="string" calcext:value-type="string">
            <text:p>{</text:p>
            <text:p>  "title": "Video Property",</text:p>
            <text:p>  "description": "This affordance represents the video property of the IoT device, which is currently set to null indicating no data or inactive status.",</text:p>
            <text:p>  "observable": null,</text:p>
            <text:p>  "type": "null",</text:p>
            <text:p>  "minimum": null,</text:p>
            <text:p>  "maximum": null,</text:p>
            <text:p>  "enum": null,</text:p>
            <text:p>  "properties": {},</text:p>
            <text:p>  "forms": [</text:p>
            <text:p>    {</text:p>
            <text:p>      "href": "mqtt://broker.emqx.io:1883",</text:p>
            <text:p>      "contentType": null,</text:p>
            <text:p>      "topic": "things/id-20/properties/video",</text:p>
            <text:p>      "retain": false,</text:p>
            <text:p>      "op": []</text:p>
            <text:p>    }</text:p>
            <text:p>  ]</text:p>
            <text:p>}</text:p>
          </table:table-cell>
          <table:table-cell office:value-type="float" office:value="3" calcext:value-type="float">
            <text:p>3</text:p>
          </table:table-cell>
          <table:table-cell table:formula="of:=[.D154]-1" office:value-type="float" office:value="2" calcext:value-type="float">
            <text:p>2</text:p>
          </table:table-cell>
          <table:table-cell table:number-columns-repeated="16379"/>
        </table:table-row>
        <table:table-row table:style-name="ro6">
          <table:table-cell office:value-type="string" calcext:value-type="string">
            <text:p>things/id-20/properties/streamActive</text:p>
          </table:table-cell>
          <table:table-cell office:value-type="string" calcext:value-type="string">
            <text:p>{</text:p>
            <text:p>  "title": "Streaming",</text:p>
            <text:p>  "description": "This indicates if the camera stream is active",</text:p>
            <text:p>  "observable": null,</text:p>
            <text:p>  "type": "boolean",</text:p>
            <text:p>  "minimum": null,</text:p>
            <text:p>  "maximum": null,</text:p>
            <text:p>  "enum": null,</text:p>
            <text:p>  "properties": {},</text:p>
            <text:p>  "forms": [</text:p>
            <text:p>    {</text:p>
            <text:p>      "href": "broker.emqx.io:1883",</text:p>
            <text:p>      "contentType": null,</text:p>
            <text:p>      "topic": "things/id-20/properties/streamActive",</text:p>
            <text:p>      "retain": false,</text:p>
            <text:p>      "op": []</text:p>
            <text:p>    },</text:p>
            <text:p>    {</text:p>
            <text:p>      "href": "broker.emqx.io:1883",</text:p>
            <text:p>      "contentType": null,</text:p>
            <text:p>      "topic": "things/id-20/properties/streamActive",</text:p>
            <text:p>      "retain": false,</text:p>
            <text:p>      "op": [</text:p>
            <text:p>        "observeproperty",</text:p>
            <text:p>        "unobserveproperty"</text:p>
            <text:p>      ]</text:p>
            <text:p>    }</text:p>
            <text:p>  ]</text:p>
            <text:p>}</text:p>
          </table:table-cell>
          <table:table-cell office:value-type="string" calcext:value-type="string">
            <text:p>{</text:p>
            <text:p>  "title": "Stream Active",</text:p>
            <text:p>  "description": "A property indicating whether the video stream is currently active or not.",</text:p>
            <text:p>  "observable": null,</text:p>
            <text:p>  "type": "boolean",</text:p>
            <text:p>  "minimum": null,</text:p>
            <text:p>  "maximum": null,</text:p>
            <text:p>  "enum": null,</text:p>
            <text:p>  "properties": {},</text:p>
            <text:p>  "forms": [</text:p>
            <text:p>    {</text:p>
            <text:p>      "href": "mqtt://broker.emqx.io:1883",</text:p>
            <text:p>      "contentType": null,</text:p>
            <text:p>      "topic": "things/id-20/properties/streamActive",</text:p>
            <text:p>      "retain": false,</text:p>
            <text:p>      "op": []</text:p>
            <text:p>    }</text:p>
            <text:p>  ]</text:p>
            <text:p>}</text:p>
          </table:table-cell>
          <table:table-cell office:value-type="float" office:value="5" calcext:value-type="float">
            <text:p>5</text:p>
          </table:table-cell>
          <table:table-cell table:formula="of:=[.D155]-1" office:value-type="float" office:value="4" calcext:value-type="float">
            <text:p>4</text:p>
          </table:table-cell>
          <table:table-cell table:style-name="ce2" table:formula="of:=AVERAGE([.E106:.E155])/4" office:value-type="percentage" office:value="0.77" calcext:value-type="percentage">
            <text:p>77.00%</text:p>
          </table:table-cell>
          <table:table-cell table:number-columns-repeated="16378"/>
        </table:table-row>
        <table:table-row table:style-name="ro22">
          <table:table-cell office:value-type="string" calcext:value-type="string">
            <text:p>ac/goal_temperature</text:p>
          </table:table-cell>
          <table:table-cell office:value-type="string" calcext:value-type="string">
            <text:p>{</text:p>
            <text:p>  "title": "AC Goal Temperature",</text:p>
            <text:p>  "description": "Indicates temperature the air conditioner aims to reach. When set temperature is reached the air conditioner unit will stop the respective cooling or heating process",</text:p>
            <text:p>  "observable": null,</text:p>
            <text:p>  "type": "integer",</text:p>
            <text:p>  "minimum": 10,</text:p>
            <text:p>  "maximum": 35,</text:p>
            <text:p>  "enum": null,</text:p>
            <text:p>  "properties": {},</text:p>
            <text:p>  "forms": [</text:p>
            <text:p>    {</text:p>
            <text:p>      "href": "broker.emqx.io:1883",</text:p>
            <text:p>      "contentType": null,</text:p>
            <text:p>      "topic": "ac/goal_temperature",</text:p>
            <text:p>      "retain": false,</text:p>
            <text:p>      "op": [</text:p>
            <text:p>        "readproperty"</text:p>
            <text:p>      ]</text:p>
            <text:p>    }</text:p>
            <text:p>  ]</text:p>
            <text:p>}</text:p>
          </table:table-cell>
          <table:table-cell office:value-type="string" calcext:value-type="string">
            <text:p>{</text:p>
            <text:p>  "title": "Goal Temperature",</text:p>
            <text:p>  "description": "An affordance that allows setting a target temperature for the air conditioning unit.",</text:p>
            <text:p>  "observable": null,</text:p>
            <text:p>  "type": "integer",</text:p>
            <text:p>  "minimum": null,</text:p>
            <text:p>  "maximum": null,</text:p>
            <text:p>  "enum": null,</text:p>
            <text:p>  "properties": {},</text:p>
            <text:p>  "forms": [</text:p>
            <text:p>    {</text:p>
            <text:p>      "href": "mqtt://broker.emqx.io:1883",</text:p>
            <text:p>      "contentType": null,</text:p>
            <text:p>      "topic": "ac/goal_temperature",</text:p>
            <text:p>      "retain": false,</text:p>
            <text:p>      "op": []</text:p>
            <text:p>    }</text:p>
            <text:p>  ]</text:p>
            <text:p>}</text:p>
          </table:table-cell>
          <table:table-cell office:value-type="float" office:value="5" calcext:value-type="float">
            <text:p>5</text:p>
          </table:table-cell>
          <table:table-cell table:formula="of:=[.D156]-1" office:value-type="float" office:value="4" calcext:value-type="float">
            <text:p>4</text:p>
          </table:table-cell>
          <table:table-cell table:number-columns-repeated="16379"/>
        </table:table-row>
        <table:table-row table:style-name="ro7">
          <table:table-cell office:value-type="string" calcext:value-type="string">
            <text:p>ac/status</text:p>
          </table:table-cell>
          <table:table-cell office:value-type="string" calcext:value-type="string">
            <text:p>{</text:p>
            <text:p>  "title": "AC Status",</text:p>
            <text:p>  "description": "Staus of the device indicating if the device is turned on(True) or off (False)",</text:p>
            <text:p>  "observable": null,</text:p>
            <text:p>  "type": "boolean",</text:p>
            <text:p>  "minimum": null,</text:p>
            <text:p>  "maximum": null,</text:p>
            <text:p>  "enum": null,</text:p>
            <text:p>  "properties": {},</text:p>
            <text:p>  "forms": [</text:p>
            <text:p>    {</text:p>
            <text:p>      "href": "broker.emqx.io:1883",</text:p>
            <text:p>      "contentType": null,</text:p>
            <text:p>      "topic": "ac/status",</text:p>
            <text:p>      "retain": false,</text:p>
            <text:p>      "op": [</text:p>
            <text:p>        "readproperty"</text:p>
            <text:p>      ]</text:p>
            <text:p>    }</text:p>
            <text:p>  ]</text:p>
            <text:p>}</text:p>
          </table:table-cell>
          <table:table-cell office:value-type="string" calcext:value-type="string">
            <text:p>{</text:p>
            <text:p>  "title": "AC Status",</text:p>
            <text:p>  "description": "Represents the current operational status of the air conditioning unit, indicating whether it is on or off.",</text:p>
            <text:p>  "observable": null,</text:p>
            <text:p>  "type": "boolean",</text:p>
            <text:p>  "minimum": null,</text:p>
            <text:p>  "maximum": null,</text:p>
            <text:p>  "enum": null,</text:p>
            <text:p>  "properties": {},</text:p>
            <text:p>  "forms": [</text:p>
            <text:p>    {</text:p>
            <text:p>      "href": "mqtt://broker.emqx.io:1883",</text:p>
            <text:p>      "contentType": null,</text:p>
            <text:p>      "topic": "ac/status",</text:p>
            <text:p>      "retain": false,</text:p>
            <text:p>      "op": []</text:p>
            <text:p>    }</text:p>
            <text:p>  ]</text:p>
            <text:p>}</text:p>
          </table:table-cell>
          <table:table-cell office:value-type="float" office:value="5" calcext:value-type="float">
            <text:p>5</text:p>
          </table:table-cell>
          <table:table-cell table:formula="of:=[.D157]-1" office:value-type="float" office:value="4" calcext:value-type="float">
            <text:p>4</text:p>
          </table:table-cell>
          <table:table-cell table:number-columns-repeated="16379"/>
        </table:table-row>
        <table:table-row table:style-name="ro24">
          <table:table-cell office:value-type="string" calcext:value-type="string">
            <text:p>ac/toggle</text:p>
          </table:table-cell>
          <table:table-cell office:value-type="string" calcext:value-type="string">
            <text:p>{</text:p>
            <text:p>  "title": "Toggle Status",</text:p>
            <text:p>  "description": "Toggles status property, turning the device either off or on depending on the current statu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ac/toggle",</text:p>
            <text:p>      "retain": false,</text:p>
            <text:p>      "op": [</text:p>
            <text:p>        "invokeaction"</text:p>
            <text:p>      ]</text:p>
            <text:p>    }</text:p>
            <text:p>  ]</text:p>
            <text:p>}</text:p>
          </table:table-cell>
          <table:table-cell office:value-type="string" calcext:value-type="string">
            <text:p>{</text:p>
            <text:p>  "title": "Toggle AC",</text:p>
            <text:p>  "description": "An action affordance that allows toggling the state of the air conditioner on or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c/toggle",</text:p>
            <text:p>      "retain": false,</text:p>
            <text:p>      "op": []</text:p>
            <text:p>    }</text:p>
            <text:p>  ]</text:p>
            <text:p>}</text:p>
          </table:table-cell>
          <table:table-cell office:value-type="float" office:value="5" calcext:value-type="float">
            <text:p>5</text:p>
          </table:table-cell>
          <table:table-cell table:formula="of:=[.D158]-1" office:value-type="float" office:value="4" calcext:value-type="float">
            <text:p>4</text:p>
          </table:table-cell>
          <table:table-cell table:number-columns-repeated="16379"/>
        </table:table-row>
        <table:table-row table:style-name="ro8">
          <table:table-cell office:value-type="string" calcext:value-type="string">
            <text:p>ac/temp_up</text:p>
          </table:table-cell>
          <table:table-cell office:value-type="string" calcext:value-type="string">
            <text:p>{</text:p>
            <text:p>  "title": "Temperature Increase",</text:p>
            <text:p>  "description": "Increases the goal temperature by 1 degree celsiu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ac/temp_up",</text:p>
            <text:p>      "retain": false,</text:p>
            <text:p>      "op": [</text:p>
            <text:p>        "invokeaction"</text:p>
            <text:p>      ]</text:p>
            <text:p>    }</text:p>
            <text:p>  ]</text:p>
            <text:p>}</text:p>
          </table:table-cell>
          <table:table-cell office:value-type="string" calcext:value-type="string">
            <text:p>{</text:p>
            <text:p>  "title": "Temperature Increase",</text:p>
            <text:p>  "description": "An action affordance that allows the user to increase the temperature setting of the air condition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c/temp_up",</text:p>
            <text:p>      "retain": false,</text:p>
            <text:p>      "op": []</text:p>
            <text:p>    }</text:p>
            <text:p>  ]</text:p>
            <text:p>}</text:p>
          </table:table-cell>
          <table:table-cell office:value-type="float" office:value="4" calcext:value-type="float">
            <text:p>4</text:p>
          </table:table-cell>
          <table:table-cell table:formula="of:=[.D159]-1" office:value-type="float" office:value="3" calcext:value-type="float">
            <text:p>3</text:p>
          </table:table-cell>
          <table:table-cell table:number-columns-repeated="16379"/>
        </table:table-row>
        <table:table-row table:style-name="ro8">
          <table:table-cell office:value-type="string" calcext:value-type="string">
            <text:p>ac/temp_down</text:p>
          </table:table-cell>
          <table:table-cell office:value-type="string" calcext:value-type="string">
            <text:p>{</text:p>
            <text:p>  "title": "Temperature Decrease",</text:p>
            <text:p>  "description": "Decreases the goal temperature by 1 degree celsiu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ac/temp_down",</text:p>
            <text:p>      "retain": false,</text:p>
            <text:p>      "op": [</text:p>
            <text:p>        "invokeaction"</text:p>
            <text:p>      ]</text:p>
            <text:p>    }</text:p>
            <text:p>  ]</text:p>
            <text:p>}</text:p>
          </table:table-cell>
          <table:table-cell office:value-type="string" calcext:value-type="string">
            <text:p>{</text:p>
            <text:p>  "title": "Temperature Down",</text:p>
            <text:p>  "description": "An action affordance that decreases the temperature setting of the AC uni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c/temp_down",</text:p>
            <text:p>      "retain": false,</text:p>
            <text:p>      "op": []</text:p>
            <text:p>    }</text:p>
            <text:p>  ]</text:p>
            <text:p>}</text:p>
          </table:table-cell>
          <table:table-cell office:value-type="float" office:value="4" calcext:value-type="float">
            <text:p>4</text:p>
          </table:table-cell>
          <table:table-cell table:formula="of:=[.D160]-1" office:value-type="float" office:value="3" calcext:value-type="float">
            <text:p>3</text:p>
          </table:table-cell>
          <table:table-cell table:number-columns-repeated="16379"/>
        </table:table-row>
        <table:table-row table:style-name="ro20">
          <table:table-cell office:value-type="string" calcext:value-type="string">
            <text:p>alarm/is_set</text:p>
          </table:table-cell>
          <table:table-cell office:value-type="string" calcext:value-type="string">
            <text:p>{</text:p>
            <text:p>  "title": "Alarm Set",</text:p>
            <text:p>  "description": "Indicates whether alarm is currently set or not",</text:p>
            <text:p>  "observable": null,</text:p>
            <text:p>  "type": "boolean",</text:p>
            <text:p>  "minimum": null,</text:p>
            <text:p>  "maximum": null,</text:p>
            <text:p>  "enum": null,</text:p>
            <text:p>  "properties": {},</text:p>
            <text:p>  "forms": [</text:p>
            <text:p>    {</text:p>
            <text:p>      "href": "broker.emqx.io:1883",</text:p>
            <text:p>      "contentType": null,</text:p>
            <text:p>      "topic": "alarm/is_set",</text:p>
            <text:p>      "retain": false,</text:p>
            <text:p>      "op": [</text:p>
            <text:p>        "readproperty"</text:p>
            <text:p>      ]</text:p>
            <text:p>    }</text:p>
            <text:p>  ]</text:p>
            <text:p>}</text:p>
          </table:table-cell>
          <table:table-cell office:value-type="string" calcext:value-type="string">
            <text:p>{</text:p>
            <text:p>  "title": "Alarm State",</text:p>
            <text:p>  "description": "Indicates whether the alarm is currently set or not.",</text:p>
            <text:p>  "observable": null,</text:p>
            <text:p>  "type": "boolean",</text:p>
            <text:p>  "minimum": null,</text:p>
            <text:p>  "maximum": null,</text:p>
            <text:p>  "enum": null,</text:p>
            <text:p>  "properties": {},</text:p>
            <text:p>  "forms": [</text:p>
            <text:p>    {</text:p>
            <text:p>      "href": "mqtt://broker.emqx.io:1883",</text:p>
            <text:p>      "contentType": null,</text:p>
            <text:p>      "topic": "alarm/is_set",</text:p>
            <text:p>      "retain": false,</text:p>
            <text:p>      "op": []</text:p>
            <text:p>    }</text:p>
            <text:p>  ]</text:p>
            <text:p>}</text:p>
          </table:table-cell>
          <table:table-cell office:value-type="float" office:value="5" calcext:value-type="float">
            <text:p>5</text:p>
          </table:table-cell>
          <table:table-cell table:formula="of:=[.D161]-1" office:value-type="float" office:value="4" calcext:value-type="float">
            <text:p>4</text:p>
          </table:table-cell>
          <table:table-cell table:number-columns-repeated="16379"/>
        </table:table-row>
        <table:table-row table:style-name="ro20">
          <table:table-cell office:value-type="string" calcext:value-type="string">
            <text:p>alarm/vibration_enabled</text:p>
          </table:table-cell>
          <table:table-cell office:value-type="string" calcext:value-type="string">
            <text:p>{</text:p>
            <text:p>  "title": "Vibration Enabled",</text:p>
            <text:p>  "description": "States whether the alarm is set to vibration only mode",</text:p>
            <text:p>  "observable": null,</text:p>
            <text:p>  "type": "boolean",</text:p>
            <text:p>  "minimum": null,</text:p>
            <text:p>  "maximum": null,</text:p>
            <text:p>  "enum": null,</text:p>
            <text:p>  "properties": {},</text:p>
            <text:p>  "forms": [</text:p>
            <text:p>    {</text:p>
            <text:p>      "href": "broker.emqx.io:1883",</text:p>
            <text:p>      "contentType": null,</text:p>
            <text:p>      "topic": "alarm/vibration_enabled",</text:p>
            <text:p>      "retain": false,</text:p>
            <text:p>      "op": [</text:p>
            <text:p>        "readproperty"</text:p>
            <text:p>      ]</text:p>
            <text:p>    }</text:p>
            <text:p>  ]</text:p>
            <text:p>}</text:p>
          </table:table-cell>
          <table:table-cell office:value-type="string" calcext:value-type="string">
            <text:p>{</text:p>
            <text:p>  "title": "Vibration Enabled",</text:p>
            <text:p>  "description": "A property that indicates whether the vibration feature of the alarm is enabled or disabled.",</text:p>
            <text:p>  "observable": null,</text:p>
            <text:p>  "type": "boolean",</text:p>
            <text:p>  "minimum": null,</text:p>
            <text:p>  "maximum": null,</text:p>
            <text:p>  "enum": null,</text:p>
            <text:p>  "properties": {},</text:p>
            <text:p>  "forms": [</text:p>
            <text:p>    {</text:p>
            <text:p>      "href": "mqtt://broker.emqx.io:1883",</text:p>
            <text:p>      "contentType": null,</text:p>
            <text:p>      "topic": "alarm/vibration_enabled",</text:p>
            <text:p>      "retain": false,</text:p>
            <text:p>      "op": []</text:p>
            <text:p>    }</text:p>
            <text:p>  ]</text:p>
            <text:p>}</text:p>
          </table:table-cell>
          <table:table-cell office:value-type="float" office:value="4" calcext:value-type="float">
            <text:p>4</text:p>
          </table:table-cell>
          <table:table-cell table:formula="of:=[.D162]-1" office:value-type="float" office:value="3" calcext:value-type="float">
            <text:p>3</text:p>
          </table:table-cell>
          <table:table-cell table:number-columns-repeated="16379"/>
        </table:table-row>
        <table:table-row table:style-name="ro8">
          <table:table-cell office:value-type="string" calcext:value-type="string">
            <text:p>alarm/set</text:p>
          </table:table-cell>
          <table:table-cell office:value-type="string" calcext:value-type="string">
            <text:p>{</text:p>
            <text:p>  "title": "Set Alarm",</text:p>
            <text:p>  "description": "Sets alarm, ringing or vibration at the set tim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alarm/set",</text:p>
            <text:p>      "retain": false,</text:p>
            <text:p>      "op": [</text:p>
            <text:p>        "invokeaction"</text:p>
            <text:p>      ]</text:p>
            <text:p>    }</text:p>
            <text:p>  ]</text:p>
            <text:p>}</text:p>
          </table:table-cell>
          <table:table-cell office:value-type="string" calcext:value-type="string">
            <text:p>{</text:p>
            <text:p>  "title": "Set Alarm",</text:p>
            <text:p>  "description": "An action affordance that allows the user to set the alar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larm/set",</text:p>
            <text:p>      "retain": false,</text:p>
            <text:p>      "op": []</text:p>
            <text:p>    }</text:p>
            <text:p>  ]</text:p>
            <text:p>}</text:p>
          </table:table-cell>
          <table:table-cell office:value-type="float" office:value="5" calcext:value-type="float">
            <text:p>5</text:p>
          </table:table-cell>
          <table:table-cell table:formula="of:=[.D163]-1" office:value-type="float" office:value="4" calcext:value-type="float">
            <text:p>4</text:p>
          </table:table-cell>
          <table:table-cell table:number-columns-repeated="16379"/>
        </table:table-row>
        <table:table-row table:style-name="ro8">
          <table:table-cell office:value-type="string" calcext:value-type="string">
            <text:p>alarm/unset</text:p>
          </table:table-cell>
          <table:table-cell office:value-type="string" calcext:value-type="string">
            <text:p>{</text:p>
            <text:p>  "title": "Unset Alarm",</text:p>
            <text:p>  "description": "Unsets alar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alarm/unset",</text:p>
            <text:p>      "retain": false,</text:p>
            <text:p>      "op": [</text:p>
            <text:p>        "invokeaction"</text:p>
            <text:p>      ]</text:p>
            <text:p>    }</text:p>
            <text:p>  ]</text:p>
            <text:p>}</text:p>
          </table:table-cell>
          <table:table-cell office:value-type="string" calcext:value-type="string">
            <text:p>{</text:p>
            <text:p>  "title": "Unset Alarm",</text:p>
            <text:p>  "description": "An action affordance that allows the user to unset or deactivate the alar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larm/unset",</text:p>
            <text:p>      "retain": false,</text:p>
            <text:p>      "op": []</text:p>
            <text:p>    }</text:p>
            <text:p>  ]</text:p>
            <text:p>}</text:p>
          </table:table-cell>
          <table:table-cell office:value-type="float" office:value="5" calcext:value-type="float">
            <text:p>5</text:p>
          </table:table-cell>
          <table:table-cell table:formula="of:=[.D164]-1" office:value-type="float" office:value="4" calcext:value-type="float">
            <text:p>4</text:p>
          </table:table-cell>
          <table:table-cell table:number-columns-repeated="16379"/>
        </table:table-row>
        <table:table-row table:style-name="ro24">
          <table:table-cell office:value-type="string" calcext:value-type="string">
            <text:p>alarm/toggle</text:p>
          </table:table-cell>
          <table:table-cell office:value-type="string" calcext:value-type="string">
            <text:p>{</text:p>
            <text:p>  "title": "Toggle Vibration",</text:p>
            <text:p>  "description": "Switches vibration only mode on or off depending on the current sett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alarm/toggle",</text:p>
            <text:p>      "retain": false,</text:p>
            <text:p>      "op": [</text:p>
            <text:p>        "invokeaction"</text:p>
            <text:p>      ]</text:p>
            <text:p>    }</text:p>
            <text:p>  ]</text:p>
            <text:p>}</text:p>
          </table:table-cell>
          <table:table-cell office:value-type="string" calcext:value-type="string">
            <text:p>{</text:p>
            <text:p>  "title": "Toggle Alarm",</text:p>
            <text:p>  "description": "An action affordance that toggles the state of the alarm, switching it on or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larm/toggle",</text:p>
            <text:p>      "retain": false,</text:p>
            <text:p>      "op": []</text:p>
            <text:p>    }</text:p>
            <text:p>  ]</text:p>
            <text:p>}</text:p>
          </table:table-cell>
          <table:table-cell office:value-type="float" office:value="2" calcext:value-type="float">
            <text:p>2</text:p>
          </table:table-cell>
          <table:table-cell table:formula="of:=[.D165]-1" office:value-type="float" office:value="1" calcext:value-type="float">
            <text:p>1</text:p>
          </table:table-cell>
          <table:table-cell table:number-columns-repeated="16379"/>
        </table:table-row>
        <table:table-row table:style-name="ro28">
          <table:table-cell office:value-type="string" calcext:value-type="string">
            <text:p>state</text:p>
          </table:table-cell>
          <table:table-cell office:value-type="string" calcext:value-type="string">
            <text:p>{</text:p>
            <text:p>  "title": "Ambient Light State",</text:p>
            <text:p>  "description": "State of the Ambient Lightstrip, this includes on/off status, brightness and saturation",</text:p>
            <text:p>  "observable": null,</text:p>
            <text:p>  "type": "object",</text:p>
            <text:p>  "minimum": null,</text:p>
            <text:p>  "maximum": null,</text:p>
            <text:p>  "enum": null,</text:p>
            <text:p>  "properties": {</text:p>
            <text:p>    "on": {</text:p>
            <text:p>      "title": "",</text:p>
            <text:p>      "description": "Boolean Value that describes if the device is on or off",</text:p>
            <text:p>      "observable": null,</text:p>
            <text:p>      "type": "boolean",</text:p>
            <text:p>      "minimum": null,</text:p>
            <text:p>      "maximum": null,</text:p>
            <text:p>      "enum": null,</text:p>
            <text:p>      "properties": {}</text:p>
            <text:p>    },</text:p>
            <text:p>    "bri": {</text:p>
            <text:p>      "title": "Brightness",</text:p>
            <text:p>      "description": "Value between 0 and 254 indicating the Brightness of the Light",</text:p>
            <text:p>      "observable": null,</text:p>
            <text:p>      "type": "integer",</text:p>
            <text:p>      "minimum": 0,</text:p>
            <text:p>      "maximum": 254,</text:p>
            <text:p>      "enum": null,</text:p>
            <text:p>      "properties": {}</text:p>
            <text:p>    },</text:p>
            <text:p>    "sat": {</text:p>
            <text:p>      "title": "Saturation",</text:p>
            <text:p>      "description": "",</text:p>
            <text:p>      "observable": null,</text:p>
            <text:p>      "type": "integer",</text:p>
            <text:p>      "minimum": 0,</text:p>
            <text:p>      "maximum": 254,</text:p>
            <text:p>      "enum": null,</text:p>
            <text:p>      "properties": {}</text:p>
            <text:p>    }</text:p>
            <text:p>  },</text:p>
            <text:p>  "forms": [</text:p>
            <text:p>    {</text:p>
            <text:p>      "href": "broker.emqx.io:1883",</text:p>
            <text:p>      "contentType": null,</text:p>
            <text:p>      "topic": "state",</text:p>
            <text:p>      "retain": false,</text:p>
            <text:p>      "op": [</text:p>
            <text:p>        "readproperty",</text:p>
            <text:p>        "writeproperty"</text:p>
            <text:p>      ]</text:p>
            <text:p>    }</text:p>
            <text:p>  ]</text:p>
            <text:p>}</text:p>
          </table:table-cell>
          <table:table-cell office:value-type="string" calcext:value-type="string">
            <text:p>{</text:p>
            <text:p>  "title": "State",</text:p>
            <text:p>  "description": "An affordance that exposes the current state of the device, including whether it is on or off, its brightness, and saturation levels.",</text:p>
            <text:p>  "observable": null,</text:p>
            <text:p>  "type": "object",</text:p>
            <text:p>  "minimum": null,</text:p>
            <text:p>  "maximum": null,</text:p>
            <text:p>  "enum": null,</text:p>
            <text:p>  "properties": {</text:p>
            <text:p>    "on": {</text:p>
            <text:p>      "title": "",</text:p>
            <text:p>      "description": "",</text:p>
            <text:p>      "observable": null,</text:p>
            <text:p>      "type": "boolean",</text:p>
            <text:p>      "minimum": null,</text:p>
            <text:p>      "maximum": null,</text:p>
            <text:p>      "enum": null,</text:p>
            <text:p>      "properties": {}</text:p>
            <text:p>    },</text:p>
            <text:p>    "bri": {</text:p>
            <text:p>      "title": "",</text:p>
            <text:p>      "description": "",</text:p>
            <text:p>      "observable": null,</text:p>
            <text:p>      "type": "integer",</text:p>
            <text:p>      "minimum": null,</text:p>
            <text:p>      "maximum": null,</text:p>
            <text:p>      "enum": null,</text:p>
            <text:p>      "properties": {}</text:p>
            <text:p>    },</text:p>
            <text:p>    "sat": {</text:p>
            <text:p>      "title": "",</text:p>
            <text:p>      "description": "",</text:p>
            <text:p>      "observable": null,</text:p>
            <text:p>      "type": "integer",</text:p>
            <text:p>      "minimum": null,</text:p>
            <text:p>      "maximum": null,</text:p>
            <text:p>      "enum": null,</text:p>
            <text:p>      "properties": {}</text:p>
            <text:p>    }</text:p>
            <text:p>  },</text:p>
            <text:p>  "forms": [</text:p>
            <text:p>    {</text:p>
            <text:p>      "href": "mqtt://broker.emqx.io:1883",</text:p>
            <text:p>      "contentType": null,</text:p>
            <text:p>      "topic": "state",</text:p>
            <text:p>      "retain": false,</text:p>
            <text:p>      "op": []</text:p>
            <text:p>    }</text:p>
            <text:p>  ]</text:p>
            <text:p>}</text:p>
          </table:table-cell>
          <table:table-cell office:value-type="float" office:value="3" calcext:value-type="float">
            <text:p>3</text:p>
          </table:table-cell>
          <table:table-cell table:formula="of:=[.D166]-1" office:value-type="float" office:value="2" calcext:value-type="float">
            <text:p>2</text:p>
          </table:table-cell>
          <table:table-cell table:number-columns-repeated="16379"/>
        </table:table-row>
        <table:table-row table:style-name="ro8">
          <table:table-cell office:value-type="string" calcext:value-type="string">
            <text:p>turn_on</text:p>
          </table:table-cell>
          <table:table-cell office:value-type="string" calcext:value-type="string">
            <text:p>{</text:p>
            <text:p>  "title": "Turn On Ambient Light Strip",</text:p>
            <text:p>  "description": "Turns the Light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turn_on",</text:p>
            <text:p>      "retain": false,</text:p>
            <text:p>      "op": [</text:p>
            <text:p>        "invokeaction"</text:p>
            <text:p>      ]</text:p>
            <text:p>    }</text:p>
            <text:p>  ]</text:p>
            <text:p>}</text:p>
          </table:table-cell>
          <table:table-cell office:value-type="string" calcext:value-type="string">
            <text:p>{</text:p>
            <text:p>  "title": "Turn On",</text:p>
            <text:p>  "description": "An action affordance that allows turning on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urn_on",</text:p>
            <text:p>      "retain": false,</text:p>
            <text:p>      "op": []</text:p>
            <text:p>    }</text:p>
            <text:p>  ]</text:p>
            <text:p>}</text:p>
          </table:table-cell>
          <table:table-cell office:value-type="float" office:value="3" calcext:value-type="float">
            <text:p>3</text:p>
          </table:table-cell>
          <table:table-cell table:formula="of:=[.D167]-1" office:value-type="float" office:value="2" calcext:value-type="float">
            <text:p>2</text:p>
          </table:table-cell>
          <table:table-cell table:number-columns-repeated="16379"/>
        </table:table-row>
        <table:table-row table:style-name="ro8">
          <table:table-cell office:value-type="string" calcext:value-type="string">
            <text:p>turn_off</text:p>
          </table:table-cell>
          <table:table-cell office:value-type="string" calcext:value-type="string">
            <text:p>{</text:p>
            <text:p>  "title": "Turn Off Ambient Light Strip",</text:p>
            <text:p>  "description": "Turns the Light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turn_off",</text:p>
            <text:p>      "retain": false,</text:p>
            <text:p>      "op": [</text:p>
            <text:p>        "invokeaction"</text:p>
            <text:p>      ]</text:p>
            <text:p>    }</text:p>
            <text:p>  ]</text:p>
            <text:p>}</text:p>
          </table:table-cell>
          <table:table-cell office:value-type="string" calcext:value-type="string">
            <text:p>{</text:p>
            <text:p>  "title": "Turn Off",</text:p>
            <text:p>  "description": "An action affordance that allows the IoT device to be turned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urn_off",</text:p>
            <text:p>      "retain": false,</text:p>
            <text:p>      "op": []</text:p>
            <text:p>    }</text:p>
            <text:p>  ]</text:p>
            <text:p>}</text:p>
          </table:table-cell>
          <table:table-cell office:value-type="float" office:value="3" calcext:value-type="float">
            <text:p>3</text:p>
          </table:table-cell>
          <table:table-cell table:formula="of:=[.D168]-1" office:value-type="float" office:value="2" calcext:value-type="float">
            <text:p>2</text:p>
          </table:table-cell>
          <table:table-cell table:number-columns-repeated="16379"/>
        </table:table-row>
        <table:table-row table:style-name="ro8">
          <table:table-cell office:value-type="string" calcext:value-type="string">
            <text:p>set_brightness</text:p>
          </table:table-cell>
          <table:table-cell office:value-type="string" calcext:value-type="string">
            <text:p>{</text:p>
            <text:p>  "title": "Set Brightness",</text:p>
            <text:p>  "description": "Sets the brightness",</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et_brightness",</text:p>
            <text:p>      "retain": false,</text:p>
            <text:p>      "op": [</text:p>
            <text:p>        "invokeaction"</text:p>
            <text:p>      ]</text:p>
            <text:p>    }</text:p>
            <text:p>  ]</text:p>
            <text:p>}</text:p>
          </table:table-cell>
          <table:table-cell office:value-type="string" calcext:value-type="string">
            <text:p>{</text:p>
            <text:p>  "title": "Set Brightness",</text:p>
            <text:p>  "description": "An action affordance that allows setting the brightness level of the device.",</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et_brightness",</text:p>
            <text:p>      "retain": false,</text:p>
            <text:p>      "op": []</text:p>
            <text:p>    }</text:p>
            <text:p>  ]</text:p>
            <text:p>}</text:p>
          </table:table-cell>
          <table:table-cell office:value-type="float" office:value="5" calcext:value-type="float">
            <text:p>5</text:p>
          </table:table-cell>
          <table:table-cell table:formula="of:=[.D169]-1" office:value-type="float" office:value="4" calcext:value-type="float">
            <text:p>4</text:p>
          </table:table-cell>
          <table:table-cell table:number-columns-repeated="16379"/>
        </table:table-row>
        <table:table-row table:style-name="ro8">
          <table:table-cell office:value-type="string" calcext:value-type="string">
            <text:p>set_saturation</text:p>
          </table:table-cell>
          <table:table-cell office:value-type="string" calcext:value-type="string">
            <text:p>{</text:p>
            <text:p>  "title": "Set Saturation",</text:p>
            <text:p>  "description": "Sets the saturation",</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et_saturation",</text:p>
            <text:p>      "retain": false,</text:p>
            <text:p>      "op": [</text:p>
            <text:p>        "invokeaction"</text:p>
            <text:p>      ]</text:p>
            <text:p>    }</text:p>
            <text:p>  ]</text:p>
            <text:p>}</text:p>
          </table:table-cell>
          <table:table-cell office:value-type="string" calcext:value-type="string">
            <text:p>{</text:p>
            <text:p>  "title": "Set Saturation",</text:p>
            <text:p>  "description": "An action affordance that allows setting the saturation level of a device.",</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et_saturation",</text:p>
            <text:p>      "retain": false,</text:p>
            <text:p>      "op": []</text:p>
            <text:p>    }</text:p>
            <text:p>  ]</text:p>
            <text:p>}</text:p>
          </table:table-cell>
          <table:table-cell office:value-type="float" office:value="5" calcext:value-type="float">
            <text:p>5</text:p>
          </table:table-cell>
          <table:table-cell table:formula="of:=[.D170]-1" office:value-type="float" office:value="4" calcext:value-type="float">
            <text:p>4</text:p>
          </table:table-cell>
          <table:table-cell table:number-columns-repeated="16379"/>
        </table:table-row>
        <table:table-row table:style-name="ro20">
          <table:table-cell office:value-type="string" calcext:value-type="string">
            <text:p>bedside_light/is_on</text:p>
          </table:table-cell>
          <table:table-cell office:value-type="string" calcext:value-type="string">
            <text:p>{</text:p>
            <text:p>  "title": "Lamp Status",</text:p>
            <text:p>  "description": "True if Light is turned on",</text:p>
            <text:p>  "observable": null,</text:p>
            <text:p>  "type": "boolean",</text:p>
            <text:p>  "minimum": null,</text:p>
            <text:p>  "maximum": null,</text:p>
            <text:p>  "enum": null,</text:p>
            <text:p>  "properties": {},</text:p>
            <text:p>  "forms": [</text:p>
            <text:p>    {</text:p>
            <text:p>      "href": "broker.emqx.io:1883",</text:p>
            <text:p>      "contentType": null,</text:p>
            <text:p>      "topic": "bedside_light/is_on",</text:p>
            <text:p>      "retain": false,</text:p>
            <text:p>      "op": [</text:p>
            <text:p>        "readproperty"</text:p>
            <text:p>      ]</text:p>
            <text:p>    }</text:p>
            <text:p>  ]</text:p>
            <text:p>}</text:p>
          </table:table-cell>
          <table:table-cell office:value-type="string" calcext:value-type="string">
            <text:p>{</text:p>
            <text:p>  "title": "Is On",</text:p>
            <text:p>  "description": "Indicates whether the bedside light is currently on or off.",</text:p>
            <text:p>  "observable": null,</text:p>
            <text:p>  "type": "boolean",</text:p>
            <text:p>  "minimum": null,</text:p>
            <text:p>  "maximum": null,</text:p>
            <text:p>  "enum": null,</text:p>
            <text:p>  "properties": {},</text:p>
            <text:p>  "forms": [</text:p>
            <text:p>    {</text:p>
            <text:p>      "href": "mqtt://broker.emqx.io:1883",</text:p>
            <text:p>      "contentType": null,</text:p>
            <text:p>      "topic": "bedside_light/is_on",</text:p>
            <text:p>      "retain": false,</text:p>
            <text:p>      "op": []</text:p>
            <text:p>    }</text:p>
            <text:p>  ]</text:p>
            <text:p>}</text:p>
          </table:table-cell>
          <table:table-cell office:value-type="float" office:value="5" calcext:value-type="float">
            <text:p>5</text:p>
          </table:table-cell>
          <table:table-cell table:formula="of:=[.D171]-1" office:value-type="float" office:value="4" calcext:value-type="float">
            <text:p>4</text:p>
          </table:table-cell>
          <table:table-cell table:number-columns-repeated="16379"/>
        </table:table-row>
        <table:table-row table:style-name="ro20">
          <table:table-cell office:value-type="string" calcext:value-type="string">
            <text:p>bedside_light/brightness</text:p>
          </table:table-cell>
          <table:table-cell office:value-type="string" calcext:value-type="string">
            <text:p>{</text:p>
            <text:p>  "title": "Lamp Brightness",</text:p>
            <text:p>  "description": "Brightness level of the light in percentage",</text:p>
            <text:p>  "observable": null,</text:p>
            <text:p>  "type": "integer",</text:p>
            <text:p>  "minimum": 0,</text:p>
            <text:p>  "maximum": 100,</text:p>
            <text:p>  "enum": null,</text:p>
            <text:p>  "properties": {},</text:p>
            <text:p>  "forms": [</text:p>
            <text:p>    {</text:p>
            <text:p>      "href": "broker.emqx.io:1883",</text:p>
            <text:p>      "contentType": null,</text:p>
            <text:p>      "topic": "bedside_light/brightness",</text:p>
            <text:p>      "retain": false,</text:p>
            <text:p>      "op": [</text:p>
            <text:p>        "readproperty"</text:p>
            <text:p>      ]</text:p>
            <text:p>    }</text:p>
            <text:p>  ]</text:p>
            <text:p>}</text:p>
          </table:table-cell>
          <table:table-cell office:value-type="string" calcext:value-type="string">
            <text:p>{</text:p>
            <text:p>  "title": "Brightness",</text:p>
            <text:p>  "description": "Represents the brightness level of the bedside light, which can be adjusted to various levels.",</text:p>
            <text:p>  "observable": null,</text:p>
            <text:p>  "type": "integer",</text:p>
            <text:p>  "minimum": null,</text:p>
            <text:p>  "maximum": null,</text:p>
            <text:p>  "enum": null,</text:p>
            <text:p>  "properties": {},</text:p>
            <text:p>  "forms": [</text:p>
            <text:p>    {</text:p>
            <text:p>      "href": "mqtt://broker.emqx.io:1883",</text:p>
            <text:p>      "contentType": null,</text:p>
            <text:p>      "topic": "bedside_light/brightness",</text:p>
            <text:p>      "retain": false,</text:p>
            <text:p>      "op": []</text:p>
            <text:p>    }</text:p>
            <text:p>  ]</text:p>
            <text:p>}</text:p>
          </table:table-cell>
          <table:table-cell office:value-type="float" office:value="4" calcext:value-type="float">
            <text:p>4</text:p>
          </table:table-cell>
          <table:table-cell table:formula="of:=[.D172]-1" office:value-type="float" office:value="3" calcext:value-type="float">
            <text:p>3</text:p>
          </table:table-cell>
          <table:table-cell table:number-columns-repeated="16379"/>
        </table:table-row>
        <table:table-row table:style-name="ro8">
          <table:table-cell office:value-type="string" calcext:value-type="string">
            <text:p>bedside_light/on</text:p>
          </table:table-cell>
          <table:table-cell office:value-type="string" calcext:value-type="string">
            <text:p>{</text:p>
            <text:p>  "title": "Turn On",</text:p>
            <text:p>  "description": "Turns the light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bedside_light/on",</text:p>
            <text:p>      "retain": false,</text:p>
            <text:p>      "op": [</text:p>
            <text:p>        "invokeaction"</text:p>
            <text:p>      ]</text:p>
            <text:p>    }</text:p>
            <text:p>  ]</text:p>
            <text:p>}</text:p>
          </table:table-cell>
          <table:table-cell office:value-type="string" calcext:value-type="string">
            <text:p>{</text:p>
            <text:p>  "title": "Turn On Action",</text:p>
            <text:p>  "description": "An action affordance that allows turning the bedside light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edside_light/on",</text:p>
            <text:p>      "retain": false,</text:p>
            <text:p>      "op": []</text:p>
            <text:p>    }</text:p>
            <text:p>  ]</text:p>
            <text:p>}</text:p>
          </table:table-cell>
          <table:table-cell office:value-type="float" office:value="5" calcext:value-type="float">
            <text:p>5</text:p>
          </table:table-cell>
          <table:table-cell table:formula="of:=[.D173]-1" office:value-type="float" office:value="4" calcext:value-type="float">
            <text:p>4</text:p>
          </table:table-cell>
          <table:table-cell table:number-columns-repeated="16379"/>
        </table:table-row>
        <table:table-row table:style-name="ro8">
          <table:table-cell office:value-type="string" calcext:value-type="string">
            <text:p>bedside_light/off</text:p>
          </table:table-cell>
          <table:table-cell office:value-type="string" calcext:value-type="string">
            <text:p>{</text:p>
            <text:p>  "title": "Turn Off",</text:p>
            <text:p>  "description": "Turns the light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bedside_light/off",</text:p>
            <text:p>      "retain": false,</text:p>
            <text:p>      "op": [</text:p>
            <text:p>        "invokeaction"</text:p>
            <text:p>      ]</text:p>
            <text:p>    }</text:p>
            <text:p>  ]</text:p>
            <text:p>}</text:p>
          </table:table-cell>
          <table:table-cell office:value-type="string" calcext:value-type="string">
            <text:p>{</text:p>
            <text:p>  "title": "Turn Off Bedside Light",</text:p>
            <text:p>  "description": "An action affordance to turn off the bedside ligh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edside_light/off",</text:p>
            <text:p>      "retain": false,</text:p>
            <text:p>      "op": []</text:p>
            <text:p>    }</text:p>
            <text:p>  ]</text:p>
            <text:p>}</text:p>
          </table:table-cell>
          <table:table-cell office:value-type="float" office:value="5" calcext:value-type="float">
            <text:p>5</text:p>
          </table:table-cell>
          <table:table-cell table:formula="of:=[.D174]-1" office:value-type="float" office:value="4" calcext:value-type="float">
            <text:p>4</text:p>
          </table:table-cell>
          <table:table-cell table:number-columns-repeated="16379"/>
        </table:table-row>
        <table:table-row table:style-name="ro8">
          <table:table-cell office:value-type="string" calcext:value-type="string">
            <text:p>bedside_light/increase</text:p>
          </table:table-cell>
          <table:table-cell office:value-type="string" calcext:value-type="string">
            <text:p>{</text:p>
            <text:p>  "title": "Increase Brightness",</text:p>
            <text:p>  "description": "Increases brightness by 10%",</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bedside_light/increase",</text:p>
            <text:p>      "retain": false,</text:p>
            <text:p>      "op": [</text:p>
            <text:p>        "invokeaction"</text:p>
            <text:p>      ]</text:p>
            <text:p>    }</text:p>
            <text:p>  ]</text:p>
            <text:p>}</text:p>
          </table:table-cell>
          <table:table-cell office:value-type="string" calcext:value-type="string">
            <text:p>{</text:p>
            <text:p>  "title": "Increase Brightness",</text:p>
            <text:p>  "description": "An action to increase the brightness of the bedside ligh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edside_light/increase",</text:p>
            <text:p>      "retain": false,</text:p>
            <text:p>      "op": []</text:p>
            <text:p>    }</text:p>
            <text:p>  ]</text:p>
            <text:p>}</text:p>
          </table:table-cell>
          <table:table-cell office:value-type="float" office:value="4" calcext:value-type="float">
            <text:p>4</text:p>
          </table:table-cell>
          <table:table-cell table:formula="of:=[.D175]-1" office:value-type="float" office:value="3" calcext:value-type="float">
            <text:p>3</text:p>
          </table:table-cell>
          <table:table-cell table:number-columns-repeated="16379"/>
        </table:table-row>
        <table:table-row table:style-name="ro8">
          <table:table-cell office:value-type="string" calcext:value-type="string">
            <text:p>bedside_light/decrease</text:p>
          </table:table-cell>
          <table:table-cell office:value-type="string" calcext:value-type="string">
            <text:p>{</text:p>
            <text:p>  "title": "Decrease Brightness",</text:p>
            <text:p>  "description": "Decreases brightness by 10%",</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bedside_light/decrease",</text:p>
            <text:p>      "retain": false,</text:p>
            <text:p>      "op": [</text:p>
            <text:p>        "invokeaction"</text:p>
            <text:p>      ]</text:p>
            <text:p>    }</text:p>
            <text:p>  ]</text:p>
            <text:p>}</text:p>
          </table:table-cell>
          <table:table-cell office:value-type="string" calcext:value-type="string">
            <text:p>{</text:p>
            <text:p>  "title": "Decrease Brightness",</text:p>
            <text:p>  "description": "An action affordance that decreases the brightness of the bedside ligh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edside_light/decrease",</text:p>
            <text:p>      "retain": false,</text:p>
            <text:p>      "op": []</text:p>
            <text:p>    }</text:p>
            <text:p>  ]</text:p>
            <text:p>}</text:p>
          </table:table-cell>
          <table:table-cell office:value-type="float" office:value="4" calcext:value-type="float">
            <text:p>4</text:p>
          </table:table-cell>
          <table:table-cell table:formula="of:=[.D176]-1" office:value-type="float" office:value="3" calcext:value-type="float">
            <text:p>3</text:p>
          </table:table-cell>
          <table:table-cell table:number-columns-repeated="16379"/>
        </table:table-row>
        <table:table-row table:style-name="ro7">
          <table:table-cell office:value-type="string" calcext:value-type="string">
            <text:p>coffee_machine/water</text:p>
          </table:table-cell>
          <table:table-cell office:value-type="string" calcext:value-type="string">
            <text:p>{</text:p>
            <text:p>  "title": "Water Level",</text:p>
            <text:p>  "description": "Illustrates water level of the machine. If False the machine does not contain enough water to make a coffIee and needs to be refilled",</text:p>
            <text:p>  "observable": null,</text:p>
            <text:p>  "type": "boolean",</text:p>
            <text:p>  "minimum": null,</text:p>
            <text:p>  "maximum": null,</text:p>
            <text:p>  "enum": null,</text:p>
            <text:p>  "properties": {},</text:p>
            <text:p>  "forms": [</text:p>
            <text:p>    {</text:p>
            <text:p>      "href": "broker.emqx.io:1883",</text:p>
            <text:p>      "contentType": null,</text:p>
            <text:p>      "topic": "coffee_machine/water",</text:p>
            <text:p>      "retain": false,</text:p>
            <text:p>      "op": [</text:p>
            <text:p>        "readproperty"</text:p>
            <text:p>      ]</text:p>
            <text:p>    }</text:p>
            <text:p>  ]</text:p>
            <text:p>}</text:p>
          </table:table-cell>
          <table:table-cell office:value-type="string" calcext:value-type="string">
            <text:p>{</text:p>
            <text:p>  "title": "Water Level Indicator",</text:p>
            <text:p>  "description": "Indicates whether the coffee machine has sufficient water.",</text:p>
            <text:p>  "observable": null,</text:p>
            <text:p>  "type": "boolean",</text:p>
            <text:p>  "minimum": null,</text:p>
            <text:p>  "maximum": null,</text:p>
            <text:p>  "enum": null,</text:p>
            <text:p>  "properties": {},</text:p>
            <text:p>  "forms": [</text:p>
            <text:p>    {</text:p>
            <text:p>      "href": "mqtt://broker.emqx.io:1883",</text:p>
            <text:p>      "contentType": null,</text:p>
            <text:p>      "topic": "coffee_machine/water",</text:p>
            <text:p>      "retain": false,</text:p>
            <text:p>      "op": []</text:p>
            <text:p>    }</text:p>
            <text:p>  ]</text:p>
            <text:p>}</text:p>
          </table:table-cell>
          <table:table-cell office:value-type="float" office:value="5" calcext:value-type="float">
            <text:p>5</text:p>
          </table:table-cell>
          <table:table-cell table:formula="of:=[.D177]-1" office:value-type="float" office:value="4" calcext:value-type="float">
            <text:p>4</text:p>
          </table:table-cell>
          <table:table-cell table:number-columns-repeated="16379"/>
        </table:table-row>
        <table:table-row table:style-name="ro7">
          <table:table-cell office:value-type="string" calcext:value-type="string">
            <text:p>coffee_machine/storage_full</text:p>
          </table:table-cell>
          <table:table-cell office:value-type="string" calcext:value-type="string">
            <text:p>{</text:p>
            <text:p>  "title": "Coffe Ground Waste Bin Status",</text:p>
            <text:p>  "description": "Indicates the remaining coffee ground storage. If False no space is remaining and the container needs to be emptied",</text:p>
            <text:p>  "observable": null,</text:p>
            <text:p>  "type": "boolean",</text:p>
            <text:p>  "minimum": null,</text:p>
            <text:p>  "maximum": null,</text:p>
            <text:p>  "enum": null,</text:p>
            <text:p>  "properties": {},</text:p>
            <text:p>  "forms": [</text:p>
            <text:p>    {</text:p>
            <text:p>      "href": "broker.emqx.io:1883",</text:p>
            <text:p>      "contentType": null,</text:p>
            <text:p>      "topic": "coffee_machine/storage_full",</text:p>
            <text:p>      "retain": false,</text:p>
            <text:p>      "op": [</text:p>
            <text:p>        "readproperty"</text:p>
            <text:p>      ]</text:p>
            <text:p>    }</text:p>
            <text:p>  ]</text:p>
            <text:p>}</text:p>
          </table:table-cell>
          <table:table-cell office:value-type="string" calcext:value-type="string">
            <text:p>{</text:p>
            <text:p>  "title": "Storage Full Status",</text:p>
            <text:p>  "description": "Indicates whether the coffee machine's storage is full.",</text:p>
            <text:p>  "observable": null,</text:p>
            <text:p>  "type": "boolean",</text:p>
            <text:p>  "minimum": null,</text:p>
            <text:p>  "maximum": null,</text:p>
            <text:p>  "enum": null,</text:p>
            <text:p>  "properties": {},</text:p>
            <text:p>  "forms": [</text:p>
            <text:p>    {</text:p>
            <text:p>      "href": "mqtt://broker.emqx.io:1883",</text:p>
            <text:p>      "contentType": null,</text:p>
            <text:p>      "topic": "coffee_machine/storage_full",</text:p>
            <text:p>      "retain": false,</text:p>
            <text:p>      "op": []</text:p>
            <text:p>    }</text:p>
            <text:p>  ]</text:p>
            <text:p>}</text:p>
          </table:table-cell>
          <table:table-cell office:value-type="float" office:value="3" calcext:value-type="float">
            <text:p>3</text:p>
          </table:table-cell>
          <table:table-cell table:formula="of:=[.D178]-1" office:value-type="float" office:value="2" calcext:value-type="float">
            <text:p>2</text:p>
          </table:table-cell>
          <table:table-cell table:number-columns-repeated="16379"/>
        </table:table-row>
        <table:table-row table:style-name="ro20">
          <table:table-cell office:value-type="string" calcext:value-type="string">
            <text:p>coffee_machine</text:p>
          </table:table-cell>
          <table:table-cell office:value-type="string" calcext:value-type="string">
            <text:p>{</text:p>
            <text:p>  "title": "Coffee Machine Status",</text:p>
            <text:p>  "description": "Displays the current power state of the machine",</text:p>
            <text:p>  "observable": null,</text:p>
            <text:p>  "type": "boolean",</text:p>
            <text:p>  "minimum": null,</text:p>
            <text:p>  "maximum": null,</text:p>
            <text:p>  "enum": null,</text:p>
            <text:p>  "properties": {},</text:p>
            <text:p>  "forms": [</text:p>
            <text:p>    {</text:p>
            <text:p>      "href": "broker.emqx.io:1883",</text:p>
            <text:p>      "contentType": null,</text:p>
            <text:p>      "topic": "coffee_machine",</text:p>
            <text:p>      "retain": false,</text:p>
            <text:p>      "op": [</text:p>
            <text:p>        "readproperty"</text:p>
            <text:p>      ]</text:p>
            <text:p>    }</text:p>
            <text:p>  ]</text:p>
            <text:p>}</text:p>
          </table:table-cell>
          <table:table-cell office:value-type="string" calcext:value-type="string">
            <text:p>{</text:p>
            <text:p>  "title": "Coffee Machine Power State",</text:p>
            <text:p>  "description": "This affordance represents the power state of the coffee machine. It indicates whether the coffee machine is currently powered on or off.",</text:p>
            <text:p>  "observable": null,</text:p>
            <text:p>  "type": "boolean",</text:p>
            <text:p>  "minimum": null,</text:p>
            <text:p>  "maximum": null,</text:p>
            <text:p>  "enum": null,</text:p>
            <text:p>  "properties": {},</text:p>
            <text:p>  "forms": [</text:p>
            <text:p>    {</text:p>
            <text:p>      "href": "mqtt://broker.emqx.io:1883",</text:p>
            <text:p>      "contentType": null,</text:p>
            <text:p>      "topic": "coffee_machine",</text:p>
            <text:p>      "retain": false,</text:p>
            <text:p>      "op": []</text:p>
            <text:p>    }</text:p>
            <text:p>  ]</text:p>
            <text:p>}</text:p>
          </table:table-cell>
          <table:table-cell office:value-type="float" office:value="5" calcext:value-type="float">
            <text:p>5</text:p>
          </table:table-cell>
          <table:table-cell table:formula="of:=[.D179]-1" office:value-type="float" office:value="4" calcext:value-type="float">
            <text:p>4</text:p>
          </table:table-cell>
          <table:table-cell table:number-columns-repeated="16379"/>
        </table:table-row>
        <table:table-row table:style-name="ro8">
          <table:table-cell office:value-type="string" calcext:value-type="string">
            <text:p>coffee_machine/toggle</text:p>
          </table:table-cell>
          <table:table-cell office:value-type="string" calcext:value-type="string">
            <text:p>{</text:p>
            <text:p>  "title": "Toggle On/Off",</text:p>
            <text:p>  "description": "Toggles on property of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ffee_machine/toggle",</text:p>
            <text:p>      "retain": false,</text:p>
            <text:p>      "op": [</text:p>
            <text:p>        "invokeaction"</text:p>
            <text:p>      ]</text:p>
            <text:p>    }</text:p>
            <text:p>  ]</text:p>
            <text:p>}</text:p>
          </table:table-cell>
          <table:table-cell office:value-type="string" calcext:value-type="string">
            <text:p>{</text:p>
            <text:p>  "title": "Toggle Function",</text:p>
            <text:p>  "description": "A function to toggle the state of the coffee machin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ffee_machine/toggle",</text:p>
            <text:p>      "retain": false,</text:p>
            <text:p>      "op": []</text:p>
            <text:p>    }</text:p>
            <text:p>  ]</text:p>
            <text:p>}</text:p>
          </table:table-cell>
          <table:table-cell office:value-type="float" office:value="4" calcext:value-type="float">
            <text:p>4</text:p>
          </table:table-cell>
          <table:table-cell table:formula="of:=[.D180]-1" office:value-type="float" office:value="3" calcext:value-type="float">
            <text:p>3</text:p>
          </table:table-cell>
          <table:table-cell table:number-columns-repeated="16379"/>
        </table:table-row>
        <table:table-row table:style-name="ro8">
          <table:table-cell office:value-type="string" calcext:value-type="string">
            <text:p>coffee_machine/refill</text:p>
          </table:table-cell>
          <table:table-cell office:value-type="string" calcext:value-type="string">
            <text:p>{</text:p>
            <text:p>  "title": "Refill Water Tank",</text:p>
            <text:p>  "description": "Refills the water tank of the machin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ffee_machine/refill",</text:p>
            <text:p>      "retain": false,</text:p>
            <text:p>      "op": [</text:p>
            <text:p>        "invokeaction"</text:p>
            <text:p>      ]</text:p>
            <text:p>    }</text:p>
            <text:p>  ]</text:p>
            <text:p>}</text:p>
          </table:table-cell>
          <table:table-cell office:value-type="string" calcext:value-type="string">
            <text:p>{</text:p>
            <text:p>  "title": "Refill Action",</text:p>
            <text:p>  "description": "An action affordance for refilling the coffee machine's water or storag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ffee_machine/refill",</text:p>
            <text:p>      "retain": false,</text:p>
            <text:p>      "op": []</text:p>
            <text:p>    }</text:p>
            <text:p>  ]</text:p>
            <text:p>}</text:p>
          </table:table-cell>
          <table:table-cell office:value-type="float" office:value="3" calcext:value-type="float">
            <text:p>3</text:p>
          </table:table-cell>
          <table:table-cell table:formula="of:=[.D181]-1" office:value-type="float" office:value="2" calcext:value-type="float">
            <text:p>2</text:p>
          </table:table-cell>
          <table:table-cell table:number-columns-repeated="16379"/>
        </table:table-row>
        <table:table-row table:style-name="ro8">
          <table:table-cell office:value-type="string" calcext:value-type="string">
            <text:p>coffee_machine/empty</text:p>
          </table:table-cell>
          <table:table-cell office:value-type="string" calcext:value-type="string">
            <text:p>{</text:p>
            <text:p>  "title": "Waste Bin Empty",</text:p>
            <text:p>  "description": "Empties coffee ground contain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ffee_machine/empty",</text:p>
            <text:p>      "retain": false,</text:p>
            <text:p>      "op": [</text:p>
            <text:p>        "invokeaction"</text:p>
            <text:p>      ]</text:p>
            <text:p>    }</text:p>
            <text:p>  ]</text:p>
            <text:p>}</text:p>
          </table:table-cell>
          <table:table-cell office:value-type="string" calcext:value-type="string">
            <text:p>{</text:p>
            <text:p>  "title": "Empty Coffee Machine",</text:p>
            <text:p>  "description": "An action to empty the coffee machine's storag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ffee_machine/empty",</text:p>
            <text:p>      "retain": false,</text:p>
            <text:p>      "op": []</text:p>
            <text:p>    }</text:p>
            <text:p>  ]</text:p>
            <text:p>}</text:p>
          </table:table-cell>
          <table:table-cell office:value-type="float" office:value="3" calcext:value-type="float">
            <text:p>3</text:p>
          </table:table-cell>
          <table:table-cell table:formula="of:=[.D182]-1" office:value-type="float" office:value="2" calcext:value-type="float">
            <text:p>2</text:p>
          </table:table-cell>
          <table:table-cell table:number-columns-repeated="16379"/>
        </table:table-row>
        <table:table-row table:style-name="ro8">
          <table:table-cell office:value-type="string" calcext:value-type="string">
            <text:p>coffee_machine/make_coffee</text:p>
          </table:table-cell>
          <table:table-cell office:value-type="string" calcext:value-type="string">
            <text:p>{</text:p>
            <text:p>  "title": "Make Coffe",</text:p>
            <text:p>  "description": "Creates a medium cup of coffe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ffee_machine/make_coffee",</text:p>
            <text:p>      "retain": false,</text:p>
            <text:p>      "op": [</text:p>
            <text:p>        "invokeaction"</text:p>
            <text:p>      ]</text:p>
            <text:p>    }</text:p>
            <text:p>  ]</text:p>
            <text:p>}</text:p>
          </table:table-cell>
          <table:table-cell office:value-type="string" calcext:value-type="string">
            <text:p>{</text:p>
            <text:p>  "title": "Make Coffee",</text:p>
            <text:p>  "description": "An action affordance to initiate the coffee mak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ffee_machine/make_coffee",</text:p>
            <text:p>      "retain": false,</text:p>
            <text:p>      "op": []</text:p>
            <text:p>    }</text:p>
            <text:p>  ]</text:p>
            <text:p>}</text:p>
          </table:table-cell>
          <table:table-cell office:value-type="float" office:value="4" calcext:value-type="float">
            <text:p>4</text:p>
          </table:table-cell>
          <table:table-cell table:formula="of:=[.D183]-1" office:value-type="float" office:value="3" calcext:value-type="float">
            <text:p>3</text:p>
          </table:table-cell>
          <table:table-cell table:number-columns-repeated="16379"/>
        </table:table-row>
        <table:table-row table:style-name="ro3">
          <table:table-cell office:value-type="string" calcext:value-type="string">
            <text:p>counter/properties/count</text:p>
          </table:table-cell>
          <table:table-cell office:value-type="string" calcext:value-type="string">
            <text:p>{</text:p>
            <text:p>  "title": "Counter Value",</text:p>
            <text:p>  "description": "current counter value",</text:p>
            <text:p>  "observable": true,</text:p>
            <text:p>  "type": "integer",</text:p>
            <text:p>  "minimum": null,</text:p>
            <text:p>  "maximum": null,</text:p>
            <text:p>  "enum": null,</text:p>
            <text:p>  "properties": {},</text:p>
            <text:p>  "forms": [</text:p>
            <text:p>    {</text:p>
            <text:p>      "href": "broker.emqx.io:1883",</text:p>
            <text:p>      "contentType": "application/json",</text:p>
            <text:p>      "topic": "counter/properties/count",</text:p>
            <text:p>      "retain": false,</text:p>
            <text:p>      "op": [</text:p>
            <text:p>        "readproperty"</text:p>
            <text:p>      ]</text:p>
            <text:p>    },</text:p>
            <text:p>    {</text:p>
            <text:p>      "href": "broker.emqx.io:1883",</text:p>
            <text:p>      "contentType": "application/json",</text:p>
            <text:p>      "topic": "counter/properties/count/observable",</text:p>
            <text:p>      "retain": false,</text:p>
            <text:p>      "op": [</text:p>
            <text:p>        "observeproperty",</text:p>
            <text:p>        "unobserveproperty"</text:p>
            <text:p>      ]</text:p>
            <text:p>    },</text:p>
            <text:p>    {</text:p>
            <text:p>      "href": "broker.emqx.io:1883",</text:p>
            <text:p>      "contentType": "application/json",</text:p>
            <text:p>      "topic": "coap://plugfest.thingweb.io:5683/counter/properties/count",</text:p>
            <text:p>      "retain": false,</text:p>
            <text:p>      "op": [</text:p>
            <text:p>        "readproperty",</text:p>
            <text:p>        "observeproperty",</text:p>
            <text:p>        "unobserveproperty"</text:p>
            <text:p>      ]</text:p>
            <text:p>    }</text:p>
            <text:p>  ]</text:p>
            <text:p>}</text:p>
          </table:table-cell>
          <table:table-cell office:value-type="string" calcext:value-type="string">
            <text:p>{</text:p>
            <text:p>  "title": "Count Property",</text:p>
            <text:p>  "description": "This affordance represents the current count value of the counter device. It can be read to obtain the current count.",</text:p>
            <text:p>  "observable": null,</text:p>
            <text:p>  "type": "integer",</text:p>
            <text:p>  "minimum": null,</text:p>
            <text:p>  "maximum": null,</text:p>
            <text:p>  "enum": null,</text:p>
            <text:p>  "properties": {},</text:p>
            <text:p>  "forms": [</text:p>
            <text:p>    {</text:p>
            <text:p>      "href": "mqtt://broker.emqx.io:1883",</text:p>
            <text:p>      "contentType": null,</text:p>
            <text:p>      "topic": "counter/properties/count",</text:p>
            <text:p>      "retain": false,</text:p>
            <text:p>      "op": []</text:p>
            <text:p>    }</text:p>
            <text:p>  ]</text:p>
            <text:p>}</text:p>
          </table:table-cell>
          <table:table-cell office:value-type="float" office:value="5" calcext:value-type="float">
            <text:p>5</text:p>
          </table:table-cell>
          <table:table-cell table:formula="of:=[.D184]-1" office:value-type="float" office:value="4" calcext:value-type="float">
            <text:p>4</text:p>
          </table:table-cell>
          <table:table-cell table:number-columns-repeated="16379"/>
        </table:table-row>
        <table:table-row table:style-name="ro2">
          <table:table-cell office:value-type="string" calcext:value-type="string">
            <text:p>counter/properties/countAsImage{?fill}</text:p>
          </table:table-cell>
          <table:table-cell office:value-type="string" calcext:value-type="string">
            <text:p>{</text:p>
            <text:p>  "title": "Counter SVG",</text:p>
            <text:p>  "description": "current counter value as SVG image",</text:p>
            <text:p>  "observable": false,</text:p>
            <text:p>  "type": "null",</text:p>
            <text:p>  "minimum": null,</text:p>
            <text:p>  "maximum": null,</text:p>
            <text:p>  "enum": null,</text:p>
            <text:p>  "properties": {},</text:p>
            <text:p>  "forms": [</text:p>
            <text:p>    {</text:p>
            <text:p>      "href": "broker.emqx.io:1883",</text:p>
            <text:p>      "contentType": "image/svg+xml",</text:p>
            <text:p>      "topic": "counter/properties/countAsImage{?fill}",</text:p>
            <text:p>      "retain": false,</text:p>
            <text:p>      "op": [</text:p>
            <text:p>        "readproperty"</text:p>
            <text:p>      ]</text:p>
            <text:p>    },</text:p>
            <text:p>    {</text:p>
            <text:p>      "href": "broker.emqx.io:1883",</text:p>
            <text:p>      "contentType": "image/svg+xml",</text:p>
            <text:p>      "topic": "coap://plugfest.thingweb.io:5683/counter/properties/countAsImage",</text:p>
            <text:p>      "retain": false,</text:p>
            <text:p>      "op": [</text:p>
            <text:p>        "readproperty"</text:p>
            <text:p>      ]</text:p>
            <text:p>    }</text:p>
            <text:p>  ]</text:p>
            <text:p>}</text:p>
          </table:table-cell>
          <table:table-cell office:value-type="string" calcext:value-type="string">
            <text:p>{</text:p>
            <text:p>  "title": "Count As Image",</text:p>
            <text:p>  "description": "This affordance represents the count value as an image, possibly with a fill parameter to customize the image.",</text:p>
            <text:p>  "observable": null,</text:p>
            <text:p>  "type": "null",</text:p>
            <text:p>  "minimum": null,</text:p>
            <text:p>  "maximum": null,</text:p>
            <text:p>  "enum": null,</text:p>
            <text:p>  "properties": {},</text:p>
            <text:p>  "forms": [</text:p>
            <text:p>    {</text:p>
            <text:p>      "href": "mqtt://broker.emqx.io:1883",</text:p>
            <text:p>      "contentType": null,</text:p>
            <text:p>      "topic": "counter/properties/countAsImage{?fill}",</text:p>
            <text:p>      "retain": false,</text:p>
            <text:p>      "op": []</text:p>
            <text:p>    }</text:p>
            <text:p>  ]</text:p>
            <text:p>}</text:p>
          </table:table-cell>
          <table:table-cell office:value-type="float" office:value="5" calcext:value-type="float">
            <text:p>5</text:p>
          </table:table-cell>
          <table:table-cell table:formula="of:=[.D185]-1" office:value-type="float" office:value="4" calcext:value-type="float">
            <text:p>4</text:p>
          </table:table-cell>
          <table:table-cell table:number-columns-repeated="16379"/>
        </table:table-row>
        <table:table-row table:style-name="ro3">
          <table:table-cell office:value-type="string" calcext:value-type="string">
            <text:p>counter/properties/lastChange</text:p>
          </table:table-cell>
          <table:table-cell office:value-type="string" calcext:value-type="string">
            <text:p>{</text:p>
            <text:p>  "title": "Last Change",</text:p>
            <text:p>  "description": "last change of counter value",</text:p>
            <text:p>  "observable": true,</text:p>
            <text:p>  "type": "string",</text:p>
            <text:p>  "minimum": null,</text:p>
            <text:p>  "maximum": null,</text:p>
            <text:p>  "enum": null,</text:p>
            <text:p>  "properties": {},</text:p>
            <text:p>  "forms": [</text:p>
            <text:p>    {</text:p>
            <text:p>      "href": "broker.emqx.io:1883",</text:p>
            <text:p>      "contentType": "application/json",</text:p>
            <text:p>      "topic": "counter/properties/lastChange",</text:p>
            <text:p>      "retain": false,</text:p>
            <text:p>      "op": [</text:p>
            <text:p>        "readproperty"</text:p>
            <text:p>      ]</text:p>
            <text:p>    },</text:p>
            <text:p>    {</text:p>
            <text:p>      "href": "broker.emqx.io:1883",</text:p>
            <text:p>      "contentType": "application/json",</text:p>
            <text:p>      "topic": "counter/properties/lastChange/observable",</text:p>
            <text:p>      "retain": false,</text:p>
            <text:p>      "op": [</text:p>
            <text:p>        "observeproperty",</text:p>
            <text:p>        "unobserveproperty"</text:p>
            <text:p>      ]</text:p>
            <text:p>    },</text:p>
            <text:p>    {</text:p>
            <text:p>      "href": "broker.emqx.io:1883",</text:p>
            <text:p>      "contentType": "application/json",</text:p>
            <text:p>      "topic": "coap://plugfest.thingweb.io:5683/counter/properties/lastChange",</text:p>
            <text:p>      "retain": false,</text:p>
            <text:p>      "op": [</text:p>
            <text:p>        "readproperty",</text:p>
            <text:p>        "observeproperty",</text:p>
            <text:p>        "unobserveproperty"</text:p>
            <text:p>      ]</text:p>
            <text:p>    }</text:p>
            <text:p>  ]</text:p>
            <text:p>}</text:p>
          </table:table-cell>
          <table:table-cell office:value-type="string" calcext:value-type="string">
            <text:p>{</text:p>
            <text:p>  "title": "Last Change Timestamp",</text:p>
            <text:p>  "description": "A property that records the last change timestamp of the counter.",</text:p>
            <text:p>  "observable": null,</text:p>
            <text:p>  "type": "string",</text:p>
            <text:p>  "minimum": null,</text:p>
            <text:p>  "maximum": null,</text:p>
            <text:p>  "enum": null,</text:p>
            <text:p>  "properties": {},</text:p>
            <text:p>  "forms": [</text:p>
            <text:p>    {</text:p>
            <text:p>      "href": "mqtt://broker.emqx.io:1883",</text:p>
            <text:p>      "contentType": null,</text:p>
            <text:p>      "topic": "counter/properties/lastChange",</text:p>
            <text:p>      "retain": false,</text:p>
            <text:p>      "op": []</text:p>
            <text:p>    }</text:p>
            <text:p>  ]</text:p>
            <text:p>}</text:p>
          </table:table-cell>
          <table:table-cell office:value-type="float" office:value="5" calcext:value-type="float">
            <text:p>5</text:p>
          </table:table-cell>
          <table:table-cell table:formula="of:=[.D186]-1" office:value-type="float" office:value="4" calcext:value-type="float">
            <text:p>4</text:p>
          </table:table-cell>
          <table:table-cell table:number-columns-repeated="16379"/>
        </table:table-row>
        <table:table-row table:style-name="ro29">
          <table:table-cell office:value-type="string" calcext:value-type="string">
            <text:p>counter/events/change</text:p>
          </table:table-cell>
          <table:table-cell office:value-type="string" calcext:value-type="string">
            <text:p>{</text:p>
            <text:p>  "title": "Change Event",</text:p>
            <text:p>  "description": "change event",</text:p>
            <text:p>  "data":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unter/events/change",</text:p>
            <text:p>      "retain": false,</text:p>
            <text:p>      "op": [</text:p>
            <text:p>        "subscribeevent",</text:p>
            <text:p>        "unsubscribeevent"</text:p>
            <text:p>      ]</text:p>
            <text:p>    },</text:p>
            <text:p>    {</text:p>
            <text:p>      "href": "broker.emqx.io:1883",</text:p>
            <text:p>      "contentType": "application/json",</text:p>
            <text:p>      "topic": "ws://plugfest.thingweb.io:8083/counter/events/change",</text:p>
            <text:p>      "retain": false,</text:p>
            <text:p>      "op": [</text:p>
            <text:p>        "subscribeevent"</text:p>
            <text:p>      ]</text:p>
            <text:p>    },</text:p>
            <text:p>    {</text:p>
            <text:p>      "href": "broker.emqx.io:1883",</text:p>
            <text:p>      "contentType": "application/json",</text:p>
            <text:p>      "topic": "coap://plugfest.thingweb.io:5683/counter/events/change",</text:p>
            <text:p>      "retain": false,</text:p>
            <text:p>      "op": [</text:p>
            <text:p>        "subscribeevent",</text:p>
            <text:p>        "unsubscribeevent"</text:p>
            <text:p>      ]</text:p>
            <text:p>    }</text:p>
            <text:p>  ]</text:p>
            <text:p>}</text:p>
          </table:table-cell>
          <table:table-cell office:value-type="string" calcext:value-type="string">
            <text:p>{</text:p>
            <text:p>  "title": "Change Event",</text:p>
            <text:p>  "description": "An event that indicates a change has occurred in the counter.",</text:p>
            <text:p>  "data":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unter/events/change",</text:p>
            <text:p>      "retain": false,</text:p>
            <text:p>      "op": []</text:p>
            <text:p>    }</text:p>
            <text:p>  ]</text:p>
            <text:p>}</text:p>
          </table:table-cell>
          <table:table-cell office:value-type="float" office:value="5" calcext:value-type="float">
            <text:p>5</text:p>
          </table:table-cell>
          <table:table-cell table:formula="of:=[.D187]-1" office:value-type="float" office:value="4" calcext:value-type="float">
            <text:p>4</text:p>
          </table:table-cell>
          <table:table-cell table:number-columns-repeated="16379"/>
        </table:table-row>
        <table:table-row table:style-name="ro13">
          <table:table-cell office:value-type="string" calcext:value-type="string">
            <text:p>counter/actions/increment{?step}</text:p>
          </table:table-cell>
          <table:table-cell office:value-type="string" calcext:value-type="string">
            <text:p>{</text:p>
            <text:p>  "title": "Increment Counter",</text:p>
            <text:p>  "description": "increment valu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unter/actions/increment{?step}",</text:p>
            <text:p>      "retain": false,</text:p>
            <text:p>      "op": [</text:p>
            <text:p>        "invokeaction"</text:p>
            <text:p>      ]</text:p>
            <text:p>    },</text:p>
            <text:p>    {</text:p>
            <text:p>      "href": "broker.emqx.io:1883",</text:p>
            <text:p>      "contentType": "application/json",</text:p>
            <text:p>      "topic": "coap://plugfest.thingweb.io:5683/counter/actions/increment",</text:p>
            <text:p>      "retain": false,</text:p>
            <text:p>      "op": [</text:p>
            <text:p>        "invokeaction"</text:p>
            <text:p>      ]</text:p>
            <text:p>    }</text:p>
            <text:p>  ]</text:p>
            <text:p>}</text:p>
          </table:table-cell>
          <table:table-cell office:value-type="string" calcext:value-type="string">
            <text:p>{</text:p>
            <text:p>  "title": "Increment Action",</text:p>
            <text:p>  "description": "An action affordance that allows incrementing the counter value by a specified step.",</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unter/actions/increment{?step}",</text:p>
            <text:p>      "retain": false,</text:p>
            <text:p>      "op": []</text:p>
            <text:p>    }</text:p>
            <text:p>  ]</text:p>
            <text:p>}</text:p>
          </table:table-cell>
          <table:table-cell office:value-type="float" office:value="5" calcext:value-type="float">
            <text:p>5</text:p>
          </table:table-cell>
          <table:table-cell table:formula="of:=[.D188]-1" office:value-type="float" office:value="4" calcext:value-type="float">
            <text:p>4</text:p>
          </table:table-cell>
          <table:table-cell table:number-columns-repeated="16379"/>
        </table:table-row>
        <table:table-row table:style-name="ro13">
          <table:table-cell office:value-type="string" calcext:value-type="string">
            <text:p>counter/actions/decrement{?step}</text:p>
          </table:table-cell>
          <table:table-cell office:value-type="string" calcext:value-type="string">
            <text:p>{</text:p>
            <text:p>  "title": "Decrement Counter",</text:p>
            <text:p>  "description": "decrement valu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unter/actions/decrement{?step}",</text:p>
            <text:p>      "retain": false,</text:p>
            <text:p>      "op": [</text:p>
            <text:p>        "invokeaction"</text:p>
            <text:p>      ]</text:p>
            <text:p>    },</text:p>
            <text:p>    {</text:p>
            <text:p>      "href": "broker.emqx.io:1883",</text:p>
            <text:p>      "contentType": "application/json",</text:p>
            <text:p>      "topic": "coap://plugfest.thingweb.io:5683/counter/actions/decrement",</text:p>
            <text:p>      "retain": false,</text:p>
            <text:p>      "op": [</text:p>
            <text:p>        "invokeaction"</text:p>
            <text:p>      ]</text:p>
            <text:p>    }</text:p>
            <text:p>  ]</text:p>
            <text:p>}</text:p>
          </table:table-cell>
          <table:table-cell office:value-type="string" calcext:value-type="string">
            <text:p>{</text:p>
            <text:p>  "title": "Decrement Action",</text:p>
            <text:p>  "description": "An action affordance that allows the counter to be decremented by a specified step.",</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unter/actions/decrement{?step}",</text:p>
            <text:p>      "retain": false,</text:p>
            <text:p>      "op": []</text:p>
            <text:p>    }</text:p>
            <text:p>  ]</text:p>
            <text:p>}</text:p>
          </table:table-cell>
          <table:table-cell office:value-type="float" office:value="5" calcext:value-type="float">
            <text:p>5</text:p>
          </table:table-cell>
          <table:table-cell table:formula="of:=[.D189]-1" office:value-type="float" office:value="4" calcext:value-type="float">
            <text:p>4</text:p>
          </table:table-cell>
          <table:table-cell table:number-columns-repeated="16379"/>
        </table:table-row>
        <table:table-row table:style-name="ro13">
          <table:table-cell office:value-type="string" calcext:value-type="string">
            <text:p>counter/actions/reset</text:p>
          </table:table-cell>
          <table:table-cell office:value-type="string" calcext:value-type="string">
            <text:p>{</text:p>
            <text:p>  "title": "Reset Counter",</text:p>
            <text:p>  "description": "Resetting counter valu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unter/actions/reset",</text:p>
            <text:p>      "retain": false,</text:p>
            <text:p>      "op": [</text:p>
            <text:p>        "invokeaction"</text:p>
            <text:p>      ]</text:p>
            <text:p>    },</text:p>
            <text:p>    {</text:p>
            <text:p>      "href": "broker.emqx.io:1883",</text:p>
            <text:p>      "contentType": "application/json",</text:p>
            <text:p>      "topic": "coap://plugfest.thingweb.io:5683/counter/actions/reset",</text:p>
            <text:p>      "retain": false,</text:p>
            <text:p>      "op": [</text:p>
            <text:p>        "invokeaction"</text:p>
            <text:p>      ]</text:p>
            <text:p>    }</text:p>
            <text:p>  ]</text:p>
            <text:p>}</text:p>
          </table:table-cell>
          <table:table-cell office:value-type="string" calcext:value-type="string">
            <text:p>{</text:p>
            <text:p>  "title": "Reset Action",</text:p>
            <text:p>  "description": "An action affordance that allows the counter to be reset to its initial stat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unter/actions/reset",</text:p>
            <text:p>      "retain": false,</text:p>
            <text:p>      "op": []</text:p>
            <text:p>    }</text:p>
            <text:p>  ]</text:p>
            <text:p>}</text:p>
          </table:table-cell>
          <table:table-cell office:value-type="float" office:value="5" calcext:value-type="float">
            <text:p>5</text:p>
          </table:table-cell>
          <table:table-cell table:formula="of:=[.D190]-1" office:value-type="float" office:value="4" calcext:value-type="float">
            <text:p>4</text:p>
          </table:table-cell>
          <table:table-cell table:number-columns-repeated="16379"/>
        </table:table-row>
        <table:table-row table:style-name="ro7">
          <table:table-cell office:value-type="string" calcext:value-type="string">
            <text:p>dehumidifier/status</text:p>
          </table:table-cell>
          <table:table-cell office:value-type="string" calcext:value-type="string">
            <text:p>{</text:p>
            <text:p>  "title": "Dehumidifier Status",</text:p>
            <text:p>  "description": "Boolean value representing the status of the device. If True the device is reachable and able to execute actions",</text:p>
            <text:p>  "observable": null,</text:p>
            <text:p>  "type": "boolean",</text:p>
            <text:p>  "minimum": null,</text:p>
            <text:p>  "maximum": null,</text:p>
            <text:p>  "enum": null,</text:p>
            <text:p>  "properties": {},</text:p>
            <text:p>  "forms": [</text:p>
            <text:p>    {</text:p>
            <text:p>      "href": "broker.emqx.io:1883",</text:p>
            <text:p>      "contentType": null,</text:p>
            <text:p>      "topic": "dehumidifier/status",</text:p>
            <text:p>      "retain": false,</text:p>
            <text:p>      "op": [</text:p>
            <text:p>        "readproperty"</text:p>
            <text:p>      ]</text:p>
            <text:p>    }</text:p>
            <text:p>  ]</text:p>
            <text:p>}</text:p>
          </table:table-cell>
          <table:table-cell office:value-type="string" calcext:value-type="string">
            <text:p>{</text:p>
            <text:p>  "title": "Status",</text:p>
            <text:p>  "description": "Indicates whether the dehumidifier is currently on or off.",</text:p>
            <text:p>  "observable": null,</text:p>
            <text:p>  "type": "boolean",</text:p>
            <text:p>  "minimum": null,</text:p>
            <text:p>  "maximum": null,</text:p>
            <text:p>  "enum": null,</text:p>
            <text:p>  "properties": {},</text:p>
            <text:p>  "forms": [</text:p>
            <text:p>    {</text:p>
            <text:p>      "href": "mqtt://broker.emqx.io:1883",</text:p>
            <text:p>      "contentType": null,</text:p>
            <text:p>      "topic": "dehumidifier/status",</text:p>
            <text:p>      "retain": false,</text:p>
            <text:p>      "op": []</text:p>
            <text:p>    }</text:p>
            <text:p>  ]</text:p>
            <text:p>}</text:p>
          </table:table-cell>
          <table:table-cell office:value-type="float" office:value="5" calcext:value-type="float">
            <text:p>5</text:p>
          </table:table-cell>
          <table:table-cell table:formula="of:=[.D191]-1" office:value-type="float" office:value="4" calcext:value-type="float">
            <text:p>4</text:p>
          </table:table-cell>
          <table:table-cell table:number-columns-repeated="16379"/>
        </table:table-row>
        <table:table-row table:style-name="ro16">
          <table:table-cell office:value-type="string" calcext:value-type="string">
            <text:p>dehumidifier/tank</text:p>
          </table:table-cell>
          <table:table-cell office:value-type="string" calcext:value-type="string">
            <text:p>{</text:p>
            <text:p>  "title": "Waster Water Tank Level",</text:p>
            <text:p>  "description": "Describes the current state of the waste water tank",</text:p>
            <text:p>  "observable": null,</text:p>
            <text:p>  "type": "string",</text:p>
            <text:p>  "minimum": null,</text:p>
            <text:p>  "maximum": null,</text:p>
            <text:p>  "enum": [</text:p>
            <text:p>    "full",</text:p>
            <text:p>    "empty"</text:p>
            <text:p>  ],</text:p>
            <text:p>  "properties": {},</text:p>
            <text:p>  "forms": [</text:p>
            <text:p>    {</text:p>
            <text:p>      "href": "broker.emqx.io:1883",</text:p>
            <text:p>      "contentType": null,</text:p>
            <text:p>      "topic": "dehumidifier/tank",</text:p>
            <text:p>      "retain": false,</text:p>
            <text:p>      "op": [</text:p>
            <text:p>        "readproperty"</text:p>
            <text:p>      ]</text:p>
            <text:p>    }</text:p>
            <text:p>  ]</text:p>
            <text:p>}</text:p>
          </table:table-cell>
          <table:table-cell office:value-type="string" calcext:value-type="string">
            <text:p>{</text:p>
            <text:p>  "title": "Tank Status",</text:p>
            <text:p>  "description": "Indicates whether the dehumidifier's tank is full or empty.",</text:p>
            <text:p>  "observable": null,</text:p>
            <text:p>  "type": "string",</text:p>
            <text:p>  "minimum": null,</text:p>
            <text:p>  "maximum": null,</text:p>
            <text:p>  "enum": [</text:p>
            <text:p>    "empty",</text:p>
            <text:p>    "full"</text:p>
            <text:p>  ],</text:p>
            <text:p>  "properties": {},</text:p>
            <text:p>  "forms": [</text:p>
            <text:p>    {</text:p>
            <text:p>      "href": "mqtt://broker.emqx.io:1883",</text:p>
            <text:p>      "contentType": null,</text:p>
            <text:p>      "topic": "dehumidifier/tank",</text:p>
            <text:p>      "retain": false,</text:p>
            <text:p>      "op": []</text:p>
            <text:p>    }</text:p>
            <text:p>  ]</text:p>
            <text:p>}</text:p>
          </table:table-cell>
          <table:table-cell office:value-type="float" office:value="5" calcext:value-type="float">
            <text:p>5</text:p>
          </table:table-cell>
          <table:table-cell table:formula="of:=[.D192]-1" office:value-type="float" office:value="4" calcext:value-type="float">
            <text:p>4</text:p>
          </table:table-cell>
          <table:table-cell table:number-columns-repeated="16379"/>
        </table:table-row>
        <table:table-row table:style-name="ro20">
          <table:table-cell office:value-type="string" calcext:value-type="string">
            <text:p>dehumidifier/humidity</text:p>
          </table:table-cell>
          <table:table-cell office:value-type="string" calcext:value-type="string">
            <text:p>{</text:p>
            <text:p>  "title": "Humidity Level",</text:p>
            <text:p>  "description": "Current humidity level the device aims to reach.",</text:p>
            <text:p>  "observable": null,</text:p>
            <text:p>  "type": "integer",</text:p>
            <text:p>  "minimum": 0,</text:p>
            <text:p>  "maximum": 100,</text:p>
            <text:p>  "enum": null,</text:p>
            <text:p>  "properties": {},</text:p>
            <text:p>  "forms": [</text:p>
            <text:p>    {</text:p>
            <text:p>      "href": "broker.emqx.io:1883",</text:p>
            <text:p>      "contentType": null,</text:p>
            <text:p>      "topic": "dehumidifier/humidity",</text:p>
            <text:p>      "retain": false,</text:p>
            <text:p>      "op": [</text:p>
            <text:p>        "readproperty"</text:p>
            <text:p>      ]</text:p>
            <text:p>    }</text:p>
            <text:p>  ]</text:p>
            <text:p>}</text:p>
          </table:table-cell>
          <table:table-cell office:value-type="string" calcext:value-type="string">
            <text:p>{</text:p>
            <text:p>  "title": "Humidity Level",</text:p>
            <text:p>  "description": "Represents the current humidity level detected by the dehumidifier.",</text:p>
            <text:p>  "observable": null,</text:p>
            <text:p>  "type": "integer",</text:p>
            <text:p>  "minimum": null,</text:p>
            <text:p>  "maximum": null,</text:p>
            <text:p>  "enum": null,</text:p>
            <text:p>  "properties": {},</text:p>
            <text:p>  "forms": [</text:p>
            <text:p>    {</text:p>
            <text:p>      "href": "mqtt://broker.emqx.io:1883",</text:p>
            <text:p>      "contentType": null,</text:p>
            <text:p>      "topic": "dehumidifier/humidity",</text:p>
            <text:p>      "retain": false,</text:p>
            <text:p>      "op": []</text:p>
            <text:p>    }</text:p>
            <text:p>  ]</text:p>
            <text:p>}</text:p>
          </table:table-cell>
          <table:table-cell office:value-type="float" office:value="3" calcext:value-type="float">
            <text:p>3</text:p>
          </table:table-cell>
          <table:table-cell table:formula="of:=[.D193]-1" office:value-type="float" office:value="2" calcext:value-type="float">
            <text:p>2</text:p>
          </table:table-cell>
          <table:table-cell table:number-columns-repeated="16379"/>
        </table:table-row>
        <table:table-row table:style-name="ro8">
          <table:table-cell office:value-type="string" calcext:value-type="string">
            <text:p>dehumidifier/toggle_status</text:p>
          </table:table-cell>
          <table:table-cell office:value-type="string" calcext:value-type="string">
            <text:p>{</text:p>
            <text:p>  "title": "Toggle On/Off",</text:p>
            <text:p>  "description": "Toggle status of the device turning it either on or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ehumidifier/toggle_status",</text:p>
            <text:p>      "retain": false,</text:p>
            <text:p>      "op": [</text:p>
            <text:p>        "invokeaction"</text:p>
            <text:p>      ]</text:p>
            <text:p>    }</text:p>
            <text:p>  ]</text:p>
            <text:p>}</text:p>
          </table:table-cell>
          <table:table-cell office:value-type="string" calcext:value-type="string">
            <text:p>{</text:p>
            <text:p>  "title": "Toggle Status",</text:p>
            <text:p>  "description": "An action affordance that toggles the status of the dehumidifier on or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ehumidifier/toggle_status",</text:p>
            <text:p>      "retain": false,</text:p>
            <text:p>      "op": []</text:p>
            <text:p>    }</text:p>
            <text:p>  ]</text:p>
            <text:p>}</text:p>
          </table:table-cell>
          <table:table-cell office:value-type="float" office:value="5" calcext:value-type="float">
            <text:p>5</text:p>
          </table:table-cell>
          <table:table-cell table:formula="of:=[.D194]-1" office:value-type="float" office:value="4" calcext:value-type="float">
            <text:p>4</text:p>
          </table:table-cell>
          <table:table-cell table:number-columns-repeated="16379"/>
        </table:table-row>
        <table:table-row table:style-name="ro8">
          <table:table-cell office:value-type="string" calcext:value-type="string">
            <text:p>dehumidifier/dehumidify</text:p>
          </table:table-cell>
          <table:table-cell office:value-type="string" calcext:value-type="string">
            <text:p>{</text:p>
            <text:p>  "title": "Start Dehumidification",</text:p>
            <text:p>  "description": "Starts the dehumidification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ehumidifier/dehumidify",</text:p>
            <text:p>      "retain": false,</text:p>
            <text:p>      "op": [</text:p>
            <text:p>        "invokeaction"</text:p>
            <text:p>      ]</text:p>
            <text:p>    }</text:p>
            <text:p>  ]</text:p>
            <text:p>}</text:p>
          </table:table-cell>
          <table:table-cell office:value-type="string" calcext:value-type="string">
            <text:p>{</text:p>
            <text:p>  "title": "Dehumidify Action",</text:p>
            <text:p>  "description": "An action affordance that triggers the dehumidification process on the dehumidifi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ehumidifier/dehumidify",</text:p>
            <text:p>      "retain": false,</text:p>
            <text:p>      "op": []</text:p>
            <text:p>    }</text:p>
            <text:p>  ]</text:p>
            <text:p>}</text:p>
          </table:table-cell>
          <table:table-cell office:value-type="float" office:value="5" calcext:value-type="float">
            <text:p>5</text:p>
          </table:table-cell>
          <table:table-cell table:formula="of:=[.D195]-1" office:value-type="float" office:value="4" calcext:value-type="float">
            <text:p>4</text:p>
          </table:table-cell>
          <table:table-cell table:number-columns-repeated="16379"/>
        </table:table-row>
        <table:table-row table:style-name="ro8">
          <table:table-cell office:value-type="string" calcext:value-type="string">
            <text:p>dehumidifier/drain</text:p>
          </table:table-cell>
          <table:table-cell office:value-type="string" calcext:value-type="string">
            <text:p>{</text:p>
            <text:p>  "title": "Drain Waste Water Tank",</text:p>
            <text:p>  "description": "Drains waste water tank",</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ehumidifier/drain",</text:p>
            <text:p>      "retain": false,</text:p>
            <text:p>      "op": [</text:p>
            <text:p>        "invokeaction"</text:p>
            <text:p>      ]</text:p>
            <text:p>    }</text:p>
            <text:p>  ]</text:p>
            <text:p>}</text:p>
          </table:table-cell>
          <table:table-cell office:value-type="string" calcext:value-type="string">
            <text:p>{</text:p>
            <text:p>  "title": "Drain",</text:p>
            <text:p>  "description": "An action affordance that triggers the draining process of the dehumidifi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ehumidifier/drain",</text:p>
            <text:p>      "retain": false,</text:p>
            <text:p>      "op": []</text:p>
            <text:p>    }</text:p>
            <text:p>  ]</text:p>
            <text:p>}</text:p>
          </table:table-cell>
          <table:table-cell office:value-type="float" office:value="5" calcext:value-type="float">
            <text:p>5</text:p>
          </table:table-cell>
          <table:table-cell table:formula="of:=[.D196]-1" office:value-type="float" office:value="4" calcext:value-type="float">
            <text:p>4</text:p>
          </table:table-cell>
          <table:table-cell table:number-columns-repeated="16379"/>
        </table:table-row>
        <table:table-row table:style-name="ro8">
          <table:table-cell office:value-type="string" calcext:value-type="string">
            <text:p>dehumidifier/set_humidity</text:p>
          </table:table-cell>
          <table:table-cell office:value-type="string" calcext:value-type="string">
            <text:p>{</text:p>
            <text:p>  "title": "Humidity Goal",</text:p>
            <text:p>  "description": "Sets the goal humidity",</text:p>
            <text:p>  "input": {</text:p>
            <text:p>    "title": "",</text:p>
            <text:p>    "description": "the desired humidity",</text:p>
            <text:p>    "observable": null,</text:p>
            <text:p>    "type": "integer",</text:p>
            <text:p>    "minimum": 0,</text:p>
            <text:p>    "maximum": 100,</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ehumidifier/set_humidity",</text:p>
            <text:p>      "retain": false,</text:p>
            <text:p>      "op": [</text:p>
            <text:p>        "invokeaction"</text:p>
            <text:p>      ]</text:p>
            <text:p>    }</text:p>
            <text:p>  ]</text:p>
            <text:p>}</text:p>
          </table:table-cell>
          <table:table-cell office:value-type="string" calcext:value-type="string">
            <text:p>{</text:p>
            <text:p>  "title": "Set Humidity",</text:p>
            <text:p>  "description": "Allows setting the desired humidity level for the dehumidifier.",</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ehumidifier/set_humidity",</text:p>
            <text:p>      "retain": false,</text:p>
            <text:p>      "op": []</text:p>
            <text:p>    }</text:p>
            <text:p>  ]</text:p>
            <text:p>}</text:p>
          </table:table-cell>
          <table:table-cell office:value-type="float" office:value="5" calcext:value-type="float">
            <text:p>5</text:p>
          </table:table-cell>
          <table:table-cell table:formula="of:=[.D197]-1" office:value-type="float" office:value="4" calcext:value-type="float">
            <text:p>4</text:p>
          </table:table-cell>
          <table:table-cell table:number-columns-repeated="16379"/>
        </table:table-row>
        <table:table-row table:style-name="ro7">
          <table:table-cell office:value-type="string" calcext:value-type="string">
            <text:p>dishwasher/is_running</text:p>
          </table:table-cell>
          <table:table-cell office:value-type="string" calcext:value-type="string">
            <text:p>{</text:p>
            <text:p>  "title": "Dishwasher Status",</text:p>
            <text:p>  "description": "States whether the dishwasher is currently running and washing dishes or not",</text:p>
            <text:p>  "observable": null,</text:p>
            <text:p>  "type": "boolean",</text:p>
            <text:p>  "minimum": null,</text:p>
            <text:p>  "maximum": null,</text:p>
            <text:p>  "enum": null,</text:p>
            <text:p>  "properties": {},</text:p>
            <text:p>  "forms": [</text:p>
            <text:p>    {</text:p>
            <text:p>      "href": "broker.emqx.io:1883",</text:p>
            <text:p>      "contentType": null,</text:p>
            <text:p>      "topic": "dishwasher/is_running",</text:p>
            <text:p>      "retain": false,</text:p>
            <text:p>      "op": [</text:p>
            <text:p>        "readproperty"</text:p>
            <text:p>      ]</text:p>
            <text:p>    }</text:p>
            <text:p>  ]</text:p>
            <text:p>}</text:p>
          </table:table-cell>
          <table:table-cell office:value-type="string" calcext:value-type="string">
            <text:p>{</text:p>
            <text:p>  "title": "Dishwasher Running State",</text:p>
            <text:p>  "description": "Indicates whether the dishwasher is currently running.",</text:p>
            <text:p>  "observable": null,</text:p>
            <text:p>  "type": "boolean",</text:p>
            <text:p>  "minimum": null,</text:p>
            <text:p>  "maximum": null,</text:p>
            <text:p>  "enum": null,</text:p>
            <text:p>  "properties": {},</text:p>
            <text:p>  "forms": [</text:p>
            <text:p>    {</text:p>
            <text:p>      "href": "mqtt://broker.emqx.io:1883",</text:p>
            <text:p>      "contentType": null,</text:p>
            <text:p>      "topic": "dishwasher/is_running",</text:p>
            <text:p>      "retain": false,</text:p>
            <text:p>      "op": []</text:p>
            <text:p>    }</text:p>
            <text:p>  ]</text:p>
            <text:p>}</text:p>
          </table:table-cell>
          <table:table-cell office:value-type="float" office:value="5" calcext:value-type="float">
            <text:p>5</text:p>
          </table:table-cell>
          <table:table-cell table:formula="of:=[.D198]-1" office:value-type="float" office:value="4" calcext:value-type="float">
            <text:p>4</text:p>
          </table:table-cell>
          <table:table-cell table:number-columns-repeated="16379"/>
        </table:table-row>
        <table:table-row table:style-name="ro16">
          <table:table-cell office:value-type="string" calcext:value-type="string">
            <text:p>dishwasher</text:p>
          </table:table-cell>
          <table:table-cell office:value-type="string" calcext:value-type="string">
            <text:p>{</text:p>
            <text:p>  "title": "Door Position",</text:p>
            <text:p>  "description": "Represents if the dishwasher is currently closed or open",</text:p>
            <text:p>  "observable": null,</text:p>
            <text:p>  "type": "string",</text:p>
            <text:p>  "minimum": null,</text:p>
            <text:p>  "maximum": null,</text:p>
            <text:p>  "enum": [</text:p>
            <text:p>    "open",</text:p>
            <text:p>    "closed"</text:p>
            <text:p>  ],</text:p>
            <text:p>  "properties": {},</text:p>
            <text:p>  "forms": [</text:p>
            <text:p>    {</text:p>
            <text:p>      "href": "broker.emqx.io:1883",</text:p>
            <text:p>      "contentType": null,</text:p>
            <text:p>      "topic": "dishwasher",</text:p>
            <text:p>      "retain": false,</text:p>
            <text:p>      "op": [</text:p>
            <text:p>        "readproperty"</text:p>
            <text:p>      ]</text:p>
            <text:p>    }</text:p>
            <text:p>  ]</text:p>
            <text:p>}</text:p>
          </table:table-cell>
          <table:table-cell office:value-type="string" calcext:value-type="string">
            <text:p>{</text:p>
            <text:p>  "title": "Dishwasher Door State",</text:p>
            <text:p>  "description": "Indicates whether the dishwasher door is open or closed.",</text:p>
            <text:p>  "observable": null,</text:p>
            <text:p>  "type": "string",</text:p>
            <text:p>  "minimum": null,</text:p>
            <text:p>  "maximum": null,</text:p>
            <text:p>  "enum": [</text:p>
            <text:p>    "closed",</text:p>
            <text:p>    "open"</text:p>
            <text:p>  ],</text:p>
            <text:p>  "properties": {},</text:p>
            <text:p>  "forms": [</text:p>
            <text:p>    {</text:p>
            <text:p>      "href": "mqtt://broker.emqx.io:1883",</text:p>
            <text:p>      "contentType": null,</text:p>
            <text:p>      "topic": "dishwasher",</text:p>
            <text:p>      "retain": false,</text:p>
            <text:p>      "op": []</text:p>
            <text:p>    }</text:p>
            <text:p>  ]</text:p>
            <text:p>}</text:p>
          </table:table-cell>
          <table:table-cell office:value-type="float" office:value="5" calcext:value-type="float">
            <text:p>5</text:p>
          </table:table-cell>
          <table:table-cell table:formula="of:=[.D199]-1" office:value-type="float" office:value="4" calcext:value-type="float">
            <text:p>4</text:p>
          </table:table-cell>
          <table:table-cell table:number-columns-repeated="16379"/>
        </table:table-row>
        <table:table-row table:style-name="ro8">
          <table:table-cell office:value-type="string" calcext:value-type="string">
            <text:p>dishwasher/close</text:p>
          </table:table-cell>
          <table:table-cell office:value-type="string" calcext:value-type="string">
            <text:p>{</text:p>
            <text:p>  "title": "Close Door",</text:p>
            <text:p>  "description": "Closes the doo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ishwasher/close",</text:p>
            <text:p>      "retain": false,</text:p>
            <text:p>      "op": [</text:p>
            <text:p>        "invokeaction"</text:p>
            <text:p>      ]</text:p>
            <text:p>    }</text:p>
            <text:p>  ]</text:p>
            <text:p>}</text:p>
          </table:table-cell>
          <table:table-cell office:value-type="string" calcext:value-type="string">
            <text:p>{</text:p>
            <text:p>  "title": "Close Dishwasher",</text:p>
            <text:p>  "description": "An action to close the dishwasher doo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ishwasher/close",</text:p>
            <text:p>      "retain": false,</text:p>
            <text:p>      "op": []</text:p>
            <text:p>    }</text:p>
            <text:p>  ]</text:p>
            <text:p>}</text:p>
          </table:table-cell>
          <table:table-cell office:value-type="float" office:value="5" calcext:value-type="float">
            <text:p>5</text:p>
          </table:table-cell>
          <table:table-cell table:formula="of:=[.D200]-1" office:value-type="float" office:value="4" calcext:value-type="float">
            <text:p>4</text:p>
          </table:table-cell>
          <table:table-cell table:number-columns-repeated="16379"/>
        </table:table-row>
        <table:table-row table:style-name="ro8">
          <table:table-cell office:value-type="string" calcext:value-type="string">
            <text:p>dishwasher/open</text:p>
          </table:table-cell>
          <table:table-cell office:value-type="string" calcext:value-type="string">
            <text:p>{</text:p>
            <text:p>  "title": "Open Door",</text:p>
            <text:p>  "description": "Opens the doo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ishwasher/open",</text:p>
            <text:p>      "retain": false,</text:p>
            <text:p>      "op": [</text:p>
            <text:p>        "invokeaction"</text:p>
            <text:p>      ]</text:p>
            <text:p>    }</text:p>
            <text:p>  ]</text:p>
            <text:p>}</text:p>
          </table:table-cell>
          <table:table-cell office:value-type="string" calcext:value-type="string">
            <text:p>{</text:p>
            <text:p>  "title": "Open Dishwasher",</text:p>
            <text:p>  "description": "An action to open the dishwash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ishwasher/open",</text:p>
            <text:p>      "retain": false,</text:p>
            <text:p>      "op": []</text:p>
            <text:p>    }</text:p>
            <text:p>  ]</text:p>
            <text:p>}</text:p>
          </table:table-cell>
          <table:table-cell office:value-type="float" office:value="5" calcext:value-type="float">
            <text:p>5</text:p>
          </table:table-cell>
          <table:table-cell table:formula="of:=[.D201]-1" office:value-type="float" office:value="4" calcext:value-type="float">
            <text:p>4</text:p>
          </table:table-cell>
          <table:table-cell table:number-columns-repeated="16379"/>
        </table:table-row>
        <table:table-row table:style-name="ro8">
          <table:table-cell office:value-type="string" calcext:value-type="string">
            <text:p>dishwasher/stop</text:p>
          </table:table-cell>
          <table:table-cell office:value-type="string" calcext:value-type="string">
            <text:p>{</text:p>
            <text:p>  "title": "Stop Dishwasher",</text:p>
            <text:p>  "description": "Stops the wash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ishwasher/stop",</text:p>
            <text:p>      "retain": false,</text:p>
            <text:p>      "op": [</text:p>
            <text:p>        "invokeaction"</text:p>
            <text:p>      ]</text:p>
            <text:p>    }</text:p>
            <text:p>  ]</text:p>
            <text:p>}</text:p>
          </table:table-cell>
          <table:table-cell office:value-type="string" calcext:value-type="string">
            <text:p>{</text:p>
            <text:p>  "title": "Stop Dishwasher",</text:p>
            <text:p>  "description": "An action to stop the dishwasher from runn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ishwasher/stop",</text:p>
            <text:p>      "retain": false,</text:p>
            <text:p>      "op": []</text:p>
            <text:p>    }</text:p>
            <text:p>  ]</text:p>
            <text:p>}</text:p>
          </table:table-cell>
          <table:table-cell office:value-type="float" office:value="5" calcext:value-type="float">
            <text:p>5</text:p>
          </table:table-cell>
          <table:table-cell table:formula="of:=[.D202]-1" office:value-type="float" office:value="4" calcext:value-type="float">
            <text:p>4</text:p>
          </table:table-cell>
          <table:table-cell table:number-columns-repeated="16379"/>
        </table:table-row>
        <table:table-row table:style-name="ro30">
          <table:table-cell office:value-type="string" calcext:value-type="string">
            <text:p>dishwasher/break</text:p>
          </table:table-cell>
          <table:table-cell office:value-type="string" calcext:value-type="string">
            <text:p>{</text:p>
            <text:p>  "title": "Start Dishwasher",</text:p>
            <text:p>  "description": "Starts the wash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ishwasher/break",</text:p>
            <text:p>      "retain": false,</text:p>
            <text:p>      "op": [</text:p>
            <text:p>        "invokeaction"</text:p>
            <text:p>      ]</text:p>
            <text:p>    }</text:p>
            <text:p>  ]</text:p>
            <text:p>}</text:p>
          </table:table-cell>
          <table:table-cell office:value-type="string" calcext:value-type="string">
            <text:p>{</text:p>
            <text:p>  "title": "Break",</text:p>
            <text:p>  "description": "An action affordance to trigger a break function on the dishwash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ishwasher/break",</text:p>
            <text:p>      "retain": false,</text:p>
            <text:p>      "op": []</text:p>
            <text:p>    }</text:p>
            <text:p>  ]</text:p>
            <text:p>}</text:p>
          </table:table-cell>
          <table:table-cell office:value-type="float" office:value="1" calcext:value-type="float">
            <text:p>1</text:p>
          </table:table-cell>
          <table:table-cell table:formula="of:=[.D203]-1" office:value-type="float" office:value="0" calcext:value-type="float">
            <text:p>0</text:p>
          </table:table-cell>
          <table:table-cell table:number-columns-repeated="16379"/>
        </table:table-row>
        <table:table-row table:style-name="ro31">
          <table:table-cell office:value-type="string" calcext:value-type="string">
            <text:p>power</text:p>
          </table:table-cell>
          <table:table-cell office:value-type="string" calcext:value-type="string">
            <text:p>{</text:p>
            <text:p>  "title": "Power",</text:p>
            <text:p>  "description": "Current power status of the Smart Display",</text:p>
            <text:p>  "observable": null,</text:p>
            <text:p>  "type": "object",</text:p>
            <text:p>  "minimum": null,</text:p>
            <text:p>  "maximum": null,</text:p>
            <text:p>  "enum": null,</text:p>
            <text:p>  "properties": {</text:p>
            <text:p>    "status": {</text:p>
            <text:p>      "title": "",</text:p>
            <text:p>      "description": "",</text:p>
            <text:p>      "observable": null,</text:p>
            <text:p>      "type": "boolean",</text:p>
            <text:p>      "minimum": null,</text:p>
            <text:p>      "maximum": null,</text:p>
            <text:p>      "enum": null,</text:p>
            <text:p>      "properties": {}</text:p>
            <text:p>    }</text:p>
            <text:p>  },</text:p>
            <text:p>  "forms": [</text:p>
            <text:p>    {</text:p>
            <text:p>      "href": "broker.emqx.io:1883",</text:p>
            <text:p>      "contentType": "application/json;charset=utf-8",</text:p>
            <text:p>      "topic": "power",</text:p>
            <text:p>      "retain": false,</text:p>
            <text:p>      "op": [</text:p>
            <text:p>        "readproperty"</text:p>
            <text:p>      ]</text:p>
            <text:p>    }</text:p>
            <text:p>  ]</text:p>
            <text:p>}</text:p>
          </table:table-cell>
          <table:table-cell office:value-type="string" calcext:value-type="string">
            <text:p>{</text:p>
            <text:p>  "title": "Power Status",</text:p>
            <text:p>  "description": "Represents the power status of the device, indicating whether it is on or off.",</text:p>
            <text:p>  "observable": null,</text:p>
            <text:p>  "type": "boolean",</text:p>
            <text:p>  "minimum": null,</text:p>
            <text:p>  "maximum": null,</text:p>
            <text:p>  "enum": null,</text:p>
            <text:p>  "properties": {},</text:p>
            <text:p>  "forms": [</text:p>
            <text:p>    {</text:p>
            <text:p>      "href": "mqtt://broker.emqx.io:1883",</text:p>
            <text:p>      "contentType": null,</text:p>
            <text:p>      "topic": "power",</text:p>
            <text:p>      "retain": false,</text:p>
            <text:p>      "op": []</text:p>
            <text:p>    }</text:p>
            <text:p>  ]</text:p>
            <text:p>}</text:p>
          </table:table-cell>
          <table:table-cell office:value-type="float" office:value="4" calcext:value-type="float">
            <text:p>4</text:p>
          </table:table-cell>
          <table:table-cell table:formula="of:=[.D204]-1" office:value-type="float" office:value="3" calcext:value-type="float">
            <text:p>3</text:p>
          </table:table-cell>
          <table:table-cell table:number-columns-repeated="16379"/>
        </table:table-row>
        <table:table-row table:style-name="ro32">
          <table:table-cell office:value-type="string" calcext:value-type="string">
            <text:p>content</text:p>
          </table:table-cell>
          <table:table-cell office:value-type="string" calcext:value-type="string">
            <text:p>{</text:p>
            <text:p>  "title": "Available Content",</text:p>
            <text:p>  "description": "A list of available content that can be displayed",</text:p>
            <text:p>  "observable": null,</text:p>
            <text:p>  "type": "string",</text:p>
            <text:p>  "minimum": null,</text:p>
            <text:p>  "maximum": null,</text:p>
            <text:p>  "enum": null,</text:p>
            <text:p>  "properties": {},</text:p>
            <text:p>  "forms": [</text:p>
            <text:p>    {</text:p>
            <text:p>      "href": "broker.emqx.io:1883",</text:p>
            <text:p>      "contentType": "application/json;charset=utf-8",</text:p>
            <text:p>      "topic": "content",</text:p>
            <text:p>      "retain": false,</text:p>
            <text:p>      "op": [</text:p>
            <text:p>        "readproperty"</text:p>
            <text:p>      ]</text:p>
            <text:p>    }</text:p>
            <text:p>  ]</text:p>
            <text:p>}</text:p>
          </table:table-cell>
          <table:table-cell office:value-type="string" calcext:value-type="string">
            <text:p>{</text:p>
            <text:p>  "title": "Content Management",</text:p>
            <text:p>  "description": "An affordance that allows managing and displaying content such as videos, pictures, channels, and text files.",</text:p>
            <text:p>  "observable": null,</text:p>
            <text:p>  "type": "string",</text:p>
            <text:p>  "minimum": null,</text:p>
            <text:p>  "maximum": null,</text:p>
            <text:p>  "enum": [</text:p>
            <text:p>    "Picture_2022.jpeg",</text:p>
            <text:p>    "Video_1.mp4",</text:p>
            <text:p>    "Sales.txt",</text:p>
            <text:p>    "Chanel A"</text:p>
            <text:p>  ],</text:p>
            <text:p>  "properties": {},</text:p>
            <text:p>  "forms": [</text:p>
            <text:p>    {</text:p>
            <text:p>      "href": "mqtt://broker.emqx.io:1883",</text:p>
            <text:p>      "contentType": null,</text:p>
            <text:p>      "topic": "content",</text:p>
            <text:p>      "retain": false,</text:p>
            <text:p>      "op": []</text:p>
            <text:p>    }</text:p>
            <text:p>  ]</text:p>
            <text:p>}</text:p>
          </table:table-cell>
          <table:table-cell office:value-type="float" office:value="4" calcext:value-type="float">
            <text:p>4</text:p>
          </table:table-cell>
          <table:table-cell table:formula="of:=[.D205]-1" office:value-type="float" office:value="3" calcext:value-type="float">
            <text:p>3</text:p>
          </table:table-cell>
          <table:table-cell table:number-columns-repeated="16379"/>
        </table:table-row>
        <table:table-row table:style-name="ro33">
          <table:table-cell office:value-type="string" calcext:value-type="string">
            <text:p>weatheralert</text:p>
          </table:table-cell>
          <table:table-cell office:value-type="string" calcext:value-type="string">
            <text:p>{</text:p>
            <text:p>  "title": "Weather Alert",</text:p>
            <text:p>  "description": "The Smart Display can display and warn about weather events",</text:p>
            <text:p>  "data": {</text:p>
            <text:p>    "title": "",</text:p>
            <text:p>    "description": "",</text:p>
            <text:p>    "observable": null,</text:p>
            <text:p>    "type": "object",</text:p>
            <text:p>    "minimum": null,</text:p>
            <text:p>    "maximum": null,</text:p>
            <text:p>    "enum": null,</text:p>
            <text:p>    "properties": {</text:p>
            <text:p>      "region": {</text:p>
            <text:p>        "title": "",</text:p>
            <text:p>        "description": "",</text:p>
            <text:p>        "observable": null,</text:p>
            <text:p>        "type": "string",</text:p>
            <text:p>        "minimum": null,</text:p>
            <text:p>        "maximum": null,</text:p>
            <text:p>        "enum": null,</text:p>
            <text:p>        "properties": {}</text:p>
            <text:p>      },</text:p>
            <text:p>      "alert": {</text:p>
            <text:p>        "title": "",</text:p>
            <text:p>        "description": "",</text:p>
            <text:p>        "observable": null,</text:p>
            <text:p>        "type": "string",</text:p>
            <text:p>        "minimum": null,</text:p>
            <text:p>        "maximum": null,</text:p>
            <text:p>        "enum": null,</text:p>
            <text:p>        "properties": {}</text:p>
            <text:p>      }</text:p>
            <text:p>    }</text:p>
            <text:p>  },</text:p>
            <text:p>  "forms": [</text:p>
            <text:p>    {</text:p>
            <text:p>      "href": "broker.emqx.io:1883",</text:p>
            <text:p>      "contentType": "application/json;charset=utf-8",</text:p>
            <text:p>      "topic": "weatheralert",</text:p>
            <text:p>      "retain": false,</text:p>
            <text:p>      "op": [</text:p>
            <text:p>        "subscribeevent"</text:p>
            <text:p>      ]</text:p>
            <text:p>    },</text:p>
            <text:p>    {</text:p>
            <text:p>      "href": "broker.emqx.io:1883",</text:p>
            <text:p>      "contentType": "application/json;charset=utf-8",</text:p>
            <text:p>      "topic": "ws://192.168.30.121:8888/weatheralert",</text:p>
            <text:p>      "retain": false,</text:p>
            <text:p>      "op": [</text:p>
            <text:p>        "subscribeevent"</text:p>
            <text:p>      ]</text:p>
            <text:p>    }</text:p>
            <text:p>  ]</text:p>
            <text:p>}</text:p>
          </table:table-cell>
          <table:table-cell office:value-type="string" calcext:value-type="string">
            <text:p>{</text:p>
            <text:p>  "title": "Weather Alert",</text:p>
            <text:p>  "description": "An event source that pushes weather alert data for different regions.",</text:p>
            <text:p>  "data": {</text:p>
            <text:p>    "title": "",</text:p>
            <text:p>    "description": "",</text:p>
            <text:p>    "observable": null,</text:p>
            <text:p>    "type": "object",</text:p>
            <text:p>    "minimum": null,</text:p>
            <text:p>    "maximum": null,</text:p>
            <text:p>    "enum": null,</text:p>
            <text:p>    "properties": {</text:p>
            <text:p>      "region": {</text:p>
            <text:p>        "title": "",</text:p>
            <text:p>        "description": "",</text:p>
            <text:p>        "observable": null,</text:p>
            <text:p>        "type": "string",</text:p>
            <text:p>        "minimum": null,</text:p>
            <text:p>        "maximum": null,</text:p>
            <text:p>        "enum": null,</text:p>
            <text:p>        "properties": {}</text:p>
            <text:p>      },</text:p>
            <text:p>      "alert": {</text:p>
            <text:p>        "title": "",</text:p>
            <text:p>        "description": "",</text:p>
            <text:p>        "observable": null,</text:p>
            <text:p>        "type": "string",</text:p>
            <text:p>        "minimum": null,</text:p>
            <text:p>        "maximum": null,</text:p>
            <text:p>        "enum": null,</text:p>
            <text:p>        "properties": {}</text:p>
            <text:p>      }</text:p>
            <text:p>    }</text:p>
            <text:p>  },</text:p>
            <text:p>  "forms": [</text:p>
            <text:p>    {</text:p>
            <text:p>      "href": "mqtt://broker.emqx.io:1883",</text:p>
            <text:p>      "contentType": null,</text:p>
            <text:p>      "topic": "weatheralert",</text:p>
            <text:p>      "retain": false,</text:p>
            <text:p>      "op": []</text:p>
            <text:p>    }</text:p>
            <text:p>  ]</text:p>
            <text:p>}</text:p>
          </table:table-cell>
          <table:table-cell office:value-type="float" office:value="5" calcext:value-type="float">
            <text:p>5</text:p>
          </table:table-cell>
          <table:table-cell table:formula="of:=[.D206]-1" office:value-type="float" office:value="4" calcext:value-type="float">
            <text:p>4</text:p>
          </table:table-cell>
          <table:table-cell table:number-columns-repeated="16379"/>
        </table:table-row>
        <table:table-row table:style-name="ro30">
          <table:table-cell office:value-type="string" calcext:value-type="string">
            <text:p>toggle</text:p>
          </table:table-cell>
          <table:table-cell office:value-type="string" calcext:value-type="string">
            <text:p>{</text:p>
            <text:p>  "title": "Toggle Power Status",</text:p>
            <text:p>  "description": "Toggle the Power Status of the Smart Display",</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toggle",</text:p>
            <text:p>      "retain": false,</text:p>
            <text:p>      "op": [</text:p>
            <text:p>        "invokeaction"</text:p>
            <text:p>      ]</text:p>
            <text:p>    }</text:p>
            <text:p>  ]</text:p>
            <text:p>}</text:p>
          </table:table-cell>
          <table:table-cell office:value-type="string" calcext:value-type="string">
            <text:p>{</text:p>
            <text:p>  "title": "Toggle",</text:p>
            <text:p>  "description": "An action affordance that allows toggling a state on or off. The payload is null, indicating no additional data is required to perform this acti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oggle",</text:p>
            <text:p>      "retain": false,</text:p>
            <text:p>      "op": []</text:p>
            <text:p>    }</text:p>
            <text:p>  ]</text:p>
            <text:p>}</text:p>
          </table:table-cell>
          <table:table-cell office:value-type="float" office:value="4" calcext:value-type="float">
            <text:p>4</text:p>
          </table:table-cell>
          <table:table-cell table:formula="of:=[.D207]-1" office:value-type="float" office:value="3" calcext:value-type="float">
            <text:p>3</text:p>
          </table:table-cell>
          <table:table-cell table:number-columns-repeated="16379"/>
        </table:table-row>
        <table:table-row table:style-name="ro30">
          <table:table-cell office:value-type="string" calcext:value-type="string">
            <text:p>setvolume</text:p>
          </table:table-cell>
          <table:table-cell office:value-type="string" calcext:value-type="string">
            <text:p>{</text:p>
            <text:p>  "title": "Set Volume",</text:p>
            <text:p>  "description": "Set the volume lev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setvolume",</text:p>
            <text:p>      "retain": false,</text:p>
            <text:p>      "op": [</text:p>
            <text:p>        "invokeaction"</text:p>
            <text:p>      ]</text:p>
            <text:p>    }</text:p>
            <text:p>  ]</text:p>
            <text:p>}</text:p>
          </table:table-cell>
          <table:table-cell office:value-type="string" calcext:value-type="string">
            <text:p>{</text:p>
            <text:p>  "title": "Set Volume",</text:p>
            <text:p>  "description": "An action affordance that allows the user to set the volume on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etvolume",</text:p>
            <text:p>      "retain": false,</text:p>
            <text:p>      "op": []</text:p>
            <text:p>    }</text:p>
            <text:p>  ]</text:p>
            <text:p>}</text:p>
          </table:table-cell>
          <table:table-cell office:value-type="float" office:value="5" calcext:value-type="float">
            <text:p>5</text:p>
          </table:table-cell>
          <table:table-cell table:formula="of:=[.D208]-1" office:value-type="float" office:value="4" calcext:value-type="float">
            <text:p>4</text:p>
          </table:table-cell>
          <table:table-cell table:number-columns-repeated="16379"/>
        </table:table-row>
        <table:table-row table:style-name="ro30">
          <table:table-cell office:value-type="string" calcext:value-type="string">
            <text:p>setbright</text:p>
          </table:table-cell>
          <table:table-cell office:value-type="string" calcext:value-type="string">
            <text:p>{</text:p>
            <text:p>  "title": "Set Brightness",</text:p>
            <text:p>  "description": "Set the brightness level of the pann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setbright",</text:p>
            <text:p>      "retain": false,</text:p>
            <text:p>      "op": [</text:p>
            <text:p>        "invokeaction"</text:p>
            <text:p>      ]</text:p>
            <text:p>    }</text:p>
            <text:p>  ]</text:p>
            <text:p>}</text:p>
          </table:table-cell>
          <table:table-cell office:value-type="string" calcext:value-type="string">
            <text:p>{</text:p>
            <text:p>  "title": "Set Brightness",</text:p>
            <text:p>  "description": "An action to set the brightness level of a device. The payload is null, indicating that this action might be triggered by an external command or preset configurati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etbright",</text:p>
            <text:p>      "retain": false,</text:p>
            <text:p>      "op": []</text:p>
            <text:p>    }</text:p>
            <text:p>  ]</text:p>
            <text:p>}</text:p>
          </table:table-cell>
          <table:table-cell office:value-type="float" office:value="3" calcext:value-type="float">
            <text:p>3</text:p>
          </table:table-cell>
          <table:table-cell table:formula="of:=[.D209]-1" office:value-type="float" office:value="2" calcext:value-type="float">
            <text:p>2</text:p>
          </table:table-cell>
          <table:table-cell table:number-columns-repeated="16379"/>
        </table:table-row>
        <table:table-row table:style-name="ro30">
          <table:table-cell office:value-type="string" calcext:value-type="string">
            <text:p>showtext</text:p>
          </table:table-cell>
          <table:table-cell office:value-type="string" calcext:value-type="string">
            <text:p>{</text:p>
            <text:p>  "title": "Show Text",</text:p>
            <text:p>  "description": "Display a text file on the Smart Display",</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showtext",</text:p>
            <text:p>      "retain": false,</text:p>
            <text:p>      "op": [</text:p>
            <text:p>        "invokeaction"</text:p>
            <text:p>      ]</text:p>
            <text:p>    }</text:p>
            <text:p>  ]</text:p>
            <text:p>}</text:p>
          </table:table-cell>
          <table:table-cell office:value-type="string" calcext:value-type="string">
            <text:p>{</text:p>
            <text:p>  "title": "Show Text",</text:p>
            <text:p>  "description": "An action affordance that allows the IoT device to display text on a screen or interfa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howtext",</text:p>
            <text:p>      "retain": false,</text:p>
            <text:p>      "op": []</text:p>
            <text:p>    }</text:p>
            <text:p>  ]</text:p>
            <text:p>}</text:p>
          </table:table-cell>
          <table:table-cell office:value-type="float" office:value="4" calcext:value-type="float">
            <text:p>4</text:p>
          </table:table-cell>
          <table:table-cell table:formula="of:=[.D210]-1" office:value-type="float" office:value="3" calcext:value-type="float">
            <text:p>3</text:p>
          </table:table-cell>
          <table:table-cell table:number-columns-repeated="16379"/>
        </table:table-row>
        <table:table-row table:style-name="ro34">
          <table:table-cell office:value-type="string" calcext:value-type="string">
            <text:p>playvideo</text:p>
          </table:table-cell>
          <table:table-cell office:value-type="string" calcext:value-type="string">
            <text:p>{</text:p>
            <text:p>  "title": "Play Video",</text:p>
            <text:p>  "description": "Start playing a video from the network",</text:p>
            <text:p>  "input": {</text:p>
            <text:p>    "title": "",</text:p>
            <text:p>    "description": "",</text:p>
            <text:p>    "observable": null,</text:p>
            <text:p>    "type": "object",</text:p>
            <text:p>    "minimum": null,</text:p>
            <text:p>    "maximum": null,</text:p>
            <text:p>    "enum": null,</text:p>
            <text:p>    "properties": {</text:p>
            <text:p>      "identifier": {</text:p>
            <text:p>        "title": "",</text:p>
            <text:p>        "description": "",</text:p>
            <text:p>        "observable": null,</text:p>
            <text:p>        "type": "string",</text:p>
            <text:p>        "minimum": null,</text:p>
            <text:p>        "maximum": null,</text:p>
            <text:p>        "enum": null,</text:p>
            <text:p>        "properties": {}</text:p>
            <text:p>      },</text:p>
            <text:p>      "name": {</text:p>
            <text:p>        "title": "",</text:p>
            <text:p>        "description": "",</text:p>
            <text:p>        "observable": null,</text:p>
            <text:p>        "type": "string",</text:p>
            <text:p>        "minimum": null,</text:p>
            <text:p>        "maximum": null,</text:p>
            <text:p>        "enum": null,</text:p>
            <text:p>        "properties": {}</text:p>
            <text:p>      },</text:p>
            <text:p>      "description": {</text:p>
            <text:p>        "title": "",</text:p>
            <text:p>        "description": "",</text:p>
            <text:p>        "observable": null,</text:p>
            <text:p>        "type": "string",</text:p>
            <text:p>        "minimum": null,</text:p>
            <text:p>        "maximum": null,</text:p>
            <text:p>        "enum": null,</text:p>
            <text:p>        "properties": {}</text:p>
            <text:p>      },</text:p>
            <text:p>      "url": {</text:p>
            <text:p>        "title": "",</text:p>
            <text:p>        "description": "",</text:p>
            <text:p>        "observable": null,</text:p>
            <text:p>        "type": "string",</text:p>
            <text:p>        "minimum": null,</text:p>
            <text:p>        "maximum": null,</text:p>
            <text:p>        "enum": null,</text:p>
            <text:p>        "properties": {}</text:p>
            <text:p>      }</text:p>
            <text:p>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playvideo",</text:p>
            <text:p>      "retain": false,</text:p>
            <text:p>      "op": [</text:p>
            <text:p>        "invokeaction"</text:p>
            <text:p>      ]</text:p>
            <text:p>    }</text:p>
            <text:p>  ]</text:p>
            <text:p>}</text:p>
          </table:table-cell>
          <table:table-cell office:value-type="string" calcext:value-type="string">
            <text:p>{</text:p>
            <text:p>  "title": "Play Video",</text:p>
            <text:p>  "description": "An action affordance to play a video identified by its identifier, name, description, and URL.",</text:p>
            <text:p>  "input": {</text:p>
            <text:p>    "title": "",</text:p>
            <text:p>    "description": "",</text:p>
            <text:p>    "observable": null,</text:p>
            <text:p>    "type": "object",</text:p>
            <text:p>    "minimum": null,</text:p>
            <text:p>    "maximum": null,</text:p>
            <text:p>    "enum": null,</text:p>
            <text:p>    "properties": {</text:p>
            <text:p>      "identifier": {</text:p>
            <text:p>        "title": "",</text:p>
            <text:p>        "description": "",</text:p>
            <text:p>        "observable": null,</text:p>
            <text:p>        "type": "string",</text:p>
            <text:p>        "minimum": null,</text:p>
            <text:p>        "maximum": null,</text:p>
            <text:p>        "enum": null,</text:p>
            <text:p>        "properties": {}</text:p>
            <text:p>      },</text:p>
            <text:p>      "name": {</text:p>
            <text:p>        "title": "",</text:p>
            <text:p>        "description": "",</text:p>
            <text:p>        "observable": null,</text:p>
            <text:p>        "type": "string",</text:p>
            <text:p>        "minimum": null,</text:p>
            <text:p>        "maximum": null,</text:p>
            <text:p>        "enum": null,</text:p>
            <text:p>        "properties": {}</text:p>
            <text:p>      },</text:p>
            <text:p>      "description": {</text:p>
            <text:p>        "title": "",</text:p>
            <text:p>        "description": "",</text:p>
            <text:p>        "observable": null,</text:p>
            <text:p>        "type": "string",</text:p>
            <text:p>        "minimum": null,</text:p>
            <text:p>        "maximum": null,</text:p>
            <text:p>        "enum": null,</text:p>
            <text:p>        "properties": {}</text:p>
            <text:p>      },</text:p>
            <text:p>      "url": {</text:p>
            <text:p>        "title": "",</text:p>
            <text:p>        "description": "",</text:p>
            <text:p>        "observable": null,</text:p>
            <text:p>        "type": "string",</text:p>
            <text:p>        "minimum": null,</text:p>
            <text:p>        "maximum": null,</text:p>
            <text:p>        "enum": null,</text:p>
            <text:p>        "properties": {}</text:p>
            <text:p>      }</text:p>
            <text:p>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layvideo",</text:p>
            <text:p>      "retain": false,</text:p>
            <text:p>      "op": []</text:p>
            <text:p>    }</text:p>
            <text:p>  ]</text:p>
            <text:p>}</text:p>
          </table:table-cell>
          <table:table-cell office:value-type="float" office:value="5" calcext:value-type="float">
            <text:p>5</text:p>
          </table:table-cell>
          <table:table-cell table:formula="of:=[.D211]-1" office:value-type="float" office:value="4" calcext:value-type="float">
            <text:p>4</text:p>
          </table:table-cell>
          <table:table-cell table:number-columns-repeated="16379"/>
        </table:table-row>
        <table:table-row table:style-name="ro30">
          <table:table-cell office:value-type="string" calcext:value-type="string">
            <text:p>pausevideo</text:p>
          </table:table-cell>
          <table:table-cell office:value-type="string" calcext:value-type="string">
            <text:p>{</text:p>
            <text:p>  "title": "Pause Video",</text:p>
            <text:p>  "description": "Pause the current video playback",</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pausevideo",</text:p>
            <text:p>      "retain": false,</text:p>
            <text:p>      "op": [</text:p>
            <text:p>        "invokeaction"</text:p>
            <text:p>      ]</text:p>
            <text:p>    }</text:p>
            <text:p>  ]</text:p>
            <text:p>}</text:p>
          </table:table-cell>
          <table:table-cell office:value-type="string" calcext:value-type="string">
            <text:p>{</text:p>
            <text:p>  "title": "Pause Video",</text:p>
            <text:p>  "description": "An action affordance to pause the currently playing video.",</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ausevideo",</text:p>
            <text:p>      "retain": false,</text:p>
            <text:p>      "op": []</text:p>
            <text:p>    }</text:p>
            <text:p>  ]</text:p>
            <text:p>}</text:p>
          </table:table-cell>
          <table:table-cell office:value-type="float" office:value="5" calcext:value-type="float">
            <text:p>5</text:p>
          </table:table-cell>
          <table:table-cell table:formula="of:=[.D212]-1" office:value-type="float" office:value="4" calcext:value-type="float">
            <text:p>4</text:p>
          </table:table-cell>
          <table:table-cell table:number-columns-repeated="16379"/>
        </table:table-row>
        <table:table-row table:style-name="ro30">
          <table:table-cell office:value-type="string" calcext:value-type="string">
            <text:p>stopvideo</text:p>
          </table:table-cell>
          <table:table-cell office:value-type="string" calcext:value-type="string">
            <text:p>{</text:p>
            <text:p>  "title": "Stop Video",</text:p>
            <text:p>  "description": "Stop the current video playback",</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stopvideo",</text:p>
            <text:p>      "retain": false,</text:p>
            <text:p>      "op": [</text:p>
            <text:p>        "invokeaction"</text:p>
            <text:p>      ]</text:p>
            <text:p>    }</text:p>
            <text:p>  ]</text:p>
            <text:p>}</text:p>
          </table:table-cell>
          <table:table-cell office:value-type="string" calcext:value-type="string">
            <text:p>{</text:p>
            <text:p>  "title": "Stop Video",</text:p>
            <text:p>  "description": "An action affordance to stop the video playback on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pvideo",</text:p>
            <text:p>      "retain": false,</text:p>
            <text:p>      "op": []</text:p>
            <text:p>    }</text:p>
            <text:p>  ]</text:p>
            <text:p>}</text:p>
          </table:table-cell>
          <table:table-cell office:value-type="float" office:value="5" calcext:value-type="float">
            <text:p>5</text:p>
          </table:table-cell>
          <table:table-cell table:formula="of:=[.D213]-1" office:value-type="float" office:value="4" calcext:value-type="float">
            <text:p>4</text:p>
          </table:table-cell>
          <table:table-cell table:number-columns-repeated="16379"/>
        </table:table-row>
        <table:table-row table:style-name="ro34">
          <table:table-cell office:value-type="string" calcext:value-type="string">
            <text:p>presentationwebapp</text:p>
          </table:table-cell>
          <table:table-cell office:value-type="string" calcext:value-type="string">
            <text:p>{</text:p>
            <text:p>  "title": "Presentation Web App",</text:p>
            <text:p>  "description": "Open and display a preconfigured Web App",</text:p>
            <text:p>  "input": {</text:p>
            <text:p>    "title": "",</text:p>
            <text:p>    "description": "",</text:p>
            <text:p>    "observable": null,</text:p>
            <text:p>    "type": "object",</text:p>
            <text:p>    "minimum": null,</text:p>
            <text:p>    "maximum": null,</text:p>
            <text:p>    "enum": null,</text:p>
            <text:p>    "properties": {</text:p>
            <text:p>      "identifier": {</text:p>
            <text:p>        "title": "",</text:p>
            <text:p>        "description": "",</text:p>
            <text:p>        "observable": null,</text:p>
            <text:p>        "type": "string",</text:p>
            <text:p>        "minimum": null,</text:p>
            <text:p>        "maximum": null,</text:p>
            <text:p>        "enum": null,</text:p>
            <text:p>        "properties": {}</text:p>
            <text:p>      },</text:p>
            <text:p>      "name": {</text:p>
            <text:p>        "title": "",</text:p>
            <text:p>        "description": "",</text:p>
            <text:p>        "observable": null,</text:p>
            <text:p>        "type": "string",</text:p>
            <text:p>        "minimum": null,</text:p>
            <text:p>        "maximum": null,</text:p>
            <text:p>        "enum": null,</text:p>
            <text:p>        "properties": {}</text:p>
            <text:p>      },</text:p>
            <text:p>      "description": {</text:p>
            <text:p>        "title": "",</text:p>
            <text:p>        "description": "",</text:p>
            <text:p>        "observable": null,</text:p>
            <text:p>        "type": "string",</text:p>
            <text:p>        "minimum": null,</text:p>
            <text:p>        "maximum": null,</text:p>
            <text:p>        "enum": null,</text:p>
            <text:p>        "properties": {}</text:p>
            <text:p>      },</text:p>
            <text:p>      "url": {</text:p>
            <text:p>        "title": "",</text:p>
            <text:p>        "description": "",</text:p>
            <text:p>        "observable": null,</text:p>
            <text:p>        "type": "string",</text:p>
            <text:p>        "minimum": null,</text:p>
            <text:p>        "maximum": null,</text:p>
            <text:p>        "enum": null,</text:p>
            <text:p>        "properties": {}</text:p>
            <text:p>      }</text:p>
            <text:p>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presentationwebapp",</text:p>
            <text:p>      "retain": false,</text:p>
            <text:p>      "op": [</text:p>
            <text:p>        "invokeaction"</text:p>
            <text:p>      ]</text:p>
            <text:p>    }</text:p>
            <text:p>  ]</text:p>
            <text:p>}</text:p>
          </table:table-cell>
          <table:table-cell office:value-type="string" calcext:value-type="string">
            <text:p>{</text:p>
            <text:p>  "title": "Presentation Web App",</text:p>
            <text:p>  "description": "An action affordance to present various web applications such as Facebook, Yelp, and Google store pages.",</text:p>
            <text:p>  "input": {</text:p>
            <text:p>    "title": "",</text:p>
            <text:p>    "description": "",</text:p>
            <text:p>    "observable": null,</text:p>
            <text:p>    "type": "object",</text:p>
            <text:p>    "minimum": null,</text:p>
            <text:p>    "maximum": null,</text:p>
            <text:p>    "enum": null,</text:p>
            <text:p>    "properties": {</text:p>
            <text:p>      "identifier": {</text:p>
            <text:p>        "title": "",</text:p>
            <text:p>        "description": "",</text:p>
            <text:p>        "observable": null,</text:p>
            <text:p>        "type": "string",</text:p>
            <text:p>        "minimum": null,</text:p>
            <text:p>        "maximum": null,</text:p>
            <text:p>        "enum": null,</text:p>
            <text:p>        "properties": {}</text:p>
            <text:p>      },</text:p>
            <text:p>      "name": {</text:p>
            <text:p>        "title": "",</text:p>
            <text:p>        "description": "",</text:p>
            <text:p>        "observable": null,</text:p>
            <text:p>        "type": "string",</text:p>
            <text:p>        "minimum": null,</text:p>
            <text:p>        "maximum": null,</text:p>
            <text:p>        "enum": null,</text:p>
            <text:p>        "properties": {}</text:p>
            <text:p>      },</text:p>
            <text:p>      "description": {</text:p>
            <text:p>        "title": "",</text:p>
            <text:p>        "description": "",</text:p>
            <text:p>        "observable": null,</text:p>
            <text:p>        "type": "string",</text:p>
            <text:p>        "minimum": null,</text:p>
            <text:p>        "maximum": null,</text:p>
            <text:p>        "enum": null,</text:p>
            <text:p>        "properties": {}</text:p>
            <text:p>      },</text:p>
            <text:p>      "url": {</text:p>
            <text:p>        "title": "",</text:p>
            <text:p>        "description": "",</text:p>
            <text:p>        "observable": null,</text:p>
            <text:p>        "type": "string",</text:p>
            <text:p>        "minimum": null,</text:p>
            <text:p>        "maximum": null,</text:p>
            <text:p>        "enum": null,</text:p>
            <text:p>        "properties": {}</text:p>
            <text:p>      }</text:p>
            <text:p>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resentationwebapp",</text:p>
            <text:p>      "retain": false,</text:p>
            <text:p>      "op": []</text:p>
            <text:p>    }</text:p>
            <text:p>  ]</text:p>
            <text:p>}</text:p>
          </table:table-cell>
          <table:table-cell office:value-type="float" office:value="5" calcext:value-type="float">
            <text:p>5</text:p>
          </table:table-cell>
          <table:table-cell table:formula="of:=[.D214]-1" office:value-type="float" office:value="4" calcext:value-type="float">
            <text:p>4</text:p>
          </table:table-cell>
          <table:table-cell table:number-columns-repeated="16379"/>
        </table:table-row>
        <table:table-row table:style-name="ro30">
          <table:table-cell office:value-type="string" calcext:value-type="string">
            <text:p>launchnewsapp</text:p>
          </table:table-cell>
          <table:table-cell office:value-type="string" calcext:value-type="string">
            <text:p>{</text:p>
            <text:p>  "title": "Launch News App",</text:p>
            <text:p>  "description": "Launch the preconfigured new app",</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launchnewsapp",</text:p>
            <text:p>      "retain": false,</text:p>
            <text:p>      "op": [</text:p>
            <text:p>        "invokeaction"</text:p>
            <text:p>      ]</text:p>
            <text:p>    }</text:p>
            <text:p>  ]</text:p>
            <text:p>}</text:p>
          </table:table-cell>
          <table:table-cell office:value-type="string" calcext:value-type="string">
            <text:p>{</text:p>
            <text:p>  "title": "Launch News App",</text:p>
            <text:p>  "description": "An action affordance that allows the user to launch the news application on the IoT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aunchnewsapp",</text:p>
            <text:p>      "retain": false,</text:p>
            <text:p>      "op": []</text:p>
            <text:p>    }</text:p>
            <text:p>  ]</text:p>
            <text:p>}</text:p>
          </table:table-cell>
          <table:table-cell office:value-type="float" office:value="4" calcext:value-type="float">
            <text:p>4</text:p>
          </table:table-cell>
          <table:table-cell table:formula="of:=[.D215]-1" office:value-type="float" office:value="3" calcext:value-type="float">
            <text:p>3</text:p>
          </table:table-cell>
          <table:table-cell table:number-columns-repeated="16379"/>
        </table:table-row>
        <table:table-row table:style-name="ro35">
          <table:table-cell office:value-type="string" calcext:value-type="string">
            <text:p>dryer/running</text:p>
          </table:table-cell>
          <table:table-cell office:value-type="string" calcext:value-type="string">
            <text:p>{</text:p>
            <text:p>  "title": "Dryer Status",</text:p>
            <text:p>  "description": "True if the device is currently drying laundry",</text:p>
            <text:p>  "observable": null,</text:p>
            <text:p>  "type": "boolean",</text:p>
            <text:p>  "minimum": null,</text:p>
            <text:p>  "maximum": null,</text:p>
            <text:p>  "enum": null,</text:p>
            <text:p>  "properties": {},</text:p>
            <text:p>  "forms": [</text:p>
            <text:p>    {</text:p>
            <text:p>      "href": "broker.emqx.io:1883",</text:p>
            <text:p>      "contentType": null,</text:p>
            <text:p>      "topic": "dryer/running",</text:p>
            <text:p>      "retain": false,</text:p>
            <text:p>      "op": [</text:p>
            <text:p>        "readproperty"</text:p>
            <text:p>      ]</text:p>
            <text:p>    }</text:p>
            <text:p>  ]</text:p>
            <text:p>}</text:p>
          </table:table-cell>
          <table:table-cell office:value-type="string" calcext:value-type="string">
            <text:p>{</text:p>
            <text:p>  "title": "Running State",</text:p>
            <text:p>  "description": "Indicates whether the dryer is currently running.",</text:p>
            <text:p>  "observable": null,</text:p>
            <text:p>  "type": "boolean",</text:p>
            <text:p>  "minimum": null,</text:p>
            <text:p>  "maximum": null,</text:p>
            <text:p>  "enum": null,</text:p>
            <text:p>  "properties": {},</text:p>
            <text:p>  "forms": [</text:p>
            <text:p>    {</text:p>
            <text:p>      "href": "mqtt://broker.emqx.io:1883",</text:p>
            <text:p>      "contentType": null,</text:p>
            <text:p>      "topic": "dryer/running",</text:p>
            <text:p>      "retain": false,</text:p>
            <text:p>      "op": []</text:p>
            <text:p>    }</text:p>
            <text:p>  ]</text:p>
            <text:p>}</text:p>
          </table:table-cell>
          <table:table-cell office:value-type="float" office:value="4" calcext:value-type="float">
            <text:p>4</text:p>
          </table:table-cell>
          <table:table-cell table:formula="of:=[.D216]-1" office:value-type="float" office:value="3" calcext:value-type="float">
            <text:p>3</text:p>
          </table:table-cell>
          <table:table-cell table:number-columns-repeated="16379"/>
        </table:table-row>
        <table:table-row table:style-name="ro36">
          <table:table-cell office:value-type="string" calcext:value-type="string">
            <text:p>dryer/temperature</text:p>
          </table:table-cell>
          <table:table-cell office:value-type="string" calcext:value-type="string">
            <text:p>{</text:p>
            <text:p>  "title": "Drying Temperature",</text:p>
            <text:p>  "description": "Displays the current drying temperature, temperature can not be changed during drying process",</text:p>
            <text:p>  "observable": null,</text:p>
            <text:p>  "type": "integer",</text:p>
            <text:p>  "minimum": 40,</text:p>
            <text:p>  "maximum": 80,</text:p>
            <text:p>  "enum": null,</text:p>
            <text:p>  "properties": {},</text:p>
            <text:p>  "forms": [</text:p>
            <text:p>    {</text:p>
            <text:p>      "href": "broker.emqx.io:1883",</text:p>
            <text:p>      "contentType": null,</text:p>
            <text:p>      "topic": "dryer/temperature",</text:p>
            <text:p>      "retain": false,</text:p>
            <text:p>      "op": [</text:p>
            <text:p>        "readproperty"</text:p>
            <text:p>      ]</text:p>
            <text:p>    }</text:p>
            <text:p>  ]</text:p>
            <text:p>}</text:p>
          </table:table-cell>
          <table:table-cell office:value-type="string" calcext:value-type="string">
            <text:p>{</text:p>
            <text:p>  "title": "Temperature",</text:p>
            <text:p>  "description": "Represents the current temperature inside the dryer.",</text:p>
            <text:p>  "observable": null,</text:p>
            <text:p>  "type": "integer",</text:p>
            <text:p>  "minimum": null,</text:p>
            <text:p>  "maximum": null,</text:p>
            <text:p>  "enum": null,</text:p>
            <text:p>  "properties": {},</text:p>
            <text:p>  "forms": [</text:p>
            <text:p>    {</text:p>
            <text:p>      "href": "mqtt://broker.emqx.io:1883",</text:p>
            <text:p>      "contentType": null,</text:p>
            <text:p>      "topic": "dryer/temperature",</text:p>
            <text:p>      "retain": false,</text:p>
            <text:p>      "op": []</text:p>
            <text:p>    }</text:p>
            <text:p>  ]</text:p>
            <text:p>}</text:p>
          </table:table-cell>
          <table:table-cell office:value-type="float" office:value="4" calcext:value-type="float">
            <text:p>4</text:p>
          </table:table-cell>
          <table:table-cell table:formula="of:=[.D217]-1" office:value-type="float" office:value="3" calcext:value-type="float">
            <text:p>3</text:p>
          </table:table-cell>
          <table:table-cell table:number-columns-repeated="16379"/>
        </table:table-row>
        <table:table-row table:style-name="ro36">
          <table:table-cell office:value-type="string" calcext:value-type="string">
            <text:p>dryer/storage</text:p>
          </table:table-cell>
          <table:table-cell office:value-type="string" calcext:value-type="string">
            <text:p>{</text:p>
            <text:p>  "title": "Distilled Water Level",</text:p>
            <text:p>  "description": "Displays the current remaining storage for the distilled water output in percentage",</text:p>
            <text:p>  "observable": null,</text:p>
            <text:p>  "type": "integer",</text:p>
            <text:p>  "minimum": 0,</text:p>
            <text:p>  "maximum": 100,</text:p>
            <text:p>  "enum": null,</text:p>
            <text:p>  "properties": {},</text:p>
            <text:p>  "forms": [</text:p>
            <text:p>    {</text:p>
            <text:p>      "href": "broker.emqx.io:1883",</text:p>
            <text:p>      "contentType": null,</text:p>
            <text:p>      "topic": "dryer/storage",</text:p>
            <text:p>      "retain": false,</text:p>
            <text:p>      "op": [</text:p>
            <text:p>        "readproperty"</text:p>
            <text:p>      ]</text:p>
            <text:p>    }</text:p>
            <text:p>  ]</text:p>
            <text:p>}</text:p>
          </table:table-cell>
          <table:table-cell office:value-type="string" calcext:value-type="string">
            <text:p>{</text:p>
            <text:p>  "title": "Storage Capacity",</text:p>
            <text:p>  "description": "Represents the storage capacity of the dryer, which can be used to monitor the amount of space currently being used.",</text:p>
            <text:p>  "observable": null,</text:p>
            <text:p>  "type": "integer",</text:p>
            <text:p>  "minimum": null,</text:p>
            <text:p>  "maximum": null,</text:p>
            <text:p>  "enum": null,</text:p>
            <text:p>  "properties": {},</text:p>
            <text:p>  "forms": [</text:p>
            <text:p>    {</text:p>
            <text:p>      "href": "mqtt://broker.emqx.io:1883",</text:p>
            <text:p>      "contentType": null,</text:p>
            <text:p>      "topic": "dryer/storage",</text:p>
            <text:p>      "retain": false,</text:p>
            <text:p>      "op": []</text:p>
            <text:p>    }</text:p>
            <text:p>  ]</text:p>
            <text:p>}</text:p>
          </table:table-cell>
          <table:table-cell office:value-type="float" office:value="3" calcext:value-type="float">
            <text:p>3</text:p>
          </table:table-cell>
          <table:table-cell table:formula="of:=[.D218]-1" office:value-type="float" office:value="2" calcext:value-type="float">
            <text:p>2</text:p>
          </table:table-cell>
          <table:table-cell table:number-columns-repeated="16379"/>
        </table:table-row>
        <table:table-row table:style-name="ro30">
          <table:table-cell office:value-type="string" calcext:value-type="string">
            <text:p>dryer/start</text:p>
          </table:table-cell>
          <table:table-cell office:value-type="string" calcext:value-type="string">
            <text:p>{</text:p>
            <text:p>  "title": "Start Dryer",</text:p>
            <text:p>  "description": "Starts dry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ryer/start",</text:p>
            <text:p>      "retain": false,</text:p>
            <text:p>      "op": [</text:p>
            <text:p>        "invokeaction"</text:p>
            <text:p>      ]</text:p>
            <text:p>    }</text:p>
            <text:p>  ]</text:p>
            <text:p>}</text:p>
          </table:table-cell>
          <table:table-cell office:value-type="string" calcext:value-type="string">
            <text:p>{</text:p>
            <text:p>  "title": "Start Dryer",</text:p>
            <text:p>  "description": "An action to start the dry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ryer/start",</text:p>
            <text:p>      "retain": false,</text:p>
            <text:p>      "op": []</text:p>
            <text:p>    }</text:p>
            <text:p>  ]</text:p>
            <text:p>}</text:p>
          </table:table-cell>
          <table:table-cell office:value-type="float" office:value="5" calcext:value-type="float">
            <text:p>5</text:p>
          </table:table-cell>
          <table:table-cell table:formula="of:=[.D219]-1" office:value-type="float" office:value="4" calcext:value-type="float">
            <text:p>4</text:p>
          </table:table-cell>
          <table:table-cell table:number-columns-repeated="16379"/>
        </table:table-row>
        <table:table-row table:style-name="ro30">
          <table:table-cell office:value-type="string" calcext:value-type="string">
            <text:p>dryer/clear</text:p>
          </table:table-cell>
          <table:table-cell office:value-type="string" calcext:value-type="string">
            <text:p>{</text:p>
            <text:p>  "title": "Clear Distilled Water",</text:p>
            <text:p>  "description": "Clear distilled water storag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ryer/clear",</text:p>
            <text:p>      "retain": false,</text:p>
            <text:p>      "op": [</text:p>
            <text:p>        "invokeaction"</text:p>
            <text:p>      ]</text:p>
            <text:p>    }</text:p>
            <text:p>  ]</text:p>
            <text:p>}</text:p>
          </table:table-cell>
          <table:table-cell office:value-type="string" calcext:value-type="string">
            <text:p>{</text:p>
            <text:p>  "title": "Clear Command",</text:p>
            <text:p>  "description": "An action affordance that clears the current settings or state of the dry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ryer/clear",</text:p>
            <text:p>      "retain": false,</text:p>
            <text:p>      "op": []</text:p>
            <text:p>    }</text:p>
            <text:p>  ]</text:p>
            <text:p>}</text:p>
          </table:table-cell>
          <table:table-cell office:value-type="float" office:value="1" calcext:value-type="float">
            <text:p>1</text:p>
          </table:table-cell>
          <table:table-cell table:formula="of:=[.D220]-1" office:value-type="float" office:value="0" calcext:value-type="float">
            <text:p>0</text:p>
          </table:table-cell>
          <table:table-cell table:number-columns-repeated="16379"/>
        </table:table-row>
        <table:table-row table:style-name="ro30">
          <table:table-cell office:value-type="string" calcext:value-type="string">
            <text:p>dryer/increase</text:p>
          </table:table-cell>
          <table:table-cell office:value-type="string" calcext:value-type="string">
            <text:p>{</text:p>
            <text:p>  "title": "Increase Temperature",</text:p>
            <text:p>  "description": "Increases drying temperature by 10",</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ryer/increase",</text:p>
            <text:p>      "retain": false,</text:p>
            <text:p>      "op": [</text:p>
            <text:p>        "invokeaction"</text:p>
            <text:p>      ]</text:p>
            <text:p>    }</text:p>
            <text:p>  ]</text:p>
            <text:p>}</text:p>
          </table:table-cell>
          <table:table-cell office:value-type="string" calcext:value-type="string">
            <text:p>{</text:p>
            <text:p>  "title": "Increase Function",</text:p>
            <text:p>  "description": "An action affordance that allows the dryer to increase a specific parameter or sett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ryer/increase",</text:p>
            <text:p>      "retain": false,</text:p>
            <text:p>      "op": []</text:p>
            <text:p>    }</text:p>
            <text:p>  ]</text:p>
            <text:p>}</text:p>
          </table:table-cell>
          <table:table-cell office:value-type="float" office:value="2" calcext:value-type="float">
            <text:p>2</text:p>
          </table:table-cell>
          <table:table-cell table:formula="of:=[.D221]-1" office:value-type="float" office:value="1" calcext:value-type="float">
            <text:p>1</text:p>
          </table:table-cell>
          <table:table-cell table:number-columns-repeated="16379"/>
        </table:table-row>
        <table:table-row table:style-name="ro30">
          <table:table-cell office:value-type="string" calcext:value-type="string">
            <text:p>dryer/decrease</text:p>
          </table:table-cell>
          <table:table-cell office:value-type="string" calcext:value-type="string">
            <text:p>{</text:p>
            <text:p>  "title": "Decrease Temperature",</text:p>
            <text:p>  "description": "Decreases drying temperature by 10",</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ryer/decrease",</text:p>
            <text:p>      "retain": false,</text:p>
            <text:p>      "op": [</text:p>
            <text:p>        "invokeaction"</text:p>
            <text:p>      ]</text:p>
            <text:p>    }</text:p>
            <text:p>  ]</text:p>
            <text:p>}</text:p>
          </table:table-cell>
          <table:table-cell office:value-type="string" calcext:value-type="string">
            <text:p>{</text:p>
            <text:p>  "title": "Decrease",</text:p>
            <text:p>  "description": "An action affordance that allows the user to decrease a specific setting or parameter of the dry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ryer/decrease",</text:p>
            <text:p>      "retain": false,</text:p>
            <text:p>      "op": []</text:p>
            <text:p>    }</text:p>
            <text:p>  ]</text:p>
            <text:p>}</text:p>
          </table:table-cell>
          <table:table-cell office:value-type="float" office:value="2" calcext:value-type="float">
            <text:p>2</text:p>
          </table:table-cell>
          <table:table-cell table:formula="of:=[.D222]-1" office:value-type="float" office:value="1" calcext:value-type="float">
            <text:p>1</text:p>
          </table:table-cell>
          <table:table-cell table:number-columns-repeated="16379"/>
        </table:table-row>
        <table:table-row table:style-name="ro35">
          <table:table-cell office:value-type="string" calcext:value-type="string">
            <text:p>exterior_light/is_on</text:p>
          </table:table-cell>
          <table:table-cell office:value-type="string" calcext:value-type="string">
            <text:p>{</text:p>
            <text:p>  "title": "Exterior Light On/Off",</text:p>
            <text:p>  "description": "True if Light is turned on",</text:p>
            <text:p>  "observable": null,</text:p>
            <text:p>  "type": "boolean",</text:p>
            <text:p>  "minimum": null,</text:p>
            <text:p>  "maximum": null,</text:p>
            <text:p>  "enum": null,</text:p>
            <text:p>  "properties": {},</text:p>
            <text:p>  "forms": [</text:p>
            <text:p>    {</text:p>
            <text:p>      "href": "broker.emqx.io:1883",</text:p>
            <text:p>      "contentType": null,</text:p>
            <text:p>      "topic": "exterior_light/is_on",</text:p>
            <text:p>      "retain": false,</text:p>
            <text:p>      "op": [</text:p>
            <text:p>        "readproperty"</text:p>
            <text:p>      ]</text:p>
            <text:p>    }</text:p>
            <text:p>  ]</text:p>
            <text:p>}</text:p>
          </table:table-cell>
          <table:table-cell office:value-type="string" calcext:value-type="string">
            <text:p>{</text:p>
            <text:p>  "title": "Is On",</text:p>
            <text:p>  "description": "Indicates whether the exterior light is currently on or off.",</text:p>
            <text:p>  "observable": null,</text:p>
            <text:p>  "type": "boolean",</text:p>
            <text:p>  "minimum": null,</text:p>
            <text:p>  "maximum": null,</text:p>
            <text:p>  "enum": null,</text:p>
            <text:p>  "properties": {},</text:p>
            <text:p>  "forms": [</text:p>
            <text:p>    {</text:p>
            <text:p>      "href": "mqtt://broker.emqx.io:1883",</text:p>
            <text:p>      "contentType": null,</text:p>
            <text:p>      "topic": "exterior_light/is_on",</text:p>
            <text:p>      "retain": false,</text:p>
            <text:p>      "op": []</text:p>
            <text:p>    }</text:p>
            <text:p>  ]</text:p>
            <text:p>}</text:p>
          </table:table-cell>
          <table:table-cell office:value-type="float" office:value="5" calcext:value-type="float">
            <text:p>5</text:p>
          </table:table-cell>
          <table:table-cell table:formula="of:=[.D223]-1" office:value-type="float" office:value="4" calcext:value-type="float">
            <text:p>4</text:p>
          </table:table-cell>
          <table:table-cell table:number-columns-repeated="16379"/>
        </table:table-row>
        <table:table-row table:style-name="ro35">
          <table:table-cell office:value-type="string" calcext:value-type="string">
            <text:p>exterior_light/brightness</text:p>
          </table:table-cell>
          <table:table-cell office:value-type="string" calcext:value-type="string">
            <text:p>{</text:p>
            <text:p>  "title": "Brightness Level",</text:p>
            <text:p>  "description": "Brightness level of the light in percentage",</text:p>
            <text:p>  "observable": null,</text:p>
            <text:p>  "type": "integer",</text:p>
            <text:p>  "minimum": 0,</text:p>
            <text:p>  "maximum": 100,</text:p>
            <text:p>  "enum": null,</text:p>
            <text:p>  "properties": {},</text:p>
            <text:p>  "forms": [</text:p>
            <text:p>    {</text:p>
            <text:p>      "href": "broker.emqx.io:1883",</text:p>
            <text:p>      "contentType": null,</text:p>
            <text:p>      "topic": "exterior_light/brightness",</text:p>
            <text:p>      "retain": false,</text:p>
            <text:p>      "op": [</text:p>
            <text:p>        "readproperty"</text:p>
            <text:p>      ]</text:p>
            <text:p>    }</text:p>
            <text:p>  ]</text:p>
            <text:p>}</text:p>
          </table:table-cell>
          <table:table-cell office:value-type="string" calcext:value-type="string">
            <text:p>{</text:p>
            <text:p>  "title": "Brightness",</text:p>
            <text:p>  "description": "Represents the brightness level of the exterior light, which can be adjusted to different levels.",</text:p>
            <text:p>  "observable": null,</text:p>
            <text:p>  "type": "integer",</text:p>
            <text:p>  "minimum": null,</text:p>
            <text:p>  "maximum": null,</text:p>
            <text:p>  "enum": null,</text:p>
            <text:p>  "properties": {},</text:p>
            <text:p>  "forms": [</text:p>
            <text:p>    {</text:p>
            <text:p>      "href": "mqtt://broker.emqx.io:1883",</text:p>
            <text:p>      "contentType": null,</text:p>
            <text:p>      "topic": "exterior_light/brightness",</text:p>
            <text:p>      "retain": false,</text:p>
            <text:p>      "op": []</text:p>
            <text:p>    }</text:p>
            <text:p>  ]</text:p>
            <text:p>}</text:p>
          </table:table-cell>
          <table:table-cell office:value-type="float" office:value="4" calcext:value-type="float">
            <text:p>4</text:p>
          </table:table-cell>
          <table:table-cell table:formula="of:=[.D224]-1" office:value-type="float" office:value="3" calcext:value-type="float">
            <text:p>3</text:p>
          </table:table-cell>
          <table:table-cell table:number-columns-repeated="16379"/>
        </table:table-row>
        <table:table-row table:style-name="ro30">
          <table:table-cell office:value-type="string" calcext:value-type="string">
            <text:p>exterior_light/on</text:p>
          </table:table-cell>
          <table:table-cell office:value-type="string" calcext:value-type="string">
            <text:p>{</text:p>
            <text:p>  "title": "Turn On",</text:p>
            <text:p>  "description": "Turns the light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exterior_light/on",</text:p>
            <text:p>      "retain": false,</text:p>
            <text:p>      "op": [</text:p>
            <text:p>        "invokeaction"</text:p>
            <text:p>      ]</text:p>
            <text:p>    }</text:p>
            <text:p>  ]</text:p>
            <text:p>}</text:p>
          </table:table-cell>
          <table:table-cell office:value-type="string" calcext:value-type="string">
            <text:p>{</text:p>
            <text:p>  "title": "Turn On Exterior Light",</text:p>
            <text:p>  "description": "An action affordance that allows the exterior light to be turned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exterior_light/on",</text:p>
            <text:p>      "retain": false,</text:p>
            <text:p>      "op": []</text:p>
            <text:p>    }</text:p>
            <text:p>  ]</text:p>
            <text:p>}</text:p>
          </table:table-cell>
          <table:table-cell office:value-type="float" office:value="5" calcext:value-type="float">
            <text:p>5</text:p>
          </table:table-cell>
          <table:table-cell table:formula="of:=[.D225]-1" office:value-type="float" office:value="4" calcext:value-type="float">
            <text:p>4</text:p>
          </table:table-cell>
          <table:table-cell table:number-columns-repeated="16379"/>
        </table:table-row>
        <table:table-row table:style-name="ro30">
          <table:table-cell office:value-type="string" calcext:value-type="string">
            <text:p>exterior_light/off</text:p>
          </table:table-cell>
          <table:table-cell office:value-type="string" calcext:value-type="string">
            <text:p>{</text:p>
            <text:p>  "title": "Turn Off",</text:p>
            <text:p>  "description": "Turns the light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exterior_light/off",</text:p>
            <text:p>      "retain": false,</text:p>
            <text:p>      "op": [</text:p>
            <text:p>        "invokeaction"</text:p>
            <text:p>      ]</text:p>
            <text:p>    }</text:p>
            <text:p>  ]</text:p>
            <text:p>}</text:p>
          </table:table-cell>
          <table:table-cell office:value-type="string" calcext:value-type="string">
            <text:p>{</text:p>
            <text:p>  "title": "Exterior Light Off Action",</text:p>
            <text:p>  "description": "An action affordance that turns off the exterior ligh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exterior_light/off",</text:p>
            <text:p>      "retain": false,</text:p>
            <text:p>      "op": []</text:p>
            <text:p>    }</text:p>
            <text:p>  ]</text:p>
            <text:p>}</text:p>
          </table:table-cell>
          <table:table-cell office:value-type="float" office:value="5" calcext:value-type="float">
            <text:p>5</text:p>
          </table:table-cell>
          <table:table-cell table:formula="of:=[.D226]-1" office:value-type="float" office:value="4" calcext:value-type="float">
            <text:p>4</text:p>
          </table:table-cell>
          <table:table-cell table:number-columns-repeated="16379"/>
        </table:table-row>
        <table:table-row table:style-name="ro30">
          <table:table-cell office:value-type="string" calcext:value-type="string">
            <text:p>exterior_light/increase</text:p>
          </table:table-cell>
          <table:table-cell office:value-type="string" calcext:value-type="string">
            <text:p>{</text:p>
            <text:p>  "title": "Increase Brightness",</text:p>
            <text:p>  "description": "Increases brightness by 10%",</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exterior_light/increase",</text:p>
            <text:p>      "retain": false,</text:p>
            <text:p>      "op": [</text:p>
            <text:p>        "invokeaction"</text:p>
            <text:p>      ]</text:p>
            <text:p>    }</text:p>
            <text:p>  ]</text:p>
            <text:p>}</text:p>
          </table:table-cell>
          <table:table-cell office:value-type="string" calcext:value-type="string">
            <text:p>{</text:p>
            <text:p>  "title": "Increase Brightness",</text:p>
            <text:p>  "description": "An action to increase the brightness of the exterior ligh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exterior_light/increase",</text:p>
            <text:p>      "retain": false,</text:p>
            <text:p>      "op": []</text:p>
            <text:p>    }</text:p>
            <text:p>  ]</text:p>
            <text:p>}</text:p>
          </table:table-cell>
          <table:table-cell office:value-type="float" office:value="4" calcext:value-type="float">
            <text:p>4</text:p>
          </table:table-cell>
          <table:table-cell table:formula="of:=[.D227]-1" office:value-type="float" office:value="3" calcext:value-type="float">
            <text:p>3</text:p>
          </table:table-cell>
          <table:table-cell table:number-columns-repeated="16379"/>
        </table:table-row>
        <table:table-row table:style-name="ro30">
          <table:table-cell office:value-type="string" calcext:value-type="string">
            <text:p>exterior_light/decrease</text:p>
          </table:table-cell>
          <table:table-cell office:value-type="string" calcext:value-type="string">
            <text:p>{</text:p>
            <text:p>  "title": "Decrease Brightness",</text:p>
            <text:p>  "description": "Decreases brightness by 10%",</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exterior_light/decrease",</text:p>
            <text:p>      "retain": false,</text:p>
            <text:p>      "op": [</text:p>
            <text:p>        "invokeaction"</text:p>
            <text:p>      ]</text:p>
            <text:p>    }</text:p>
            <text:p>  ]</text:p>
            <text:p>}</text:p>
          </table:table-cell>
          <table:table-cell office:value-type="string" calcext:value-type="string">
            <text:p>{</text:p>
            <text:p>  "title": "Decrease Brightness",</text:p>
            <text:p>  "description": "An action affordance that decreases the brightness of the exterior ligh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exterior_light/decrease",</text:p>
            <text:p>      "retain": false,</text:p>
            <text:p>      "op": []</text:p>
            <text:p>    }</text:p>
            <text:p>  ]</text:p>
            <text:p>}</text:p>
          </table:table-cell>
          <table:table-cell office:value-type="float" office:value="4" calcext:value-type="float">
            <text:p>4</text:p>
          </table:table-cell>
          <table:table-cell table:formula="of:=[.D228]-1" office:value-type="float" office:value="3" calcext:value-type="float">
            <text:p>3</text:p>
          </table:table-cell>
          <table:table-cell table:number-columns-repeated="16379"/>
        </table:table-row>
        <table:table-row table:style-name="ro36">
          <table:table-cell office:value-type="string" calcext:value-type="string">
            <text:p>feeding_bowl/automatic_enabled</text:p>
          </table:table-cell>
          <table:table-cell office:value-type="string" calcext:value-type="string">
            <text:p>{</text:p>
            <text:p>  "title": "Automatic Mode Status",</text:p>
            <text:p>  "description": "States if the device is set on automatic or manual food dispension",</text:p>
            <text:p>  "observable": null,</text:p>
            <text:p>  "type": "boolean",</text:p>
            <text:p>  "minimum": null,</text:p>
            <text:p>  "maximum": null,</text:p>
            <text:p>  "enum": null,</text:p>
            <text:p>  "properties": {},</text:p>
            <text:p>  "forms": [</text:p>
            <text:p>    {</text:p>
            <text:p>      "href": "broker.emqx.io:1883",</text:p>
            <text:p>      "contentType": null,</text:p>
            <text:p>      "topic": "feeding_bowl/automatic_enabled",</text:p>
            <text:p>      "retain": false,</text:p>
            <text:p>      "op": [</text:p>
            <text:p>        "readproperty"</text:p>
            <text:p>      ]</text:p>
            <text:p>    }</text:p>
            <text:p>  ]</text:p>
            <text:p>}</text:p>
          </table:table-cell>
          <table:table-cell office:value-type="string" calcext:value-type="string">
            <text:p>{</text:p>
            <text:p>  "title": "Automatic Enabled",</text:p>
            <text:p>  "description": "Indicates whether the automatic feeding mode is enabled or disabled.",</text:p>
            <text:p>  "observable": null,</text:p>
            <text:p>  "type": "boolean",</text:p>
            <text:p>  "minimum": null,</text:p>
            <text:p>  "maximum": null,</text:p>
            <text:p>  "enum": null,</text:p>
            <text:p>  "properties": {},</text:p>
            <text:p>  "forms": [</text:p>
            <text:p>    {</text:p>
            <text:p>      "href": "mqtt://broker.emqx.io:1883",</text:p>
            <text:p>      "contentType": null,</text:p>
            <text:p>      "topic": "feeding_bowl/automatic_enabled",</text:p>
            <text:p>      "retain": false,</text:p>
            <text:p>      "op": []</text:p>
            <text:p>    }</text:p>
            <text:p>  ]</text:p>
            <text:p>}</text:p>
          </table:table-cell>
          <table:table-cell office:value-type="float" office:value="5" calcext:value-type="float">
            <text:p>5</text:p>
          </table:table-cell>
          <table:table-cell table:formula="of:=[.D229]-1" office:value-type="float" office:value="4" calcext:value-type="float">
            <text:p>4</text:p>
          </table:table-cell>
          <table:table-cell table:number-columns-repeated="16379"/>
        </table:table-row>
        <table:table-row table:style-name="ro36">
          <table:table-cell office:value-type="string" calcext:value-type="string">
            <text:p>feeding_bowl/stored</text:p>
          </table:table-cell>
          <table:table-cell office:value-type="string" calcext:value-type="string">
            <text:p>{</text:p>
            <text:p>  "title": "Food Available",</text:p>
            <text:p>  "description": "Indicates whether enough food is available for the next dispension process",</text:p>
            <text:p>  "observable": null,</text:p>
            <text:p>  "type": "boolean",</text:p>
            <text:p>  "minimum": null,</text:p>
            <text:p>  "maximum": null,</text:p>
            <text:p>  "enum": null,</text:p>
            <text:p>  "properties": {},</text:p>
            <text:p>  "forms": [</text:p>
            <text:p>    {</text:p>
            <text:p>      "href": "broker.emqx.io:1883",</text:p>
            <text:p>      "contentType": null,</text:p>
            <text:p>      "topic": "feeding_bowl/stored",</text:p>
            <text:p>      "retain": false,</text:p>
            <text:p>      "op": [</text:p>
            <text:p>        "readproperty"</text:p>
            <text:p>      ]</text:p>
            <text:p>    }</text:p>
            <text:p>  ]</text:p>
            <text:p>}</text:p>
          </table:table-cell>
          <table:table-cell office:value-type="string" calcext:value-type="string">
            <text:p>{</text:p>
            <text:p>  "title": "Stored Property",</text:p>
            <text:p>  "description": "Indicates whether the feeding bowl has stored food.",</text:p>
            <text:p>  "observable": null,</text:p>
            <text:p>  "type": "boolean",</text:p>
            <text:p>  "minimum": null,</text:p>
            <text:p>  "maximum": null,</text:p>
            <text:p>  "enum": null,</text:p>
            <text:p>  "properties": {},</text:p>
            <text:p>  "forms": [</text:p>
            <text:p>    {</text:p>
            <text:p>      "href": "mqtt://broker.emqx.io:1883",</text:p>
            <text:p>      "contentType": null,</text:p>
            <text:p>      "topic": "feeding_bowl/stored",</text:p>
            <text:p>      "retain": false,</text:p>
            <text:p>      "op": []</text:p>
            <text:p>    }</text:p>
            <text:p>  ]</text:p>
            <text:p>}</text:p>
          </table:table-cell>
          <table:table-cell office:value-type="float" office:value="3" calcext:value-type="float">
            <text:p>3</text:p>
          </table:table-cell>
          <table:table-cell table:formula="of:=[.D230]-1" office:value-type="float" office:value="2" calcext:value-type="float">
            <text:p>2</text:p>
          </table:table-cell>
          <table:table-cell table:number-columns-repeated="16379"/>
        </table:table-row>
        <table:table-row table:style-name="ro37">
          <table:table-cell office:value-type="string" calcext:value-type="string">
            <text:p>feeding_bowl/automatic</text:p>
          </table:table-cell>
          <table:table-cell office:value-type="string" calcext:value-type="string">
            <text:p>{</text:p>
            <text:p>  "title": "Set Feeding Mode",</text:p>
            <text:p>  "description": "Sets the feeding bowl to automatic or manual",</text:p>
            <text:p>  "input": {</text:p>
            <text:p>    "title": "",</text:p>
            <text:p>    "description": "Set state to either 'manual' or 'automatic'",</text:p>
            <text:p>    "observable": null,</text:p>
            <text:p>    "type": "string",</text:p>
            <text:p>    "minimum": null,</text:p>
            <text:p>    "maximum": null,</text:p>
            <text:p>    "enum": [</text:p>
            <text:p>      "manual",</text:p>
            <text:p>      "automatic"</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feeding_bowl/automatic",</text:p>
            <text:p>      "retain": false,</text:p>
            <text:p>      "op": [</text:p>
            <text:p>        "invokeaction"</text:p>
            <text:p>      ]</text:p>
            <text:p>    }</text:p>
            <text:p>  ]</text:p>
            <text:p>}</text:p>
          </table:table-cell>
          <table:table-cell office:value-type="string" calcext:value-type="string">
            <text:p>{</text:p>
            <text:p>  "title": "Automatic Mode",</text:p>
            <text:p>  "description": "Indicates whether the feeding bowl is in manual or automatic mode.",</text:p>
            <text:p>  "observable": null,</text:p>
            <text:p>  "type": "string",</text:p>
            <text:p>  "minimum": null,</text:p>
            <text:p>  "maximum": null,</text:p>
            <text:p>  "enum": [</text:p>
            <text:p>    "automatic",</text:p>
            <text:p>    "manual"</text:p>
            <text:p>  ],</text:p>
            <text:p>  "properties": {},</text:p>
            <text:p>  "forms": [</text:p>
            <text:p>    {</text:p>
            <text:p>      "href": "mqtt://broker.emqx.io:1883",</text:p>
            <text:p>      "contentType": null,</text:p>
            <text:p>      "topic": "feeding_bowl/automatic",</text:p>
            <text:p>      "retain": false,</text:p>
            <text:p>      "op": []</text:p>
            <text:p>    }</text:p>
            <text:p>  ]</text:p>
            <text:p>}</text:p>
          </table:table-cell>
          <table:table-cell office:value-type="float" office:value="5" calcext:value-type="float">
            <text:p>5</text:p>
          </table:table-cell>
          <table:table-cell table:formula="of:=[.D231]-1" office:value-type="float" office:value="4" calcext:value-type="float">
            <text:p>4</text:p>
          </table:table-cell>
          <table:table-cell table:number-columns-repeated="16379"/>
        </table:table-row>
        <table:table-row table:style-name="ro30">
          <table:table-cell office:value-type="string" calcext:value-type="string">
            <text:p>feeding_bowl/dispense</text:p>
          </table:table-cell>
          <table:table-cell office:value-type="string" calcext:value-type="string">
            <text:p>{</text:p>
            <text:p>  "title": "Dispense Food",</text:p>
            <text:p>  "description": "Manually dispenses food for the anima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feeding_bowl/dispense",</text:p>
            <text:p>      "retain": false,</text:p>
            <text:p>      "op": [</text:p>
            <text:p>        "invokeaction"</text:p>
            <text:p>      ]</text:p>
            <text:p>    }</text:p>
            <text:p>  ]</text:p>
            <text:p>}</text:p>
          </table:table-cell>
          <table:table-cell office:value-type="string" calcext:value-type="string">
            <text:p>{</text:p>
            <text:p>  "title": "Dispense",</text:p>
            <text:p>  "description": "An action to dispense food from the feeding bow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feeding_bowl/dispense",</text:p>
            <text:p>      "retain": false,</text:p>
            <text:p>      "op": []</text:p>
            <text:p>    }</text:p>
            <text:p>  ]</text:p>
            <text:p>}</text:p>
          </table:table-cell>
          <table:table-cell office:value-type="float" office:value="5" calcext:value-type="float">
            <text:p>5</text:p>
          </table:table-cell>
          <table:table-cell table:formula="of:=[.D232]-1" office:value-type="float" office:value="4" calcext:value-type="float">
            <text:p>4</text:p>
          </table:table-cell>
          <table:table-cell table:number-columns-repeated="16379"/>
        </table:table-row>
        <table:table-row table:style-name="ro30">
          <table:table-cell office:value-type="string" calcext:value-type="string">
            <text:p>feeding_bowl/refill</text:p>
          </table:table-cell>
          <table:table-cell office:value-type="string" calcext:value-type="string">
            <text:p>{</text:p>
            <text:p>  "title": "Refill Food Dispenser",</text:p>
            <text:p>  "description": "refills the stored food",</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feeding_bowl/refill",</text:p>
            <text:p>      "retain": false,</text:p>
            <text:p>      "op": [</text:p>
            <text:p>        "invokeaction"</text:p>
            <text:p>      ]</text:p>
            <text:p>    }</text:p>
            <text:p>  ]</text:p>
            <text:p>}</text:p>
          </table:table-cell>
          <table:table-cell office:value-type="string" calcext:value-type="string">
            <text:p>{</text:p>
            <text:p>  "title": "Refill",</text:p>
            <text:p>  "description": "An action affordance that triggers the refill process of the feeding bow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feeding_bowl/refill",</text:p>
            <text:p>      "retain": false,</text:p>
            <text:p>      "op": []</text:p>
            <text:p>    }</text:p>
            <text:p>  ]</text:p>
            <text:p>}</text:p>
          </table:table-cell>
          <table:table-cell office:value-type="float" office:value="5" calcext:value-type="float">
            <text:p>5</text:p>
          </table:table-cell>
          <table:table-cell table:formula="of:=[.D233]-1" office:value-type="float" office:value="4" calcext:value-type="float">
            <text:p>4</text:p>
          </table:table-cell>
          <table:table-cell table:number-columns-repeated="16379"/>
        </table:table-row>
        <table:table-row table:style-name="ro36">
          <table:table-cell office:value-type="string" calcext:value-type="string">
            <text:p>kettle/power</text:p>
          </table:table-cell>
          <table:table-cell office:value-type="string" calcext:value-type="string">
            <text:p>{</text:p>
            <text:p>  "title": "Kettle On/Off Status",</text:p>
            <text:p>  "description": "Indicates if the kettle is currently turned on and ready for the heating process or in standby",</text:p>
            <text:p>  "observable": null,</text:p>
            <text:p>  "type": "boolean",</text:p>
            <text:p>  "minimum": null,</text:p>
            <text:p>  "maximum": null,</text:p>
            <text:p>  "enum": null,</text:p>
            <text:p>  "properties": {},</text:p>
            <text:p>  "forms": [</text:p>
            <text:p>    {</text:p>
            <text:p>      "href": "broker.emqx.io:1883",</text:p>
            <text:p>      "contentType": null,</text:p>
            <text:p>      "topic": "kettle/power",</text:p>
            <text:p>      "retain": false,</text:p>
            <text:p>      "op": [</text:p>
            <text:p>        "readproperty"</text:p>
            <text:p>      ]</text:p>
            <text:p>    }</text:p>
            <text:p>  ]</text:p>
            <text:p>}</text:p>
          </table:table-cell>
          <table:table-cell office:value-type="string" calcext:value-type="string">
            <text:p>{</text:p>
            <text:p>  "title": "Power State",</text:p>
            <text:p>  "description": "Indicates whether the kettle is powered on or off.",</text:p>
            <text:p>  "observable": null,</text:p>
            <text:p>  "type": "boolean",</text:p>
            <text:p>  "minimum": null,</text:p>
            <text:p>  "maximum": null,</text:p>
            <text:p>  "enum": null,</text:p>
            <text:p>  "properties": {},</text:p>
            <text:p>  "forms": [</text:p>
            <text:p>    {</text:p>
            <text:p>      "href": "mqtt://broker.emqx.io:1883",</text:p>
            <text:p>      "contentType": null,</text:p>
            <text:p>      "topic": "kettle/power",</text:p>
            <text:p>      "retain": false,</text:p>
            <text:p>      "op": []</text:p>
            <text:p>    }</text:p>
            <text:p>  ]</text:p>
            <text:p>}</text:p>
          </table:table-cell>
          <table:table-cell office:value-type="float" office:value="5" calcext:value-type="float">
            <text:p>5</text:p>
          </table:table-cell>
          <table:table-cell table:formula="of:=[.D234]-1" office:value-type="float" office:value="4" calcext:value-type="float">
            <text:p>4</text:p>
          </table:table-cell>
          <table:table-cell table:number-columns-repeated="16379"/>
        </table:table-row>
        <table:table-row table:style-name="ro35">
          <table:table-cell office:value-type="string" calcext:value-type="string">
            <text:p>kettle/is_filled</text:p>
          </table:table-cell>
          <table:table-cell office:value-type="string" calcext:value-type="string">
            <text:p>{</text:p>
            <text:p>  "title": "Kettle Filled",</text:p>
            <text:p>  "description": "Indicates whether the kettle is filled with water or not",</text:p>
            <text:p>  "observable": null,</text:p>
            <text:p>  "type": "boolean",</text:p>
            <text:p>  "minimum": null,</text:p>
            <text:p>  "maximum": null,</text:p>
            <text:p>  "enum": null,</text:p>
            <text:p>  "properties": {},</text:p>
            <text:p>  "forms": [</text:p>
            <text:p>    {</text:p>
            <text:p>      "href": "broker.emqx.io:1883",</text:p>
            <text:p>      "contentType": null,</text:p>
            <text:p>      "topic": "kettle/is_filled",</text:p>
            <text:p>      "retain": false,</text:p>
            <text:p>      "op": [</text:p>
            <text:p>        "readproperty"</text:p>
            <text:p>      ]</text:p>
            <text:p>    }</text:p>
            <text:p>  ]</text:p>
            <text:p>}</text:p>
          </table:table-cell>
          <table:table-cell office:value-type="string" calcext:value-type="string">
            <text:p>{</text:p>
            <text:p>  "title": "Is Filled",</text:p>
            <text:p>  "description": "Indicates whether the kettle is filled with water or not.",</text:p>
            <text:p>  "observable": null,</text:p>
            <text:p>  "type": "boolean",</text:p>
            <text:p>  "minimum": null,</text:p>
            <text:p>  "maximum": null,</text:p>
            <text:p>  "enum": null,</text:p>
            <text:p>  "properties": {},</text:p>
            <text:p>  "forms": [</text:p>
            <text:p>    {</text:p>
            <text:p>      "href": "mqtt://broker.emqx.io:1883",</text:p>
            <text:p>      "contentType": null,</text:p>
            <text:p>      "topic": "kettle/is_filled",</text:p>
            <text:p>      "retain": false,</text:p>
            <text:p>      "op": []</text:p>
            <text:p>    }</text:p>
            <text:p>  ]</text:p>
            <text:p>}</text:p>
          </table:table-cell>
          <table:table-cell office:value-type="float" office:value="5" calcext:value-type="float">
            <text:p>5</text:p>
          </table:table-cell>
          <table:table-cell table:formula="of:=[.D235]-1" office:value-type="float" office:value="4" calcext:value-type="float">
            <text:p>4</text:p>
          </table:table-cell>
          <table:table-cell table:number-columns-repeated="16379"/>
        </table:table-row>
        <table:table-row table:style-name="ro30">
          <table:table-cell office:value-type="string" calcext:value-type="string">
            <text:p>kettle/switch_power</text:p>
          </table:table-cell>
          <table:table-cell office:value-type="string" calcext:value-type="string">
            <text:p>{</text:p>
            <text:p>  "title": "Turn On/Off",</text:p>
            <text:p>  "description": "Turns the kettle on or off depending on the current stat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kettle/switch_power",</text:p>
            <text:p>      "retain": false,</text:p>
            <text:p>      "op": [</text:p>
            <text:p>        "invokeaction"</text:p>
            <text:p>      ]</text:p>
            <text:p>    }</text:p>
            <text:p>  ]</text:p>
            <text:p>}</text:p>
          </table:table-cell>
          <table:table-cell office:value-type="string" calcext:value-type="string">
            <text:p>{</text:p>
            <text:p>  "title": "Switch Power",</text:p>
            <text:p>  "description": "An action affordance that allows toggling the power state of the kettle on or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kettle/switch_power",</text:p>
            <text:p>      "retain": false,</text:p>
            <text:p>      "op": []</text:p>
            <text:p>    }</text:p>
            <text:p>  ]</text:p>
            <text:p>}</text:p>
          </table:table-cell>
          <table:table-cell office:value-type="float" office:value="5" calcext:value-type="float">
            <text:p>5</text:p>
          </table:table-cell>
          <table:table-cell table:formula="of:=[.D236]-1" office:value-type="float" office:value="4" calcext:value-type="float">
            <text:p>4</text:p>
          </table:table-cell>
          <table:table-cell table:number-columns-repeated="16379"/>
        </table:table-row>
        <table:table-row table:style-name="ro30">
          <table:table-cell office:value-type="string" calcext:value-type="string">
            <text:p>kettle/heat</text:p>
          </table:table-cell>
          <table:table-cell office:value-type="string" calcext:value-type="string">
            <text:p>{</text:p>
            <text:p>  "title": "Start Boiling",</text:p>
            <text:p>  "description": "Start the heating process of the kettl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kettle/heat",</text:p>
            <text:p>      "retain": false,</text:p>
            <text:p>      "op": [</text:p>
            <text:p>        "invokeaction"</text:p>
            <text:p>      ]</text:p>
            <text:p>    }</text:p>
            <text:p>  ]</text:p>
            <text:p>}</text:p>
          </table:table-cell>
          <table:table-cell office:value-type="string" calcext:value-type="string">
            <text:p>{</text:p>
            <text:p>  "title": "Heat Function",</text:p>
            <text:p>  "description": "An action affordance for heating the kettl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kettle/heat",</text:p>
            <text:p>      "retain": false,</text:p>
            <text:p>      "op": []</text:p>
            <text:p>    }</text:p>
            <text:p>  ]</text:p>
            <text:p>}</text:p>
          </table:table-cell>
          <table:table-cell office:value-type="float" office:value="5" calcext:value-type="float">
            <text:p>5</text:p>
          </table:table-cell>
          <table:table-cell table:formula="of:=[.D237]-1" office:value-type="float" office:value="4" calcext:value-type="float">
            <text:p>4</text:p>
          </table:table-cell>
          <table:table-cell table:number-columns-repeated="16379"/>
        </table:table-row>
        <table:table-row table:style-name="ro30">
          <table:table-cell office:value-type="string" calcext:value-type="string">
            <text:p>kettle/fill</text:p>
          </table:table-cell>
          <table:table-cell office:value-type="string" calcext:value-type="string">
            <text:p>{</text:p>
            <text:p>  "title": "Fill Kettle",</text:p>
            <text:p>  "description": "Fills the kettle with wat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kettle/fill",</text:p>
            <text:p>      "retain": false,</text:p>
            <text:p>      "op": [</text:p>
            <text:p>        "invokeaction"</text:p>
            <text:p>      ]</text:p>
            <text:p>    }</text:p>
            <text:p>  ]</text:p>
            <text:p>}</text:p>
          </table:table-cell>
          <table:table-cell office:value-type="string" calcext:value-type="string">
            <text:p>{</text:p>
            <text:p>  "title": "Fill Kettle",</text:p>
            <text:p>  "description": "An action affordance to fill the kettle with wat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kettle/fill",</text:p>
            <text:p>      "retain": false,</text:p>
            <text:p>      "op": []</text:p>
            <text:p>    }</text:p>
            <text:p>  ]</text:p>
            <text:p>}</text:p>
          </table:table-cell>
          <table:table-cell office:value-type="float" office:value="5" calcext:value-type="float">
            <text:p>5</text:p>
          </table:table-cell>
          <table:table-cell table:formula="of:=[.D238]-1" office:value-type="float" office:value="4" calcext:value-type="float">
            <text:p>4</text:p>
          </table:table-cell>
          <table:table-cell table:number-columns-repeated="16379"/>
        </table:table-row>
        <table:table-row table:style-name="ro30">
          <table:table-cell office:value-type="string" calcext:value-type="string">
            <text:p>kettle/empty</text:p>
          </table:table-cell>
          <table:table-cell office:value-type="string" calcext:value-type="string">
            <text:p>{</text:p>
            <text:p>  "title": "Empty Kettle",</text:p>
            <text:p>  "description": "Empties the kettle with wat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kettle/empty",</text:p>
            <text:p>      "retain": false,</text:p>
            <text:p>      "op": [</text:p>
            <text:p>        "invokeaction"</text:p>
            <text:p>      ]</text:p>
            <text:p>    }</text:p>
            <text:p>  ]</text:p>
            <text:p>}</text:p>
          </table:table-cell>
          <table:table-cell office:value-type="string" calcext:value-type="string">
            <text:p>{</text:p>
            <text:p>  "title": "Empty Kettle",</text:p>
            <text:p>  "description": "An action to empty the kettl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kettle/empty",</text:p>
            <text:p>      "retain": false,</text:p>
            <text:p>      "op": []</text:p>
            <text:p>    }</text:p>
            <text:p>  ]</text:p>
            <text:p>}</text:p>
          </table:table-cell>
          <table:table-cell office:value-type="float" office:value="5" calcext:value-type="float">
            <text:p>5</text:p>
          </table:table-cell>
          <table:table-cell table:formula="of:=[.D239]-1" office:value-type="float" office:value="4" calcext:value-type="float">
            <text:p>4</text:p>
          </table:table-cell>
          <table:table-cell table:number-columns-repeated="16379"/>
        </table:table-row>
        <table:table-row table:style-name="ro35">
          <table:table-cell office:value-type="string" calcext:value-type="string">
            <text:p>microwave</text:p>
          </table:table-cell>
          <table:table-cell office:value-type="string" calcext:value-type="string">
            <text:p>{</text:p>
            <text:p>  "title": "Microwave On/Off",</text:p>
            <text:p>  "description": "Property stating if the microwave is currently running or not",</text:p>
            <text:p>  "observable": null,</text:p>
            <text:p>  "type": "boolean",</text:p>
            <text:p>  "minimum": null,</text:p>
            <text:p>  "maximum": null,</text:p>
            <text:p>  "enum": null,</text:p>
            <text:p>  "properties": {},</text:p>
            <text:p>  "forms": [</text:p>
            <text:p>    {</text:p>
            <text:p>      "href": "broker.emqx.io:1883",</text:p>
            <text:p>      "contentType": null,</text:p>
            <text:p>      "topic": "microwave",</text:p>
            <text:p>      "retain": false,</text:p>
            <text:p>      "op": [</text:p>
            <text:p>        "readproperty"</text:p>
            <text:p>      ]</text:p>
            <text:p>    }</text:p>
            <text:p>  ]</text:p>
            <text:p>}</text:p>
          </table:table-cell>
          <table:table-cell office:value-type="string" calcext:value-type="string">
            <text:p>{</text:p>
            <text:p>  "title": "Microwave Power State",</text:p>
            <text:p>  "description": "This affordance represents the power state of the microwave, indicating whether it is turned on or off.",</text:p>
            <text:p>  "observable": null,</text:p>
            <text:p>  "type": "boolean",</text:p>
            <text:p>  "minimum": null,</text:p>
            <text:p>  "maximum": null,</text:p>
            <text:p>  "enum": null,</text:p>
            <text:p>  "properties": {},</text:p>
            <text:p>  "forms": [</text:p>
            <text:p>    {</text:p>
            <text:p>      "href": "mqtt://broker.emqx.io:1883",</text:p>
            <text:p>      "contentType": null,</text:p>
            <text:p>      "topic": "microwave",</text:p>
            <text:p>      "retain": false,</text:p>
            <text:p>      "op": []</text:p>
            <text:p>    }</text:p>
            <text:p>  ]</text:p>
            <text:p>}</text:p>
          </table:table-cell>
          <table:table-cell office:value-type="float" office:value="3" calcext:value-type="float">
            <text:p>3</text:p>
          </table:table-cell>
          <table:table-cell table:formula="of:=[.D240]-1" office:value-type="float" office:value="2" calcext:value-type="float">
            <text:p>2</text:p>
          </table:table-cell>
          <table:table-cell table:number-columns-repeated="16379"/>
        </table:table-row>
        <table:table-row table:style-name="ro30">
          <table:table-cell office:value-type="string" calcext:value-type="string">
            <text:p>microwave/start</text:p>
          </table:table-cell>
          <table:table-cell office:value-type="string" calcext:value-type="string">
            <text:p>{</text:p>
            <text:p>  "title": "Start heating",</text:p>
            <text:p>  "description": "Starts the heat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microwave/start",</text:p>
            <text:p>      "retain": false,</text:p>
            <text:p>      "op": [</text:p>
            <text:p>        "invokeaction"</text:p>
            <text:p>      ]</text:p>
            <text:p>    }</text:p>
            <text:p>  ]</text:p>
            <text:p>}</text:p>
          </table:table-cell>
          <table:table-cell office:value-type="string" calcext:value-type="string">
            <text:p>{</text:p>
            <text:p>  "title": "Start Microwave",</text:p>
            <text:p>  "description": "An action affordance that allows the microwave to start its operati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microwave/start",</text:p>
            <text:p>      "retain": false,</text:p>
            <text:p>      "op": []</text:p>
            <text:p>    }</text:p>
            <text:p>  ]</text:p>
            <text:p>}</text:p>
          </table:table-cell>
          <table:table-cell office:value-type="float" office:value="5" calcext:value-type="float">
            <text:p>5</text:p>
          </table:table-cell>
          <table:table-cell table:formula="of:=[.D241]-1" office:value-type="float" office:value="4" calcext:value-type="float">
            <text:p>4</text:p>
          </table:table-cell>
          <table:table-cell table:number-columns-repeated="16379"/>
        </table:table-row>
        <table:table-row table:style-name="ro30">
          <table:table-cell office:value-type="string" calcext:value-type="string">
            <text:p>microwave/stop</text:p>
          </table:table-cell>
          <table:table-cell office:value-type="string" calcext:value-type="string">
            <text:p>{</text:p>
            <text:p>  "title": "Stop Heating",</text:p>
            <text:p>  "description": "Stops the heat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microwave/stop",</text:p>
            <text:p>      "retain": false,</text:p>
            <text:p>      "op": [</text:p>
            <text:p>        "invokeaction"</text:p>
            <text:p>      ]</text:p>
            <text:p>    }</text:p>
            <text:p>  ]</text:p>
            <text:p>}</text:p>
          </table:table-cell>
          <table:table-cell office:value-type="string" calcext:value-type="string">
            <text:p>{</text:p>
            <text:p>  "title": "Stop Microwave Action",</text:p>
            <text:p>  "description": "An action affordance that allows stopping the microwave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microwave/stop",</text:p>
            <text:p>      "retain": false,</text:p>
            <text:p>      "op": []</text:p>
            <text:p>    }</text:p>
            <text:p>  ]</text:p>
            <text:p>}</text:p>
          </table:table-cell>
          <table:table-cell office:value-type="float" office:value="5" calcext:value-type="float">
            <text:p>5</text:p>
          </table:table-cell>
          <table:table-cell table:formula="of:=[.D242]-1" office:value-type="float" office:value="4" calcext:value-type="float">
            <text:p>4</text:p>
          </table:table-cell>
          <table:table-cell table:number-columns-repeated="16379"/>
        </table:table-row>
        <table:table-row table:style-name="ro35">
          <table:table-cell office:value-type="string" calcext:value-type="string">
            <text:p>oven/on</text:p>
          </table:table-cell>
          <table:table-cell office:value-type="string" calcext:value-type="string">
            <text:p>{</text:p>
            <text:p>  "title": "Oven Power Status",</text:p>
            <text:p>  "description": "Property stating if the oven is currently turned on or off",</text:p>
            <text:p>  "observable": null,</text:p>
            <text:p>  "type": "boolean",</text:p>
            <text:p>  "minimum": null,</text:p>
            <text:p>  "maximum": null,</text:p>
            <text:p>  "enum": null,</text:p>
            <text:p>  "properties": {},</text:p>
            <text:p>  "forms": [</text:p>
            <text:p>    {</text:p>
            <text:p>      "href": "broker.emqx.io:1883",</text:p>
            <text:p>      "contentType": null,</text:p>
            <text:p>      "topic": "oven/on",</text:p>
            <text:p>      "retain": false,</text:p>
            <text:p>      "op": [</text:p>
            <text:p>        "readproperty"</text:p>
            <text:p>      ]</text:p>
            <text:p>    }</text:p>
            <text:p>  ]</text:p>
            <text:p>}</text:p>
          </table:table-cell>
          <table:table-cell office:value-type="string" calcext:value-type="string">
            <text:p>{</text:p>
            <text:p>  "title": "Oven On/Off State",</text:p>
            <text:p>  "description": "An affordance representing the on/off state of the oven.",</text:p>
            <text:p>  "observable": null,</text:p>
            <text:p>  "type": "boolean",</text:p>
            <text:p>  "minimum": null,</text:p>
            <text:p>  "maximum": null,</text:p>
            <text:p>  "enum": null,</text:p>
            <text:p>  "properties": {},</text:p>
            <text:p>  "forms": [</text:p>
            <text:p>    {</text:p>
            <text:p>      "href": "mqtt://broker.emqx.io:1883",</text:p>
            <text:p>      "contentType": null,</text:p>
            <text:p>      "topic": "oven/on",</text:p>
            <text:p>      "retain": false,</text:p>
            <text:p>      "op": []</text:p>
            <text:p>    }</text:p>
            <text:p>  ]</text:p>
            <text:p>}</text:p>
          </table:table-cell>
          <table:table-cell office:value-type="float" office:value="5" calcext:value-type="float">
            <text:p>5</text:p>
          </table:table-cell>
          <table:table-cell table:formula="of:=[.D243]-1" office:value-type="float" office:value="4" calcext:value-type="float">
            <text:p>4</text:p>
          </table:table-cell>
          <table:table-cell table:number-columns-repeated="16379"/>
        </table:table-row>
        <table:table-row table:style-name="ro38">
          <table:table-cell office:value-type="string" calcext:value-type="string">
            <text:p>oven</text:p>
          </table:table-cell>
          <table:table-cell office:value-type="string" calcext:value-type="string">
            <text:p>{</text:p>
            <text:p>  "title": "Oven Heating Mode",</text:p>
            <text:p>  "description": "States the current heating method that is selected",</text:p>
            <text:p>  "observable": null,</text:p>
            <text:p>  "type": "string",</text:p>
            <text:p>  "minimum": null,</text:p>
            <text:p>  "maximum": null,</text:p>
            <text:p>  "enum": [</text:p>
            <text:p>    "convection",</text:p>
            <text:p>    "top_and_bottom"</text:p>
            <text:p>  ],</text:p>
            <text:p>  "properties": {},</text:p>
            <text:p>  "forms": [</text:p>
            <text:p>    {</text:p>
            <text:p>      "href": "broker.emqx.io:1883",</text:p>
            <text:p>      "contentType": null,</text:p>
            <text:p>      "topic": "oven",</text:p>
            <text:p>      "retain": false,</text:p>
            <text:p>      "op": [</text:p>
            <text:p>        "readproperty"</text:p>
            <text:p>      ]</text:p>
            <text:p>    }</text:p>
            <text:p>  ]</text:p>
            <text:p>}</text:p>
          </table:table-cell>
          <table:table-cell office:value-type="string" calcext:value-type="string">
            <text:p>{</text:p>
            <text:p>  "title": "Heating Method",</text:p>
            <text:p>  "description": "The current heating method of the oven, which can be either 'convection' or 'top_and_bottom'.",</text:p>
            <text:p>  "observable": null,</text:p>
            <text:p>  "type": "string",</text:p>
            <text:p>  "minimum": null,</text:p>
            <text:p>  "maximum": null,</text:p>
            <text:p>  "enum": [</text:p>
            <text:p>    "top_and_bottom",</text:p>
            <text:p>    "convection"</text:p>
            <text:p>  ],</text:p>
            <text:p>  "properties": {},</text:p>
            <text:p>  "forms": [</text:p>
            <text:p>    {</text:p>
            <text:p>      "href": "mqtt://broker.emqx.io:1883",</text:p>
            <text:p>      "contentType": null,</text:p>
            <text:p>      "topic": "oven",</text:p>
            <text:p>      "retain": false,</text:p>
            <text:p>      "op": []</text:p>
            <text:p>    }</text:p>
            <text:p>  ]</text:p>
            <text:p>}</text:p>
          </table:table-cell>
          <table:table-cell office:value-type="float" office:value="5" calcext:value-type="float">
            <text:p>5</text:p>
          </table:table-cell>
          <table:table-cell table:formula="of:=[.D244]-1" office:value-type="float" office:value="4" calcext:value-type="float">
            <text:p>4</text:p>
          </table:table-cell>
          <table:table-cell table:number-columns-repeated="16379"/>
        </table:table-row>
        <table:table-row table:style-name="ro30">
          <table:table-cell office:value-type="string" calcext:value-type="string">
            <text:p>oven/switch_on</text:p>
          </table:table-cell>
          <table:table-cell office:value-type="string" calcext:value-type="string">
            <text:p>{</text:p>
            <text:p>  "title": "Turn On Oven",</text:p>
            <text:p>  "description": "Turns the oven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oven/switch_on",</text:p>
            <text:p>      "retain": false,</text:p>
            <text:p>      "op": [</text:p>
            <text:p>        "invokeaction"</text:p>
            <text:p>      ]</text:p>
            <text:p>    }</text:p>
            <text:p>  ]</text:p>
            <text:p>}</text:p>
          </table:table-cell>
          <table:table-cell office:value-type="string" calcext:value-type="string">
            <text:p>{</text:p>
            <text:p>  "title": "Switch On",</text:p>
            <text:p>  "description": "An action affordance to switch on the ove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oven/switch_on",</text:p>
            <text:p>      "retain": false,</text:p>
            <text:p>      "op": []</text:p>
            <text:p>    }</text:p>
            <text:p>  ]</text:p>
            <text:p>}</text:p>
          </table:table-cell>
          <table:table-cell office:value-type="float" office:value="5" calcext:value-type="float">
            <text:p>5</text:p>
          </table:table-cell>
          <table:table-cell table:formula="of:=[.D245]-1" office:value-type="float" office:value="4" calcext:value-type="float">
            <text:p>4</text:p>
          </table:table-cell>
          <table:table-cell table:number-columns-repeated="16379"/>
        </table:table-row>
        <table:table-row table:style-name="ro30">
          <table:table-cell office:value-type="string" calcext:value-type="string">
            <text:p>oven/switch_off</text:p>
          </table:table-cell>
          <table:table-cell office:value-type="string" calcext:value-type="string">
            <text:p>{</text:p>
            <text:p>  "title": "Turn Off Oven",</text:p>
            <text:p>  "description": "Turns the oven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oven/switch_off",</text:p>
            <text:p>      "retain": false,</text:p>
            <text:p>      "op": [</text:p>
            <text:p>        "invokeaction"</text:p>
            <text:p>      ]</text:p>
            <text:p>    }</text:p>
            <text:p>  ]</text:p>
            <text:p>}</text:p>
          </table:table-cell>
          <table:table-cell office:value-type="string" calcext:value-type="string">
            <text:p>{</text:p>
            <text:p>  "title": "Switch Off",</text:p>
            <text:p>  "description": "An action affordance to switch off the ove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oven/switch_off",</text:p>
            <text:p>      "retain": false,</text:p>
            <text:p>      "op": []</text:p>
            <text:p>    }</text:p>
            <text:p>  ]</text:p>
            <text:p>}</text:p>
          </table:table-cell>
          <table:table-cell office:value-type="float" office:value="5" calcext:value-type="float">
            <text:p>5</text:p>
          </table:table-cell>
          <table:table-cell table:formula="of:=[.D246]-1" office:value-type="float" office:value="4" calcext:value-type="float">
            <text:p>4</text:p>
          </table:table-cell>
          <table:table-cell table:number-columns-repeated="16379"/>
        </table:table-row>
        <table:table-row table:style-name="ro39">
          <table:table-cell office:value-type="string" calcext:value-type="string">
            <text:p>oven/change_heating_method</text:p>
          </table:table-cell>
          <table:table-cell office:value-type="string" calcext:value-type="string">
            <text:p>{</text:p>
            <text:p>  "title": "Toggle Heating Mode",</text:p>
            <text:p>  "description": "Changes the currently selected heating method from convection to top and bottom or vice versa",</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oven/change_heating_method",</text:p>
            <text:p>      "retain": false,</text:p>
            <text:p>      "op": [</text:p>
            <text:p>        "invokeaction"</text:p>
            <text:p>      ]</text:p>
            <text:p>    }</text:p>
            <text:p>  ]</text:p>
            <text:p>}</text:p>
          </table:table-cell>
          <table:table-cell office:value-type="string" calcext:value-type="string">
            <text:p>{</text:p>
            <text:p>  "title": "Change Heating Method",</text:p>
            <text:p>  "description": "Allows changing the heating method of the ove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oven/change_heating_method",</text:p>
            <text:p>      "retain": false,</text:p>
            <text:p>      "op": []</text:p>
            <text:p>    }</text:p>
            <text:p>  ]</text:p>
            <text:p>}</text:p>
          </table:table-cell>
          <table:table-cell office:value-type="float" office:value="4" calcext:value-type="float">
            <text:p>4</text:p>
          </table:table-cell>
          <table:table-cell table:formula="of:=[.D247]-1" office:value-type="float" office:value="3" calcext:value-type="float">
            <text:p>3</text:p>
          </table:table-cell>
          <table:table-cell table:number-columns-repeated="16379"/>
        </table:table-row>
        <table:table-row table:style-name="ro30">
          <table:table-cell office:value-type="string" calcext:value-type="string">
            <text:p>oven/preheat</text:p>
          </table:table-cell>
          <table:table-cell office:value-type="string" calcext:value-type="string">
            <text:p>{</text:p>
            <text:p>  "title": "Preheat Oven",</text:p>
            <text:p>  "description": "Starts preheating the oven to 180 Degrees Celciu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oven/preheat",</text:p>
            <text:p>      "retain": false,</text:p>
            <text:p>      "op": [</text:p>
            <text:p>        "invokeaction"</text:p>
            <text:p>      ]</text:p>
            <text:p>    }</text:p>
            <text:p>  ]</text:p>
            <text:p>}</text:p>
          </table:table-cell>
          <table:table-cell office:value-type="string" calcext:value-type="string">
            <text:p>{</text:p>
            <text:p>  "title": "Preheat Function",</text:p>
            <text:p>  "description": "An action affordance that allows the oven to be preheated to a set temperatur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oven/preheat",</text:p>
            <text:p>      "retain": false,</text:p>
            <text:p>      "op": []</text:p>
            <text:p>    }</text:p>
            <text:p>  ]</text:p>
            <text:p>}</text:p>
          </table:table-cell>
          <table:table-cell office:value-type="float" office:value="4" calcext:value-type="float">
            <text:p>4</text:p>
          </table:table-cell>
          <table:table-cell table:formula="of:=[.D248]-1" office:value-type="float" office:value="3" calcext:value-type="float">
            <text:p>3</text:p>
          </table:table-cell>
          <table:table-cell table:number-columns-repeated="16379"/>
        </table:table-row>
        <table:table-row table:style-name="ro35">
          <table:table-cell office:value-type="string" calcext:value-type="string">
            <text:p>popcorn_maker</text:p>
          </table:table-cell>
          <table:table-cell office:value-type="string" calcext:value-type="string">
            <text:p>{</text:p>
            <text:p>  "title": "Popcorn Maker Power Status",</text:p>
            <text:p>  "description": "True if machine is turned on and ready for use",</text:p>
            <text:p>  "observable": null,</text:p>
            <text:p>  "type": "boolean",</text:p>
            <text:p>  "minimum": null,</text:p>
            <text:p>  "maximum": null,</text:p>
            <text:p>  "enum": null,</text:p>
            <text:p>  "properties": {},</text:p>
            <text:p>  "forms": [</text:p>
            <text:p>    {</text:p>
            <text:p>      "href": "broker.emqx.io:1883",</text:p>
            <text:p>      "contentType": null,</text:p>
            <text:p>      "topic": "popcorn_maker",</text:p>
            <text:p>      "retain": false,</text:p>
            <text:p>      "op": [</text:p>
            <text:p>        "readproperty"</text:p>
            <text:p>      ]</text:p>
            <text:p>    }</text:p>
            <text:p>  ]</text:p>
            <text:p>}</text:p>
          </table:table-cell>
          <table:table-cell office:value-type="string" calcext:value-type="string">
            <text:p>{</text:p>
            <text:p>  "title": "Popcorn Maker State",</text:p>
            <text:p>  "description": "Indicates the current state of the popcorn maker, whether it is on or off.",</text:p>
            <text:p>  "observable": null,</text:p>
            <text:p>  "type": "boolean",</text:p>
            <text:p>  "minimum": null,</text:p>
            <text:p>  "maximum": null,</text:p>
            <text:p>  "enum": null,</text:p>
            <text:p>  "properties": {},</text:p>
            <text:p>  "forms": [</text:p>
            <text:p>    {</text:p>
            <text:p>      "href": "mqtt://broker.emqx.io:1883",</text:p>
            <text:p>      "contentType": null,</text:p>
            <text:p>      "topic": "popcorn_maker",</text:p>
            <text:p>      "retain": false,</text:p>
            <text:p>      "op": []</text:p>
            <text:p>    }</text:p>
            <text:p>  ]</text:p>
            <text:p>}</text:p>
          </table:table-cell>
          <table:table-cell office:value-type="float" office:value="5" calcext:value-type="float">
            <text:p>5</text:p>
          </table:table-cell>
          <table:table-cell table:formula="of:=[.D249]-1" office:value-type="float" office:value="4" calcext:value-type="float">
            <text:p>4</text:p>
          </table:table-cell>
          <table:table-cell table:number-columns-repeated="16379"/>
        </table:table-row>
        <table:table-row table:style-name="ro30">
          <table:table-cell office:value-type="string" calcext:value-type="string">
            <text:p>popcorn_maker/toggle</text:p>
          </table:table-cell>
          <table:table-cell office:value-type="string" calcext:value-type="string">
            <text:p>{</text:p>
            <text:p>  "title": "Toggle On/Off",</text:p>
            <text:p>  "description": "Turns the device on or off based on the current stat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popcorn_maker/toggle",</text:p>
            <text:p>      "retain": false,</text:p>
            <text:p>      "op": [</text:p>
            <text:p>        "invokeaction"</text:p>
            <text:p>      ]</text:p>
            <text:p>    }</text:p>
            <text:p>  ]</text:p>
            <text:p>}</text:p>
          </table:table-cell>
          <table:table-cell office:value-type="string" calcext:value-type="string">
            <text:p>{</text:p>
            <text:p>  "title": "Toggle Popcorn Maker",</text:p>
            <text:p>  "description": "An action to toggle the state of the popcorn maker, switching it on or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opcorn_maker/toggle",</text:p>
            <text:p>      "retain": false,</text:p>
            <text:p>      "op": []</text:p>
            <text:p>    }</text:p>
            <text:p>  ]</text:p>
            <text:p>}</text:p>
          </table:table-cell>
          <table:table-cell office:value-type="float" office:value="5" calcext:value-type="float">
            <text:p>5</text:p>
          </table:table-cell>
          <table:table-cell table:formula="of:=[.D250]-1" office:value-type="float" office:value="4" calcext:value-type="float">
            <text:p>4</text:p>
          </table:table-cell>
          <table:table-cell table:number-columns-repeated="16379"/>
        </table:table-row>
        <table:table-row table:style-name="ro30">
          <table:table-cell office:value-type="string" calcext:value-type="string">
            <text:p>popcorn_maker/add_corn</text:p>
          </table:table-cell>
          <table:table-cell office:value-type="string" calcext:value-type="string">
            <text:p>{</text:p>
            <text:p>  "title": "Add Corn",</text:p>
            <text:p>  "description": "Adds corn to the heating section of the mak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popcorn_maker/add_corn",</text:p>
            <text:p>      "retain": false,</text:p>
            <text:p>      "op": [</text:p>
            <text:p>        "invokeaction"</text:p>
            <text:p>      ]</text:p>
            <text:p>    }</text:p>
            <text:p>  ]</text:p>
            <text:p>}</text:p>
          </table:table-cell>
          <table:table-cell office:value-type="string" calcext:value-type="string">
            <text:p>{</text:p>
            <text:p>  "title": "Add Corn Action",</text:p>
            <text:p>  "description": "An action affordance that allows adding corn to the popcorn mak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opcorn_maker/add_corn",</text:p>
            <text:p>      "retain": false,</text:p>
            <text:p>      "op": []</text:p>
            <text:p>    }</text:p>
            <text:p>  ]</text:p>
            <text:p>}</text:p>
          </table:table-cell>
          <table:table-cell office:value-type="float" office:value="5" calcext:value-type="float">
            <text:p>5</text:p>
          </table:table-cell>
          <table:table-cell table:formula="of:=[.D251]-1" office:value-type="float" office:value="4" calcext:value-type="float">
            <text:p>4</text:p>
          </table:table-cell>
          <table:table-cell table:number-columns-repeated="16379"/>
        </table:table-row>
        <table:table-row table:style-name="ro30">
          <table:table-cell office:value-type="string" calcext:value-type="string">
            <text:p>popcorn_maker/add_sugar</text:p>
          </table:table-cell>
          <table:table-cell office:value-type="string" calcext:value-type="string">
            <text:p>{</text:p>
            <text:p>  "title": "Add Sugar",</text:p>
            <text:p>  "description": "Adds sugar to the heating section making the popcorn swee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popcorn_maker/add_sugar",</text:p>
            <text:p>      "retain": false,</text:p>
            <text:p>      "op": [</text:p>
            <text:p>        "invokeaction"</text:p>
            <text:p>      ]</text:p>
            <text:p>    }</text:p>
            <text:p>  ]</text:p>
            <text:p>}</text:p>
          </table:table-cell>
          <table:table-cell office:value-type="string" calcext:value-type="string">
            <text:p>{</text:p>
            <text:p>  "title": "Add Sugar",</text:p>
            <text:p>  "description": "An action affordance that allows adding sugar to the popcorn mak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opcorn_maker/add_sugar",</text:p>
            <text:p>      "retain": false,</text:p>
            <text:p>      "op": []</text:p>
            <text:p>    }</text:p>
            <text:p>  ]</text:p>
            <text:p>}</text:p>
          </table:table-cell>
          <table:table-cell office:value-type="float" office:value="5" calcext:value-type="float">
            <text:p>5</text:p>
          </table:table-cell>
          <table:table-cell table:formula="of:=[.D252]-1" office:value-type="float" office:value="4" calcext:value-type="float">
            <text:p>4</text:p>
          </table:table-cell>
          <table:table-cell table:number-columns-repeated="16379"/>
        </table:table-row>
        <table:table-row table:style-name="ro30">
          <table:table-cell office:value-type="string" calcext:value-type="string">
            <text:p>popcorn_maker/add_salt</text:p>
          </table:table-cell>
          <table:table-cell office:value-type="string" calcext:value-type="string">
            <text:p>{</text:p>
            <text:p>  "title": "Add Salt",</text:p>
            <text:p>  "description": "Adds salt to the heating section making the popcorn salty",</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popcorn_maker/add_salt",</text:p>
            <text:p>      "retain": false,</text:p>
            <text:p>      "op": [</text:p>
            <text:p>        "invokeaction"</text:p>
            <text:p>      ]</text:p>
            <text:p>    }</text:p>
            <text:p>  ]</text:p>
            <text:p>}</text:p>
          </table:table-cell>
          <table:table-cell office:value-type="string" calcext:value-type="string">
            <text:p>{</text:p>
            <text:p>  "title": "Add Salt",</text:p>
            <text:p>  "description": "An action affordance to add salt to the popcorn mak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opcorn_maker/add_salt",</text:p>
            <text:p>      "retain": false,</text:p>
            <text:p>      "op": []</text:p>
            <text:p>    }</text:p>
            <text:p>  ]</text:p>
            <text:p>}</text:p>
          </table:table-cell>
          <table:table-cell office:value-type="float" office:value="5" calcext:value-type="float">
            <text:p>5</text:p>
          </table:table-cell>
          <table:table-cell table:formula="of:=[.D253]-1" office:value-type="float" office:value="4" calcext:value-type="float">
            <text:p>4</text:p>
          </table:table-cell>
          <table:table-cell table:number-columns-repeated="16379"/>
        </table:table-row>
        <table:table-row table:style-name="ro39">
          <table:table-cell office:value-type="string" calcext:value-type="string">
            <text:p>popcorn_maker/heat</text:p>
          </table:table-cell>
          <table:table-cell office:value-type="string" calcext:value-type="string">
            <text:p>{</text:p>
            <text:p>  "title": "Start Popcorn Maker",</text:p>
            <text:p>  "description": "Start heating up the heating section, turning added corn into popcor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popcorn_maker/heat",</text:p>
            <text:p>      "retain": false,</text:p>
            <text:p>      "op": [</text:p>
            <text:p>        "invokeaction"</text:p>
            <text:p>      ]</text:p>
            <text:p>    }</text:p>
            <text:p>  ]</text:p>
            <text:p>}</text:p>
          </table:table-cell>
          <table:table-cell office:value-type="string" calcext:value-type="string">
            <text:p>{</text:p>
            <text:p>  "title": "Heat Function",</text:p>
            <text:p>  "description": "An action affordance that triggers the heating process of the popcorn mak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opcorn_maker/heat",</text:p>
            <text:p>      "retain": false,</text:p>
            <text:p>      "op": []</text:p>
            <text:p>    }</text:p>
            <text:p>  ]</text:p>
            <text:p>}</text:p>
          </table:table-cell>
          <table:table-cell office:value-type="float" office:value="5" calcext:value-type="float">
            <text:p>5</text:p>
          </table:table-cell>
          <table:table-cell table:formula="of:=[.D254]-1" office:value-type="float" office:value="4" calcext:value-type="float">
            <text:p>4</text:p>
          </table:table-cell>
          <table:table-cell table:number-columns-repeated="16379"/>
        </table:table-row>
        <table:table-row table:style-name="ro35">
          <table:table-cell office:value-type="string" calcext:value-type="string">
            <text:p>camera/is_recording</text:p>
          </table:table-cell>
          <table:table-cell office:value-type="string" calcext:value-type="string">
            <text:p>{</text:p>
            <text:p>  "title": "Recording Status",</text:p>
            <text:p>  "description": "Boolean value indicating if the camera is currently recording",</text:p>
            <text:p>  "observable": null,</text:p>
            <text:p>  "type": "boolean",</text:p>
            <text:p>  "minimum": null,</text:p>
            <text:p>  "maximum": null,</text:p>
            <text:p>  "enum": null,</text:p>
            <text:p>  "properties": {},</text:p>
            <text:p>  "forms": [</text:p>
            <text:p>    {</text:p>
            <text:p>      "href": "broker.emqx.io:1883",</text:p>
            <text:p>      "contentType": null,</text:p>
            <text:p>      "topic": "camera/is_recording",</text:p>
            <text:p>      "retain": false,</text:p>
            <text:p>      "op": [</text:p>
            <text:p>        "readproperty"</text:p>
            <text:p>      ]</text:p>
            <text:p>    }</text:p>
            <text:p>  ]</text:p>
            <text:p>}</text:p>
          </table:table-cell>
          <table:table-cell office:value-type="string" calcext:value-type="string">
            <text:p>{</text:p>
            <text:p>  "title": "Camera Recording State",</text:p>
            <text:p>  "description": "Indicates whether the camera is currently recording or not.",</text:p>
            <text:p>  "observable": null,</text:p>
            <text:p>  "type": "boolean",</text:p>
            <text:p>  "minimum": null,</text:p>
            <text:p>  "maximum": null,</text:p>
            <text:p>  "enum": null,</text:p>
            <text:p>  "properties": {},</text:p>
            <text:p>  "forms": [</text:p>
            <text:p>    {</text:p>
            <text:p>      "href": "mqtt://broker.emqx.io:1883",</text:p>
            <text:p>      "contentType": null,</text:p>
            <text:p>      "topic": "camera/is_recording",</text:p>
            <text:p>      "retain": false,</text:p>
            <text:p>      "op": []</text:p>
            <text:p>    }</text:p>
            <text:p>  ]</text:p>
            <text:p>}</text:p>
          </table:table-cell>
          <table:table-cell office:value-type="float" office:value="5" calcext:value-type="float">
            <text:p>5</text:p>
          </table:table-cell>
          <table:table-cell table:formula="of:=[.D255]-1" office:value-type="float" office:value="4" calcext:value-type="float">
            <text:p>4</text:p>
          </table:table-cell>
          <table:table-cell table:number-columns-repeated="16379"/>
        </table:table-row>
        <table:table-row table:style-name="ro35">
          <table:table-cell office:value-type="string" calcext:value-type="string">
            <text:p>camera/storage</text:p>
          </table:table-cell>
          <table:table-cell office:value-type="string" calcext:value-type="string">
            <text:p>{</text:p>
            <text:p>  "title": "Recording Storage Disk",</text:p>
            <text:p>  "description": "States the current remaining storage in gigabytes",</text:p>
            <text:p>  "observable": null,</text:p>
            <text:p>  "type": "integer",</text:p>
            <text:p>  "minimum": 0,</text:p>
            <text:p>  "maximum": 256,</text:p>
            <text:p>  "enum": null,</text:p>
            <text:p>  "properties": {},</text:p>
            <text:p>  "forms": [</text:p>
            <text:p>    {</text:p>
            <text:p>      "href": "broker.emqx.io:1883",</text:p>
            <text:p>      "contentType": null,</text:p>
            <text:p>      "topic": "camera/storage",</text:p>
            <text:p>      "retain": false,</text:p>
            <text:p>      "op": [</text:p>
            <text:p>        "readproperty"</text:p>
            <text:p>      ]</text:p>
            <text:p>    }</text:p>
            <text:p>  ]</text:p>
            <text:p>}</text:p>
          </table:table-cell>
          <table:table-cell office:value-type="string" calcext:value-type="string">
            <text:p>{</text:p>
            <text:p>  "title": "Camera Storage",</text:p>
            <text:p>  "description": "This affordance represents the storage capacity of the camera, which can be read to monitor the available storage space.",</text:p>
            <text:p>  "observable": null,</text:p>
            <text:p>  "type": "integer",</text:p>
            <text:p>  "minimum": null,</text:p>
            <text:p>  "maximum": null,</text:p>
            <text:p>  "enum": null,</text:p>
            <text:p>  "properties": {},</text:p>
            <text:p>  "forms": [</text:p>
            <text:p>    {</text:p>
            <text:p>      "href": "mqtt://broker.emqx.io:1883",</text:p>
            <text:p>      "contentType": null,</text:p>
            <text:p>      "topic": "camera/storage",</text:p>
            <text:p>      "retain": false,</text:p>
            <text:p>      "op": []</text:p>
            <text:p>    }</text:p>
            <text:p>  ]</text:p>
            <text:p>}</text:p>
          </table:table-cell>
          <table:table-cell office:value-type="float" office:value="4" calcext:value-type="float">
            <text:p>4</text:p>
          </table:table-cell>
          <table:table-cell table:formula="of:=[.D256]-1" office:value-type="float" office:value="3" calcext:value-type="float">
            <text:p>3</text:p>
          </table:table-cell>
          <table:table-cell table:number-columns-repeated="16379"/>
        </table:table-row>
        <table:table-row table:style-name="ro30">
          <table:table-cell office:value-type="string" calcext:value-type="string">
            <text:p>camera/record/record</text:p>
          </table:table-cell>
          <table:table-cell office:value-type="string" calcext:value-type="string">
            <text:p>{</text:p>
            <text:p>  "title": "Start Recording",</text:p>
            <text:p>  "description": "Starts the record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amera/record/record",</text:p>
            <text:p>      "retain": false,</text:p>
            <text:p>      "op": [</text:p>
            <text:p>        "invokeaction"</text:p>
            <text:p>      ]</text:p>
            <text:p>    }</text:p>
            <text:p>  ]</text:p>
            <text:p>}</text:p>
          </table:table-cell>
          <table:table-cell office:value-type="string" calcext:value-type="string">
            <text:p>{</text:p>
            <text:p>  "title": "Record Action",</text:p>
            <text:p>  "description": "An action affordance that allows the camera to start recording. This action does not require any payload data, as indicated by the null payload.",</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amera/record/record",</text:p>
            <text:p>      "retain": false,</text:p>
            <text:p>      "op": []</text:p>
            <text:p>    }</text:p>
            <text:p>  ]</text:p>
            <text:p>}</text:p>
          </table:table-cell>
          <table:table-cell office:value-type="float" office:value="5" calcext:value-type="float">
            <text:p>5</text:p>
          </table:table-cell>
          <table:table-cell table:formula="of:=[.D257]-1" office:value-type="float" office:value="4" calcext:value-type="float">
            <text:p>4</text:p>
          </table:table-cell>
          <table:table-cell table:number-columns-repeated="16379"/>
        </table:table-row>
        <table:table-row table:style-name="ro30">
          <table:table-cell office:value-type="string" calcext:value-type="string">
            <text:p>camera/record/stop</text:p>
          </table:table-cell>
          <table:table-cell office:value-type="string" calcext:value-type="string">
            <text:p>{</text:p>
            <text:p>  "title": "Stop Recording",</text:p>
            <text:p>  "description": "Stops the record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amera/record/stop",</text:p>
            <text:p>      "retain": false,</text:p>
            <text:p>      "op": [</text:p>
            <text:p>        "invokeaction"</text:p>
            <text:p>      ]</text:p>
            <text:p>    }</text:p>
            <text:p>  ]</text:p>
            <text:p>}</text:p>
          </table:table-cell>
          <table:table-cell office:value-type="string" calcext:value-type="string">
            <text:p>{</text:p>
            <text:p>  "title": "Stop Recording",</text:p>
            <text:p>  "description": "An action to stop the recording process of the camera.",</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amera/record/stop",</text:p>
            <text:p>      "retain": false,</text:p>
            <text:p>      "op": []</text:p>
            <text:p>    }</text:p>
            <text:p>  ]</text:p>
            <text:p>}</text:p>
          </table:table-cell>
          <table:table-cell office:value-type="float" office:value="5" calcext:value-type="float">
            <text:p>5</text:p>
          </table:table-cell>
          <table:table-cell table:formula="of:=[.D258]-1" office:value-type="float" office:value="4" calcext:value-type="float">
            <text:p>4</text:p>
          </table:table-cell>
          <table:table-cell table:number-columns-repeated="16379"/>
        </table:table-row>
        <table:table-row table:style-name="ro30">
          <table:table-cell office:value-type="string" calcext:value-type="string">
            <text:p>camera/record/delete</text:p>
          </table:table-cell>
          <table:table-cell office:value-type="string" calcext:value-type="string">
            <text:p>{</text:p>
            <text:p>  "title": "Delete Recording",</text:p>
            <text:p>  "description": "Deletes video files freeing storag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amera/record/delete",</text:p>
            <text:p>      "retain": false,</text:p>
            <text:p>      "op": [</text:p>
            <text:p>        "invokeaction"</text:p>
            <text:p>      ]</text:p>
            <text:p>    }</text:p>
            <text:p>  ]</text:p>
            <text:p>}</text:p>
          </table:table-cell>
          <table:table-cell office:value-type="string" calcext:value-type="string">
            <text:p>{</text:p>
            <text:p>  "title": "Delete Recording Action",</text:p>
            <text:p>  "description": "An action affordance that allows to delete a recording from the camera.",</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amera/record/delete",</text:p>
            <text:p>      "retain": false,</text:p>
            <text:p>      "op": []</text:p>
            <text:p>    }</text:p>
            <text:p>  ]</text:p>
            <text:p>}</text:p>
          </table:table-cell>
          <table:table-cell office:value-type="float" office:value="5" calcext:value-type="float">
            <text:p>5</text:p>
          </table:table-cell>
          <table:table-cell table:formula="of:=[.D259]-1" office:value-type="float" office:value="4" calcext:value-type="float">
            <text:p>4</text:p>
          </table:table-cell>
          <table:table-cell table:number-columns-repeated="16379"/>
        </table:table-row>
        <table:table-row table:style-name="ro40">
          <table:table-cell office:value-type="string" calcext:value-type="string">
            <text:p>heater/level</text:p>
          </table:table-cell>
          <table:table-cell office:value-type="string" calcext:value-type="string">
            <text:p>{</text:p>
            <text:p>  "title": "Heating Level",</text:p>
            <text:p>  "description": "Integer Value indicating the current heating level of the device. Higher values represent higher temperatures. Maximum value is 6, minumum value is 0",</text:p>
            <text:p>  "observable": null,</text:p>
            <text:p>  "type": "integer",</text:p>
            <text:p>  "minimum": 0,</text:p>
            <text:p>  "maximum": 6,</text:p>
            <text:p>  "enum": null,</text:p>
            <text:p>  "properties": {},</text:p>
            <text:p>  "forms": [</text:p>
            <text:p>    {</text:p>
            <text:p>      "href": "broker.emqx.io:1883",</text:p>
            <text:p>      "contentType": null,</text:p>
            <text:p>      "topic": "heater/level",</text:p>
            <text:p>      "retain": false,</text:p>
            <text:p>      "op": [</text:p>
            <text:p>        "readproperty"</text:p>
            <text:p>      ]</text:p>
            <text:p>    }</text:p>
            <text:p>  ]</text:p>
            <text:p>}</text:p>
          </table:table-cell>
          <table:table-cell office:value-type="string" calcext:value-type="string">
            <text:p>{</text:p>
            <text:p>  "title": "Heater Level",</text:p>
            <text:p>  "description": "Represents the current level setting of the heater, which can be adjusted to control the heating intensity.",</text:p>
            <text:p>  "observable": null,</text:p>
            <text:p>  "type": "integer",</text:p>
            <text:p>  "minimum": null,</text:p>
            <text:p>  "maximum": null,</text:p>
            <text:p>  "enum": null,</text:p>
            <text:p>  "properties": {},</text:p>
            <text:p>  "forms": [</text:p>
            <text:p>    {</text:p>
            <text:p>      "href": "mqtt://broker.emqx.io:1883",</text:p>
            <text:p>      "contentType": null,</text:p>
            <text:p>      "topic": "heater/level",</text:p>
            <text:p>      "retain": false,</text:p>
            <text:p>      "op": []</text:p>
            <text:p>    }</text:p>
            <text:p>  ]</text:p>
            <text:p>}</text:p>
          </table:table-cell>
          <table:table-cell office:value-type="float" office:value="4" calcext:value-type="float">
            <text:p>4</text:p>
          </table:table-cell>
          <table:table-cell table:formula="of:=[.D260]-1" office:value-type="float" office:value="3" calcext:value-type="float">
            <text:p>3</text:p>
          </table:table-cell>
          <table:table-cell table:number-columns-repeated="16379"/>
        </table:table-row>
        <table:table-row table:style-name="ro35">
          <table:table-cell office:value-type="string" calcext:value-type="string">
            <text:p>heater/status</text:p>
          </table:table-cell>
          <table:table-cell office:value-type="string" calcext:value-type="string">
            <text:p>{</text:p>
            <text:p>  "title": "Heating Status",</text:p>
            <text:p>  "description": "Boolean Value that describes if the device is on or off",</text:p>
            <text:p>  "observable": null,</text:p>
            <text:p>  "type": "boolean",</text:p>
            <text:p>  "minimum": null,</text:p>
            <text:p>  "maximum": null,</text:p>
            <text:p>  "enum": null,</text:p>
            <text:p>  "properties": {},</text:p>
            <text:p>  "forms": [</text:p>
            <text:p>    {</text:p>
            <text:p>      "href": "broker.emqx.io:1883",</text:p>
            <text:p>      "contentType": null,</text:p>
            <text:p>      "topic": "heater/status",</text:p>
            <text:p>      "retain": false,</text:p>
            <text:p>      "op": [</text:p>
            <text:p>        "readproperty"</text:p>
            <text:p>      ]</text:p>
            <text:p>    }</text:p>
            <text:p>  ]</text:p>
            <text:p>}</text:p>
          </table:table-cell>
          <table:table-cell office:value-type="string" calcext:value-type="string">
            <text:p>{</text:p>
            <text:p>  "title": "Heater Status",</text:p>
            <text:p>  "description": "Indicates whether the heater is currently on or off.",</text:p>
            <text:p>  "observable": null,</text:p>
            <text:p>  "type": "boolean",</text:p>
            <text:p>  "minimum": null,</text:p>
            <text:p>  "maximum": null,</text:p>
            <text:p>  "enum": null,</text:p>
            <text:p>  "properties": {},</text:p>
            <text:p>  "forms": [</text:p>
            <text:p>    {</text:p>
            <text:p>      "href": "mqtt://broker.emqx.io:1883",</text:p>
            <text:p>      "contentType": null,</text:p>
            <text:p>      "topic": "heater/status",</text:p>
            <text:p>      "retain": false,</text:p>
            <text:p>      "op": []</text:p>
            <text:p>    }</text:p>
            <text:p>  ]</text:p>
            <text:p>}</text:p>
          </table:table-cell>
          <table:table-cell office:value-type="float" office:value="5" calcext:value-type="float">
            <text:p>5</text:p>
          </table:table-cell>
          <table:table-cell table:formula="of:=[.D261]-1" office:value-type="float" office:value="4" calcext:value-type="float">
            <text:p>4</text:p>
          </table:table-cell>
          <table:table-cell table:number-columns-repeated="16379"/>
        </table:table-row>
        <table:table-row table:style-name="ro30">
          <table:table-cell office:value-type="string" calcext:value-type="string">
            <text:p>heater/turn_on</text:p>
          </table:table-cell>
          <table:table-cell office:value-type="string" calcext:value-type="string">
            <text:p>{</text:p>
            <text:p>  "title": "Start Heating",</text:p>
            <text:p>  "description": "Turns the Heating Device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heater/turn_on",</text:p>
            <text:p>      "retain": false,</text:p>
            <text:p>      "op": [</text:p>
            <text:p>        "invokeaction"</text:p>
            <text:p>      ]</text:p>
            <text:p>    }</text:p>
            <text:p>  ]</text:p>
            <text:p>}</text:p>
          </table:table-cell>
          <table:table-cell office:value-type="string" calcext:value-type="string">
            <text:p>{</text:p>
            <text:p>  "title": "Turn On Heater",</text:p>
            <text:p>  "description": "An action affordance to turn on the heat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heater/turn_on",</text:p>
            <text:p>      "retain": false,</text:p>
            <text:p>      "op": []</text:p>
            <text:p>    }</text:p>
            <text:p>  ]</text:p>
            <text:p>}</text:p>
          </table:table-cell>
          <table:table-cell office:value-type="float" office:value="5" calcext:value-type="float">
            <text:p>5</text:p>
          </table:table-cell>
          <table:table-cell table:formula="of:=[.D262]-1" office:value-type="float" office:value="4" calcext:value-type="float">
            <text:p>4</text:p>
          </table:table-cell>
          <table:table-cell table:number-columns-repeated="16379"/>
        </table:table-row>
        <table:table-row table:style-name="ro30">
          <table:table-cell office:value-type="string" calcext:value-type="string">
            <text:p>heater/turn_off</text:p>
          </table:table-cell>
          <table:table-cell office:value-type="string" calcext:value-type="string">
            <text:p>{</text:p>
            <text:p>  "title": "Stop Heating",</text:p>
            <text:p>  "description": "Turns the Heating device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heater/turn_off",</text:p>
            <text:p>      "retain": false,</text:p>
            <text:p>      "op": [</text:p>
            <text:p>        "invokeaction"</text:p>
            <text:p>      ]</text:p>
            <text:p>    }</text:p>
            <text:p>  ]</text:p>
            <text:p>}</text:p>
          </table:table-cell>
          <table:table-cell office:value-type="string" calcext:value-type="string">
            <text:p>{</text:p>
            <text:p>  "title": "Turn Off Heater",</text:p>
            <text:p>  "description": "An action affordance to turn off the heat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heater/turn_off",</text:p>
            <text:p>      "retain": false,</text:p>
            <text:p>      "op": []</text:p>
            <text:p>    }</text:p>
            <text:p>  ]</text:p>
            <text:p>}</text:p>
          </table:table-cell>
          <table:table-cell office:value-type="float" office:value="5" calcext:value-type="float">
            <text:p>5</text:p>
          </table:table-cell>
          <table:table-cell table:formula="of:=[.D263]-1" office:value-type="float" office:value="4" calcext:value-type="float">
            <text:p>4</text:p>
          </table:table-cell>
          <table:table-cell table:number-columns-repeated="16379"/>
        </table:table-row>
        <table:table-row table:style-name="ro30">
          <table:table-cell office:value-type="string" calcext:value-type="string">
            <text:p>heater/increase_temp</text:p>
          </table:table-cell>
          <table:table-cell office:value-type="string" calcext:value-type="string">
            <text:p>{</text:p>
            <text:p>  "title": "Increase Heating Level",</text:p>
            <text:p>  "description": "Increases the Heating level of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heater/increase_temp",</text:p>
            <text:p>      "retain": false,</text:p>
            <text:p>      "op": [</text:p>
            <text:p>        "invokeaction"</text:p>
            <text:p>      ]</text:p>
            <text:p>    }</text:p>
            <text:p>  ]</text:p>
            <text:p>}</text:p>
          </table:table-cell>
          <table:table-cell office:value-type="string" calcext:value-type="string">
            <text:p>{</text:p>
            <text:p>  "title": "Increase Temperature",</text:p>
            <text:p>  "description": "An action to increase the temperature of the heat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heater/increase_temp",</text:p>
            <text:p>      "retain": false,</text:p>
            <text:p>      "op": []</text:p>
            <text:p>    }</text:p>
            <text:p>  ]</text:p>
            <text:p>}</text:p>
          </table:table-cell>
          <table:table-cell office:value-type="float" office:value="4" calcext:value-type="float">
            <text:p>4</text:p>
          </table:table-cell>
          <table:table-cell table:formula="of:=[.D264]-1" office:value-type="float" office:value="3" calcext:value-type="float">
            <text:p>3</text:p>
          </table:table-cell>
          <table:table-cell table:number-columns-repeated="16379"/>
        </table:table-row>
        <table:table-row table:style-name="ro30">
          <table:table-cell office:value-type="string" calcext:value-type="string">
            <text:p>heater/decrease_temp</text:p>
          </table:table-cell>
          <table:table-cell office:value-type="string" calcext:value-type="string">
            <text:p>{</text:p>
            <text:p>  "title": "Decrease Heating Level",</text:p>
            <text:p>  "description": "Decreases the Heating level of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heater/decrease_temp",</text:p>
            <text:p>      "retain": false,</text:p>
            <text:p>      "op": [</text:p>
            <text:p>        "invokeaction"</text:p>
            <text:p>      ]</text:p>
            <text:p>    }</text:p>
            <text:p>  ]</text:p>
            <text:p>}</text:p>
          </table:table-cell>
          <table:table-cell office:value-type="string" calcext:value-type="string">
            <text:p>{</text:p>
            <text:p>  "title": "Decrease Temperature",</text:p>
            <text:p>  "description": "An action affordance that allows the consumer to decrease the temperature of the heat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heater/decrease_temp",</text:p>
            <text:p>      "retain": false,</text:p>
            <text:p>      "op": []</text:p>
            <text:p>    }</text:p>
            <text:p>  ]</text:p>
            <text:p>}</text:p>
          </table:table-cell>
          <table:table-cell office:value-type="float" office:value="4" calcext:value-type="float">
            <text:p>4</text:p>
          </table:table-cell>
          <table:table-cell table:formula="of:=[.D265]-1" office:value-type="float" office:value="3" calcext:value-type="float">
            <text:p>3</text:p>
          </table:table-cell>
          <table:table-cell table:number-columns-repeated="16379"/>
        </table:table-row>
        <table:table-row table:style-name="ro36">
          <table:table-cell office:value-type="string" calcext:value-type="string">
            <text:p>lock</text:p>
          </table:table-cell>
          <table:table-cell office:value-type="string" calcext:value-type="string">
            <text:p>{</text:p>
            <text:p>  "title": "Locking Mechanism Status",</text:p>
            <text:p>  "description": "Property stating if the locked is currently locked(True) or unlocked(False)",</text:p>
            <text:p>  "observable": null,</text:p>
            <text:p>  "type": "boolean",</text:p>
            <text:p>  "minimum": null,</text:p>
            <text:p>  "maximum": null,</text:p>
            <text:p>  "enum": null,</text:p>
            <text:p>  "properties": {},</text:p>
            <text:p>  "forms": [</text:p>
            <text:p>    {</text:p>
            <text:p>      "href": "broker.emqx.io:1883",</text:p>
            <text:p>      "contentType": null,</text:p>
            <text:p>      "topic": "lock",</text:p>
            <text:p>      "retain": false,</text:p>
            <text:p>      "op": [</text:p>
            <text:p>        "readproperty"</text:p>
            <text:p>      ]</text:p>
            <text:p>    }</text:p>
            <text:p>  ]</text:p>
            <text:p>}</text:p>
          </table:table-cell>
          <table:table-cell office:value-type="string" calcext:value-type="string">
            <text:p>{</text:p>
            <text:p>  "title": "Lock State",</text:p>
            <text:p>  "description": "Represents the lock state of the device, indicating whether it is locked or unlocked.",</text:p>
            <text:p>  "observable": null,</text:p>
            <text:p>  "type": "boolean",</text:p>
            <text:p>  "minimum": null,</text:p>
            <text:p>  "maximum": null,</text:p>
            <text:p>  "enum": null,</text:p>
            <text:p>  "properties": {},</text:p>
            <text:p>  "forms": [</text:p>
            <text:p>    {</text:p>
            <text:p>      "href": "mqtt://broker.emqx.io:1883",</text:p>
            <text:p>      "contentType": null,</text:p>
            <text:p>      "topic": "lock",</text:p>
            <text:p>      "retain": false,</text:p>
            <text:p>      "op": []</text:p>
            <text:p>    }</text:p>
            <text:p>  ]</text:p>
            <text:p>}</text:p>
          </table:table-cell>
          <table:table-cell office:value-type="float" office:value="5" calcext:value-type="float">
            <text:p>5</text:p>
          </table:table-cell>
          <table:table-cell table:formula="of:=[.D266]-1" office:value-type="float" office:value="4" calcext:value-type="float">
            <text:p>4</text:p>
          </table:table-cell>
          <table:table-cell table:number-columns-repeated="16379"/>
        </table:table-row>
        <table:table-row table:style-name="ro30">
          <table:table-cell office:value-type="string" calcext:value-type="string">
            <text:p>lock/unlock</text:p>
          </table:table-cell>
          <table:table-cell office:value-type="string" calcext:value-type="string">
            <text:p>{</text:p>
            <text:p>  "title": "Unlock",</text:p>
            <text:p>  "description": "Unlocks the lock making connected objects accessibl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lock/unlock",</text:p>
            <text:p>      "retain": false,</text:p>
            <text:p>      "op": [</text:p>
            <text:p>        "invokeaction"</text:p>
            <text:p>      ]</text:p>
            <text:p>    }</text:p>
            <text:p>  ]</text:p>
            <text:p>}</text:p>
          </table:table-cell>
          <table:table-cell office:value-type="string" calcext:value-type="string">
            <text:p>{</text:p>
            <text:p>  "title": "Unlock Event",</text:p>
            <text:p>  "description": "An event indicating the unlocking action of a lock device.",</text:p>
            <text:p>  "data":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ock/unlock",</text:p>
            <text:p>      "retain": false,</text:p>
            <text:p>      "op": []</text:p>
            <text:p>    }</text:p>
            <text:p>  ]</text:p>
            <text:p>}</text:p>
          </table:table-cell>
          <table:table-cell office:value-type="float" office:value="4" calcext:value-type="float">
            <text:p>4</text:p>
          </table:table-cell>
          <table:table-cell table:formula="of:=[.D267]-1" office:value-type="float" office:value="3" calcext:value-type="float">
            <text:p>3</text:p>
          </table:table-cell>
          <table:table-cell table:number-columns-repeated="16379"/>
        </table:table-row>
        <table:table-row table:style-name="ro30">
          <table:table-cell office:value-type="string" calcext:value-type="string">
            <text:p>lock/lock</text:p>
          </table:table-cell>
          <table:table-cell office:value-type="string" calcext:value-type="string">
            <text:p>{</text:p>
            <text:p>  "title": "Lock",</text:p>
            <text:p>  "description": "Locks the lock securing connected object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lock/lock",</text:p>
            <text:p>      "retain": false,</text:p>
            <text:p>      "op": [</text:p>
            <text:p>        "invokeaction"</text:p>
            <text:p>      ]</text:p>
            <text:p>    }</text:p>
            <text:p>  ]</text:p>
            <text:p>}</text:p>
          </table:table-cell>
          <table:table-cell office:value-type="string" calcext:value-type="string">
            <text:p>{</text:p>
            <text:p>  "title": "Lock Action",</text:p>
            <text:p>  "description": "An action affordance to lock the IoT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ock/lock",</text:p>
            <text:p>      "retain": false,</text:p>
            <text:p>      "op": []</text:p>
            <text:p>    }</text:p>
            <text:p>  ]</text:p>
            <text:p>}</text:p>
          </table:table-cell>
          <table:table-cell office:value-type="float" office:value="4" calcext:value-type="float">
            <text:p>4</text:p>
          </table:table-cell>
          <table:table-cell table:formula="of:=[.D268]-1" office:value-type="float" office:value="3" calcext:value-type="float">
            <text:p>3</text:p>
          </table:table-cell>
          <table:table-cell table:number-columns-repeated="16379"/>
        </table:table-row>
        <table:table-row table:style-name="ro38">
          <table:table-cell office:value-type="string" calcext:value-type="string">
            <text:p>radio/power</text:p>
          </table:table-cell>
          <table:table-cell office:value-type="string" calcext:value-type="string">
            <text:p>{</text:p>
            <text:p>  "title": "Current Operation Status",</text:p>
            <text:p>  "description": "Power status indicating if the device is turned on or off",</text:p>
            <text:p>  "observable": null,</text:p>
            <text:p>  "type": "string",</text:p>
            <text:p>  "minimum": null,</text:p>
            <text:p>  "maximum": null,</text:p>
            <text:p>  "enum": [</text:p>
            <text:p>    "on",</text:p>
            <text:p>    "off"</text:p>
            <text:p>  ],</text:p>
            <text:p>  "properties": {},</text:p>
            <text:p>  "forms": [</text:p>
            <text:p>    {</text:p>
            <text:p>      "href": "broker.emqx.io:1883",</text:p>
            <text:p>      "contentType": null,</text:p>
            <text:p>      "topic": "radio/power",</text:p>
            <text:p>      "retain": false,</text:p>
            <text:p>      "op": [</text:p>
            <text:p>        "readproperty"</text:p>
            <text:p>      ]</text:p>
            <text:p>    }</text:p>
            <text:p>  ]</text:p>
            <text:p>}</text:p>
          </table:table-cell>
          <table:table-cell office:value-type="string" calcext:value-type="string">
            <text:p>{</text:p>
            <text:p>  "title": "Power Control",</text:p>
            <text:p>  "description": "This affordance allows controlling the power state of the radio. It can be turned on or off.",</text:p>
            <text:p>  "observable": null,</text:p>
            <text:p>  "type": "string",</text:p>
            <text:p>  "minimum": null,</text:p>
            <text:p>  "maximum": null,</text:p>
            <text:p>  "enum": [</text:p>
            <text:p>    "on",</text:p>
            <text:p>    "off"</text:p>
            <text:p>  ],</text:p>
            <text:p>  "properties": {},</text:p>
            <text:p>  "forms": [</text:p>
            <text:p>    {</text:p>
            <text:p>      "href": "mqtt://broker.emqx.io:1883",</text:p>
            <text:p>      "contentType": null,</text:p>
            <text:p>      "topic": "radio/power",</text:p>
            <text:p>      "retain": false,</text:p>
            <text:p>      "op": []</text:p>
            <text:p>    }</text:p>
            <text:p>  ]</text:p>
            <text:p>}</text:p>
          </table:table-cell>
          <table:table-cell office:value-type="float" office:value="4" calcext:value-type="float">
            <text:p>4</text:p>
          </table:table-cell>
          <table:table-cell table:formula="of:=[.D269]-1" office:value-type="float" office:value="3" calcext:value-type="float">
            <text:p>3</text:p>
          </table:table-cell>
          <table:table-cell table:number-columns-repeated="16379"/>
        </table:table-row>
        <table:table-row table:style-name="ro41">
          <table:table-cell office:value-type="string" calcext:value-type="string">
            <text:p>radio/channel</text:p>
          </table:table-cell>
          <table:table-cell office:value-type="string" calcext:value-type="string">
            <text:p>{</text:p>
            <text:p>  "title": "Current Radio Channel",</text:p>
            <text:p>  "description": "Displays the current channel of the radio",</text:p>
            <text:p>  "observable": null,</text:p>
            <text:p>  "type": "string",</text:p>
            <text:p>  "minimum": null,</text:p>
            <text:p>  "maximum": null,</text:p>
            <text:p>  "enum": [</text:p>
            <text:p>    "MTV",</text:p>
            <text:p>    "Jamz",</text:p>
            <text:p>    "The Beat",</text:p>
            <text:p>    "The Mix"</text:p>
            <text:p>  ],</text:p>
            <text:p>  "properties": {},</text:p>
            <text:p>  "forms": [</text:p>
            <text:p>    {</text:p>
            <text:p>      "href": "broker.emqx.io:1883",</text:p>
            <text:p>      "contentType": null,</text:p>
            <text:p>      "topic": "radio/channel",</text:p>
            <text:p>      "retain": false,</text:p>
            <text:p>      "op": [</text:p>
            <text:p>        "readproperty"</text:p>
            <text:p>      ]</text:p>
            <text:p>    }</text:p>
            <text:p>  ]</text:p>
            <text:p>}</text:p>
          </table:table-cell>
          <table:table-cell office:value-type="string" calcext:value-type="string">
            <text:p>{</text:p>
            <text:p>  "title": "Radio Channel Selector",</text:p>
            <text:p>  "description": "An affordance to select the channel of the radio. The channel can be set to one of the predefined string values.",</text:p>
            <text:p>  "observable": null,</text:p>
            <text:p>  "type": "string",</text:p>
            <text:p>  "minimum": null,</text:p>
            <text:p>  "maximum": null,</text:p>
            <text:p>  "enum": [</text:p>
            <text:p>    "MTV",</text:p>
            <text:p>    "The Mix",</text:p>
            <text:p>    "The Beat",</text:p>
            <text:p>    "Jamz"</text:p>
            <text:p>  ],</text:p>
            <text:p>  "properties": {},</text:p>
            <text:p>  "forms": [</text:p>
            <text:p>    {</text:p>
            <text:p>      "href": "mqtt://broker.emqx.io:1883",</text:p>
            <text:p>      "contentType": null,</text:p>
            <text:p>      "topic": "radio/channel",</text:p>
            <text:p>      "retain": false,</text:p>
            <text:p>      "op": []</text:p>
            <text:p>    }</text:p>
            <text:p>  ]</text:p>
            <text:p>}</text:p>
          </table:table-cell>
          <table:table-cell office:value-type="float" office:value="4" calcext:value-type="float">
            <text:p>4</text:p>
          </table:table-cell>
          <table:table-cell table:formula="of:=[.D270]-1" office:value-type="float" office:value="3" calcext:value-type="float">
            <text:p>3</text:p>
          </table:table-cell>
          <table:table-cell table:number-columns-repeated="16379"/>
        </table:table-row>
        <table:table-row table:style-name="ro30">
          <table:table-cell office:value-type="string" calcext:value-type="string">
            <text:p>radio/power_on</text:p>
          </table:table-cell>
          <table:table-cell office:value-type="string" calcext:value-type="string">
            <text:p>{</text:p>
            <text:p>  "title": "Power On Radio",</text:p>
            <text:p>  "description": "Turns the radio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radio/power_on",</text:p>
            <text:p>      "retain": false,</text:p>
            <text:p>      "op": [</text:p>
            <text:p>        "invokeaction"</text:p>
            <text:p>      ]</text:p>
            <text:p>    }</text:p>
            <text:p>  ]</text:p>
            <text:p>}</text:p>
          </table:table-cell>
          <table:table-cell office:value-type="string" calcext:value-type="string">
            <text:p>{</text:p>
            <text:p>  "title": "Power On",</text:p>
            <text:p>  "description": "An action affordance to power on the radio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radio/power_on",</text:p>
            <text:p>      "retain": false,</text:p>
            <text:p>      "op": []</text:p>
            <text:p>    }</text:p>
            <text:p>  ]</text:p>
            <text:p>}</text:p>
          </table:table-cell>
          <table:table-cell office:value-type="float" office:value="5" calcext:value-type="float">
            <text:p>5</text:p>
          </table:table-cell>
          <table:table-cell table:formula="of:=[.D271]-1" office:value-type="float" office:value="4" calcext:value-type="float">
            <text:p>4</text:p>
          </table:table-cell>
          <table:table-cell table:number-columns-repeated="16379"/>
        </table:table-row>
        <table:table-row table:style-name="ro30">
          <table:table-cell office:value-type="string" calcext:value-type="string">
            <text:p>radio/switch_channel</text:p>
          </table:table-cell>
          <table:table-cell office:value-type="string" calcext:value-type="string">
            <text:p>{</text:p>
            <text:p>  "title": "Switch Channel",</text:p>
            <text:p>  "description": "Switches channel of the radio to the next available chann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radio/switch_channel",</text:p>
            <text:p>      "retain": false,</text:p>
            <text:p>      "op": [</text:p>
            <text:p>        "invokeaction"</text:p>
            <text:p>      ]</text:p>
            <text:p>    }</text:p>
            <text:p>  ]</text:p>
            <text:p>}</text:p>
          </table:table-cell>
          <table:table-cell office:value-type="string" calcext:value-type="string">
            <text:p>{</text:p>
            <text:p>  "title": "Switch Channel",</text:p>
            <text:p>  "description": "An action to switch the radio chann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radio/switch_channel",</text:p>
            <text:p>      "retain": false,</text:p>
            <text:p>      "op": []</text:p>
            <text:p>    }</text:p>
            <text:p>  ]</text:p>
            <text:p>}</text:p>
          </table:table-cell>
          <table:table-cell office:value-type="float" office:value="5" calcext:value-type="float">
            <text:p>5</text:p>
          </table:table-cell>
          <table:table-cell table:formula="of:=[.D272]-1" office:value-type="float" office:value="4" calcext:value-type="float">
            <text:p>4</text:p>
          </table:table-cell>
          <table:table-cell table:number-columns-repeated="16379"/>
        </table:table-row>
        <table:table-row table:style-name="ro30">
          <table:table-cell office:value-type="string" calcext:value-type="string">
            <text:p>radio/power_off</text:p>
          </table:table-cell>
          <table:table-cell office:value-type="string" calcext:value-type="string">
            <text:p>{</text:p>
            <text:p>  "title": "Power Off Radio",</text:p>
            <text:p>  "description": "Turns the radio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radio/power_off",</text:p>
            <text:p>      "retain": false,</text:p>
            <text:p>      "op": [</text:p>
            <text:p>        "invokeaction"</text:p>
            <text:p>      ]</text:p>
            <text:p>    }</text:p>
            <text:p>  ]</text:p>
            <text:p>}</text:p>
          </table:table-cell>
          <table:table-cell office:value-type="string" calcext:value-type="string">
            <text:p>{</text:p>
            <text:p>  "title": "Radio Power Off",</text:p>
            <text:p>  "description": "An action affordance that allows turning off the radio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radio/power_off",</text:p>
            <text:p>      "retain": false,</text:p>
            <text:p>      "op": []</text:p>
            <text:p>    }</text:p>
            <text:p>  ]</text:p>
            <text:p>}</text:p>
          </table:table-cell>
          <table:table-cell office:value-type="float" office:value="5" calcext:value-type="float">
            <text:p>5</text:p>
          </table:table-cell>
          <table:table-cell table:formula="of:=[.D273]-1" office:value-type="float" office:value="4" calcext:value-type="float">
            <text:p>4</text:p>
          </table:table-cell>
          <table:table-cell table:number-columns-repeated="16379"/>
        </table:table-row>
        <table:table-row table:style-name="ro40">
          <table:table-cell office:value-type="string" calcext:value-type="string">
            <text:p>speaker/is_connected</text:p>
          </table:table-cell>
          <table:table-cell office:value-type="string" calcext:value-type="string">
            <text:p>{</text:p>
            <text:p>  "title": "Online Connection Status",</text:p>
            <text:p>  "description": "States whether the speaker is connected to the Internet or not. If False music can not be played and the speaker must first be reconnected to the network",</text:p>
            <text:p>  "observable": null,</text:p>
            <text:p>  "type": "boolean",</text:p>
            <text:p>  "minimum": null,</text:p>
            <text:p>  "maximum": null,</text:p>
            <text:p>  "enum": null,</text:p>
            <text:p>  "properties": {},</text:p>
            <text:p>  "forms": [</text:p>
            <text:p>    {</text:p>
            <text:p>      "href": "broker.emqx.io:1883",</text:p>
            <text:p>      "contentType": null,</text:p>
            <text:p>      "topic": "speaker/is_connected",</text:p>
            <text:p>      "retain": false,</text:p>
            <text:p>      "op": [</text:p>
            <text:p>        "readproperty"</text:p>
            <text:p>      ]</text:p>
            <text:p>    }</text:p>
            <text:p>  ]</text:p>
            <text:p>}</text:p>
          </table:table-cell>
          <table:table-cell office:value-type="string" calcext:value-type="string">
            <text:p>{</text:p>
            <text:p>  "title": "Is Connected",</text:p>
            <text:p>  "description": "Indicates whether the speaker is currently connected.",</text:p>
            <text:p>  "observable": null,</text:p>
            <text:p>  "type": "boolean",</text:p>
            <text:p>  "minimum": null,</text:p>
            <text:p>  "maximum": null,</text:p>
            <text:p>  "enum": null,</text:p>
            <text:p>  "properties": {},</text:p>
            <text:p>  "forms": [</text:p>
            <text:p>    {</text:p>
            <text:p>      "href": "mqtt://broker.emqx.io:1883",</text:p>
            <text:p>      "contentType": null,</text:p>
            <text:p>      "topic": "speaker/is_connected",</text:p>
            <text:p>      "retain": false,</text:p>
            <text:p>      "op": []</text:p>
            <text:p>    }</text:p>
            <text:p>  ]</text:p>
            <text:p>}</text:p>
          </table:table-cell>
          <table:table-cell office:value-type="float" office:value="3" calcext:value-type="float">
            <text:p>3</text:p>
          </table:table-cell>
          <table:table-cell table:formula="of:=[.D274]-1" office:value-type="float" office:value="2" calcext:value-type="float">
            <text:p>2</text:p>
          </table:table-cell>
          <table:table-cell table:number-columns-repeated="16379"/>
        </table:table-row>
        <table:table-row table:style-name="ro35">
          <table:table-cell office:value-type="string" calcext:value-type="string">
            <text:p>speaker/is_playing</text:p>
          </table:table-cell>
          <table:table-cell office:value-type="string" calcext:value-type="string">
            <text:p>{</text:p>
            <text:p>  "title": "Speaker Active",</text:p>
            <text:p>  "description": "States whether the speaker is currently playing music or not",</text:p>
            <text:p>  "observable": null,</text:p>
            <text:p>  "type": "boolean",</text:p>
            <text:p>  "minimum": null,</text:p>
            <text:p>  "maximum": null,</text:p>
            <text:p>  "enum": null,</text:p>
            <text:p>  "properties": {},</text:p>
            <text:p>  "forms": [</text:p>
            <text:p>    {</text:p>
            <text:p>      "href": "broker.emqx.io:1883",</text:p>
            <text:p>      "contentType": null,</text:p>
            <text:p>      "topic": "speaker/is_playing",</text:p>
            <text:p>      "retain": false,</text:p>
            <text:p>      "op": [</text:p>
            <text:p>        "readproperty"</text:p>
            <text:p>      ]</text:p>
            <text:p>    }</text:p>
            <text:p>  ]</text:p>
            <text:p>}</text:p>
          </table:table-cell>
          <table:table-cell office:value-type="string" calcext:value-type="string">
            <text:p>{</text:p>
            <text:p>  "title": "Is Playing",</text:p>
            <text:p>  "description": "Indicates whether the speaker is currently playing audio.",</text:p>
            <text:p>  "observable": null,</text:p>
            <text:p>  "type": "boolean",</text:p>
            <text:p>  "minimum": null,</text:p>
            <text:p>  "maximum": null,</text:p>
            <text:p>  "enum": null,</text:p>
            <text:p>  "properties": {},</text:p>
            <text:p>  "forms": [</text:p>
            <text:p>    {</text:p>
            <text:p>      "href": "mqtt://broker.emqx.io:1883",</text:p>
            <text:p>      "contentType": null,</text:p>
            <text:p>      "topic": "speaker/is_playing",</text:p>
            <text:p>      "retain": false,</text:p>
            <text:p>      "op": []</text:p>
            <text:p>    }</text:p>
            <text:p>  ]</text:p>
            <text:p>}</text:p>
          </table:table-cell>
          <table:table-cell office:value-type="float" office:value="5" calcext:value-type="float">
            <text:p>5</text:p>
          </table:table-cell>
          <table:table-cell table:formula="of:=[.D275]-1" office:value-type="float" office:value="4" calcext:value-type="float">
            <text:p>4</text:p>
          </table:table-cell>
          <table:table-cell table:number-columns-repeated="16379"/>
        </table:table-row>
        <table:table-row table:style-name="ro35">
          <table:table-cell office:value-type="string" calcext:value-type="string">
            <text:p>speaker/status</text:p>
          </table:table-cell>
          <table:table-cell office:value-type="string" calcext:value-type="string">
            <text:p>{</text:p>
            <text:p>  "title": "Speaker Status",</text:p>
            <text:p>  "description": "Indicates if the speaker is currently switched on or off",</text:p>
            <text:p>  "observable": null,</text:p>
            <text:p>  "type": "boolean",</text:p>
            <text:p>  "minimum": null,</text:p>
            <text:p>  "maximum": null,</text:p>
            <text:p>  "enum": null,</text:p>
            <text:p>  "properties": {},</text:p>
            <text:p>  "forms": [</text:p>
            <text:p>    {</text:p>
            <text:p>      "href": "broker.emqx.io:1883",</text:p>
            <text:p>      "contentType": null,</text:p>
            <text:p>      "topic": "speaker/status",</text:p>
            <text:p>      "retain": false,</text:p>
            <text:p>      "op": [</text:p>
            <text:p>        "readproperty"</text:p>
            <text:p>      ]</text:p>
            <text:p>    }</text:p>
            <text:p>  ]</text:p>
            <text:p>}</text:p>
          </table:table-cell>
          <table:table-cell office:value-type="string" calcext:value-type="string">
            <text:p>{</text:p>
            <text:p>  "title": "Speaker Status",</text:p>
            <text:p>  "description": "Indicates whether the speaker is currently active or inactive.",</text:p>
            <text:p>  "observable": null,</text:p>
            <text:p>  "type": "boolean",</text:p>
            <text:p>  "minimum": null,</text:p>
            <text:p>  "maximum": null,</text:p>
            <text:p>  "enum": null,</text:p>
            <text:p>  "properties": {},</text:p>
            <text:p>  "forms": [</text:p>
            <text:p>    {</text:p>
            <text:p>      "href": "mqtt://broker.emqx.io:1883",</text:p>
            <text:p>      "contentType": null,</text:p>
            <text:p>      "topic": "speaker/status",</text:p>
            <text:p>      "retain": false,</text:p>
            <text:p>      "op": []</text:p>
            <text:p>    }</text:p>
            <text:p>  ]</text:p>
            <text:p>}</text:p>
          </table:table-cell>
          <table:table-cell office:value-type="float" office:value="4" calcext:value-type="float">
            <text:p>4</text:p>
          </table:table-cell>
          <table:table-cell table:formula="of:=[.D276]-1" office:value-type="float" office:value="3" calcext:value-type="float">
            <text:p>3</text:p>
          </table:table-cell>
          <table:table-cell table:number-columns-repeated="16379"/>
        </table:table-row>
        <table:table-row table:style-name="ro35">
          <table:table-cell office:value-type="string" calcext:value-type="string">
            <text:p>speaker/volume</text:p>
          </table:table-cell>
          <table:table-cell office:value-type="string" calcext:value-type="string">
            <text:p>{</text:p>
            <text:p>  "title": "Volume Level",</text:p>
            <text:p>  "description": "The speaker volume in db",</text:p>
            <text:p>  "observable": null,</text:p>
            <text:p>  "type": "integer",</text:p>
            <text:p>  "minimum": 10,</text:p>
            <text:p>  "maximum": 120,</text:p>
            <text:p>  "enum": null,</text:p>
            <text:p>  "properties": {},</text:p>
            <text:p>  "forms": [</text:p>
            <text:p>    {</text:p>
            <text:p>      "href": "broker.emqx.io:1883",</text:p>
            <text:p>      "contentType": null,</text:p>
            <text:p>      "topic": "speaker/volume",</text:p>
            <text:p>      "retain": false,</text:p>
            <text:p>      "op": [</text:p>
            <text:p>        "readproperty"</text:p>
            <text:p>      ]</text:p>
            <text:p>    }</text:p>
            <text:p>  ]</text:p>
            <text:p>}</text:p>
          </table:table-cell>
          <table:table-cell office:value-type="string" calcext:value-type="string">
            <text:p>{</text:p>
            <text:p>  "title": "Volume",</text:p>
            <text:p>  "description": "Represents the current volume level of the speaker.",</text:p>
            <text:p>  "observable": null,</text:p>
            <text:p>  "type": "integer",</text:p>
            <text:p>  "minimum": null,</text:p>
            <text:p>  "maximum": null,</text:p>
            <text:p>  "enum": null,</text:p>
            <text:p>  "properties": {},</text:p>
            <text:p>  "forms": [</text:p>
            <text:p>    {</text:p>
            <text:p>      "href": "mqtt://broker.emqx.io:1883",</text:p>
            <text:p>      "contentType": null,</text:p>
            <text:p>      "topic": "speaker/volume",</text:p>
            <text:p>      "retain": false,</text:p>
            <text:p>      "op": []</text:p>
            <text:p>    }</text:p>
            <text:p>  ]</text:p>
            <text:p>}</text:p>
          </table:table-cell>
          <table:table-cell office:value-type="float" office:value="4" calcext:value-type="float">
            <text:p>4</text:p>
          </table:table-cell>
          <table:table-cell table:formula="of:=[.D277]-1" office:value-type="float" office:value="3" calcext:value-type="float">
            <text:p>3</text:p>
          </table:table-cell>
          <table:table-cell table:number-columns-repeated="16379"/>
        </table:table-row>
        <table:table-row table:style-name="ro39">
          <table:table-cell office:value-type="string" calcext:value-type="string">
            <text:p>speaker/reconnect</text:p>
          </table:table-cell>
          <table:table-cell office:value-type="string" calcext:value-type="string">
            <text:p>{</text:p>
            <text:p>  "title": "Reconnect Speaker",</text:p>
            <text:p>  "description": "Reconnects device with the internet, enabling music to be played if connection was los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reconnect",</text:p>
            <text:p>      "retain": false,</text:p>
            <text:p>      "op": [</text:p>
            <text:p>        "invokeaction"</text:p>
            <text:p>      ]</text:p>
            <text:p>    }</text:p>
            <text:p>  ]</text:p>
            <text:p>}</text:p>
          </table:table-cell>
          <table:table-cell office:value-type="string" calcext:value-type="string">
            <text:p>{</text:p>
            <text:p>  "title": "Reconnect",</text:p>
            <text:p>  "description": "An action affordance that allows the speaker to attempt reconnection to a network or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reconnect",</text:p>
            <text:p>      "retain": false,</text:p>
            <text:p>      "op": []</text:p>
            <text:p>    }</text:p>
            <text:p>  ]</text:p>
            <text:p>}</text:p>
          </table:table-cell>
          <table:table-cell office:value-type="float" office:value="3" calcext:value-type="float">
            <text:p>3</text:p>
          </table:table-cell>
          <table:table-cell table:formula="of:=[.D278]-1" office:value-type="float" office:value="2" calcext:value-type="float">
            <text:p>2</text:p>
          </table:table-cell>
          <table:table-cell table:number-columns-repeated="16379"/>
        </table:table-row>
        <table:table-row table:style-name="ro30">
          <table:table-cell office:value-type="string" calcext:value-type="string">
            <text:p>speaker/play</text:p>
          </table:table-cell>
          <table:table-cell office:value-type="string" calcext:value-type="string">
            <text:p>{</text:p>
            <text:p>  "title": "Start Playback",</text:p>
            <text:p>  "description": "Starts playing music from the selected play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play",</text:p>
            <text:p>      "retain": false,</text:p>
            <text:p>      "op": [</text:p>
            <text:p>        "invokeaction"</text:p>
            <text:p>      ]</text:p>
            <text:p>    }</text:p>
            <text:p>  ]</text:p>
            <text:p>}</text:p>
          </table:table-cell>
          <table:table-cell office:value-type="string" calcext:value-type="string">
            <text:p>{</text:p>
            <text:p>  "title": "Play Action",</text:p>
            <text:p>  "description": "An action affordance that triggers the speaker to play audio.",</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play",</text:p>
            <text:p>      "retain": false,</text:p>
            <text:p>      "op": []</text:p>
            <text:p>    }</text:p>
            <text:p>  ]</text:p>
            <text:p>}</text:p>
          </table:table-cell>
          <table:table-cell office:value-type="float" office:value="5" calcext:value-type="float">
            <text:p>5</text:p>
          </table:table-cell>
          <table:table-cell table:formula="of:=[.D279]-1" office:value-type="float" office:value="4" calcext:value-type="float">
            <text:p>4</text:p>
          </table:table-cell>
          <table:table-cell table:number-columns-repeated="16379"/>
        </table:table-row>
        <table:table-row table:style-name="ro30">
          <table:table-cell office:value-type="string" calcext:value-type="string">
            <text:p>speaker/pause</text:p>
          </table:table-cell>
          <table:table-cell office:value-type="string" calcext:value-type="string">
            <text:p>{</text:p>
            <text:p>  "title": "Stop Playback",</text:p>
            <text:p>  "description": "Pauses music if currently play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pause",</text:p>
            <text:p>      "retain": false,</text:p>
            <text:p>      "op": [</text:p>
            <text:p>        "invokeaction"</text:p>
            <text:p>      ]</text:p>
            <text:p>    }</text:p>
            <text:p>  ]</text:p>
            <text:p>}</text:p>
          </table:table-cell>
          <table:table-cell office:value-type="string" calcext:value-type="string">
            <text:p>{</text:p>
            <text:p>  "title": "Pause Action",</text:p>
            <text:p>  "description": "An action affordance that allows the speaker to pause the current playback.",</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pause",</text:p>
            <text:p>      "retain": false,</text:p>
            <text:p>      "op": []</text:p>
            <text:p>    }</text:p>
            <text:p>  ]</text:p>
            <text:p>}</text:p>
          </table:table-cell>
          <table:table-cell office:value-type="float" office:value="5" calcext:value-type="float">
            <text:p>5</text:p>
          </table:table-cell>
          <table:table-cell table:formula="of:=[.D280]-1" office:value-type="float" office:value="4" calcext:value-type="float">
            <text:p>4</text:p>
          </table:table-cell>
          <table:table-cell table:number-columns-repeated="16379"/>
        </table:table-row>
        <table:table-row table:style-name="ro30">
          <table:table-cell office:value-type="string" calcext:value-type="string">
            <text:p>speaker/toggle</text:p>
          </table:table-cell>
          <table:table-cell office:value-type="string" calcext:value-type="string">
            <text:p>{</text:p>
            <text:p>  "title": "Toggle Power",</text:p>
            <text:p>  "description": "Turn the speaker on of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toggle",</text:p>
            <text:p>      "retain": false,</text:p>
            <text:p>      "op": [</text:p>
            <text:p>        "invokeaction"</text:p>
            <text:p>      ]</text:p>
            <text:p>    }</text:p>
            <text:p>  ]</text:p>
            <text:p>}</text:p>
          </table:table-cell>
          <table:table-cell office:value-type="string" calcext:value-type="string">
            <text:p>{</text:p>
            <text:p>  "title": "Toggle Speaker",</text:p>
            <text:p>  "description": "An action affordance that toggles the state of the speaker between playing and paused.",</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toggle",</text:p>
            <text:p>      "retain": false,</text:p>
            <text:p>      "op": []</text:p>
            <text:p>    }</text:p>
            <text:p>  ]</text:p>
            <text:p>}</text:p>
          </table:table-cell>
          <table:table-cell office:value-type="float" office:value="2" calcext:value-type="float">
            <text:p>2</text:p>
          </table:table-cell>
          <table:table-cell table:formula="of:=[.D281]-1" office:value-type="float" office:value="1" calcext:value-type="float">
            <text:p>1</text:p>
          </table:table-cell>
          <table:table-cell table:number-columns-repeated="16379"/>
        </table:table-row>
        <table:table-row table:style-name="ro30">
          <table:table-cell office:value-type="string" calcext:value-type="string">
            <text:p>speaker/standby</text:p>
          </table:table-cell>
          <table:table-cell office:value-type="string" calcext:value-type="string">
            <text:p>{</text:p>
            <text:p>  "title": "Go To Standby",</text:p>
            <text:p>  "description": "Puts the device into standby, making it unavailabl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standby",</text:p>
            <text:p>      "retain": false,</text:p>
            <text:p>      "op": [</text:p>
            <text:p>        "invokeaction"</text:p>
            <text:p>      ]</text:p>
            <text:p>    }</text:p>
            <text:p>  ]</text:p>
            <text:p>}</text:p>
          </table:table-cell>
          <table:table-cell office:value-type="string" calcext:value-type="string">
            <text:p>{</text:p>
            <text:p>  "title": "Standby Mode",</text:p>
            <text:p>  "description": "The speaker can be put into standby mode, which likely stops it from playing any sound and reduces power consumpti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standby",</text:p>
            <text:p>      "retain": false,</text:p>
            <text:p>      "op": []</text:p>
            <text:p>    }</text:p>
            <text:p>  ]</text:p>
            <text:p>}</text:p>
          </table:table-cell>
          <table:table-cell office:value-type="float" office:value="5" calcext:value-type="float">
            <text:p>5</text:p>
          </table:table-cell>
          <table:table-cell table:formula="of:=[.D282]-1" office:value-type="float" office:value="4" calcext:value-type="float">
            <text:p>4</text:p>
          </table:table-cell>
          <table:table-cell table:number-columns-repeated="16379"/>
        </table:table-row>
        <table:table-row table:style-name="ro30">
          <table:table-cell office:value-type="string" calcext:value-type="string">
            <text:p>speaker/change_player</text:p>
          </table:table-cell>
          <table:table-cell office:value-type="string" calcext:value-type="string">
            <text:p>{</text:p>
            <text:p>  "title": "Change Streaming Service",</text:p>
            <text:p>  "description": "Changes music streaming ser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change_player",</text:p>
            <text:p>      "retain": false,</text:p>
            <text:p>      "op": [</text:p>
            <text:p>        "invokeaction"</text:p>
            <text:p>      ]</text:p>
            <text:p>    }</text:p>
            <text:p>  ]</text:p>
            <text:p>}</text:p>
          </table:table-cell>
          <table:table-cell office:value-type="string" calcext:value-type="string">
            <text:p>{</text:p>
            <text:p>  "title": "Change Player",</text:p>
            <text:p>  "description": "An action to change the current player of the speak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change_player",</text:p>
            <text:p>      "retain": false,</text:p>
            <text:p>      "op": []</text:p>
            <text:p>    }</text:p>
            <text:p>  ]</text:p>
            <text:p>}</text:p>
          </table:table-cell>
          <table:table-cell office:value-type="float" office:value="3" calcext:value-type="float">
            <text:p>3</text:p>
          </table:table-cell>
          <table:table-cell table:formula="of:=[.D283]-1" office:value-type="float" office:value="2" calcext:value-type="float">
            <text:p>2</text:p>
          </table:table-cell>
          <table:table-cell table:number-columns-repeated="16379"/>
        </table:table-row>
        <table:table-row table:style-name="ro30">
          <table:table-cell office:value-type="string" calcext:value-type="string">
            <text:p>speaker/increase_volume</text:p>
          </table:table-cell>
          <table:table-cell office:value-type="string" calcext:value-type="string">
            <text:p>{</text:p>
            <text:p>  "title": "Increase Volume",</text:p>
            <text:p>  "description": "Increases the volume by 5 db",</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increase_volume",</text:p>
            <text:p>      "retain": false,</text:p>
            <text:p>      "op": [</text:p>
            <text:p>        "invokeaction"</text:p>
            <text:p>      ]</text:p>
            <text:p>    }</text:p>
            <text:p>  ]</text:p>
            <text:p>}</text:p>
          </table:table-cell>
          <table:table-cell office:value-type="string" calcext:value-type="string">
            <text:p>{</text:p>
            <text:p>  "title": "Increase Volume",</text:p>
            <text:p>  "description": "An action to increase the volume of the speak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increase_volume",</text:p>
            <text:p>      "retain": false,</text:p>
            <text:p>      "op": []</text:p>
            <text:p>    }</text:p>
            <text:p>  ]</text:p>
            <text:p>}</text:p>
          </table:table-cell>
          <table:table-cell office:value-type="float" office:value="4" calcext:value-type="float">
            <text:p>4</text:p>
          </table:table-cell>
          <table:table-cell table:formula="of:=[.D284]-1" office:value-type="float" office:value="3" calcext:value-type="float">
            <text:p>3</text:p>
          </table:table-cell>
          <table:table-cell table:number-columns-repeated="16379"/>
        </table:table-row>
        <table:table-row table:style-name="ro30">
          <table:table-cell office:value-type="string" calcext:value-type="string">
            <text:p>speaker/decrease_volume</text:p>
          </table:table-cell>
          <table:table-cell office:value-type="string" calcext:value-type="string">
            <text:p>{</text:p>
            <text:p>  "title": "Decrease Volume",</text:p>
            <text:p>  "description": "Decreases volume by 5 db",</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decrease_volume",</text:p>
            <text:p>      "retain": false,</text:p>
            <text:p>      "op": [</text:p>
            <text:p>        "invokeaction"</text:p>
            <text:p>      ]</text:p>
            <text:p>    }</text:p>
            <text:p>  ]</text:p>
            <text:p>}</text:p>
          </table:table-cell>
          <table:table-cell office:value-type="string" calcext:value-type="string">
            <text:p>{</text:p>
            <text:p>  "title": "Decrease Volume",</text:p>
            <text:p>  "description": "An action affordance that allows the speaker's volume to be decreased.",</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decrease_volume",</text:p>
            <text:p>      "retain": false,</text:p>
            <text:p>      "op": []</text:p>
            <text:p>    }</text:p>
            <text:p>  ]</text:p>
            <text:p>}</text:p>
          </table:table-cell>
          <table:table-cell office:value-type="float" office:value="4" calcext:value-type="float">
            <text:p>4</text:p>
          </table:table-cell>
          <table:table-cell table:formula="of:=[.D285]-1" office:value-type="float" office:value="3" calcext:value-type="float">
            <text:p>3</text:p>
          </table:table-cell>
          <table:table-cell table:number-columns-repeated="16379"/>
        </table:table-row>
        <table:table-row table:style-name="ro35">
          <table:table-cell office:value-type="string" calcext:value-type="string">
            <text:p>tv/is_recording</text:p>
          </table:table-cell>
          <table:table-cell office:value-type="string" calcext:value-type="string">
            <text:p>{</text:p>
            <text:p>  "title": "Recording Enabled",</text:p>
            <text:p>  "description": "True if the TV is currently recording the selected channel",</text:p>
            <text:p>  "observable": null,</text:p>
            <text:p>  "type": "boolean",</text:p>
            <text:p>  "minimum": null,</text:p>
            <text:p>  "maximum": null,</text:p>
            <text:p>  "enum": null,</text:p>
            <text:p>  "properties": {},</text:p>
            <text:p>  "forms": [</text:p>
            <text:p>    {</text:p>
            <text:p>      "href": "broker.emqx.io:1883",</text:p>
            <text:p>      "contentType": null,</text:p>
            <text:p>      "topic": "tv/is_recording",</text:p>
            <text:p>      "retain": false,</text:p>
            <text:p>      "op": [</text:p>
            <text:p>        "readproperty"</text:p>
            <text:p>      ]</text:p>
            <text:p>    }</text:p>
            <text:p>  ]</text:p>
            <text:p>}</text:p>
          </table:table-cell>
          <table:table-cell office:value-type="string" calcext:value-type="string">
            <text:p>{</text:p>
            <text:p>  "title": "Is Recording",</text:p>
            <text:p>  "description": "Indicates whether the TV is currently recording.",</text:p>
            <text:p>  "observable": null,</text:p>
            <text:p>  "type": "boolean",</text:p>
            <text:p>  "minimum": null,</text:p>
            <text:p>  "maximum": null,</text:p>
            <text:p>  "enum": null,</text:p>
            <text:p>  "properties": {},</text:p>
            <text:p>  "forms": [</text:p>
            <text:p>    {</text:p>
            <text:p>      "href": "mqtt://broker.emqx.io:1883",</text:p>
            <text:p>      "contentType": null,</text:p>
            <text:p>      "topic": "tv/is_recording",</text:p>
            <text:p>      "retain": false,</text:p>
            <text:p>      "op": []</text:p>
            <text:p>    }</text:p>
            <text:p>  ]</text:p>
            <text:p>}</text:p>
          </table:table-cell>
          <table:table-cell office:value-type="float" office:value="5" calcext:value-type="float">
            <text:p>5</text:p>
          </table:table-cell>
          <table:table-cell table:formula="of:=[.D286]-1" office:value-type="float" office:value="4" calcext:value-type="float">
            <text:p>4</text:p>
          </table:table-cell>
          <table:table-cell table:number-columns-repeated="16379"/>
        </table:table-row>
        <table:table-row table:style-name="ro35">
          <table:table-cell office:value-type="string" calcext:value-type="string">
            <text:p>tv/is_off</text:p>
          </table:table-cell>
          <table:table-cell office:value-type="string" calcext:value-type="string">
            <text:p>{</text:p>
            <text:p>  "title": "TV Off",</text:p>
            <text:p>  "description": "Indicates if the TV is turned off(True) or turned on (False)",</text:p>
            <text:p>  "observable": null,</text:p>
            <text:p>  "type": "boolean",</text:p>
            <text:p>  "minimum": null,</text:p>
            <text:p>  "maximum": null,</text:p>
            <text:p>  "enum": null,</text:p>
            <text:p>  "properties": {},</text:p>
            <text:p>  "forms": [</text:p>
            <text:p>    {</text:p>
            <text:p>      "href": "broker.emqx.io:1883",</text:p>
            <text:p>      "contentType": null,</text:p>
            <text:p>      "topic": "tv/is_off",</text:p>
            <text:p>      "retain": false,</text:p>
            <text:p>      "op": [</text:p>
            <text:p>        "readproperty"</text:p>
            <text:p>      ]</text:p>
            <text:p>    }</text:p>
            <text:p>  ]</text:p>
            <text:p>}</text:p>
          </table:table-cell>
          <table:table-cell office:value-type="string" calcext:value-type="string">
            <text:p>{</text:p>
            <text:p>  "title": "TV Power Status",</text:p>
            <text:p>  "description": "Indicates whether the TV is turned off or on.",</text:p>
            <text:p>  "observable": null,</text:p>
            <text:p>  "type": "boolean",</text:p>
            <text:p>  "minimum": null,</text:p>
            <text:p>  "maximum": null,</text:p>
            <text:p>  "enum": null,</text:p>
            <text:p>  "properties": {},</text:p>
            <text:p>  "forms": [</text:p>
            <text:p>    {</text:p>
            <text:p>      "href": "mqtt://broker.emqx.io:1883",</text:p>
            <text:p>      "contentType": null,</text:p>
            <text:p>      "topic": "tv/is_off",</text:p>
            <text:p>      "retain": false,</text:p>
            <text:p>      "op": []</text:p>
            <text:p>    }</text:p>
            <text:p>  ]</text:p>
            <text:p>}</text:p>
          </table:table-cell>
          <table:table-cell office:value-type="float" office:value="5" calcext:value-type="float">
            <text:p>5</text:p>
          </table:table-cell>
          <table:table-cell table:formula="of:=[.D287]-1" office:value-type="float" office:value="4" calcext:value-type="float">
            <text:p>4</text:p>
          </table:table-cell>
          <table:table-cell table:number-columns-repeated="16379"/>
        </table:table-row>
        <table:table-row table:style-name="ro35">
          <table:table-cell office:value-type="string" calcext:value-type="string">
            <text:p>tv/brightness</text:p>
          </table:table-cell>
          <table:table-cell office:value-type="string" calcext:value-type="string">
            <text:p>{</text:p>
            <text:p>  "title": "Brightness Level",</text:p>
            <text:p>  "description": "Describes brightness of the TV screen in percent",</text:p>
            <text:p>  "observable": null,</text:p>
            <text:p>  "type": "integer",</text:p>
            <text:p>  "minimum": 0,</text:p>
            <text:p>  "maximum": 100,</text:p>
            <text:p>  "enum": null,</text:p>
            <text:p>  "properties": {},</text:p>
            <text:p>  "forms": [</text:p>
            <text:p>    {</text:p>
            <text:p>      "href": "broker.emqx.io:1883",</text:p>
            <text:p>      "contentType": null,</text:p>
            <text:p>      "topic": "tv/brightness",</text:p>
            <text:p>      "retain": false,</text:p>
            <text:p>      "op": [</text:p>
            <text:p>        "readproperty"</text:p>
            <text:p>      ]</text:p>
            <text:p>    }</text:p>
            <text:p>  ]</text:p>
            <text:p>}</text:p>
          </table:table-cell>
          <table:table-cell office:value-type="string" calcext:value-type="string">
            <text:p>{</text:p>
            <text:p>  "title": "Brightness Level",</text:p>
            <text:p>  "description": "Represents the current brightness level of the TV, which can be read and updated.",</text:p>
            <text:p>  "observable": null,</text:p>
            <text:p>  "type": "integer",</text:p>
            <text:p>  "minimum": null,</text:p>
            <text:p>  "maximum": null,</text:p>
            <text:p>  "enum": null,</text:p>
            <text:p>  "properties": {},</text:p>
            <text:p>  "forms": [</text:p>
            <text:p>    {</text:p>
            <text:p>      "href": "mqtt://broker.emqx.io:1883",</text:p>
            <text:p>      "contentType": null,</text:p>
            <text:p>      "topic": "tv/brightness",</text:p>
            <text:p>      "retain": false,</text:p>
            <text:p>      "op": []</text:p>
            <text:p>    }</text:p>
            <text:p>  ]</text:p>
            <text:p>}</text:p>
          </table:table-cell>
          <table:table-cell office:value-type="float" office:value="3" calcext:value-type="float">
            <text:p>3</text:p>
          </table:table-cell>
          <table:table-cell table:formula="of:=[.D288]-1" office:value-type="float" office:value="2" calcext:value-type="float">
            <text:p>2</text:p>
          </table:table-cell>
          <table:table-cell table:number-columns-repeated="16379"/>
        </table:table-row>
        <table:table-row table:style-name="ro42">
          <table:table-cell office:value-type="string" calcext:value-type="string">
            <text:p>tv/channel</text:p>
          </table:table-cell>
          <table:table-cell office:value-type="string" calcext:value-type="string">
            <text:p>{</text:p>
            <text:p>  "title": "Current Channel",</text:p>
            <text:p>  "description": "States the currently selected channel that will be displayed if the device is turned on",</text:p>
            <text:p>  "observable": null,</text:p>
            <text:p>  "type": "string",</text:p>
            <text:p>  "minimum": null,</text:p>
            <text:p>  "maximum": null,</text:p>
            <text:p>  "enum": [</text:p>
            <text:p>    "PRO7",</text:p>
            <text:p>    "RTL",</text:p>
            <text:p>    "SAT1",</text:p>
            <text:p>    "ARD",</text:p>
            <text:p>    "ZDF",</text:p>
            <text:p>    "KIKA"</text:p>
            <text:p>  ],</text:p>
            <text:p>  "properties": {},</text:p>
            <text:p>  "forms": [</text:p>
            <text:p>    {</text:p>
            <text:p>      "href": "broker.emqx.io:1883",</text:p>
            <text:p>      "contentType": null,</text:p>
            <text:p>      "topic": "tv/channel",</text:p>
            <text:p>      "retain": false,</text:p>
            <text:p>      "op": [</text:p>
            <text:p>        "readproperty"</text:p>
            <text:p>      ]</text:p>
            <text:p>    }</text:p>
            <text:p>  ]</text:p>
            <text:p>}</text:p>
          </table:table-cell>
          <table:table-cell office:value-type="string" calcext:value-type="string">
            <text:p>{</text:p>
            <text:p>  "title": "Channel Selection",</text:p>
            <text:p>  "description": "Allows the user to select the TV channel.",</text:p>
            <text:p>  "observable": null,</text:p>
            <text:p>  "type": "string",</text:p>
            <text:p>  "minimum": null,</text:p>
            <text:p>  "maximum": null,</text:p>
            <text:p>  "enum": [</text:p>
            <text:p>    "KIKA",</text:p>
            <text:p>    "PRO7",</text:p>
            <text:p>    "ARD",</text:p>
            <text:p>    "RTL",</text:p>
            <text:p>    "ZDF",</text:p>
            <text:p>    "SAT1"</text:p>
            <text:p>  ],</text:p>
            <text:p>  "properties": {},</text:p>
            <text:p>  "forms": [</text:p>
            <text:p>    {</text:p>
            <text:p>      "href": "mqtt://broker.emqx.io:1883",</text:p>
            <text:p>      "contentType": null,</text:p>
            <text:p>      "topic": "tv/channel",</text:p>
            <text:p>      "retain": false,</text:p>
            <text:p>      "op": []</text:p>
            <text:p>    }</text:p>
            <text:p>  ]</text:p>
            <text:p>}</text:p>
          </table:table-cell>
          <table:table-cell office:value-type="float" office:value="3" calcext:value-type="float">
            <text:p>3</text:p>
          </table:table-cell>
          <table:table-cell table:formula="of:=[.D289]-1" office:value-type="float" office:value="2" calcext:value-type="float">
            <text:p>2</text:p>
          </table:table-cell>
          <table:table-cell table:number-columns-repeated="16379"/>
        </table:table-row>
        <table:table-row table:style-name="ro30">
          <table:table-cell office:value-type="string" calcext:value-type="string">
            <text:p>tv/record</text:p>
          </table:table-cell>
          <table:table-cell office:value-type="string" calcext:value-type="string">
            <text:p>{</text:p>
            <text:p>  "title": "Start Recording",</text:p>
            <text:p>  "description": "Starts recording the current chann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tv/record",</text:p>
            <text:p>      "retain": false,</text:p>
            <text:p>      "op": [</text:p>
            <text:p>        "invokeaction"</text:p>
            <text:p>      ]</text:p>
            <text:p>    }</text:p>
            <text:p>  ]</text:p>
            <text:p>}</text:p>
          </table:table-cell>
          <table:table-cell office:value-type="string" calcext:value-type="string">
            <text:p>{</text:p>
            <text:p>  "title": "Record Action",</text:p>
            <text:p>  "description": "An action affordance that allows the TV to start or stop record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v/record",</text:p>
            <text:p>      "retain": false,</text:p>
            <text:p>      "op": []</text:p>
            <text:p>    }</text:p>
            <text:p>  ]</text:p>
            <text:p>}</text:p>
          </table:table-cell>
          <table:table-cell office:value-type="float" office:value="3" calcext:value-type="float">
            <text:p>3</text:p>
          </table:table-cell>
          <table:table-cell table:formula="of:=[.D290]-1" office:value-type="float" office:value="2" calcext:value-type="float">
            <text:p>2</text:p>
          </table:table-cell>
          <table:table-cell table:number-columns-repeated="16379"/>
        </table:table-row>
        <table:table-row table:style-name="ro30">
          <table:table-cell office:value-type="string" calcext:value-type="string">
            <text:p>tv/switch</text:p>
          </table:table-cell>
          <table:table-cell office:value-type="string" calcext:value-type="string">
            <text:p>{</text:p>
            <text:p>  "title": "Switch Channels",</text:p>
            <text:p>  "description": "Switches to a different chann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tv/switch",</text:p>
            <text:p>      "retain": false,</text:p>
            <text:p>      "op": [</text:p>
            <text:p>        "invokeaction"</text:p>
            <text:p>      ]</text:p>
            <text:p>    }</text:p>
            <text:p>  ]</text:p>
            <text:p>}</text:p>
          </table:table-cell>
          <table:table-cell office:value-type="string" calcext:value-type="string">
            <text:p>{</text:p>
            <text:p>  "title": "Switch Action",</text:p>
            <text:p>  "description": "An action affordance that allows the TV to switch states, possibly between on and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v/switch",</text:p>
            <text:p>      "retain": false,</text:p>
            <text:p>      "op": []</text:p>
            <text:p>    }</text:p>
            <text:p>  ]</text:p>
            <text:p>}</text:p>
          </table:table-cell>
          <table:table-cell office:value-type="float" office:value="3" calcext:value-type="float">
            <text:p>3</text:p>
          </table:table-cell>
          <table:table-cell table:formula="of:=[.D291]-1" office:value-type="float" office:value="2" calcext:value-type="float">
            <text:p>2</text:p>
          </table:table-cell>
          <table:table-cell table:number-columns-repeated="16379"/>
        </table:table-row>
        <table:table-row table:style-name="ro30">
          <table:table-cell office:value-type="string" calcext:value-type="string">
            <text:p>tv/turn_on</text:p>
          </table:table-cell>
          <table:table-cell office:value-type="string" calcext:value-type="string">
            <text:p>{</text:p>
            <text:p>  "title": "Turn On",</text:p>
            <text:p>  "description": "Turns the TV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tv/turn_on",</text:p>
            <text:p>      "retain": false,</text:p>
            <text:p>      "op": [</text:p>
            <text:p>        "invokeaction"</text:p>
            <text:p>      ]</text:p>
            <text:p>    }</text:p>
            <text:p>  ]</text:p>
            <text:p>}</text:p>
          </table:table-cell>
          <table:table-cell office:value-type="string" calcext:value-type="string">
            <text:p>{</text:p>
            <text:p>  "title": "Turn On TV",</text:p>
            <text:p>  "description": "An action affordance that allows turning on the TV.",</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v/turn_on",</text:p>
            <text:p>      "retain": false,</text:p>
            <text:p>      "op": []</text:p>
            <text:p>    }</text:p>
            <text:p>  ]</text:p>
            <text:p>}</text:p>
          </table:table-cell>
          <table:table-cell office:value-type="float" office:value="5" calcext:value-type="float">
            <text:p>5</text:p>
          </table:table-cell>
          <table:table-cell table:formula="of:=[.D292]-1" office:value-type="float" office:value="4" calcext:value-type="float">
            <text:p>4</text:p>
          </table:table-cell>
          <table:table-cell table:number-columns-repeated="16379"/>
        </table:table-row>
        <table:table-row table:style-name="ro30">
          <table:table-cell office:value-type="string" calcext:value-type="string">
            <text:p>tv/turn_off</text:p>
          </table:table-cell>
          <table:table-cell office:value-type="string" calcext:value-type="string">
            <text:p>{</text:p>
            <text:p>  "title": "Turn Off",</text:p>
            <text:p>  "description": "Turns the TV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tv/turn_off",</text:p>
            <text:p>      "retain": false,</text:p>
            <text:p>      "op": [</text:p>
            <text:p>        "invokeaction"</text:p>
            <text:p>      ]</text:p>
            <text:p>    }</text:p>
            <text:p>  ]</text:p>
            <text:p>}</text:p>
          </table:table-cell>
          <table:table-cell office:value-type="string" calcext:value-type="string">
            <text:p>{</text:p>
            <text:p>  "title": "Turn Off",</text:p>
            <text:p>  "description": "An action affordance that allows the user to turn off the TV.",</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v/turn_off",</text:p>
            <text:p>      "retain": false,</text:p>
            <text:p>      "op": []</text:p>
            <text:p>    }</text:p>
            <text:p>  ]</text:p>
            <text:p>}</text:p>
          </table:table-cell>
          <table:table-cell office:value-type="float" office:value="5" calcext:value-type="float">
            <text:p>5</text:p>
          </table:table-cell>
          <table:table-cell table:formula="of:=[.D293]-1" office:value-type="float" office:value="4" calcext:value-type="float">
            <text:p>4</text:p>
          </table:table-cell>
          <table:table-cell table:number-columns-repeated="16379"/>
        </table:table-row>
        <table:table-row table:style-name="ro30">
          <table:table-cell office:value-type="string" calcext:value-type="string">
            <text:p>tv/set_brightness</text:p>
          </table:table-cell>
          <table:table-cell office:value-type="string" calcext:value-type="string">
            <text:p>{</text:p>
            <text:p>  "title": "Set Brightness Level",</text:p>
            <text:p>  "description": "Sets the brightness of the tv.",</text:p>
            <text:p>  "input": {</text:p>
            <text:p>    "title": "",</text:p>
            <text:p>    "description": "",</text:p>
            <text:p>    "observable": null,</text:p>
            <text:p>    "type": "integer",</text:p>
            <text:p>    "minimum": 0,</text:p>
            <text:p>    "maximum": 100,</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tv/set_brightness",</text:p>
            <text:p>      "retain": false,</text:p>
            <text:p>      "op": [</text:p>
            <text:p>        "invokeaction"</text:p>
            <text:p>      ]</text:p>
            <text:p>    }</text:p>
            <text:p>  ]</text:p>
            <text:p>}</text:p>
          </table:table-cell>
          <table:table-cell office:value-type="string" calcext:value-type="string">
            <text:p>{</text:p>
            <text:p>  "title": "Set Brightness",</text:p>
            <text:p>  "description": "An action affordance to set the brightness level of the TV.",</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v/set_brightness",</text:p>
            <text:p>      "retain": false,</text:p>
            <text:p>      "op": []</text:p>
            <text:p>    }</text:p>
            <text:p>  ]</text:p>
            <text:p>}</text:p>
          </table:table-cell>
          <table:table-cell office:value-type="float" office:value="5" calcext:value-type="float">
            <text:p>5</text:p>
          </table:table-cell>
          <table:table-cell table:formula="of:=[.D294]-1" office:value-type="float" office:value="4" calcext:value-type="float">
            <text:p>4</text:p>
          </table:table-cell>
          <table:table-cell table:number-columns-repeated="16379"/>
        </table:table-row>
        <table:table-row table:style-name="ro40">
          <table:table-cell office:value-type="string" calcext:value-type="string">
            <text:p>watering_system/has_water</text:p>
          </table:table-cell>
          <table:table-cell office:value-type="string" calcext:value-type="string">
            <text:p>{</text:p>
            <text:p>  "title": "Water Reservoir Status",</text:p>
            <text:p>  "description": "States whether the water tank is full or empty. If True water is still remaining in the tank and the device is ready for usage otherwise water needs to be refilled",</text:p>
            <text:p>  "observable": null,</text:p>
            <text:p>  "type": "boolean",</text:p>
            <text:p>  "minimum": null,</text:p>
            <text:p>  "maximum": null,</text:p>
            <text:p>  "enum": null,</text:p>
            <text:p>  "properties": {},</text:p>
            <text:p>  "forms": [</text:p>
            <text:p>    {</text:p>
            <text:p>      "href": "broker.emqx.io:1883",</text:p>
            <text:p>      "contentType": null,</text:p>
            <text:p>      "topic": "watering_system/has_water",</text:p>
            <text:p>      "retain": false,</text:p>
            <text:p>      "op": [</text:p>
            <text:p>        "readproperty"</text:p>
            <text:p>      ]</text:p>
            <text:p>    }</text:p>
            <text:p>  ]</text:p>
            <text:p>}</text:p>
          </table:table-cell>
          <table:table-cell office:value-type="string" calcext:value-type="string">
            <text:p>{</text:p>
            <text:p>  "title": "Water Availability Status",</text:p>
            <text:p>  "description": "Indicates whether the watering system currently has water available.",</text:p>
            <text:p>  "observable": null,</text:p>
            <text:p>  "type": "boolean",</text:p>
            <text:p>  "minimum": null,</text:p>
            <text:p>  "maximum": null,</text:p>
            <text:p>  "enum": null,</text:p>
            <text:p>  "properties": {},</text:p>
            <text:p>  "forms": [</text:p>
            <text:p>    {</text:p>
            <text:p>      "href": "mqtt://broker.emqx.io:1883",</text:p>
            <text:p>      "contentType": null,</text:p>
            <text:p>      "topic": "watering_system/has_water",</text:p>
            <text:p>      "retain": false,</text:p>
            <text:p>      "op": []</text:p>
            <text:p>    }</text:p>
            <text:p>  ]</text:p>
            <text:p>}</text:p>
          </table:table-cell>
          <table:table-cell office:value-type="float" office:value="4" calcext:value-type="float">
            <text:p>4</text:p>
          </table:table-cell>
          <table:table-cell table:formula="of:=[.D295]-1" office:value-type="float" office:value="3" calcext:value-type="float">
            <text:p>3</text:p>
          </table:table-cell>
          <table:table-cell table:number-columns-repeated="16379"/>
        </table:table-row>
        <table:table-row table:style-name="ro36">
          <table:table-cell office:value-type="string" calcext:value-type="string">
            <text:p>watering_system/on</text:p>
          </table:table-cell>
          <table:table-cell office:value-type="string" calcext:value-type="string">
            <text:p>{</text:p>
            <text:p>  "title": "Sprinkler On/Off Status",</text:p>
            <text:p>  "description": "Describes whether the device is turned on (if True) or off (if False)",</text:p>
            <text:p>  "observable": null,</text:p>
            <text:p>  "type": "boolean",</text:p>
            <text:p>  "minimum": null,</text:p>
            <text:p>  "maximum": null,</text:p>
            <text:p>  "enum": null,</text:p>
            <text:p>  "properties": {},</text:p>
            <text:p>  "forms": [</text:p>
            <text:p>    {</text:p>
            <text:p>      "href": "broker.emqx.io:1883",</text:p>
            <text:p>      "contentType": null,</text:p>
            <text:p>      "topic": "watering_system/on",</text:p>
            <text:p>      "retain": false,</text:p>
            <text:p>      "op": [</text:p>
            <text:p>        "readproperty"</text:p>
            <text:p>      ]</text:p>
            <text:p>    }</text:p>
            <text:p>  ]</text:p>
            <text:p>}</text:p>
          </table:table-cell>
          <table:table-cell office:value-type="string" calcext:value-type="string">
            <text:p>{</text:p>
            <text:p>  "title": "Watering System On/Off State",</text:p>
            <text:p>  "description": "This affordance represents the on/off state of the watering system, indicating whether the system is currently active or inactive.",</text:p>
            <text:p>  "observable": null,</text:p>
            <text:p>  "type": "boolean",</text:p>
            <text:p>  "minimum": null,</text:p>
            <text:p>  "maximum": null,</text:p>
            <text:p>  "enum": null,</text:p>
            <text:p>  "properties": {},</text:p>
            <text:p>  "forms": [</text:p>
            <text:p>    {</text:p>
            <text:p>      "href": "mqtt://broker.emqx.io:1883",</text:p>
            <text:p>      "contentType": null,</text:p>
            <text:p>      "topic": "watering_system/on",</text:p>
            <text:p>      "retain": false,</text:p>
            <text:p>      "op": []</text:p>
            <text:p>    }</text:p>
            <text:p>  ]</text:p>
            <text:p>}</text:p>
          </table:table-cell>
          <table:table-cell office:value-type="float" office:value="4" calcext:value-type="float">
            <text:p>4</text:p>
          </table:table-cell>
          <table:table-cell table:formula="of:=[.D296]-1" office:value-type="float" office:value="3" calcext:value-type="float">
            <text:p>3</text:p>
          </table:table-cell>
          <table:table-cell table:number-columns-repeated="16379"/>
        </table:table-row>
        <table:table-row table:style-name="ro30">
          <table:table-cell office:value-type="string" calcext:value-type="string">
            <text:p>watering_system/power_on</text:p>
          </table:table-cell>
          <table:table-cell office:value-type="string" calcext:value-type="string">
            <text:p>{</text:p>
            <text:p>  "title": "Power On Sprinkler",</text:p>
            <text:p>  "description": "Turns power of the watering system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watering_system/power_on",</text:p>
            <text:p>      "retain": false,</text:p>
            <text:p>      "op": [</text:p>
            <text:p>        "invokeaction"</text:p>
            <text:p>      ]</text:p>
            <text:p>    }</text:p>
            <text:p>  ]</text:p>
            <text:p>}</text:p>
          </table:table-cell>
          <table:table-cell office:value-type="string" calcext:value-type="string">
            <text:p>{</text:p>
            <text:p>  "title": "Power On",</text:p>
            <text:p>  "description": "Triggers the watering system to power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watering_system/power_on",</text:p>
            <text:p>      "retain": false,</text:p>
            <text:p>      "op": []</text:p>
            <text:p>    }</text:p>
            <text:p>  ]</text:p>
            <text:p>}</text:p>
          </table:table-cell>
          <table:table-cell office:value-type="float" office:value="5" calcext:value-type="float">
            <text:p>5</text:p>
          </table:table-cell>
          <table:table-cell table:formula="of:=[.D297]-1" office:value-type="float" office:value="4" calcext:value-type="float">
            <text:p>4</text:p>
          </table:table-cell>
          <table:table-cell table:number-columns-repeated="16379"/>
        </table:table-row>
        <table:table-row table:style-name="ro30">
          <table:table-cell office:value-type="string" calcext:value-type="string">
            <text:p>watering_system/power_off</text:p>
          </table:table-cell>
          <table:table-cell office:value-type="string" calcext:value-type="string">
            <text:p>{</text:p>
            <text:p>  "title": "Power Off Sprinkler",</text:p>
            <text:p>  "description": "Turns power of the watering system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watering_system/power_off",</text:p>
            <text:p>      "retain": false,</text:p>
            <text:p>      "op": [</text:p>
            <text:p>        "invokeaction"</text:p>
            <text:p>      ]</text:p>
            <text:p>    }</text:p>
            <text:p>  ]</text:p>
            <text:p>}</text:p>
          </table:table-cell>
          <table:table-cell office:value-type="string" calcext:value-type="string">
            <text:p>{</text:p>
            <text:p>  "title": "Power Off",</text:p>
            <text:p>  "description": "An action affordance to turn off the watering syste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watering_system/power_off",</text:p>
            <text:p>      "retain": false,</text:p>
            <text:p>      "op": []</text:p>
            <text:p>    }</text:p>
            <text:p>  ]</text:p>
            <text:p>}</text:p>
          </table:table-cell>
          <table:table-cell office:value-type="float" office:value="5" calcext:value-type="float">
            <text:p>5</text:p>
          </table:table-cell>
          <table:table-cell table:formula="of:=[.D298]-1" office:value-type="float" office:value="4" calcext:value-type="float">
            <text:p>4</text:p>
          </table:table-cell>
          <table:table-cell table:number-columns-repeated="16379"/>
        </table:table-row>
        <table:table-row table:style-name="ro30">
          <table:table-cell office:value-type="string" calcext:value-type="string">
            <text:p>watering_system/sprinkle</text:p>
          </table:table-cell>
          <table:table-cell office:value-type="string" calcext:value-type="string">
            <text:p>{</text:p>
            <text:p>  "title": "Start Sprinkling",</text:p>
            <text:p>  "description": "Initiates watering process wetting all surrounding plant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watering_system/sprinkle",</text:p>
            <text:p>      "retain": false,</text:p>
            <text:p>      "op": [</text:p>
            <text:p>        "invokeaction"</text:p>
            <text:p>      ]</text:p>
            <text:p>    }</text:p>
            <text:p>  ]</text:p>
            <text:p>}</text:p>
          </table:table-cell>
          <table:table-cell office:value-type="string" calcext:value-type="string">
            <text:p>{</text:p>
            <text:p>  "title": "Sprinkle",</text:p>
            <text:p>  "description": "An action affordance to trigger the sprinkling process of the watering syste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watering_system/sprinkle",</text:p>
            <text:p>      "retain": false,</text:p>
            <text:p>      "op": []</text:p>
            <text:p>    }</text:p>
            <text:p>  ]</text:p>
            <text:p>}</text:p>
          </table:table-cell>
          <table:table-cell office:value-type="float" office:value="5" calcext:value-type="float">
            <text:p>5</text:p>
          </table:table-cell>
          <table:table-cell table:formula="of:=[.D299]-1" office:value-type="float" office:value="4" calcext:value-type="float">
            <text:p>4</text:p>
          </table:table-cell>
          <table:table-cell table:number-columns-repeated="16379"/>
        </table:table-row>
        <table:table-row table:style-name="ro30">
          <table:table-cell office:value-type="string" calcext:value-type="string">
            <text:p>watering_system/refill</text:p>
          </table:table-cell>
          <table:table-cell office:value-type="string" calcext:value-type="string">
            <text:p>{</text:p>
            <text:p>  "title": "Refill Reservoir",</text:p>
            <text:p>  "description": "Refills water tank",</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watering_system/refill",</text:p>
            <text:p>      "retain": false,</text:p>
            <text:p>      "op": [</text:p>
            <text:p>        "invokeaction"</text:p>
            <text:p>      ]</text:p>
            <text:p>    }</text:p>
            <text:p>  ]</text:p>
            <text:p>}</text:p>
          </table:table-cell>
          <table:table-cell office:value-type="string" calcext:value-type="string">
            <text:p>{</text:p>
            <text:p>  "title": "Refill Action",</text:p>
            <text:p>  "description": "An action affordance that triggers the refilling process of the watering syste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watering_system/refill",</text:p>
            <text:p>      "retain": false,</text:p>
            <text:p>      "op": []</text:p>
            <text:p>    }</text:p>
            <text:p>  ]</text:p>
            <text:p>}</text:p>
          </table:table-cell>
          <table:table-cell office:value-type="float" office:value="5" calcext:value-type="float">
            <text:p>5</text:p>
          </table:table-cell>
          <table:table-cell table:formula="of:=[.D300]-1" office:value-type="float" office:value="4" calcext:value-type="float">
            <text:p>4</text:p>
          </table:table-cell>
          <table:table-cell table:number-columns-repeated="16379"/>
        </table:table-row>
        <table:table-row table:style-name="ro35">
          <table:table-cell office:value-type="string" calcext:value-type="string">
            <text:p>stove/plate_1_power</text:p>
          </table:table-cell>
          <table:table-cell office:value-type="string" calcext:value-type="string">
            <text:p>{</text:p>
            <text:p>  "title": "Plate 1 Power Status",</text:p>
            <text:p>  "description": "Indicates whether plate 1 is currently turned on or off",</text:p>
            <text:p>  "observable": null,</text:p>
            <text:p>  "type": "boolean",</text:p>
            <text:p>  "minimum": null,</text:p>
            <text:p>  "maximum": null,</text:p>
            <text:p>  "enum": null,</text:p>
            <text:p>  "properties": {},</text:p>
            <text:p>  "forms": [</text:p>
            <text:p>    {</text:p>
            <text:p>      "href": "broker.emqx.io:1883",</text:p>
            <text:p>      "contentType": null,</text:p>
            <text:p>      "topic": "stove/plate_1_power",</text:p>
            <text:p>      "retain": false,</text:p>
            <text:p>      "op": [</text:p>
            <text:p>        "readproperty"</text:p>
            <text:p>      ]</text:p>
            <text:p>    }</text:p>
            <text:p>  ]</text:p>
            <text:p>}</text:p>
          </table:table-cell>
          <table:table-cell office:value-type="string" calcext:value-type="string">
            <text:p>{</text:p>
            <text:p>  "title": "Plate 1 Power",</text:p>
            <text:p>  "description": "Controls the power state of plate 1 on the stove, allowing it to be turned on or off.",</text:p>
            <text:p>  "observable": null,</text:p>
            <text:p>  "type": "boolean",</text:p>
            <text:p>  "minimum": null,</text:p>
            <text:p>  "maximum": null,</text:p>
            <text:p>  "enum": null,</text:p>
            <text:p>  "properties": {},</text:p>
            <text:p>  "forms": [</text:p>
            <text:p>    {</text:p>
            <text:p>      "href": "mqtt://broker.emqx.io:1883",</text:p>
            <text:p>      "contentType": null,</text:p>
            <text:p>      "topic": "stove/plate_1_power",</text:p>
            <text:p>      "retain": false,</text:p>
            <text:p>      "op": []</text:p>
            <text:p>    }</text:p>
            <text:p>  ]</text:p>
            <text:p>}</text:p>
          </table:table-cell>
          <table:table-cell office:value-type="float" office:value="5" calcext:value-type="float">
            <text:p>5</text:p>
          </table:table-cell>
          <table:table-cell table:formula="of:=[.D301]-1" office:value-type="float" office:value="4" calcext:value-type="float">
            <text:p>4</text:p>
          </table:table-cell>
          <table:table-cell table:number-columns-repeated="16379"/>
        </table:table-row>
        <table:table-row table:style-name="ro35">
          <table:table-cell office:value-type="string" calcext:value-type="string">
            <text:p>stove/plate_2_power</text:p>
          </table:table-cell>
          <table:table-cell office:value-type="string" calcext:value-type="string">
            <text:p>{</text:p>
            <text:p>  "title": "Plate 2 Power Status",</text:p>
            <text:p>  "description": "Indicates whether plate 2 is currently turned on or off",</text:p>
            <text:p>  "observable": null,</text:p>
            <text:p>  "type": "boolean",</text:p>
            <text:p>  "minimum": null,</text:p>
            <text:p>  "maximum": null,</text:p>
            <text:p>  "enum": null,</text:p>
            <text:p>  "properties": {},</text:p>
            <text:p>  "forms": [</text:p>
            <text:p>    {</text:p>
            <text:p>      "href": "broker.emqx.io:1883",</text:p>
            <text:p>      "contentType": null,</text:p>
            <text:p>      "topic": "stove/plate_2_power",</text:p>
            <text:p>      "retain": false,</text:p>
            <text:p>      "op": [</text:p>
            <text:p>        "readproperty"</text:p>
            <text:p>      ]</text:p>
            <text:p>    }</text:p>
            <text:p>  ]</text:p>
            <text:p>}</text:p>
          </table:table-cell>
          <table:table-cell office:value-type="string" calcext:value-type="string">
            <text:p>{</text:p>
            <text:p>  "title": "Plate 2 Power",</text:p>
            <text:p>  "description": "Indicates whether plate 2 of the stove is powered on or off.",</text:p>
            <text:p>  "observable": null,</text:p>
            <text:p>  "type": "boolean",</text:p>
            <text:p>  "minimum": null,</text:p>
            <text:p>  "maximum": null,</text:p>
            <text:p>  "enum": null,</text:p>
            <text:p>  "properties": {},</text:p>
            <text:p>  "forms": [</text:p>
            <text:p>    {</text:p>
            <text:p>      "href": "mqtt://broker.emqx.io:1883",</text:p>
            <text:p>      "contentType": null,</text:p>
            <text:p>      "topic": "stove/plate_2_power",</text:p>
            <text:p>      "retain": false,</text:p>
            <text:p>      "op": []</text:p>
            <text:p>    }</text:p>
            <text:p>  ]</text:p>
            <text:p>}</text:p>
          </table:table-cell>
          <table:table-cell office:value-type="float" office:value="5" calcext:value-type="float">
            <text:p>5</text:p>
          </table:table-cell>
          <table:table-cell table:formula="of:=[.D302]-1" office:value-type="float" office:value="4" calcext:value-type="float">
            <text:p>4</text:p>
          </table:table-cell>
          <table:table-cell table:number-columns-repeated="16379"/>
        </table:table-row>
        <table:table-row table:style-name="ro35">
          <table:table-cell office:value-type="string" calcext:value-type="string">
            <text:p>stove/plate_1_level</text:p>
          </table:table-cell>
          <table:table-cell office:value-type="string" calcext:value-type="string">
            <text:p>{</text:p>
            <text:p>  "title": "Plate 1 Power Level",</text:p>
            <text:p>  "description": "Represents the current heating level of plate 1",</text:p>
            <text:p>  "observable": null,</text:p>
            <text:p>  "type": "integer",</text:p>
            <text:p>  "minimum": 0,</text:p>
            <text:p>  "maximum": 9,</text:p>
            <text:p>  "enum": null,</text:p>
            <text:p>  "properties": {},</text:p>
            <text:p>  "forms": [</text:p>
            <text:p>    {</text:p>
            <text:p>      "href": "broker.emqx.io:1883",</text:p>
            <text:p>      "contentType": null,</text:p>
            <text:p>      "topic": "stove/plate_1_level",</text:p>
            <text:p>      "retain": false,</text:p>
            <text:p>      "op": [</text:p>
            <text:p>        "readproperty"</text:p>
            <text:p>      ]</text:p>
            <text:p>    }</text:p>
            <text:p>  ]</text:p>
            <text:p>}</text:p>
          </table:table-cell>
          <table:table-cell office:value-type="string" calcext:value-type="string">
            <text:p>{</text:p>
            <text:p>  "title": "Plate 1 Level",</text:p>
            <text:p>  "description": "Represents the heat level of plate 1 on the stove, which can be adjusted to different integer values.",</text:p>
            <text:p>  "observable": null,</text:p>
            <text:p>  "type": "integer",</text:p>
            <text:p>  "minimum": null,</text:p>
            <text:p>  "maximum": null,</text:p>
            <text:p>  "enum": null,</text:p>
            <text:p>  "properties": {},</text:p>
            <text:p>  "forms": [</text:p>
            <text:p>    {</text:p>
            <text:p>      "href": "mqtt://broker.emqx.io:1883",</text:p>
            <text:p>      "contentType": null,</text:p>
            <text:p>      "topic": "stove/plate_1_level",</text:p>
            <text:p>      "retain": false,</text:p>
            <text:p>      "op": []</text:p>
            <text:p>    }</text:p>
            <text:p>  ]</text:p>
            <text:p>}</text:p>
          </table:table-cell>
          <table:table-cell office:value-type="float" office:value="4" calcext:value-type="float">
            <text:p>4</text:p>
          </table:table-cell>
          <table:table-cell table:formula="of:=[.D303]-1" office:value-type="float" office:value="3" calcext:value-type="float">
            <text:p>3</text:p>
          </table:table-cell>
          <table:table-cell table:number-columns-repeated="16379"/>
        </table:table-row>
        <table:table-row table:style-name="ro35">
          <table:table-cell office:value-type="string" calcext:value-type="string">
            <text:p>stove/plate_2_level</text:p>
          </table:table-cell>
          <table:table-cell office:value-type="string" calcext:value-type="string">
            <text:p>{</text:p>
            <text:p>  "title": "Plate 2 Power Level",</text:p>
            <text:p>  "description": "Represents the current heating level of plate 2",</text:p>
            <text:p>  "observable": null,</text:p>
            <text:p>  "type": "integer",</text:p>
            <text:p>  "minimum": 0,</text:p>
            <text:p>  "maximum": 9,</text:p>
            <text:p>  "enum": null,</text:p>
            <text:p>  "properties": {},</text:p>
            <text:p>  "forms": [</text:p>
            <text:p>    {</text:p>
            <text:p>      "href": "broker.emqx.io:1883",</text:p>
            <text:p>      "contentType": null,</text:p>
            <text:p>      "topic": "stove/plate_2_level",</text:p>
            <text:p>      "retain": false,</text:p>
            <text:p>      "op": [</text:p>
            <text:p>        "readproperty"</text:p>
            <text:p>      ]</text:p>
            <text:p>    }</text:p>
            <text:p>  ]</text:p>
            <text:p>}</text:p>
          </table:table-cell>
          <table:table-cell office:value-type="string" calcext:value-type="string">
            <text:p>{</text:p>
            <text:p>  "title": "Plate 2 Level",</text:p>
            <text:p>  "description": "Represents the heat level of plate 2 on the stove, which can be set to different integer values.",</text:p>
            <text:p>  "observable": null,</text:p>
            <text:p>  "type": "integer",</text:p>
            <text:p>  "minimum": null,</text:p>
            <text:p>  "maximum": null,</text:p>
            <text:p>  "enum": null,</text:p>
            <text:p>  "properties": {},</text:p>
            <text:p>  "forms": [</text:p>
            <text:p>    {</text:p>
            <text:p>      "href": "mqtt://broker.emqx.io:1883",</text:p>
            <text:p>      "contentType": null,</text:p>
            <text:p>      "topic": "stove/plate_2_level",</text:p>
            <text:p>      "retain": false,</text:p>
            <text:p>      "op": []</text:p>
            <text:p>    }</text:p>
            <text:p>  ]</text:p>
            <text:p>}</text:p>
          </table:table-cell>
          <table:table-cell office:value-type="float" office:value="4" calcext:value-type="float">
            <text:p>4</text:p>
          </table:table-cell>
          <table:table-cell table:formula="of:=[.D304]-1" office:value-type="float" office:value="3" calcext:value-type="float">
            <text:p>3</text:p>
          </table:table-cell>
          <table:table-cell table:number-columns-repeated="16379"/>
        </table:table-row>
        <table:table-row table:style-name="ro30">
          <table:table-cell office:value-type="string" calcext:value-type="string">
            <text:p>stove/activate_plate_1</text:p>
          </table:table-cell>
          <table:table-cell office:value-type="string" calcext:value-type="string">
            <text:p>{</text:p>
            <text:p>  "title": "Activate Plate 1",</text:p>
            <text:p>  "description": "Activates plate 1 setting its power level to Tru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activate_plate_1",</text:p>
            <text:p>      "retain": false,</text:p>
            <text:p>      "op": [</text:p>
            <text:p>        "invokeaction"</text:p>
            <text:p>      ]</text:p>
            <text:p>    }</text:p>
            <text:p>  ]</text:p>
            <text:p>}</text:p>
          </table:table-cell>
          <table:table-cell office:value-type="string" calcext:value-type="string">
            <text:p>{</text:p>
            <text:p>  "title": "Activate Plate 1",</text:p>
            <text:p>  "description": "An action to activate the first plate of the stov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activate_plate_1",</text:p>
            <text:p>      "retain": false,</text:p>
            <text:p>      "op": []</text:p>
            <text:p>    }</text:p>
            <text:p>  ]</text:p>
            <text:p>}</text:p>
          </table:table-cell>
          <table:table-cell office:value-type="float" office:value="5" calcext:value-type="float">
            <text:p>5</text:p>
          </table:table-cell>
          <table:table-cell table:formula="of:=[.D305]-1" office:value-type="float" office:value="4" calcext:value-type="float">
            <text:p>4</text:p>
          </table:table-cell>
          <table:table-cell table:number-columns-repeated="16379"/>
        </table:table-row>
        <table:table-row table:style-name="ro30">
          <table:table-cell office:value-type="string" calcext:value-type="string">
            <text:p>stove/activate_plate_2</text:p>
          </table:table-cell>
          <table:table-cell office:value-type="string" calcext:value-type="string">
            <text:p>{</text:p>
            <text:p>  "title": "Activate Plate 2",</text:p>
            <text:p>  "description": "Activates plate 2 setting its power level to Tru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activate_plate_2",</text:p>
            <text:p>      "retain": false,</text:p>
            <text:p>      "op": [</text:p>
            <text:p>        "invokeaction"</text:p>
            <text:p>      ]</text:p>
            <text:p>    }</text:p>
            <text:p>  ]</text:p>
            <text:p>}</text:p>
          </table:table-cell>
          <table:table-cell office:value-type="string" calcext:value-type="string">
            <text:p>{</text:p>
            <text:p>  "title": "Activate Plate 2",</text:p>
            <text:p>  "description": "An action to activate the second plate of the stov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activate_plate_2",</text:p>
            <text:p>      "retain": false,</text:p>
            <text:p>      "op": []</text:p>
            <text:p>    }</text:p>
            <text:p>  ]</text:p>
            <text:p>}</text:p>
          </table:table-cell>
          <table:table-cell office:value-type="float" office:value="5" calcext:value-type="float">
            <text:p>5</text:p>
          </table:table-cell>
          <table:table-cell table:formula="of:=[.D306]-1" office:value-type="float" office:value="4" calcext:value-type="float">
            <text:p>4</text:p>
          </table:table-cell>
          <table:table-cell table:number-columns-repeated="16379"/>
        </table:table-row>
        <table:table-row table:style-name="ro30">
          <table:table-cell office:value-type="string" calcext:value-type="string">
            <text:p>stove/deactivate_plate_1</text:p>
          </table:table-cell>
          <table:table-cell office:value-type="string" calcext:value-type="string">
            <text:p>{</text:p>
            <text:p>  "title": "Deactivate Plate 1",</text:p>
            <text:p>  "description": "Deactivates plate 1 setting its power level to Fals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deactivate_plate_1",</text:p>
            <text:p>      "retain": false,</text:p>
            <text:p>      "op": [</text:p>
            <text:p>        "invokeaction"</text:p>
            <text:p>      ]</text:p>
            <text:p>    }</text:p>
            <text:p>  ]</text:p>
            <text:p>}</text:p>
          </table:table-cell>
          <table:table-cell office:value-type="string" calcext:value-type="string">
            <text:p>{</text:p>
            <text:p>  "title": "Deactivate Plate 1",</text:p>
            <text:p>  "description": "An action affordance that allows the deactivation of plate 1 on the stov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deactivate_plate_1",</text:p>
            <text:p>      "retain": false,</text:p>
            <text:p>      "op": []</text:p>
            <text:p>    }</text:p>
            <text:p>  ]</text:p>
            <text:p>}</text:p>
          </table:table-cell>
          <table:table-cell office:value-type="float" office:value="5" calcext:value-type="float">
            <text:p>5</text:p>
          </table:table-cell>
          <table:table-cell table:formula="of:=[.D307]-1" office:value-type="float" office:value="4" calcext:value-type="float">
            <text:p>4</text:p>
          </table:table-cell>
          <table:table-cell table:number-columns-repeated="16379"/>
        </table:table-row>
        <table:table-row table:style-name="ro30">
          <table:table-cell office:value-type="string" calcext:value-type="string">
            <text:p>stove/deactivate_plate_2</text:p>
          </table:table-cell>
          <table:table-cell office:value-type="string" calcext:value-type="string">
            <text:p>{</text:p>
            <text:p>  "title": "Deactivate Plate 2",</text:p>
            <text:p>  "description": "Deactivates plate 2 setting its power level to Fals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deactivate_plate_2",</text:p>
            <text:p>      "retain": false,</text:p>
            <text:p>      "op": [</text:p>
            <text:p>        "invokeaction"</text:p>
            <text:p>      ]</text:p>
            <text:p>    }</text:p>
            <text:p>  ]</text:p>
            <text:p>}</text:p>
          </table:table-cell>
          <table:table-cell office:value-type="string" calcext:value-type="string">
            <text:p>{</text:p>
            <text:p>  "title": "Deactivate Plate 2",</text:p>
            <text:p>  "description": "An action to deactivate or turn off plate 2 of the stov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deactivate_plate_2",</text:p>
            <text:p>      "retain": false,</text:p>
            <text:p>      "op": []</text:p>
            <text:p>    }</text:p>
            <text:p>  ]</text:p>
            <text:p>}</text:p>
          </table:table-cell>
          <table:table-cell office:value-type="float" office:value="4" calcext:value-type="float">
            <text:p>4</text:p>
          </table:table-cell>
          <table:table-cell table:formula="of:=[.D308]-1" office:value-type="float" office:value="3" calcext:value-type="float">
            <text:p>3</text:p>
          </table:table-cell>
          <table:table-cell table:number-columns-repeated="16379"/>
        </table:table-row>
        <table:table-row table:style-name="ro30">
          <table:table-cell office:value-type="string" calcext:value-type="string">
            <text:p>stove/increase_heat_plate_1</text:p>
          </table:table-cell>
          <table:table-cell office:value-type="string" calcext:value-type="string">
            <text:p>{</text:p>
            <text:p>  "title": "Increase Heat Plate 1",</text:p>
            <text:p>  "description": "Increases the heating level for plate 1 by 1",</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increase_heat_plate_1",</text:p>
            <text:p>      "retain": false,</text:p>
            <text:p>      "op": [</text:p>
            <text:p>        "invokeaction"</text:p>
            <text:p>      ]</text:p>
            <text:p>    }</text:p>
            <text:p>  ]</text:p>
            <text:p>}</text:p>
          </table:table-cell>
          <table:table-cell office:value-type="string" calcext:value-type="string">
            <text:p>{</text:p>
            <text:p>  "title": "Increase Heat Plate 1",</text:p>
            <text:p>  "description": "An action to increase the heat level of plate 1 on the stov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increase_heat_plate_1",</text:p>
            <text:p>      "retain": false,</text:p>
            <text:p>      "op": []</text:p>
            <text:p>    }</text:p>
            <text:p>  ]</text:p>
            <text:p>}</text:p>
          </table:table-cell>
          <table:table-cell office:value-type="float" office:value="4" calcext:value-type="float">
            <text:p>4</text:p>
          </table:table-cell>
          <table:table-cell table:formula="of:=[.D309]-1" office:value-type="float" office:value="3" calcext:value-type="float">
            <text:p>3</text:p>
          </table:table-cell>
          <table:table-cell table:number-columns-repeated="16379"/>
        </table:table-row>
        <table:table-row table:style-name="ro30">
          <table:table-cell office:value-type="string" calcext:value-type="string">
            <text:p>stove/increase_heat_plate_2</text:p>
          </table:table-cell>
          <table:table-cell office:value-type="string" calcext:value-type="string">
            <text:p>{</text:p>
            <text:p>  "title": "Increase Heat Plate 2",</text:p>
            <text:p>  "description": "Increases the heating level for plate 2 by 1",</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increase_heat_plate_2",</text:p>
            <text:p>      "retain": false,</text:p>
            <text:p>      "op": [</text:p>
            <text:p>        "invokeaction"</text:p>
            <text:p>      ]</text:p>
            <text:p>    }</text:p>
            <text:p>  ]</text:p>
            <text:p>}</text:p>
          </table:table-cell>
          <table:table-cell office:value-type="string" calcext:value-type="string">
            <text:p>{</text:p>
            <text:p>  "title": "Increase Heat Plate 2",</text:p>
            <text:p>  "description": "An action affordance that allows increasing the heat level of plate 2 on the stov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increase_heat_plate_2",</text:p>
            <text:p>      "retain": false,</text:p>
            <text:p>      "op": []</text:p>
            <text:p>    }</text:p>
            <text:p>  ]</text:p>
            <text:p>}</text:p>
          </table:table-cell>
          <table:table-cell office:value-type="float" office:value="4" calcext:value-type="float">
            <text:p>4</text:p>
          </table:table-cell>
          <table:table-cell table:formula="of:=[.D310]-1" office:value-type="float" office:value="3" calcext:value-type="float">
            <text:p>3</text:p>
          </table:table-cell>
          <table:table-cell table:number-columns-repeated="16379"/>
        </table:table-row>
        <table:table-row table:style-name="ro30">
          <table:table-cell office:value-type="string" calcext:value-type="string">
            <text:p>stove/decrease_heat_plate_1</text:p>
          </table:table-cell>
          <table:table-cell office:value-type="string" calcext:value-type="string">
            <text:p>{</text:p>
            <text:p>  "title": "Decrease Heat Plate 1",</text:p>
            <text:p>  "description": "Increases the heating level for plate 1 by 1",</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decrease_heat_plate_1",</text:p>
            <text:p>      "retain": false,</text:p>
            <text:p>      "op": [</text:p>
            <text:p>        "invokeaction"</text:p>
            <text:p>      ]</text:p>
            <text:p>    }</text:p>
            <text:p>  ]</text:p>
            <text:p>}</text:p>
          </table:table-cell>
          <table:table-cell office:value-type="string" calcext:value-type="string">
            <text:p>{</text:p>
            <text:p>  "title": "Decrease Heat Plate 1",</text:p>
            <text:p>  "description": "An action to decrease the heat level of plate 1 on the stov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decrease_heat_plate_1",</text:p>
            <text:p>      "retain": false,</text:p>
            <text:p>      "op": []</text:p>
            <text:p>    }</text:p>
            <text:p>  ]</text:p>
            <text:p>}</text:p>
          </table:table-cell>
          <table:table-cell office:value-type="float" office:value="4" calcext:value-type="float">
            <text:p>4</text:p>
          </table:table-cell>
          <table:table-cell table:formula="of:=[.D311]-1" office:value-type="float" office:value="3" calcext:value-type="float">
            <text:p>3</text:p>
          </table:table-cell>
          <table:table-cell table:number-columns-repeated="16379"/>
        </table:table-row>
        <table:table-row table:style-name="ro30">
          <table:table-cell office:value-type="string" calcext:value-type="string">
            <text:p>stove/decrease_heat_plate_2</text:p>
          </table:table-cell>
          <table:table-cell office:value-type="string" calcext:value-type="string">
            <text:p>{</text:p>
            <text:p>  "title": "Decrease Heat Plate 2",</text:p>
            <text:p>  "description": "Increases the heating level for plate 2 by 1",</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decrease_heat_plate_2",</text:p>
            <text:p>      "retain": false,</text:p>
            <text:p>      "op": [</text:p>
            <text:p>        "invokeaction"</text:p>
            <text:p>      ]</text:p>
            <text:p>    }</text:p>
            <text:p>  ]</text:p>
            <text:p>}</text:p>
          </table:table-cell>
          <table:table-cell office:value-type="string" calcext:value-type="string">
            <text:p>{</text:p>
            <text:p>  "title": "Decrease Heat Plate 2",</text:p>
            <text:p>  "description": "An action to decrease the heat level of plate 2 on the stov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decrease_heat_plate_2",</text:p>
            <text:p>      "retain": false,</text:p>
            <text:p>      "op": []</text:p>
            <text:p>    }</text:p>
            <text:p>  ]</text:p>
            <text:p>}</text:p>
          </table:table-cell>
          <table:table-cell office:value-type="float" office:value="4" calcext:value-type="float">
            <text:p>4</text:p>
          </table:table-cell>
          <table:table-cell table:formula="of:=[.D312]-1" office:value-type="float" office:value="3" calcext:value-type="float">
            <text:p>3</text:p>
          </table:table-cell>
          <table:table-cell table:number-columns-repeated="16379"/>
        </table:table-row>
        <table:table-row table:style-name="ro35">
          <table:table-cell office:value-type="string" calcext:value-type="string">
            <text:p>streaming_drone/is_recording</text:p>
          </table:table-cell>
          <table:table-cell office:value-type="string" calcext:value-type="string">
            <text:p>{</text:p>
            <text:p>  "title": "Drone Recording Status",</text:p>
            <text:p>  "description": "Indicates if the drone is currently recording or not",</text:p>
            <text:p>  "observable": null,</text:p>
            <text:p>  "type": "boolean",</text:p>
            <text:p>  "minimum": null,</text:p>
            <text:p>  "maximum": null,</text:p>
            <text:p>  "enum": null,</text:p>
            <text:p>  "properties": {},</text:p>
            <text:p>  "forms": [</text:p>
            <text:p>    {</text:p>
            <text:p>      "href": "broker.emqx.io:1883",</text:p>
            <text:p>      "contentType": null,</text:p>
            <text:p>      "topic": "streaming_drone/is_recording",</text:p>
            <text:p>      "retain": false,</text:p>
            <text:p>      "op": [</text:p>
            <text:p>        "readproperty"</text:p>
            <text:p>      ]</text:p>
            <text:p>    }</text:p>
            <text:p>  ]</text:p>
            <text:p>}</text:p>
          </table:table-cell>
          <table:table-cell office:value-type="string" calcext:value-type="string">
            <text:p>{</text:p>
            <text:p>  "title": "Is Recording",</text:p>
            <text:p>  "description": "Indicates whether the drone is currently recording.",</text:p>
            <text:p>  "observable": null,</text:p>
            <text:p>  "type": "boolean",</text:p>
            <text:p>  "minimum": null,</text:p>
            <text:p>  "maximum": null,</text:p>
            <text:p>  "enum": null,</text:p>
            <text:p>  "properties": {},</text:p>
            <text:p>  "forms": [</text:p>
            <text:p>    {</text:p>
            <text:p>      "href": "mqtt://broker.emqx.io:1883",</text:p>
            <text:p>      "contentType": null,</text:p>
            <text:p>      "topic": "streaming_drone/is_recording",</text:p>
            <text:p>      "retain": false,</text:p>
            <text:p>      "op": []</text:p>
            <text:p>    }</text:p>
            <text:p>  ]</text:p>
            <text:p>}</text:p>
          </table:table-cell>
          <table:table-cell office:value-type="float" office:value="5" calcext:value-type="float">
            <text:p>5</text:p>
          </table:table-cell>
          <table:table-cell table:formula="of:=[.D313]-1" office:value-type="float" office:value="4" calcext:value-type="float">
            <text:p>4</text:p>
          </table:table-cell>
          <table:table-cell table:number-columns-repeated="16379"/>
        </table:table-row>
        <table:table-row table:style-name="ro35">
          <table:table-cell office:value-type="string" calcext:value-type="string">
            <text:p>streaming_drone/is_streaming</text:p>
          </table:table-cell>
          <table:table-cell office:value-type="string" calcext:value-type="string">
            <text:p>{</text:p>
            <text:p>  "title": "Drone Streaming Status",</text:p>
            <text:p>  "description": "Indicates whether the drone is currently live streaming",</text:p>
            <text:p>  "observable": null,</text:p>
            <text:p>  "type": "boolean",</text:p>
            <text:p>  "minimum": null,</text:p>
            <text:p>  "maximum": null,</text:p>
            <text:p>  "enum": null,</text:p>
            <text:p>  "properties": {},</text:p>
            <text:p>  "forms": [</text:p>
            <text:p>    {</text:p>
            <text:p>      "href": "broker.emqx.io:1883",</text:p>
            <text:p>      "contentType": null,</text:p>
            <text:p>      "topic": "streaming_drone/is_streaming",</text:p>
            <text:p>      "retain": false,</text:p>
            <text:p>      "op": [</text:p>
            <text:p>        "readproperty"</text:p>
            <text:p>      ]</text:p>
            <text:p>    }</text:p>
            <text:p>  ]</text:p>
            <text:p>}</text:p>
          </table:table-cell>
          <table:table-cell office:value-type="string" calcext:value-type="string">
            <text:p>{</text:p>
            <text:p>  "title": "Is Streaming",</text:p>
            <text:p>  "description": "Indicates whether the drone is currently streaming video.",</text:p>
            <text:p>  "observable": null,</text:p>
            <text:p>  "type": "boolean",</text:p>
            <text:p>  "minimum": null,</text:p>
            <text:p>  "maximum": null,</text:p>
            <text:p>  "enum": null,</text:p>
            <text:p>  "properties": {},</text:p>
            <text:p>  "forms": [</text:p>
            <text:p>    {</text:p>
            <text:p>      "href": "mqtt://broker.emqx.io:1883",</text:p>
            <text:p>      "contentType": null,</text:p>
            <text:p>      "topic": "streaming_drone/is_streaming",</text:p>
            <text:p>      "retain": false,</text:p>
            <text:p>      "op": []</text:p>
            <text:p>    }</text:p>
            <text:p>  ]</text:p>
            <text:p>}</text:p>
          </table:table-cell>
          <table:table-cell office:value-type="float" office:value="5" calcext:value-type="float">
            <text:p>5</text:p>
          </table:table-cell>
          <table:table-cell table:formula="of:=[.D314]-1" office:value-type="float" office:value="4" calcext:value-type="float">
            <text:p>4</text:p>
          </table:table-cell>
          <table:table-cell table:number-columns-repeated="16379"/>
        </table:table-row>
        <table:table-row table:style-name="ro35">
          <table:table-cell office:value-type="string" calcext:value-type="string">
            <text:p>streaming_drone/battery</text:p>
          </table:table-cell>
          <table:table-cell office:value-type="string" calcext:value-type="string">
            <text:p>{</text:p>
            <text:p>  "title": "Drone Battery Level",</text:p>
            <text:p>  "description": "Represents the current battery in percentage",</text:p>
            <text:p>  "observable": null,</text:p>
            <text:p>  "type": "integer",</text:p>
            <text:p>  "minimum": 0,</text:p>
            <text:p>  "maximum": 100,</text:p>
            <text:p>  "enum": null,</text:p>
            <text:p>  "properties": {},</text:p>
            <text:p>  "forms": [</text:p>
            <text:p>    {</text:p>
            <text:p>      "href": "broker.emqx.io:1883",</text:p>
            <text:p>      "contentType": null,</text:p>
            <text:p>      "topic": "streaming_drone/battery",</text:p>
            <text:p>      "retain": false,</text:p>
            <text:p>      "op": [</text:p>
            <text:p>        "readproperty"</text:p>
            <text:p>      ]</text:p>
            <text:p>    }</text:p>
            <text:p>  ]</text:p>
            <text:p>}</text:p>
          </table:table-cell>
          <table:table-cell office:value-type="string" calcext:value-type="string">
            <text:p>{</text:p>
            <text:p>  "title": "Battery Level",</text:p>
            <text:p>  "description": "Indicates the current battery level of the streaming drone.",</text:p>
            <text:p>  "observable": null,</text:p>
            <text:p>  "type": "integer",</text:p>
            <text:p>  "minimum": null,</text:p>
            <text:p>  "maximum": null,</text:p>
            <text:p>  "enum": null,</text:p>
            <text:p>  "properties": {},</text:p>
            <text:p>  "forms": [</text:p>
            <text:p>    {</text:p>
            <text:p>      "href": "mqtt://broker.emqx.io:1883",</text:p>
            <text:p>      "contentType": null,</text:p>
            <text:p>      "topic": "streaming_drone/battery",</text:p>
            <text:p>      "retain": false,</text:p>
            <text:p>      "op": []</text:p>
            <text:p>    }</text:p>
            <text:p>  ]</text:p>
            <text:p>}</text:p>
          </table:table-cell>
          <table:table-cell office:value-type="float" office:value="4" calcext:value-type="float">
            <text:p>4</text:p>
          </table:table-cell>
          <table:table-cell table:formula="of:=[.D315]-1" office:value-type="float" office:value="3" calcext:value-type="float">
            <text:p>3</text:p>
          </table:table-cell>
          <table:table-cell table:number-columns-repeated="16379"/>
        </table:table-row>
        <table:table-row table:style-name="ro30">
          <table:table-cell office:value-type="string" calcext:value-type="string">
            <text:p>streaming_drone/stream</text:p>
          </table:table-cell>
          <table:table-cell office:value-type="string" calcext:value-type="string">
            <text:p>{</text:p>
            <text:p>  "title": "Start Streaming",</text:p>
            <text:p>  "description": "Starts stream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reaming_drone/stream",</text:p>
            <text:p>      "retain": false,</text:p>
            <text:p>      "op": [</text:p>
            <text:p>        "invokeaction"</text:p>
            <text:p>      ]</text:p>
            <text:p>    }</text:p>
            <text:p>  ]</text:p>
            <text:p>}</text:p>
          </table:table-cell>
          <table:table-cell office:value-type="string" calcext:value-type="string">
            <text:p>{</text:p>
            <text:p>  "title": "Stream Command",</text:p>
            <text:p>  "description": "A command to initiate the streaming process on the dron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reaming_drone/stream",</text:p>
            <text:p>      "retain": false,</text:p>
            <text:p>      "op": []</text:p>
            <text:p>    }</text:p>
            <text:p>  ]</text:p>
            <text:p>}</text:p>
          </table:table-cell>
          <table:table-cell office:value-type="float" office:value="5" calcext:value-type="float">
            <text:p>5</text:p>
          </table:table-cell>
          <table:table-cell table:formula="of:=[.D316]-1" office:value-type="float" office:value="4" calcext:value-type="float">
            <text:p>4</text:p>
          </table:table-cell>
          <table:table-cell table:number-columns-repeated="16379"/>
        </table:table-row>
        <table:table-row table:style-name="ro30">
          <table:table-cell office:value-type="string" calcext:value-type="string">
            <text:p>streaming_drone/stop_stream</text:p>
          </table:table-cell>
          <table:table-cell office:value-type="string" calcext:value-type="string">
            <text:p>{</text:p>
            <text:p>  "title": "Stop Streaming",</text:p>
            <text:p>  "description": "Stops stream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reaming_drone/stop_stream",</text:p>
            <text:p>      "retain": false,</text:p>
            <text:p>      "op": [</text:p>
            <text:p>        "invokeaction"</text:p>
            <text:p>      ]</text:p>
            <text:p>    }</text:p>
            <text:p>  ]</text:p>
            <text:p>}</text:p>
          </table:table-cell>
          <table:table-cell office:value-type="string" calcext:value-type="string">
            <text:p>{</text:p>
            <text:p>  "title": "Stop Stream",</text:p>
            <text:p>  "description": "An action affordance that allows stopping the streaming process on the dron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reaming_drone/stop_stream",</text:p>
            <text:p>      "retain": false,</text:p>
            <text:p>      "op": []</text:p>
            <text:p>    }</text:p>
            <text:p>  ]</text:p>
            <text:p>}</text:p>
          </table:table-cell>
          <table:table-cell office:value-type="float" office:value="5" calcext:value-type="float">
            <text:p>5</text:p>
          </table:table-cell>
          <table:table-cell table:formula="of:=[.D317]-1" office:value-type="float" office:value="4" calcext:value-type="float">
            <text:p>4</text:p>
          </table:table-cell>
          <table:table-cell table:number-columns-repeated="16379"/>
        </table:table-row>
        <table:table-row table:style-name="ro30">
          <table:table-cell office:value-type="string" calcext:value-type="string">
            <text:p>streaming_drone/record</text:p>
          </table:table-cell>
          <table:table-cell office:value-type="string" calcext:value-type="string">
            <text:p>{</text:p>
            <text:p>  "title": "Start Recording",</text:p>
            <text:p>  "description": "Starts the record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reaming_drone/record",</text:p>
            <text:p>      "retain": false,</text:p>
            <text:p>      "op": [</text:p>
            <text:p>        "invokeaction"</text:p>
            <text:p>      ]</text:p>
            <text:p>    }</text:p>
            <text:p>  ]</text:p>
            <text:p>}</text:p>
          </table:table-cell>
          <table:table-cell office:value-type="string" calcext:value-type="string">
            <text:p>{</text:p>
            <text:p>  "title": "Record Command",</text:p>
            <text:p>  "description": "A command to start recording on the streaming dron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reaming_drone/record",</text:p>
            <text:p>      "retain": false,</text:p>
            <text:p>      "op": []</text:p>
            <text:p>    }</text:p>
            <text:p>  ]</text:p>
            <text:p>}</text:p>
          </table:table-cell>
          <table:table-cell office:value-type="float" office:value="5" calcext:value-type="float">
            <text:p>5</text:p>
          </table:table-cell>
          <table:table-cell table:formula="of:=[.D318]-1" office:value-type="float" office:value="4" calcext:value-type="float">
            <text:p>4</text:p>
          </table:table-cell>
          <table:table-cell table:number-columns-repeated="16379"/>
        </table:table-row>
        <table:table-row table:style-name="ro30">
          <table:table-cell office:value-type="string" calcext:value-type="string">
            <text:p>streaming_drone/end</text:p>
          </table:table-cell>
          <table:table-cell office:value-type="string" calcext:value-type="string">
            <text:p>{</text:p>
            <text:p>  "title": "End Recording",</text:p>
            <text:p>  "description": "Ends recording process deleting not saved record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reaming_drone/end",</text:p>
            <text:p>      "retain": false,</text:p>
            <text:p>      "op": [</text:p>
            <text:p>        "invokeaction"</text:p>
            <text:p>      ]</text:p>
            <text:p>    }</text:p>
            <text:p>  ]</text:p>
            <text:p>}</text:p>
          </table:table-cell>
          <table:table-cell office:value-type="string" calcext:value-type="string">
            <text:p>{</text:p>
            <text:p>  "title": "End Stream",</text:p>
            <text:p>  "description": "An action affordance to signal the end of a streaming session from the dron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reaming_drone/end",</text:p>
            <text:p>      "retain": false,</text:p>
            <text:p>      "op": []</text:p>
            <text:p>    }</text:p>
            <text:p>  ]</text:p>
            <text:p>}</text:p>
          </table:table-cell>
          <table:table-cell office:value-type="float" office:value="5" calcext:value-type="float">
            <text:p>5</text:p>
          </table:table-cell>
          <table:table-cell table:formula="of:=[.D319]-1" office:value-type="float" office:value="4" calcext:value-type="float">
            <text:p>4</text:p>
          </table:table-cell>
          <table:table-cell table:number-columns-repeated="16379"/>
        </table:table-row>
        <table:table-row table:style-name="ro39">
          <table:table-cell office:value-type="string" calcext:value-type="string">
            <text:p>streaming_drone/recharge</text:p>
          </table:table-cell>
          <table:table-cell office:value-type="string" calcext:value-type="string">
            <text:p>{</text:p>
            <text:p>  "title": "Recharge Battery",</text:p>
            <text:p>  "description": "Recharges the battery, can not be recharged during streaming or record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reaming_drone/recharge",</text:p>
            <text:p>      "retain": false,</text:p>
            <text:p>      "op": [</text:p>
            <text:p>        "invokeaction"</text:p>
            <text:p>      ]</text:p>
            <text:p>    }</text:p>
            <text:p>  ]</text:p>
            <text:p>}</text:p>
          </table:table-cell>
          <table:table-cell office:value-type="string" calcext:value-type="string">
            <text:p>{</text:p>
            <text:p>  "title": "Recharge",</text:p>
            <text:p>  "description": "An action affordance that triggers the drone to recharge its battery.",</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reaming_drone/recharge",</text:p>
            <text:p>      "retain": false,</text:p>
            <text:p>      "op": []</text:p>
            <text:p>    }</text:p>
            <text:p>  ]</text:p>
            <text:p>}</text:p>
          </table:table-cell>
          <table:table-cell office:value-type="float" office:value="4" calcext:value-type="float">
            <text:p>4</text:p>
          </table:table-cell>
          <table:table-cell table:formula="of:=[.D320]-1" office:value-type="float" office:value="3" calcext:value-type="float">
            <text:p>3</text:p>
          </table:table-cell>
          <table:table-cell table:number-columns-repeated="16379"/>
        </table:table-row>
        <table:table-row table:style-name="ro35">
          <table:table-cell office:value-type="string" calcext:value-type="string">
            <text:p>vacuum/is_cleaning</text:p>
          </table:table-cell>
          <table:table-cell office:value-type="string" calcext:value-type="string">
            <text:p>{</text:p>
            <text:p>  "title": "Current Cleaning Status",</text:p>
            <text:p>  "description": "States if the robot is currently cleaning or not",</text:p>
            <text:p>  "observable": null,</text:p>
            <text:p>  "type": "boolean",</text:p>
            <text:p>  "minimum": null,</text:p>
            <text:p>  "maximum": null,</text:p>
            <text:p>  "enum": null,</text:p>
            <text:p>  "properties": {},</text:p>
            <text:p>  "forms": [</text:p>
            <text:p>    {</text:p>
            <text:p>      "href": "broker.emqx.io:1883",</text:p>
            <text:p>      "contentType": null,</text:p>
            <text:p>      "topic": "vacuum/is_cleaning",</text:p>
            <text:p>      "retain": false,</text:p>
            <text:p>      "op": [</text:p>
            <text:p>        "readproperty"</text:p>
            <text:p>      ]</text:p>
            <text:p>    }</text:p>
            <text:p>  ]</text:p>
            <text:p>}</text:p>
          </table:table-cell>
          <table:table-cell office:value-type="string" calcext:value-type="string">
            <text:p>{</text:p>
            <text:p>  "title": "Is Cleaning",</text:p>
            <text:p>  "description": "Indicates whether the vacuum is currently cleaning.",</text:p>
            <text:p>  "observable": null,</text:p>
            <text:p>  "type": "boolean",</text:p>
            <text:p>  "minimum": null,</text:p>
            <text:p>  "maximum": null,</text:p>
            <text:p>  "enum": null,</text:p>
            <text:p>  "properties": {},</text:p>
            <text:p>  "forms": [</text:p>
            <text:p>    {</text:p>
            <text:p>      "href": "mqtt://broker.emqx.io:1883",</text:p>
            <text:p>      "contentType": null,</text:p>
            <text:p>      "topic": "vacuum/is_cleaning",</text:p>
            <text:p>      "retain": false,</text:p>
            <text:p>      "op": []</text:p>
            <text:p>    }</text:p>
            <text:p>  ]</text:p>
            <text:p>}</text:p>
          </table:table-cell>
          <table:table-cell office:value-type="float" office:value="5" calcext:value-type="float">
            <text:p>5</text:p>
          </table:table-cell>
          <table:table-cell table:formula="of:=[.D321]-1" office:value-type="float" office:value="4" calcext:value-type="float">
            <text:p>4</text:p>
          </table:table-cell>
          <table:table-cell table:number-columns-repeated="16379"/>
        </table:table-row>
        <table:table-row table:style-name="ro35">
          <table:table-cell office:value-type="string" calcext:value-type="string">
            <text:p>vacuum/storage_full</text:p>
          </table:table-cell>
          <table:table-cell office:value-type="string" calcext:value-type="string">
            <text:p>{</text:p>
            <text:p>  "title": "Waste Bin Level",</text:p>
            <text:p>  "description": "States whether the storage of the robot is full or not",</text:p>
            <text:p>  "observable": null,</text:p>
            <text:p>  "type": "boolean",</text:p>
            <text:p>  "minimum": null,</text:p>
            <text:p>  "maximum": null,</text:p>
            <text:p>  "enum": null,</text:p>
            <text:p>  "properties": {},</text:p>
            <text:p>  "forms": [</text:p>
            <text:p>    {</text:p>
            <text:p>      "href": "broker.emqx.io:1883",</text:p>
            <text:p>      "contentType": null,</text:p>
            <text:p>      "topic": "vacuum/storage_full",</text:p>
            <text:p>      "retain": false,</text:p>
            <text:p>      "op": [</text:p>
            <text:p>        "readproperty"</text:p>
            <text:p>      ]</text:p>
            <text:p>    }</text:p>
            <text:p>  ]</text:p>
            <text:p>}</text:p>
          </table:table-cell>
          <table:table-cell office:value-type="string" calcext:value-type="string">
            <text:p>{</text:p>
            <text:p>  "title": "Storage Full Status",</text:p>
            <text:p>  "description": "Indicates whether the vacuum's storage is full.",</text:p>
            <text:p>  "observable": null,</text:p>
            <text:p>  "type": "boolean",</text:p>
            <text:p>  "minimum": null,</text:p>
            <text:p>  "maximum": null,</text:p>
            <text:p>  "enum": null,</text:p>
            <text:p>  "properties": {},</text:p>
            <text:p>  "forms": [</text:p>
            <text:p>    {</text:p>
            <text:p>      "href": "mqtt://broker.emqx.io:1883",</text:p>
            <text:p>      "contentType": null,</text:p>
            <text:p>      "topic": "vacuum/storage_full",</text:p>
            <text:p>      "retain": false,</text:p>
            <text:p>      "op": []</text:p>
            <text:p>    }</text:p>
            <text:p>  ]</text:p>
            <text:p>}</text:p>
          </table:table-cell>
          <table:table-cell office:value-type="float" office:value="5" calcext:value-type="float">
            <text:p>5</text:p>
          </table:table-cell>
          <table:table-cell table:formula="of:=[.D322]-1" office:value-type="float" office:value="4" calcext:value-type="float">
            <text:p>4</text:p>
          </table:table-cell>
          <table:table-cell table:number-columns-repeated="16379"/>
        </table:table-row>
        <table:table-row table:style-name="ro35">
          <table:table-cell office:value-type="string" calcext:value-type="string">
            <text:p>vacuum/battery</text:p>
          </table:table-cell>
          <table:table-cell office:value-type="string" calcext:value-type="string">
            <text:p>{</text:p>
            <text:p>  "title": "Battery Level",</text:p>
            <text:p>  "description": "Describes the current power charge in percent",</text:p>
            <text:p>  "observable": null,</text:p>
            <text:p>  "type": "integer",</text:p>
            <text:p>  "minimum": 0,</text:p>
            <text:p>  "maximum": 100,</text:p>
            <text:p>  "enum": null,</text:p>
            <text:p>  "properties": {},</text:p>
            <text:p>  "forms": [</text:p>
            <text:p>    {</text:p>
            <text:p>      "href": "broker.emqx.io:1883",</text:p>
            <text:p>      "contentType": null,</text:p>
            <text:p>      "topic": "vacuum/battery",</text:p>
            <text:p>      "retain": false,</text:p>
            <text:p>      "op": [</text:p>
            <text:p>        "readproperty"</text:p>
            <text:p>      ]</text:p>
            <text:p>    }</text:p>
            <text:p>  ]</text:p>
            <text:p>}</text:p>
          </table:table-cell>
          <table:table-cell office:value-type="string" calcext:value-type="string">
            <text:p>{</text:p>
            <text:p>  "title": "Battery Level",</text:p>
            <text:p>  "description": "Indicates the current battery level of the vacuum cleaner.",</text:p>
            <text:p>  "observable": null,</text:p>
            <text:p>  "type": "integer",</text:p>
            <text:p>  "minimum": null,</text:p>
            <text:p>  "maximum": null,</text:p>
            <text:p>  "enum": null,</text:p>
            <text:p>  "properties": {},</text:p>
            <text:p>  "forms": [</text:p>
            <text:p>    {</text:p>
            <text:p>      "href": "mqtt://broker.emqx.io:1883",</text:p>
            <text:p>      "contentType": null,</text:p>
            <text:p>      "topic": "vacuum/battery",</text:p>
            <text:p>      "retain": false,</text:p>
            <text:p>      "op": []</text:p>
            <text:p>    }</text:p>
            <text:p>  ]</text:p>
            <text:p>}</text:p>
          </table:table-cell>
          <table:table-cell office:value-type="float" office:value="4" calcext:value-type="float">
            <text:p>4</text:p>
          </table:table-cell>
          <table:table-cell table:formula="of:=[.D323]-1" office:value-type="float" office:value="3" calcext:value-type="float">
            <text:p>3</text:p>
          </table:table-cell>
          <table:table-cell table:number-columns-repeated="16379"/>
        </table:table-row>
        <table:table-row table:style-name="ro36">
          <table:table-cell office:value-type="string" calcext:value-type="string">
            <text:p>vacuum/is_mapped</text:p>
          </table:table-cell>
          <table:table-cell office:value-type="string" calcext:value-type="string">
            <text:p>{</text:p>
            <text:p>  "title": "Room Mapping Available",</text:p>
            <text:p>  "description": "States whether a current mapping of the room is available, needed in order to start the vacuuming",</text:p>
            <text:p>  "observable": null,</text:p>
            <text:p>  "type": "boolean",</text:p>
            <text:p>  "minimum": null,</text:p>
            <text:p>  "maximum": null,</text:p>
            <text:p>  "enum": null,</text:p>
            <text:p>  "properties": {},</text:p>
            <text:p>  "forms": [</text:p>
            <text:p>    {</text:p>
            <text:p>      "href": "broker.emqx.io:1883",</text:p>
            <text:p>      "contentType": null,</text:p>
            <text:p>      "topic": "vacuum/is_mapped",</text:p>
            <text:p>      "retain": false,</text:p>
            <text:p>      "op": [</text:p>
            <text:p>        "readproperty"</text:p>
            <text:p>      ]</text:p>
            <text:p>    }</text:p>
            <text:p>  ]</text:p>
            <text:p>}</text:p>
          </table:table-cell>
          <table:table-cell office:value-type="string" calcext:value-type="string">
            <text:p>{</text:p>
            <text:p>  "title": "Is Mapped",</text:p>
            <text:p>  "description": "Indicates whether the vacuum has mapped the area. This is a property that can be read to determine the current state of mapping.",</text:p>
            <text:p>  "observable": null,</text:p>
            <text:p>  "type": "boolean",</text:p>
            <text:p>  "minimum": null,</text:p>
            <text:p>  "maximum": null,</text:p>
            <text:p>  "enum": null,</text:p>
            <text:p>  "properties": {},</text:p>
            <text:p>  "forms": [</text:p>
            <text:p>    {</text:p>
            <text:p>      "href": "mqtt://broker.emqx.io:1883",</text:p>
            <text:p>      "contentType": null,</text:p>
            <text:p>      "topic": "vacuum/is_mapped",</text:p>
            <text:p>      "retain": false,</text:p>
            <text:p>      "op": []</text:p>
            <text:p>    }</text:p>
            <text:p>  ]</text:p>
            <text:p>}</text:p>
          </table:table-cell>
          <table:table-cell office:value-type="float" office:value="5" calcext:value-type="float">
            <text:p>5</text:p>
          </table:table-cell>
          <table:table-cell table:formula="of:=[.D324]-1" office:value-type="float" office:value="4" calcext:value-type="float">
            <text:p>4</text:p>
          </table:table-cell>
          <table:table-cell table:number-columns-repeated="16379"/>
        </table:table-row>
        <table:table-row table:style-name="ro36">
          <table:table-cell office:value-type="string" calcext:value-type="string">
            <text:p>vacuum/is_at_base</text:p>
          </table:table-cell>
          <table:table-cell office:value-type="string" calcext:value-type="string">
            <text:p>{</text:p>
            <text:p>  "title": "Robot Base Status",</text:p>
            <text:p>  "description": "States whether the robot is currently docked at the charging base station",</text:p>
            <text:p>  "observable": null,</text:p>
            <text:p>  "type": "boolean",</text:p>
            <text:p>  "minimum": null,</text:p>
            <text:p>  "maximum": null,</text:p>
            <text:p>  "enum": null,</text:p>
            <text:p>  "properties": {},</text:p>
            <text:p>  "forms": [</text:p>
            <text:p>    {</text:p>
            <text:p>      "href": "broker.emqx.io:1883",</text:p>
            <text:p>      "contentType": null,</text:p>
            <text:p>      "topic": "vacuum/is_at_base",</text:p>
            <text:p>      "retain": false,</text:p>
            <text:p>      "op": [</text:p>
            <text:p>        "readproperty"</text:p>
            <text:p>      ]</text:p>
            <text:p>    }</text:p>
            <text:p>  ]</text:p>
            <text:p>}</text:p>
          </table:table-cell>
          <table:table-cell office:value-type="string" calcext:value-type="string">
            <text:p>{</text:p>
            <text:p>  "title": "Vacuum Base Status",</text:p>
            <text:p>  "description": "Indicates whether the vacuum is currently at its base station.",</text:p>
            <text:p>  "observable": null,</text:p>
            <text:p>  "type": "boolean",</text:p>
            <text:p>  "minimum": null,</text:p>
            <text:p>  "maximum": null,</text:p>
            <text:p>  "enum": null,</text:p>
            <text:p>  "properties": {},</text:p>
            <text:p>  "forms": [</text:p>
            <text:p>    {</text:p>
            <text:p>      "href": "mqtt://broker.emqx.io:1883",</text:p>
            <text:p>      "contentType": null,</text:p>
            <text:p>      "topic": "vacuum/is_at_base",</text:p>
            <text:p>      "retain": false,</text:p>
            <text:p>      "op": []</text:p>
            <text:p>    }</text:p>
            <text:p>  ]</text:p>
            <text:p>}</text:p>
          </table:table-cell>
          <table:table-cell office:value-type="float" office:value="4" calcext:value-type="float">
            <text:p>4</text:p>
          </table:table-cell>
          <table:table-cell table:formula="of:=[.D325]-1" office:value-type="float" office:value="3" calcext:value-type="float">
            <text:p>3</text:p>
          </table:table-cell>
          <table:table-cell table:number-columns-repeated="16379"/>
        </table:table-row>
        <table:table-row table:style-name="ro39">
          <table:table-cell office:value-type="string" calcext:value-type="string">
            <text:p>vacuum/start</text:p>
          </table:table-cell>
          <table:table-cell office:value-type="string" calcext:value-type="string">
            <text:p>{</text:p>
            <text:p>  "title": "Start Cleaning Cycle",</text:p>
            <text:p>  "description": "Starts vacuuming the room, only valid if a mapping for the room and sufficient storage and battery are availabl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acuum/start",</text:p>
            <text:p>      "retain": false,</text:p>
            <text:p>      "op": [</text:p>
            <text:p>        "invokeaction"</text:p>
            <text:p>      ]</text:p>
            <text:p>    }</text:p>
            <text:p>  ]</text:p>
            <text:p>}</text:p>
          </table:table-cell>
          <table:table-cell office:value-type="string" calcext:value-type="string">
            <text:p>{</text:p>
            <text:p>  "title": "Start Vacuum",</text:p>
            <text:p>  "description": "An action affordance to start the vacuum clean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acuum/start",</text:p>
            <text:p>      "retain": false,</text:p>
            <text:p>      "op": []</text:p>
            <text:p>    }</text:p>
            <text:p>  ]</text:p>
            <text:p>}</text:p>
          </table:table-cell>
          <table:table-cell office:value-type="float" office:value="5" calcext:value-type="float">
            <text:p>5</text:p>
          </table:table-cell>
          <table:table-cell table:formula="of:=[.D326]-1" office:value-type="float" office:value="4" calcext:value-type="float">
            <text:p>4</text:p>
          </table:table-cell>
          <table:table-cell table:number-columns-repeated="16379"/>
        </table:table-row>
        <table:table-row table:style-name="ro30">
          <table:table-cell office:value-type="string" calcext:value-type="string">
            <text:p>vacuum/scan</text:p>
          </table:table-cell>
          <table:table-cell office:value-type="string" calcext:value-type="string">
            <text:p>{</text:p>
            <text:p>  "title": "Scan Room",</text:p>
            <text:p>  "description": "Scans room, creating a mapp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acuum/scan",</text:p>
            <text:p>      "retain": false,</text:p>
            <text:p>      "op": [</text:p>
            <text:p>        "invokeaction"</text:p>
            <text:p>      ]</text:p>
            <text:p>    }</text:p>
            <text:p>  ]</text:p>
            <text:p>}</text:p>
          </table:table-cell>
          <table:table-cell office:value-type="string" calcext:value-type="string">
            <text:p>{</text:p>
            <text:p>  "title": "Scan",</text:p>
            <text:p>  "description": "An action affordance that triggers the vacuum to perform a scan of the area.",</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acuum/scan",</text:p>
            <text:p>      "retain": false,</text:p>
            <text:p>      "op": []</text:p>
            <text:p>    }</text:p>
            <text:p>  ]</text:p>
            <text:p>}</text:p>
          </table:table-cell>
          <table:table-cell office:value-type="float" office:value="4" calcext:value-type="float">
            <text:p>4</text:p>
          </table:table-cell>
          <table:table-cell table:formula="of:=[.D327]-1" office:value-type="float" office:value="3" calcext:value-type="float">
            <text:p>3</text:p>
          </table:table-cell>
          <table:table-cell table:number-columns-repeated="16379"/>
        </table:table-row>
        <table:table-row table:style-name="ro30">
          <table:table-cell office:value-type="string" calcext:value-type="string">
            <text:p>vacuum/empty_storage</text:p>
          </table:table-cell>
          <table:table-cell office:value-type="string" calcext:value-type="string">
            <text:p>{</text:p>
            <text:p>  "title": "Empty Waste Bin",</text:p>
            <text:p>  "description": "Empties storag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acuum/empty_storage",</text:p>
            <text:p>      "retain": false,</text:p>
            <text:p>      "op": [</text:p>
            <text:p>        "invokeaction"</text:p>
            <text:p>      ]</text:p>
            <text:p>    }</text:p>
            <text:p>  ]</text:p>
            <text:p>}</text:p>
          </table:table-cell>
          <table:table-cell office:value-type="string" calcext:value-type="string">
            <text:p>{</text:p>
            <text:p>  "title": "Empty Storage",</text:p>
            <text:p>  "description": "An action affordance that triggers the vacuum to empty its storag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acuum/empty_storage",</text:p>
            <text:p>      "retain": false,</text:p>
            <text:p>      "op": []</text:p>
            <text:p>    }</text:p>
            <text:p>  ]</text:p>
            <text:p>}</text:p>
          </table:table-cell>
          <table:table-cell office:value-type="float" office:value="5" calcext:value-type="float">
            <text:p>5</text:p>
          </table:table-cell>
          <table:table-cell table:formula="of:=[.D328]-1" office:value-type="float" office:value="4" calcext:value-type="float">
            <text:p>4</text:p>
          </table:table-cell>
          <table:table-cell table:number-columns-repeated="16379"/>
        </table:table-row>
        <table:table-row table:style-name="ro30">
          <table:table-cell office:value-type="string" calcext:value-type="string">
            <text:p>vacuum/base</text:p>
          </table:table-cell>
          <table:table-cell office:value-type="string" calcext:value-type="string">
            <text:p>{</text:p>
            <text:p>  "title": "Return To Base",</text:p>
            <text:p>  "description": "Returns to the base, enables further action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acuum/base",</text:p>
            <text:p>      "retain": false,</text:p>
            <text:p>      "op": [</text:p>
            <text:p>        "invokeaction"</text:p>
            <text:p>      ]</text:p>
            <text:p>    }</text:p>
            <text:p>  ]</text:p>
            <text:p>}</text:p>
          </table:table-cell>
          <table:table-cell office:value-type="string" calcext:value-type="string">
            <text:p>{</text:p>
            <text:p>  "title": "Base Command",</text:p>
            <text:p>  "description": "An action affordance that commands the vacuum to return to its base stati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acuum/base",</text:p>
            <text:p>      "retain": false,</text:p>
            <text:p>      "op": []</text:p>
            <text:p>    }</text:p>
            <text:p>  ]</text:p>
            <text:p>}</text:p>
          </table:table-cell>
          <table:table-cell office:value-type="float" office:value="4" calcext:value-type="float">
            <text:p>4</text:p>
          </table:table-cell>
          <table:table-cell table:formula="of:=[.D329]-1" office:value-type="float" office:value="3" calcext:value-type="float">
            <text:p>3</text:p>
          </table:table-cell>
          <table:table-cell table:number-columns-repeated="16379"/>
        </table:table-row>
        <table:table-row table:style-name="ro30">
          <table:table-cell office:value-type="string" calcext:value-type="string">
            <text:p>vacuum/charge</text:p>
          </table:table-cell>
          <table:table-cell office:value-type="string" calcext:value-type="string">
            <text:p>{</text:p>
            <text:p>  "title": "Charge Battery",</text:p>
            <text:p>  "description": "Charges robo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acuum/charge",</text:p>
            <text:p>      "retain": false,</text:p>
            <text:p>      "op": [</text:p>
            <text:p>        "invokeaction"</text:p>
            <text:p>      ]</text:p>
            <text:p>    }</text:p>
            <text:p>  ]</text:p>
            <text:p>}</text:p>
          </table:table-cell>
          <table:table-cell office:value-type="string" calcext:value-type="string">
            <text:p>{</text:p>
            <text:p>  "title": "Charge",</text:p>
            <text:p>  "description": "This affordance represents the action of charging the vacuum. When invoked, it sends the vacuum to its charging stati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acuum/charge",</text:p>
            <text:p>      "retain": false,</text:p>
            <text:p>      "op": []</text:p>
            <text:p>    }</text:p>
            <text:p>  ]</text:p>
            <text:p>}</text:p>
          </table:table-cell>
          <table:table-cell office:value-type="float" office:value="3" calcext:value-type="float">
            <text:p>3</text:p>
          </table:table-cell>
          <table:table-cell table:formula="of:=[.D330]-1" office:value-type="float" office:value="2" calcext:value-type="float">
            <text:p>2</text:p>
          </table:table-cell>
          <table:table-cell table:number-columns-repeated="16379"/>
        </table:table-row>
        <table:table-row table:style-name="ro38">
          <table:table-cell office:value-type="string" calcext:value-type="string">
            <text:p>ventilator/status</text:p>
          </table:table-cell>
          <table:table-cell office:value-type="string" calcext:value-type="string">
            <text:p>{</text:p>
            <text:p>  "title": "Ventilator Operating Mode",</text:p>
            <text:p>  "description": "Displays the current status of the device",</text:p>
            <text:p>  "observable": null,</text:p>
            <text:p>  "type": "string",</text:p>
            <text:p>  "minimum": null,</text:p>
            <text:p>  "maximum": null,</text:p>
            <text:p>  "enum": [</text:p>
            <text:p>    "on",</text:p>
            <text:p>    "off"</text:p>
            <text:p>  ],</text:p>
            <text:p>  "properties": {},</text:p>
            <text:p>  "forms": [</text:p>
            <text:p>    {</text:p>
            <text:p>      "href": "broker.emqx.io:1883",</text:p>
            <text:p>      "contentType": null,</text:p>
            <text:p>      "topic": "ventilator/status",</text:p>
            <text:p>      "retain": false,</text:p>
            <text:p>      "op": [</text:p>
            <text:p>        "readproperty"</text:p>
            <text:p>      ]</text:p>
            <text:p>    }</text:p>
            <text:p>  ]</text:p>
            <text:p>}</text:p>
          </table:table-cell>
          <table:table-cell office:value-type="string" calcext:value-type="string">
            <text:p>{</text:p>
            <text:p>  "title": "Ventilator Status",</text:p>
            <text:p>  "description": "Indicates whether the ventilator is on or off.",</text:p>
            <text:p>  "observable": null,</text:p>
            <text:p>  "type": "string",</text:p>
            <text:p>  "minimum": null,</text:p>
            <text:p>  "maximum": null,</text:p>
            <text:p>  "enum": [</text:p>
            <text:p>    "on",</text:p>
            <text:p>    "off"</text:p>
            <text:p>  ],</text:p>
            <text:p>  "properties": {},</text:p>
            <text:p>  "forms": [</text:p>
            <text:p>    {</text:p>
            <text:p>      "href": "mqtt://broker.emqx.io:1883",</text:p>
            <text:p>      "contentType": null,</text:p>
            <text:p>      "topic": "ventilator/status",</text:p>
            <text:p>      "retain": false,</text:p>
            <text:p>      "op": []</text:p>
            <text:p>    }</text:p>
            <text:p>  ]</text:p>
            <text:p>}</text:p>
          </table:table-cell>
          <table:table-cell office:value-type="float" office:value="5" calcext:value-type="float">
            <text:p>5</text:p>
          </table:table-cell>
          <table:table-cell table:formula="of:=[.D331]-1" office:value-type="float" office:value="4" calcext:value-type="float">
            <text:p>4</text:p>
          </table:table-cell>
          <table:table-cell table:number-columns-repeated="16379"/>
        </table:table-row>
        <table:table-row table:style-name="ro32">
          <table:table-cell office:value-type="string" calcext:value-type="string">
            <text:p>ventilator/level</text:p>
          </table:table-cell>
          <table:table-cell office:value-type="string" calcext:value-type="string">
            <text:p>{</text:p>
            <text:p>  "title": "Fan Speed Level",</text:p>
            <text:p>  "description": "Displays the current fan speed level",</text:p>
            <text:p>  "observable": null,</text:p>
            <text:p>  "type": "integer",</text:p>
            <text:p>  "minimum": null,</text:p>
            <text:p>  "maximum": null,</text:p>
            <text:p>  "enum": [</text:p>
            <text:p>    1,</text:p>
            <text:p>    2,</text:p>
            <text:p>    3</text:p>
            <text:p>  ],</text:p>
            <text:p>  "properties": {},</text:p>
            <text:p>  "forms": [</text:p>
            <text:p>    {</text:p>
            <text:p>      "href": "broker.emqx.io:1883",</text:p>
            <text:p>      "contentType": null,</text:p>
            <text:p>      "topic": "ventilator/level",</text:p>
            <text:p>      "retain": false,</text:p>
            <text:p>      "op": [</text:p>
            <text:p>        "readproperty"</text:p>
            <text:p>      ]</text:p>
            <text:p>    }</text:p>
            <text:p>  ]</text:p>
            <text:p>}</text:p>
          </table:table-cell>
          <table:table-cell office:value-type="string" calcext:value-type="string">
            <text:p>{</text:p>
            <text:p>  "title": "Ventilator Level",</text:p>
            <text:p>  "description": "Represents the current level of the ventilator, which can be adjusted.",</text:p>
            <text:p>  "observable": null,</text:p>
            <text:p>  "type": "integer",</text:p>
            <text:p>  "minimum": null,</text:p>
            <text:p>  "maximum": null,</text:p>
            <text:p>  "enum": null,</text:p>
            <text:p>  "properties": {},</text:p>
            <text:p>  "forms": [</text:p>
            <text:p>    {</text:p>
            <text:p>      "href": "mqtt://broker.emqx.io:1883",</text:p>
            <text:p>      "contentType": null,</text:p>
            <text:p>      "topic": "ventilator/level",</text:p>
            <text:p>      "retain": false,</text:p>
            <text:p>      "op": []</text:p>
            <text:p>    }</text:p>
            <text:p>  ]</text:p>
            <text:p>}</text:p>
          </table:table-cell>
          <table:table-cell office:value-type="float" office:value="4" calcext:value-type="float">
            <text:p>4</text:p>
          </table:table-cell>
          <table:table-cell table:formula="of:=[.D332]-1" office:value-type="float" office:value="3" calcext:value-type="float">
            <text:p>3</text:p>
          </table:table-cell>
          <table:table-cell table:number-columns-repeated="16379"/>
        </table:table-row>
        <table:table-row table:style-name="ro30">
          <table:table-cell office:value-type="string" calcext:value-type="string">
            <text:p>ventilator/start</text:p>
          </table:table-cell>
          <table:table-cell office:value-type="string" calcext:value-type="string">
            <text:p>{</text:p>
            <text:p>  "title": "Activate Ventilator",</text:p>
            <text:p>  "description": "Starts the ventilato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entilator/start",</text:p>
            <text:p>      "retain": false,</text:p>
            <text:p>      "op": [</text:p>
            <text:p>        "invokeaction"</text:p>
            <text:p>      ]</text:p>
            <text:p>    }</text:p>
            <text:p>  ]</text:p>
            <text:p>}</text:p>
          </table:table-cell>
          <table:table-cell office:value-type="string" calcext:value-type="string">
            <text:p>{</text:p>
            <text:p>  "title": "Start Ventilator",</text:p>
            <text:p>  "description": "An action to start the ventilato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entilator/start",</text:p>
            <text:p>      "retain": false,</text:p>
            <text:p>      "op": []</text:p>
            <text:p>    }</text:p>
            <text:p>  ]</text:p>
            <text:p>}</text:p>
          </table:table-cell>
          <table:table-cell office:value-type="float" office:value="5" calcext:value-type="float">
            <text:p>5</text:p>
          </table:table-cell>
          <table:table-cell table:formula="of:=[.D333]-1" office:value-type="float" office:value="4" calcext:value-type="float">
            <text:p>4</text:p>
          </table:table-cell>
          <table:table-cell table:number-columns-repeated="16379"/>
        </table:table-row>
        <table:table-row table:style-name="ro30">
          <table:table-cell office:value-type="string" calcext:value-type="string">
            <text:p>ventilator/stop</text:p>
          </table:table-cell>
          <table:table-cell office:value-type="string" calcext:value-type="string">
            <text:p>{</text:p>
            <text:p>  "title": "Stop Ventilator",</text:p>
            <text:p>  "description": "Stops the ventilato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entilator/stop",</text:p>
            <text:p>      "retain": false,</text:p>
            <text:p>      "op": [</text:p>
            <text:p>        "invokeaction"</text:p>
            <text:p>      ]</text:p>
            <text:p>    }</text:p>
            <text:p>  ]</text:p>
            <text:p>}</text:p>
          </table:table-cell>
          <table:table-cell office:value-type="string" calcext:value-type="string">
            <text:p>{</text:p>
            <text:p>  "title": "Stop Ventilator",</text:p>
            <text:p>  "description": "An action affordance to stop the ventilato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entilator/stop",</text:p>
            <text:p>      "retain": false,</text:p>
            <text:p>      "op": []</text:p>
            <text:p>    }</text:p>
            <text:p>  ]</text:p>
            <text:p>}</text:p>
          </table:table-cell>
          <table:table-cell office:value-type="float" office:value="5" calcext:value-type="float">
            <text:p>5</text:p>
          </table:table-cell>
          <table:table-cell table:formula="of:=[.D334]-1" office:value-type="float" office:value="4" calcext:value-type="float">
            <text:p>4</text:p>
          </table:table-cell>
          <table:table-cell table:number-columns-repeated="16379"/>
        </table:table-row>
        <table:table-row table:style-name="ro30">
          <table:table-cell office:value-type="string" calcext:value-type="string">
            <text:p>ventilator/up</text:p>
          </table:table-cell>
          <table:table-cell office:value-type="string" calcext:value-type="string">
            <text:p>{</text:p>
            <text:p>  "title": "Increase Fan Speed",</text:p>
            <text:p>  "description": "Increases fan lev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entilator/up",</text:p>
            <text:p>      "retain": false,</text:p>
            <text:p>      "op": [</text:p>
            <text:p>        "invokeaction"</text:p>
            <text:p>      ]</text:p>
            <text:p>    }</text:p>
            <text:p>  ]</text:p>
            <text:p>}</text:p>
          </table:table-cell>
          <table:table-cell office:value-type="string" calcext:value-type="string">
            <text:p>{</text:p>
            <text:p>  "title": "Ventilator Up Action",</text:p>
            <text:p>  "description": "An action affordance that triggers the ventilator to increase its level or speed.",</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entilator/up",</text:p>
            <text:p>      "retain": false,</text:p>
            <text:p>      "op": []</text:p>
            <text:p>    }</text:p>
            <text:p>  ]</text:p>
            <text:p>}</text:p>
          </table:table-cell>
          <table:table-cell office:value-type="float" office:value="5" calcext:value-type="float">
            <text:p>5</text:p>
          </table:table-cell>
          <table:table-cell table:formula="of:=[.D335]-1" office:value-type="float" office:value="4" calcext:value-type="float">
            <text:p>4</text:p>
          </table:table-cell>
          <table:table-cell table:number-columns-repeated="16379"/>
        </table:table-row>
        <table:table-row table:style-name="ro30">
          <table:table-cell office:value-type="string" calcext:value-type="string">
            <text:p>ventilator/down</text:p>
          </table:table-cell>
          <table:table-cell office:value-type="string" calcext:value-type="string">
            <text:p>{</text:p>
            <text:p>  "title": "Decrease Fan Speed",</text:p>
            <text:p>  "description": "Decreases fan lev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entilator/down",</text:p>
            <text:p>      "retain": false,</text:p>
            <text:p>      "op": [</text:p>
            <text:p>        "invokeaction"</text:p>
            <text:p>      ]</text:p>
            <text:p>    }</text:p>
            <text:p>  ]</text:p>
            <text:p>}</text:p>
          </table:table-cell>
          <table:table-cell office:value-type="string" calcext:value-type="string">
            <text:p>{</text:p>
            <text:p>  "title": "Ventilator Down Action",</text:p>
            <text:p>  "description": "An action affordance that allows the ventilator to decrease its level or speed.",</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entilator/down",</text:p>
            <text:p>      "retain": false,</text:p>
            <text:p>      "op": []</text:p>
            <text:p>    }</text:p>
            <text:p>  ]</text:p>
            <text:p>}</text:p>
          </table:table-cell>
          <table:table-cell office:value-type="float" office:value="5" calcext:value-type="float">
            <text:p>5</text:p>
          </table:table-cell>
          <table:table-cell table:formula="of:=[.D336]-1" office:value-type="float" office:value="4" calcext:value-type="float">
            <text:p>4</text:p>
          </table:table-cell>
          <table:table-cell table:style-name="ce2" table:formula="of:=AVERAGE([.E156:.E336])/4" office:value-type="percentage" office:value="0.853591160220995" calcext:value-type="percentage">
            <text:p>85.36%</text:p>
          </table:table-cell>
          <table:table-cell table:number-columns-repeated="16378"/>
        </table:table-row>
        <table:table-row table:style-name="ro1">
          <table:table-cell table:number-columns-repeated="3"/>
          <table:table-cell table:formula="of:=AVERAGE([.D2:.D336])" office:value-type="float" office:value="4.4" calcext:value-type="float">
            <text:p>4.4</text:p>
          </table:table-cell>
          <table:table-cell table:style-name="ce2" table:formula="of:=AVERAGE([.E2:.E336])/4" office:value-type="percentage" office:value="0.85" calcext:value-type="percentage">
            <text:p>85.00%</text:p>
          </table:table-cell>
          <table:table-cell table:number-columns-repeated="16379"/>
        </table:table-row>
        <table:table-row table:style-name="ro1" table:number-rows-repeated="1048238">
          <table:table-cell table:number-columns-repeated="16384"/>
        </table:table-row>
        <table:table-row table:style-name="ro1">
          <table:table-cell table:number-columns-repeated="16384"/>
        </table:table-row>
      </table:table>
      <table:table table:name="Sheet2" table:style-name="ta1">
        <table:table-column table:style-name="co5" table:default-cell-style-name="Default"/>
        <table:table-column table:style-name="co5" table:default-cell-style-name="ce2"/>
        <table:table-row table:style-name="ro1">
          <table:table-cell office:value-type="string" calcext:value-type="string">
            <text:p>Thoma</text:p>
          </table:table-cell>
          <table:table-cell table:formula="of:=AVERAGE([Sheet1.E2:.E105])/4" office:value-type="percentage" office:value="0.882211538461538" calcext:value-type="percentage">
            <text:p>88.22%</text:p>
          </table:table-cell>
        </table:table-row>
        <table:table-row table:style-name="ro1">
          <table:table-cell office:value-type="string" calcext:value-type="string">
            <text:p>W3C</text:p>
          </table:table-cell>
          <table:table-cell table:formula="of:=AVERAGE([Sheet1.E106:.E155])/4" office:value-type="percentage" office:value="0.77" calcext:value-type="percentage">
            <text:p>77.00%</text:p>
          </table:table-cell>
        </table:table-row>
        <table:table-row table:style-name="ro1">
          <table:table-cell office:value-type="string" calcext:value-type="string">
            <text:p>Kinder</text:p>
          </table:table-cell>
          <table:table-cell table:formula="of:=AVERAGE([Sheet1.E156:.E336])/4" office:value-type="percentage" office:value="0.853591160220995" calcext:value-type="percentage">
            <text:p>85.36%</text:p>
          </table:table-cell>
        </table:table-row>
        <table:table-row table:style-name="ro1">
          <table:table-cell office:value-type="string" calcext:value-type="string">
            <text:p>Combined</text:p>
          </table:table-cell>
          <table:table-cell table:formula="of:=AVERAGE([Sheet1.E2:.E336])/4" office:value-type="percentage" office:value="0.85" calcext:value-type="percentage">
            <text:p>85.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Bitstream Vera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7">00/00/0000</text:date>, <text:time style:data-style-name="N2" text:time-value="12:53:57.14603386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27T12:54:26.625385740</dc:date>
    <meta:editing-duration>PT5H59M2S</meta:editing-duration>
    <meta:editing-cycles>19</meta:editing-cycles>
    <meta:generator>LibreOffice/24.8.6.2$Linux_X86_64 LibreOffice_project/480$Build-2</meta:generator>
    <meta:document-statistic meta:table-count="2" meta:cell-count="1692" meta:object-count="0"/>
  </office:meta>
</office:document-meta>
</file>